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407cm" fo:min-width="0.612cm"/>
    </style:style>
    <style:style style:name="gr8" style:family="graphic" style:parent-style-name="standard">
      <style:graphic-properties draw:stroke="none" svg:stroke-color="#000000" draw:fill="none" draw:fill-color="#ffffff" draw:textarea-horizontal-align="left" draw:auto-grow-height="true" draw:auto-grow-width="true" fo:min-height="0.407cm" fo:min-width="1.158cm"/>
    </style:style>
    <style:style style:name="gr9" style:family="graphic" style:parent-style-name="standard">
      <style:graphic-properties draw:stroke="none" draw:textarea-vertical-align="middle"/>
    </style:style>
    <style:style style:name="gr10" style:family="graphic" style:parent-style-name="standard">
      <style:graphic-properties svg:stroke-color="#000000" draw:fill="none" draw:textarea-horizontal-align="justify" draw:textarea-vertical-align="middle" draw:auto-grow-height="false" draw:shadow-offset-x="0.201cm" draw:shadow-offset-y="0.201cm"/>
    </style:style>
    <style:style style:name="gr11" style:family="graphic" style:parent-style-name="objectwithoutfill">
      <style:graphic-properties draw:marker-start="" draw:marker-end="Arrow"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fill="none" draw:textarea-vertical-align="middle"/>
    </style:style>
    <style:style style:name="gr14"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7"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1.759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42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2.584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1.107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1.124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1.412cm"/>
    </style:style>
    <style:style style:name="gr25"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26"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2.567cm"/>
    </style:style>
    <style:style style:name="gr29" style:family="graphic" style:parent-style-name="standard">
      <style:graphic-properties draw:textarea-vertical-align="middle"/>
    </style:style>
    <style:style style:name="gr30"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31" style:family="graphic" style:parent-style-name="standard">
      <style:graphic-properties draw:opacity="75%" draw:textarea-vertical-align="middle" draw:shadow-opacity="75%"/>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2.051cm"/>
    </style:style>
    <style:style style:name="gr3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3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2.161cm"/>
    </style:style>
    <style:style style:name="gr36" style:family="graphic" style:parent-style-name="standard">
      <style:graphic-properties draw:stroke="solid" svg:stroke-color="#000000"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614cm" fo:min-width="0.349cm"/>
    </style:style>
    <style:style style:name="gr38" style:family="graphic" style:parent-style-name="standard">
      <style:graphic-properties draw:stroke="none" svg:stroke-color="#000000" draw:fill="none" draw:fill-color="#ffffff" draw:textarea-horizontal-align="left" draw:auto-grow-height="true" draw:auto-grow-width="true" fo:min-height="0.614cm" fo:min-width="0.26cm"/>
    </style:style>
    <style:style style:name="gr39" style:family="graphic" style:parent-style-name="standard">
      <style:graphic-properties draw:stroke="none" draw:fill-color="#800000" draw:textarea-horizontal-align="justify" draw:textarea-vertical-align="middle" draw:auto-grow-height="false" draw:shadow="hidden"/>
    </style:style>
    <style:style style:name="gr40"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41"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42"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43" style:family="graphic" style:parent-style-name="objectwithoutfill">
      <style:graphic-properties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1.877cm"/>
    </style:style>
    <style:style style:name="gr46"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4.007cm"/>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1.653cm"/>
    </style:style>
    <style:style style:name="gr51"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395cm" fo:min-width="0.87cm" fo:padding-top="0.146cm" fo:padding-bottom="0.146cm" fo:padding-left="0.271cm" fo:padding-right="0.271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53" style:family="graphic" style:parent-style-name="standard">
      <style:graphic-properties draw:textarea-horizontal-align="justify" draw:textarea-vertical-align="middle" draw:auto-grow-height="false"/>
    </style:style>
    <style:style style:name="gr54" style:family="graphic" style:parent-style-name="objectwithoutfill">
      <style:graphic-properties draw:fill="solid"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395cm" fo:min-width="2.026cm"/>
    </style:style>
    <style:style style:name="gr56" style:family="graphic" style:parent-style-name="standard">
      <style:graphic-properties draw:stroke="none" svg:stroke-color="#000000" draw:fill="none" draw:fill-color="#ffffff" draw:textarea-horizontal-align="left" draw:auto-grow-height="true" draw:auto-grow-width="true" fo:min-height="0.395cm" fo:min-width="2.457cm"/>
    </style:style>
    <style:style style:name="gr57" style:family="graphic" style:parent-style-name="standard">
      <style:graphic-properties draw:stroke="none" svg:stroke-color="#000000" draw:fill="none" draw:fill-color="#ffffff" draw:textarea-horizontal-align="left" draw:auto-grow-height="true" draw:auto-grow-width="true" fo:min-height="0.431cm" fo:min-width="0.197cm"/>
    </style:style>
    <style:style style:name="gr58" style:family="graphic" style:parent-style-name="standard">
      <style:graphic-properties draw:stroke="none" svg:stroke-color="#000000" draw:fill="none" draw:fill-color="#ffffff" draw:textarea-horizontal-align="left" draw:auto-grow-height="true" draw:auto-grow-width="true" fo:min-height="0.243cm" fo:min-width="0.121cm"/>
    </style:style>
    <style:style style:name="gr59" style:family="graphic" style:parent-style-name="standard">
      <style:graphic-properties draw:stroke="none" svg:stroke-color="#000000" draw:fill="none" draw:fill-color="#ffffff" draw:textarea-horizontal-align="left" draw:auto-grow-height="true" draw:auto-grow-width="true" fo:min-height="0.243cm" fo:min-width="0.125cm"/>
    </style:style>
    <style:style style:name="gr60" style:family="graphic" style:parent-style-name="standard">
      <style:graphic-properties draw:stroke="none" svg:stroke-color="#000000" draw:fill="none" draw:fill-color="#ffffff" draw:textarea-horizontal-align="left" draw:auto-grow-height="true" draw:auto-grow-width="true" fo:min-height="0.395cm" fo:min-width="2.838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3.376cm"/>
    </style:style>
    <style:style style:name="gr62" style:family="graphic" style:parent-style-name="standard">
      <style:graphic-properties draw:stroke="solid" svg:stroke-color="#000000" draw:fill="none"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2.119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5.4cm"/>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4.172cm"/>
    </style:style>
    <style:style style:name="gr66" style:family="graphic" style:parent-style-name="standard">
      <style:graphic-properties draw:fill="none" draw:textarea-horizontal-align="justify" draw:textarea-vertical-align="middle" draw:auto-grow-height="false"/>
    </style:style>
    <style:style style:name="gr67" style:family="graphic" style:parent-style-name="standard">
      <style:graphic-properties draw:fill="solid" draw:fill-color="#cfe7e5"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0.376cm" fo:min-width="3.449cm"/>
    </style:style>
    <style:style style:name="gr69" style:family="graphic" style:parent-style-name="standard">
      <style:graphic-properties svg:stroke-color="#000000" draw:fill="solid" draw:fill-color="#ffffff"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0.375cm" fo:min-width="4.406cm"/>
    </style:style>
    <style:style style:name="gr71" style:family="graphic" style:parent-style-name="standard">
      <style:graphic-properties draw:stroke="none" svg:stroke-color="#000000" draw:fill="none" draw:fill-color="#ffffff" draw:textarea-horizontal-align="left" draw:auto-grow-height="true" draw:auto-grow-width="true" fo:min-height="0.375cm" fo:min-width="5.895cm"/>
    </style:style>
    <style:style style:name="gr72" style:family="graphic" style:parent-style-name="standard">
      <style:graphic-properties draw:stroke="none" draw:fill-color="#e6e64c" draw:textarea-vertical-align="middle"/>
    </style:style>
    <style:style style:name="gr73" style:family="graphic" style:parent-style-name="standard">
      <style:graphic-properties draw:stroke="none" draw:textarea-vertical-align="middle"/>
    </style:style>
    <style:style style:name="gr74" style:family="graphic" style:parent-style-name="standard">
      <style:graphic-properties draw:fill="none" draw:fill-color="#47b8b8" draw:textarea-vertical-align="middle" draw:shadow="hidden" draw:shadow-offset-x="0.042cm" draw:shadow-offset-y="0.042cm"/>
    </style:style>
    <style:style style:name="gr75" style:family="graphic" style:parent-style-name="standard">
      <style:graphic-properties draw:fill="none" draw:fill-color="#ffcc99" draw:textarea-vertical-align="middle" draw:shadow="hidden" draw:shadow-offset-x="0.042cm" draw:shadow-offset-y="0.042cm"/>
    </style:style>
    <style:style style:name="gr76" style:family="graphic" style:parent-style-name="standard">
      <style:graphic-properties draw:fill="none" draw:fill-color="#94bd5e" draw:textarea-vertical-align="middle" draw:shadow="hidden" draw:shadow-offset-x="0.042cm" draw:shadow-offset-y="0.042cm"/>
    </style:style>
    <style:style style:name="gr77" style:family="graphic" style:parent-style-name="standard">
      <style:graphic-properties svg:stroke-color="#000000" draw:fill="solid" draw:fill-color="#e6e6e6" draw:textarea-vertical-align="middle" draw:shadow="hidden" draw:shadow-offset-x="0.042cm" draw:shadow-offset-y="0.042cm"/>
    </style:style>
    <style:style style:name="gr7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789cm" fo:min-width="1.314cm"/>
    </style:style>
    <style:style style:name="gr80" style:family="graphic" style:parent-style-name="standard">
      <style:graphic-properties draw:stroke="none" svg:stroke-color="#000000" draw:fill="none" draw:fill-color="#ffffff" draw:textarea-horizontal-align="left" draw:auto-grow-height="true" draw:auto-grow-width="true" fo:min-height="0.789cm" fo:min-width="1.416cm"/>
    </style:style>
    <style:style style:name="gr81" style:family="graphic" style:parent-style-name="standard">
      <style:graphic-properties draw:stroke="none" svg:stroke-color="#000000" draw:fill="none" draw:fill-color="#ffffff" draw:textarea-horizontal-align="left" draw:auto-grow-height="true" draw:auto-grow-width="true" fo:min-height="0.789cm" fo:min-width="1.623cm"/>
    </style:style>
    <style:style style:name="gr82" style:family="graphic" style:parent-style-name="standard">
      <style:graphic-properties svg:stroke-color="#000000" draw:fill="none" draw:textarea-horizontal-align="justify" draw:textarea-vertical-align="middle" draw:auto-grow-height="false" draw:shadow-offset-x="0.201cm" draw:shadow-offset-y="0.201cm"/>
    </style:style>
    <style:style style:name="gr83" style:family="graphic" style:parent-style-name="objectwithoutfill">
      <style:graphic-properties draw:marker-start="Arrow" draw:marker-end="Arrow" draw:fill="none" draw:textarea-vertical-align="middle"/>
    </style:style>
    <style:style style:name="gr84"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5" style:family="graphic" style:parent-style-name="standard">
      <style:graphic-properties draw:stroke="none" svg:stroke-color="#000000" draw:fill="none" draw:fill-color="#ffffff" draw:textarea-horizontal-align="left" draw:auto-grow-height="true" draw:auto-grow-width="true" fo:min-height="0.395cm" fo:min-width="2.462cm"/>
    </style:style>
    <style:style style:name="gr86"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2.296cm"/>
    </style:style>
    <style:style style:name="gr88" style:family="graphic" style:parent-style-name="standard">
      <style:graphic-properties draw:stroke="none" draw:fill-color="#99ccff" draw:opacity="50%" draw:textarea-vertical-align="top" draw:shadow-opacity="50%"/>
    </style:style>
    <style:style style:name="gr89" style:family="graphic" style:parent-style-name="standard">
      <style:graphic-properties draw:stroke="none" draw:fill-color="#3deb3d" draw:opacity="20%" draw:textarea-vertical-align="top" draw:shadow-opacity="20%"/>
    </style:style>
    <style:style style:name="gr90" style:family="graphic" style:parent-style-name="standard">
      <style:graphic-properties draw:stroke="none" svg:stroke-color="#000000" draw:fill="none" draw:fill-color="#ffffff" draw:textarea-horizontal-align="left" draw:auto-grow-height="true" draw:auto-grow-width="true" fo:min-height="0.395cm" fo:min-width="5.649cm"/>
    </style:style>
    <style:style style:name="gr91" style:family="graphic" style:parent-style-name="standard">
      <style:graphic-properties draw:stroke="none" svg:stroke-color="#000000" draw:fill="none" draw:fill-color="#ffffff" draw:textarea-horizontal-align="left" draw:auto-grow-height="true" draw:auto-grow-width="false" fo:min-height="0.395cm" fo:min-width="7.061cm"/>
    </style:style>
    <style:style style:name="gr92" style:family="graphic" style:parent-style-name="standard">
      <style:graphic-properties svg:stroke-color="#000000" draw:fill="solid" draw:fill-color="#ffffff" draw:textarea-vertical-align="middle" draw:shadow="hidden" draw:shadow-offset-x="0.042cm" draw:shadow-offset-y="0.042cm"/>
    </style:style>
    <style:style style:name="gr93" style:family="graphic" style:parent-style-name="standard">
      <style:graphic-properties draw:stroke="none" svg:stroke-color="#000000" draw:fill="none" draw:fill-color="#ffffff" draw:textarea-horizontal-align="left" draw:auto-grow-height="true" draw:auto-grow-width="true" fo:min-height="0.395cm" fo:min-width="2.419cm"/>
    </style:style>
    <style:style style:name="gr94" style:family="graphic" style:parent-style-name="standard">
      <style:graphic-properties draw:fill="none" draw:fill-color="#ffffff" draw:textarea-vertical-align="middle" draw:shadow="hidden" draw:shadow-offset-x="0.042cm" draw:shadow-offset-y="0.042cm"/>
    </style:style>
    <style:style style:name="gr95" style:family="graphic" style:parent-style-name="standard">
      <style:graphic-properties draw:fill="solid" draw:fill-color="#ffffff" draw:textarea-horizontal-align="left" draw:textarea-vertical-align="top" draw:shadow="hidden" draw:shadow-offset-x="0.042cm" draw:shadow-offset-y="0.042cm"/>
    </style:style>
    <style:style style:name="gr96" style:family="graphic" style:parent-style-name="standard">
      <style:graphic-properties draw:fill="solid" draw:fill-color="#ffffff" draw:textarea-vertical-align="middle" draw:shadow="hidden" draw:shadow-offset-x="0.042cm" draw:shadow-offset-y="0.042cm"/>
    </style:style>
    <style:style style:name="gr97"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98"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99"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100" style:family="graphic" style:parent-style-name="standard">
      <style:graphic-properties draw:stroke="none" svg:stroke-color="#000000" draw:fill="none" draw:fill-color="#ffffff" draw:textarea-horizontal-align="left" draw:auto-grow-height="true" draw:auto-grow-width="true" fo:min-height="0.319cm" fo:min-width="0.823cm"/>
    </style:style>
    <style:style style:name="gr101" style:family="graphic" style:parent-style-name="standard">
      <style:graphic-properties draw:stroke="none" svg:stroke-color="#000000" draw:fill="none" draw:fill-color="#ffffff" draw:textarea-horizontal-align="left" draw:auto-grow-height="true" draw:auto-grow-width="true" fo:min-height="0.319cm" fo:min-width="1.035cm"/>
    </style:style>
    <style:style style:name="gr102" style:family="graphic" style:parent-style-name="standard">
      <style:graphic-properties draw:stroke="none" draw:fill-color="#e6e64c" draw:opacity="20%" draw:textarea-vertical-align="top" draw:shadow-opacity="20%"/>
    </style:style>
    <style:style style:name="gr103" style:family="graphic" style:parent-style-name="standard">
      <style:graphic-properties draw:stroke="none" svg:stroke-color="#000000" draw:fill="none" draw:fill-color="#ffffff" draw:textarea-horizontal-align="left" draw:auto-grow-height="true" draw:auto-grow-width="true" fo:min-height="0.395cm" fo:min-width="5.624cm"/>
    </style:style>
    <style:style style:name="gr104"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105" style:family="graphic" style:parent-style-name="standard">
      <style:graphic-properties draw:stroke="solid" svg:stroke-color="#808080" draw:fill-color="#99ccff" draw:opacity="50%" draw:textarea-horizontal-align="right" draw:textarea-vertical-align="middle" draw:shadow-opacity="50%"/>
    </style:style>
    <style:style style:name="gr106" style:family="graphic" style:parent-style-name="standard">
      <style:graphic-properties draw:fill-color="#ffffff" draw:textarea-horizontal-align="justify" draw:textarea-vertical-align="middle" draw:auto-grow-height="false"/>
    </style:style>
    <style:style style:name="gr107" style:family="graphic" style:parent-style-name="standard">
      <style:graphic-properties draw:fill-color="#ccffff" draw:opacity="50%" draw:textarea-horizontal-align="justify" draw:textarea-vertical-align="middle" draw:auto-grow-height="false" draw:shadow-opacity="50%"/>
    </style:style>
    <style:style style:name="gr108" style:family="graphic" style:parent-style-name="standard">
      <style:graphic-properties draw:fill-color="#99ccff" draw:textarea-horizontal-align="justify" draw:textarea-vertical-align="middle" draw:auto-grow-height="false"/>
    </style:style>
    <style:style style:name="gr109"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110" style:family="graphic" style:parent-style-name="standard">
      <style:graphic-properties draw:fill-color="#aecf00" draw:textarea-horizontal-align="justify" draw:textarea-vertical-align="middle" draw:auto-grow-height="false"/>
    </style:style>
    <style:style style:name="gr111" style:family="graphic" style:parent-style-name="standard">
      <style:graphic-properties draw:fill-color="#ffff99" draw:opacity="50%" draw:textarea-horizontal-align="justify" draw:textarea-vertical-align="middle" draw:auto-grow-height="false" draw:shadow-opacity="50%"/>
    </style:style>
    <style:style style:name="gr112"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113"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114" style:family="graphic" style:parent-style-name="standard">
      <style:graphic-properties draw:fill-color="#99ccff" draw:opacity="100%" draw:textarea-horizontal-align="justify" draw:textarea-vertical-align="middle" draw:auto-grow-height="false" draw:shadow-opacity="100%"/>
    </style:style>
    <style:style style:name="gr115" style:family="graphic" style:parent-style-name="standard">
      <style:graphic-properties svg:stroke-color="#000000" draw:fill-color="#ffffff" draw:textarea-horizontal-align="justify" draw:textarea-vertical-align="middle" draw:auto-grow-height="false"/>
    </style:style>
    <style:style style:name="gr116" style:family="graphic" style:parent-style-name="standard">
      <style:graphic-properties draw:fill-color="#cfe7e5" draw:opacity="100%" draw:textarea-horizontal-align="right" draw:textarea-vertical-align="top" draw:auto-grow-height="false" draw:shadow-opacity="100%"/>
    </style:style>
    <style:style style:name="gr117" style:family="graphic" style:parent-style-name="standard">
      <style:graphic-properties draw:fill-color="#ffffff" draw:opacity="100%" draw:textarea-horizontal-align="center" draw:textarea-vertical-align="middle" draw:auto-grow-height="false" draw:shadow-opacity="100%"/>
    </style:style>
    <style:style style:name="gr118" style:family="graphic" style:parent-style-name="standard">
      <style:graphic-properties draw:stroke="none" svg:stroke-color="#000000" draw:fill="none" draw:fill-color="#ffffff" draw:textarea-horizontal-align="left" draw:auto-grow-height="true" draw:auto-grow-width="true" fo:min-height="0.713cm" fo:min-width="0.535cm"/>
    </style:style>
    <style:style style:name="gr119" style:family="graphic" style:parent-style-name="standard">
      <style:graphic-properties draw:fill-color="#e6e64c" draw:opacity="100%" draw:textarea-horizontal-align="center" draw:textarea-vertical-align="middle" draw:auto-grow-height="false" draw:shadow-opacity="100%"/>
    </style:style>
    <style:style style:name="gr120" style:family="graphic" style:parent-style-name="standard">
      <style:graphic-properties draw:fill-color="#cfe7e5" draw:opacity="100%" draw:textarea-horizontal-align="center" draw:textarea-vertical-align="middle" draw:auto-grow-height="false" draw:shadow-opacity="100%"/>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0.908cm"/>
    </style:style>
    <style:style style:name="gr122" style:family="graphic" style:parent-style-name="standard">
      <style:graphic-properties draw:stroke="none" svg:stroke-color="#000000" draw:fill="none" draw:fill-color="#ffffff" draw:textarea-horizontal-align="left" draw:auto-grow-height="true" draw:auto-grow-width="true" fo:min-height="0.357cm" fo:min-width="0.662cm"/>
    </style:style>
    <style:style style:name="gr123" style:family="graphic" style:parent-style-name="standard">
      <style:graphic-properties draw:stroke="none" svg:stroke-color="#000000" draw:fill="none" draw:fill-color="#ffffff" draw:textarea-horizontal-align="left" draw:auto-grow-height="true" draw:auto-grow-width="true" fo:min-height="0.556cm" fo:min-width="0.421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0.358cm"/>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gr126" style:family="graphic" style:parent-style-name="standard">
      <style:graphic-properties draw:fill-color="#ffcc99" draw:opacity="100%" draw:textarea-horizontal-align="left" draw:textarea-vertical-align="top" draw:auto-grow-height="false" draw:shadow-opacity="100%"/>
    </style:style>
    <style:style style:name="gr127" style:family="graphic" style:parent-style-name="standard">
      <style:graphic-properties draw:stroke="none" svg:stroke-color="#000000" draw:fill="none" draw:fill-color="#ffffff" draw:textarea-horizontal-align="left" draw:auto-grow-height="true" draw:auto-grow-width="true" fo:min-height="0.319cm" fo:min-width="1.302cm"/>
    </style:style>
    <style:style style:name="gr128" style:family="graphic" style:parent-style-name="standard">
      <style:graphic-properties draw:fill-color="#cfe7e5" draw:opacity="100%" draw:textarea-horizontal-align="justify" draw:textarea-vertical-align="middle" draw:auto-grow-height="false" draw:shadow-opacity="100%"/>
    </style:style>
    <style:style style:name="gr129" style:family="graphic" style:parent-style-name="standard">
      <style:graphic-properties draw:fill-color="#000000" draw:textarea-horizontal-align="justify" draw:textarea-vertical-align="middle" draw:auto-grow-height="false"/>
    </style:style>
    <style:style style:name="gr130" style:family="graphic" style:parent-style-name="standard">
      <style:graphic-properties draw:stroke="none" svg:stroke-color="#000000" draw:fill="none" draw:fill-color="#ffffff" draw:textarea-horizontal-align="left" draw:auto-grow-height="true" draw:auto-grow-width="true" fo:min-height="0.319cm" fo:min-width="0.844cm"/>
    </style:style>
    <style:style style:name="gr131" style:family="graphic" style:parent-style-name="standard">
      <style:graphic-properties draw:fill-color="#800000" draw:textarea-horizontal-align="justify" draw:textarea-vertical-align="middle" draw:auto-grow-height="false"/>
    </style:style>
    <style:style style:name="gr132" style:family="graphic" style:parent-style-name="standard">
      <style:graphic-properties draw:stroke="none" svg:stroke-color="#000000" draw:fill="none" draw:fill-color="#ffffff" draw:textarea-horizontal-align="left" draw:auto-grow-height="true" draw:auto-grow-width="true" fo:min-height="0.319cm" fo:min-width="0.98cm"/>
    </style:style>
    <style:style style:name="gr133" style:family="graphic" style:parent-style-name="standard">
      <style:graphic-properties draw:stroke="none" svg:stroke-color="#000000" draw:fill="none" draw:fill-color="#ffffff" draw:textarea-horizontal-align="left" draw:auto-grow-height="true" draw:auto-grow-width="true" fo:min-height="0.319cm" fo:min-width="0.976cm"/>
    </style:style>
    <style:style style:name="gr134" style:family="graphic" style:parent-style-name="standard">
      <style:graphic-properties draw:fill-color="#e6e64c" draw:opacity="100%" draw:textarea-horizontal-align="left" draw:textarea-vertical-align="top" draw:auto-grow-height="false" draw:shadow-opacity="100%"/>
    </style:style>
    <style:style style:name="gr135" style:family="graphic" style:parent-style-name="standard">
      <style:graphic-properties draw:fill-color="#99ccff" draw:opacity="100%" draw:textarea-horizontal-align="left" draw:textarea-vertical-align="top" draw:auto-grow-height="false" draw:shadow-opacity="100%"/>
    </style:style>
    <style:style style:name="gr136" style:family="graphic" style:parent-style-name="standard">
      <style:graphic-properties draw:stroke="none" svg:stroke-color="#000000" draw:fill="none" draw:fill-color="#ffffff" draw:textarea-horizontal-align="left" draw:auto-grow-height="true" draw:auto-grow-width="true" fo:min-height="0.945cm" fo:min-width="0.713cm"/>
    </style:style>
    <style:style style:name="gr137" style:family="graphic" style:parent-style-name="standard">
      <style:graphic-properties draw:stroke="none" svg:stroke-color="#000000" draw:fill="none" draw:fill-color="#ffffff" draw:textarea-horizontal-align="left" draw:auto-grow-height="true" draw:auto-grow-width="true" fo:min-height="0.374cm" fo:min-width="2.495cm"/>
    </style:style>
    <style:style style:name="gr138" style:family="graphic" style:parent-style-name="standard">
      <style:graphic-properties draw:fill-color="#b3b3b3" draw:textarea-vertical-align="middle" draw:auto-grow-height="false" fo:min-height="0.749cm" fo:min-width="0.499cm"/>
    </style:style>
    <style:style style:name="gr139" style:family="graphic" style:parent-style-name="standard">
      <style:graphic-properties draw:stroke="none" svg:stroke-color="#000000" draw:fill-color="#800000" draw:textarea-vertical-align="middle"/>
    </style:style>
    <style:style style:name="gr140" style:family="graphic" style:parent-style-name="standard">
      <style:graphic-properties draw:stroke="none" svg:stroke-color="#000000" draw:fill="hatch" draw:fill-hatch-name="Black_20_45_20_Degrees" draw:fill-hatch-solid="false" draw:textarea-vertical-align="middle"/>
    </style:style>
    <style:style style:name="gr141" style:family="graphic" style:parent-style-name="standard">
      <style:graphic-properties draw:stroke="none" svg:stroke-color="#000000" draw:fill="none" draw:fill-color="#ffffff" draw:textarea-horizontal-align="left" draw:auto-grow-height="true" draw:auto-grow-width="true" fo:min-height="0.432cm" fo:min-width="0.197cm"/>
    </style:style>
    <style:style style:name="gr142" style:family="graphic" style:parent-style-name="standard">
      <style:graphic-properties draw:stroke="none" svg:stroke-color="#000000" draw:fill="none" draw:fill-color="#ffffff" draw:textarea-horizontal-align="left" draw:auto-grow-height="true" draw:auto-grow-width="true" fo:min-height="0.395cm" fo:min-width="2.064cm"/>
    </style:style>
    <style:style style:name="gr143" style:family="graphic" style:parent-style-name="standard">
      <style:graphic-properties draw:stroke="none" svg:stroke-color="#000000" draw:fill="none" draw:fill-color="#ffffff" draw:textarea-horizontal-align="left" draw:auto-grow-height="true" draw:auto-grow-width="true" fo:min-height="0.395cm" fo:min-width="0.201cm"/>
    </style:style>
    <style:style style:name="gr144" style:family="graphic" style:parent-style-name="standard">
      <style:graphic-properties draw:stroke="none" svg:stroke-color="#000000" draw:fill="none" draw:fill-color="#ffffff" draw:textarea-horizontal-align="left" draw:auto-grow-height="true" draw:auto-grow-width="true" fo:min-height="0.432cm" fo:min-width="0.201cm"/>
    </style:style>
    <style:style style:name="gr145" style:family="graphic" style:parent-style-name="standard">
      <style:graphic-properties draw:stroke="none" svg:stroke-color="#000000" draw:fill="none" draw:fill-color="#ffffff" draw:textarea-horizontal-align="left" draw:auto-grow-height="true" draw:auto-grow-width="true" fo:min-height="0.431cm" fo:min-width="0.391cm"/>
    </style:style>
    <style:style style:name="gr146" style:family="graphic" style:parent-style-name="standard">
      <style:graphic-properties draw:stroke="none" svg:stroke-color="#000000" draw:fill="none" draw:fill-color="#ffffff" draw:textarea-horizontal-align="left" draw:auto-grow-height="true" draw:auto-grow-width="true" fo:min-height="0.431cm" fo:min-width="0.366cm"/>
    </style:style>
    <style:style style:name="gr147"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48" style:family="graphic" style:parent-style-name="standard">
      <style:graphic-properties draw:stroke="none" svg:stroke-color="#000000" draw:fill="none" draw:fill-color="#ffffff" draw:textarea-horizontal-align="left" draw:auto-grow-height="true" draw:auto-grow-width="true" fo:min-height="0.432cm" fo:min-width="0.391cm"/>
    </style:style>
    <style:style style:name="gr149"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150" style:family="graphic" style:parent-style-name="standard">
      <style:graphic-properties draw:stroke="none" svg:stroke-color="#000000" draw:fill="none" draw:fill-color="#ffffff" draw:textarea-horizontal-align="left" draw:auto-grow-height="true" draw:auto-grow-width="true" fo:min-height="0.431cm" fo:min-width="0.201cm"/>
    </style:style>
    <style:style style:name="gr151" style:family="graphic" style:parent-style-name="standard">
      <style:graphic-properties draw:stroke="none" svg:stroke-color="#000000" draw:fill="none" draw:fill-color="#ffffff" draw:textarea-horizontal-align="left" draw:auto-grow-height="true" draw:auto-grow-width="true" fo:min-height="0.395cm" fo:min-width="1.958cm"/>
    </style:style>
    <style:style style:name="gr152" style:family="graphic" style:parent-style-name="standard">
      <style:graphic-properties draw:stroke="none" svg:stroke-color="#000000" draw:fill="solid" draw:fill-color="#e6e64c" draw:textarea-vertical-align="middle"/>
    </style:style>
    <style:style style:name="gr153" style:family="graphic" style:parent-style-name="standard">
      <style:graphic-properties draw:stroke="none" svg:stroke-color="#000000" draw:fill="solid" draw:fill-color="#ffcc99" draw:textarea-vertical-align="middle"/>
    </style:style>
    <style:style style:name="gr154" style:family="graphic" style:parent-style-name="standard">
      <style:graphic-properties draw:stroke="solid" svg:stroke-color="#000000" draw:fill="none" draw:fill-color="#ffffff" draw:textarea-vertical-align="middle"/>
    </style:style>
    <style:style style:name="gr155" style:family="graphic" style:parent-style-name="standard">
      <style:graphic-properties draw:stroke="none" svg:stroke-color="#000000" draw:fill="none" draw:fill-color="#ffffff" draw:textarea-horizontal-align="left" draw:auto-grow-height="true" draw:auto-grow-width="true" fo:min-height="0.395cm" fo:min-width="2.953cm"/>
    </style:style>
    <style:style style:name="gr156" style:family="graphic" style:parent-style-name="standard">
      <style:graphic-properties draw:stroke="none" draw:textarea-horizontal-align="right" draw:textarea-vertical-align="top" draw:auto-grow-height="false"/>
    </style:style>
    <style:style style:name="gr157" style:family="graphic" style:parent-style-name="standard">
      <style:graphic-properties draw:stroke="none" draw:fill-color="#aecf00" draw:textarea-horizontal-align="left" draw:textarea-vertical-align="bottom" draw:auto-grow-height="false"/>
    </style:style>
    <style:style style:name="gr158" style:family="graphic" style:parent-style-name="standard">
      <style:graphic-properties svg:stroke-color="#000000" draw:fill-color="#e6e6e6" draw:textarea-horizontal-align="justify" draw:textarea-vertical-align="middle" draw:auto-grow-height="false"/>
    </style:style>
    <style:style style:name="gr159"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160" style:family="graphic" style:parent-style-name="standard">
      <style:graphic-properties svg:stroke-color="#000000" draw:textarea-horizontal-align="justify" draw:textarea-vertical-align="middle" draw:auto-grow-height="false"/>
    </style:style>
    <style:style style:name="gr161" style:family="graphic" style:parent-style-name="standard">
      <style:graphic-properties svg:stroke-color="#000000" draw:fill-color="#e6e64c" draw:textarea-horizontal-align="justify" draw:textarea-vertical-align="middle" draw:auto-grow-height="false"/>
    </style:style>
    <style:style style:name="gr162" style:family="graphic" style:parent-style-name="standard">
      <style:graphic-properties draw:stroke="none" svg:stroke-color="#000000" draw:fill="none" draw:fill-color="#ffffff" draw:textarea-horizontal-align="left" draw:auto-grow-height="true" draw:auto-grow-width="true" fo:min-height="0.395cm" fo:min-width="0.557cm"/>
    </style:style>
    <style:style style:name="gr16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64" style:family="graphic" style:parent-style-name="standard">
      <style:graphic-properties draw:stroke="none" svg:stroke-color="#000000" draw:fill="none" draw:fill-color="#ffffff" draw:textarea-horizontal-align="left" draw:auto-grow-height="true" draw:auto-grow-width="true" fo:min-height="0.395cm" fo:min-width="0.883cm"/>
    </style:style>
    <style:style style:name="gr165" style:family="graphic" style:parent-style-name="standard">
      <style:graphic-properties draw:stroke="none" svg:stroke-color="#000000" draw:fill="none" draw:fill-color="#ffffff" draw:textarea-horizontal-align="left" draw:auto-grow-height="true" draw:auto-grow-width="true" fo:min-height="0.395cm" fo:min-width="0.904cm"/>
    </style:style>
    <style:style style:name="gr166" style:family="graphic" style:parent-style-name="standard">
      <style:graphic-properties draw:stroke="none" svg:stroke-color="#000000" draw:fill="none" draw:fill-color="#ffffff" draw:textarea-horizontal-align="left" draw:auto-grow-height="true" draw:auto-grow-width="true" fo:min-height="0.395cm" fo:min-width="1.31cm"/>
    </style:style>
    <style:style style:name="gr167" style:family="graphic" style:parent-style-name="standard">
      <style:graphic-properties draw:fill-color="#0084d1" draw:textarea-horizontal-align="justify" draw:textarea-vertical-align="middle" draw:auto-grow-height="false"/>
    </style:style>
    <style:style style:name="gr168" style:family="graphic" style:parent-style-name="standard">
      <style:graphic-properties draw:fill-color="#eb613d" draw:textarea-horizontal-align="justify" draw:textarea-vertical-align="middle" draw:auto-grow-height="false"/>
    </style:style>
    <style:style style:name="gr169" style:family="graphic" style:parent-style-name="standard">
      <style:graphic-properties draw:fill-color="#00b8ff" draw:textarea-horizontal-align="justify" draw:textarea-vertical-align="middle" draw:auto-grow-height="false"/>
    </style:style>
    <style:style style:name="gr170" style:family="graphic" style:parent-style-name="standard">
      <style:graphic-properties draw:stroke="none" svg:stroke-color="#000000" draw:fill="none" draw:fill-color="#ffffff" draw:textarea-horizontal-align="left" draw:auto-grow-height="true" draw:auto-grow-width="false" fo:min-height="1.088cm" fo:min-width="3.376cm"/>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0.311cm"/>
    </style:style>
    <style:style style:name="gr172" style:family="graphic" style:parent-style-name="standard">
      <style:graphic-properties draw:stroke="none" svg:stroke-color="#000000" draw:fill="none" draw:fill-color="#ffffff" draw:textarea-horizontal-align="left" draw:auto-grow-height="true" draw:auto-grow-width="true" fo:min-height="0.475cm" fo:min-width="3.643cm"/>
    </style:style>
    <style:style style:name="gr173" style:family="graphic" style:parent-style-name="standard">
      <style:graphic-properties draw:stroke="none" svg:stroke-color="#000000" draw:fill="none" draw:fill-color="#ffffff" draw:textarea-horizontal-align="left" draw:auto-grow-height="true" draw:auto-grow-width="true" fo:min-height="0.718cm" fo:min-width="1.382cm"/>
    </style:style>
    <style:style style:name="gr174"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75" style:family="graphic" style:parent-style-name="standard">
      <style:graphic-properties draw:stroke="none" draw:fill-color="#e6e64c" draw:textarea-vertical-align="middle"/>
    </style:style>
    <style:style style:name="gr176" style:family="graphic" style:parent-style-name="standard">
      <style:graphic-properties draw:fill-color="#cfe7e5" draw:opacity="100%" draw:textarea-horizontal-align="justify" draw:textarea-vertical-align="middle" draw:auto-grow-height="false" draw:shadow-opacity="100%"/>
    </style:style>
    <style:style style:name="gr177" style:family="graphic" style:parent-style-name="standard">
      <style:graphic-properties svg:stroke-color="#000000" draw:fill-color="#99ccff" draw:textarea-vertical-align="middle" draw:auto-grow-height="false" fo:min-height="0cm" fo:min-width="0cm"/>
    </style:style>
    <style:style style:name="gr178" style:family="graphic" style:parent-style-name="standard">
      <style:graphic-properties draw:stroke="none" svg:stroke-color="#000000" draw:fill="none" draw:fill-color="#ffffff" draw:textarea-horizontal-align="left" draw:auto-grow-height="true" draw:auto-grow-width="true" fo:min-height="0.395cm" fo:min-width="2.123cm"/>
    </style:style>
    <style:style style:name="gr179" style:family="graphic" style:parent-style-name="standard">
      <style:graphic-properties svg:stroke-color="#000000" draw:fill-color="#ffcc99" draw:textarea-vertical-align="middle" draw:auto-grow-height="false" fo:min-height="0cm" fo:min-width="0cm"/>
    </style:style>
    <style:style style:name="gr180"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181" style:family="graphic" style:parent-style-name="standard">
      <style:graphic-properties draw:stroke="none" svg:stroke-color="#000000" draw:fill="none" draw:fill-color="#ffffff" draw:textarea-horizontal-align="left" draw:auto-grow-height="true" draw:auto-grow-width="false" fo:min-height="0.395cm" fo:min-width="1.436cm"/>
    </style:style>
    <style:style style:name="gr182" style:family="graphic" style:parent-style-name="standard">
      <style:graphic-properties draw:stroke="none" svg:stroke-color="#000000" draw:fill="none" draw:fill-color="#ffffff" draw:textarea-horizontal-align="left" draw:auto-grow-height="true" draw:auto-grow-width="false" fo:min-height="0.395cm" fo:min-width="1.167cm"/>
    </style:style>
    <style:style style:name="gr183" style:family="graphic" style:parent-style-name="standard">
      <style:graphic-properties svg:stroke-color="#000000" draw:fill-color="#e6e64c" draw:textarea-vertical-align="middle" draw:auto-grow-height="false" fo:min-height="0cm" fo:min-width="0cm"/>
    </style:style>
    <style:style style:name="gr184" style:family="graphic" style:parent-style-name="standard">
      <style:graphic-properties draw:stroke="none" svg:stroke-color="#000000" draw:fill="none" draw:fill-color="#ffffff" draw:textarea-horizontal-align="left" draw:auto-grow-height="true" draw:auto-grow-width="false" fo:min-height="0.395cm" fo:min-width="1.114cm"/>
    </style:style>
    <style:style style:name="gr185" style:family="graphic" style:parent-style-name="standard">
      <style:graphic-properties draw:stroke="none" svg:stroke-color="#000000" draw:fill="none" draw:fill-color="#ffffff" draw:textarea-horizontal-align="left" draw:auto-grow-height="true" draw:auto-grow-width="false" fo:min-height="2.195cm" fo:min-width="0.47cm"/>
    </style:style>
    <style:style style:name="gr186" style:family="graphic" style:parent-style-name="standard">
      <style:graphic-properties draw:stroke="none" svg:stroke-color="#000000" draw:fill="none" draw:fill-color="#ffffff" draw:textarea-horizontal-align="left" draw:auto-grow-height="true" draw:auto-grow-width="true" fo:min-height="0.712cm" fo:min-width="0.891cm"/>
    </style:style>
    <style:style style:name="gr187" style:family="graphic" style:parent-style-name="standard">
      <style:graphic-properties draw:fill="solid" draw:fill-color="#cfe7e5" draw:opacity="100%" draw:textarea-vertical-align="middle" draw:shadow-opacity="100%"/>
    </style:style>
    <style:style style:name="gr188" style:family="graphic" style:parent-style-name="objectwithoutfill">
      <style:graphic-properties draw:stroke="none" draw:fill="solid" draw:fill-color="#cfe7e5" draw:opacity="100%" draw:textarea-vertical-align="middle" draw:shadow-opacity="100%"/>
    </style:style>
    <style:style style:name="gr189" style:family="graphic" style:parent-style-name="objectwithoutfill">
      <style:graphic-properties draw:fill="solid" draw:fill-color="#cfe7e5" draw:opacity="100%" draw:textarea-vertical-align="middle" draw:shadow-opacity="100%"/>
    </style:style>
    <style:style style:name="gr190" style:family="graphic" style:parent-style-name="objectwithoutfill">
      <style:graphic-properties draw:stroke="dash" draw:stroke-dash="Ultrafine_20_Dashed" draw:fill="none" draw:textarea-vertical-align="middle"/>
    </style:style>
    <style:style style:name="gr191" style:family="graphic" style:parent-style-name="objectwithoutfill">
      <style:graphic-properties draw:fill="solid" draw:fill-color="#ffff00" draw:opacity="50%" draw:textarea-vertical-align="middle" draw:shadow-opacity="50%"/>
    </style:style>
    <style:style style:name="gr192" style:family="graphic" style:parent-style-name="standard">
      <style:graphic-properties draw:stroke="none" svg:stroke-color="#000000" draw:fill="none" draw:fill-color="#ffffff" draw:textarea-horizontal-align="left" draw:auto-grow-height="true" draw:auto-grow-width="true" fo:min-height="0.511cm" fo:min-width="1.01cm"/>
    </style:style>
    <style:style style:name="gr193" style:family="graphic" style:parent-style-name="standard">
      <style:graphic-properties draw:stroke="none" draw:fill="none" draw:ole-draw-aspect="1" style:protect="size"/>
    </style:style>
    <style:style style:name="gr194" style:family="graphic" style:parent-style-name="objectwithoutfill">
      <style:graphic-properties svg:stroke-color="#008000" draw:fill="none" draw:textarea-vertical-align="middle"/>
    </style:style>
    <style:style style:name="gr195" style:family="graphic" style:parent-style-name="objectwithoutfill">
      <style:graphic-properties svg:stroke-color="#000000" draw:fill="none" draw:textarea-vertical-align="middle"/>
    </style:style>
    <style:style style:name="gr196"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97" style:family="graphic" style:parent-style-name="objectwithoutfill">
      <style:graphic-properties svg:stroke-color="#800000" draw:marker-start="" draw:fill="none" draw:textarea-vertical-align="middle"/>
    </style:style>
    <style:style style:name="gr198" style:family="graphic" style:parent-style-name="standard">
      <style:graphic-properties draw:stroke="none" svg:stroke-color="#000000" draw:fill="none" draw:fill-color="#ffffff" draw:textarea-horizontal-align="left" draw:auto-grow-height="true" draw:auto-grow-width="true" fo:min-height="0.395cm" fo:min-width="0.633cm"/>
    </style:style>
    <style:style style:name="gr199"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200"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201" style:family="graphic" style:parent-style-name="standard">
      <style:graphic-properties draw:stroke="none" svg:stroke-color="#000000" draw:fill="none" draw:fill-color="#ffffff" draw:textarea-horizontal-align="left" draw:auto-grow-height="true" draw:auto-grow-width="true" fo:min-height="0.511cm" fo:min-width="0.646cm"/>
    </style:style>
    <style:style style:name="gr202"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203" style:family="graphic" style:parent-style-name="standard">
      <style:graphic-properties draw:stroke="none" svg:stroke-color="#000000" draw:fill="none" draw:fill-color="#ffffff" draw:textarea-horizontal-align="left" draw:auto-grow-height="true" draw:auto-grow-width="true" fo:min-height="0.395cm" fo:min-width="1.852cm"/>
    </style:style>
    <style:style style:name="gr204" style:family="graphic" style:parent-style-name="objectwithoutfill">
      <style:graphic-properties svg:stroke-color="#800000" draw:fill="solid" draw:fill-color="#cfe7e5" draw:fill-hatch-solid="false" draw:opacity="100%" draw:textarea-vertical-align="middle" draw:shadow-opacity="100%"/>
    </style:style>
    <style:style style:name="gr205" style:family="graphic" style:parent-style-name="standard">
      <style:graphic-properties draw:stroke="none" svg:stroke-color="#000000" draw:fill="none" draw:fill-color="#ffffff" draw:textarea-horizontal-align="left" draw:auto-grow-height="true" draw:auto-grow-width="true" fo:min-height="0.789cm" fo:min-width="1.306cm"/>
    </style:style>
    <style:style style:name="gr206" style:family="graphic" style:parent-style-name="standard">
      <style:graphic-properties draw:stroke="none" svg:stroke-color="#000000" draw:fill="none" draw:fill-color="#ffffff" draw:textarea-horizontal-align="left" draw:auto-grow-height="true" draw:auto-grow-width="true" fo:min-height="0.511cm" fo:min-width="0.468cm"/>
    </style:style>
    <style:style style:name="gr207" style:family="graphic" style:parent-style-name="standard">
      <style:graphic-properties draw:stroke="none" svg:stroke-color="#000000" draw:fill="none" draw:fill-color="#ffffff" draw:textarea-horizontal-align="left" draw:auto-grow-height="true" draw:auto-grow-width="true" fo:min-height="0.511cm" fo:min-width="0.587cm"/>
    </style:style>
    <style:style style:name="gr208" style:family="graphic" style:parent-style-name="standard">
      <style:graphic-properties draw:stroke="none" svg:stroke-color="#000000" draw:fill="none" draw:fill-color="#ffffff" draw:textarea-horizontal-align="left" draw:auto-grow-height="true" draw:auto-grow-width="true" fo:min-height="0.511cm" fo:min-width="0.582cm"/>
    </style:style>
    <style:style style:name="gr209" style:family="graphic" style:parent-style-name="standard">
      <style:graphic-properties draw:stroke="none" svg:stroke-color="#000000" draw:fill="none" draw:fill-color="#ffffff" draw:textarea-horizontal-align="left" draw:auto-grow-height="true" draw:auto-grow-width="true" fo:min-height="0.511cm" fo:min-width="0.472cm"/>
    </style:style>
    <style:style style:name="gr210" style:family="graphic" style:parent-style-name="standard">
      <style:graphic-properties draw:stroke="none" svg:stroke-color="#000000" draw:fill="none" draw:fill-color="#ffffff" draw:textarea-horizontal-align="left" draw:auto-grow-height="true" draw:auto-grow-width="true" fo:min-height="0.511cm" fo:min-width="0.57cm"/>
    </style:style>
    <style:style style:name="gr211" style:family="graphic" style:parent-style-name="objectwithoutfill">
      <style:graphic-properties draw:fill="hatch" draw:fill-color="#ffff00" draw:fill-hatch-name="Black_20_-45_20_Degrees" draw:fill-hatch-solid="false" draw:opacity="25%" draw:textarea-vertical-align="middle" draw:shadow-opacity="25%"/>
    </style:style>
    <style:style style:name="gr212" style:family="graphic" style:parent-style-name="standard">
      <style:graphic-properties draw:stroke="none" svg:stroke-color="#000000" draw:fill="none" draw:fill-color="#ffffff" draw:textarea-horizontal-align="left" draw:auto-grow-height="true" draw:auto-grow-width="true" fo:min-height="0.395cm" fo:min-width="0.218cm"/>
    </style:style>
    <style:style style:name="gr213" style:family="graphic" style:parent-style-name="standard">
      <style:graphic-properties draw:stroke="none" svg:stroke-color="#000000" draw:fill="none" draw:fill-color="#ffffff" draw:textarea-horizontal-align="left" draw:auto-grow-height="true" draw:auto-grow-width="true" fo:min-height="0.718cm" fo:min-width="1.077cm"/>
    </style:style>
    <style:style style:name="gr214" style:family="graphic" style:parent-style-name="standard">
      <style:graphic-properties draw:stroke="none" svg:stroke-color="#000000" draw:fill="none" draw:fill-color="#ffffff" draw:textarea-horizontal-align="left" draw:auto-grow-height="true" draw:auto-grow-width="true" fo:min-height="0.718cm" fo:min-width="0.857cm"/>
    </style:style>
    <style:style style:name="gr215" style:family="graphic" style:parent-style-name="objectwithoutfill">
      <style:graphic-properties draw:marker-start="Arrow" draw:marker-start-width="0.201cm" draw:marker-end="Arrow" draw:marker-end-width="0.201cm" draw:fill="none" draw:textarea-vertical-align="middle"/>
    </style:style>
    <style:style style:name="gr216" style:family="graphic" style:parent-style-name="standard">
      <style:graphic-properties draw:stroke="none" svg:stroke-color="#000000" draw:fill="none" draw:fill-color="#ffffff" draw:textarea-horizontal-align="left" draw:auto-grow-height="true" draw:auto-grow-width="true" fo:min-height="0.718cm" fo:min-width="3.05cm"/>
    </style:style>
    <style:style style:name="gr217"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218" style:family="graphic" style:parent-style-name="standard">
      <style:graphic-properties draw:stroke="none" svg:stroke-color="#000000" draw:fill="none" draw:fill-color="#ffffff" draw:textarea-horizontal-align="left" draw:auto-grow-height="true" draw:auto-grow-width="true" fo:min-height="0.395cm" fo:min-width="1.666cm"/>
    </style:style>
    <style:style style:name="gr219" style:family="graphic" style:parent-style-name="standard">
      <style:graphic-properties svg:stroke-color="#008000" draw:textarea-vertical-align="middle"/>
    </style:style>
    <style:style style:name="gr220" style:family="graphic" style:parent-style-name="standard">
      <style:graphic-properties draw:stroke="none" svg:stroke-color="#000000" draw:fill="none" draw:fill-color="#ffffff" draw:textarea-horizontal-align="left" draw:auto-grow-height="true" draw:auto-grow-width="true" fo:min-height="0.407cm" fo:min-width="1.861cm"/>
    </style:style>
    <style:style style:name="gr221" style:family="graphic" style:parent-style-name="standard">
      <style:graphic-properties draw:stroke="none" svg:stroke-color="#000000" draw:fill="none" draw:fill-color="#ffffff" draw:textarea-horizontal-align="left" draw:auto-grow-height="true" draw:auto-grow-width="true" fo:min-height="0.331cm" fo:min-width="0.163cm"/>
    </style:style>
    <style:style style:name="gr222" style:family="graphic" style:parent-style-name="standard">
      <style:graphic-properties draw:stroke="none" svg:stroke-color="#000000" draw:fill="none" draw:fill-color="#ffffff" draw:textarea-horizontal-align="left" draw:auto-grow-height="true" draw:auto-grow-width="true" fo:min-height="0.331cm" fo:min-width="0.159cm"/>
    </style:style>
    <style:style style:name="gr223"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224" style:family="graphic" style:parent-style-name="standard">
      <style:graphic-properties draw:stroke="none" svg:stroke-color="#000000" draw:fill="none" draw:fill-color="#99ccff" draw:textarea-horizontal-align="left" draw:auto-grow-height="true" draw:auto-grow-width="true" fo:min-height="0.407cm" fo:min-width="0.586cm"/>
    </style:style>
    <style:style style:name="gr225" style:family="graphic" style:parent-style-name="standard">
      <style:graphic-properties draw:stroke="none" svg:stroke-color="#000000" draw:fill="none" draw:fill-color="#ffffff" draw:textarea-horizontal-align="left" draw:auto-grow-height="true" draw:auto-grow-width="true" fo:min-height="0.395cm" fo:min-width="0.586cm"/>
    </style:style>
    <style:style style:name="gr226" style:family="graphic" style:parent-style-name="standard">
      <style:graphic-properties draw:stroke="none" svg:stroke-color="#000000" draw:fill="none" draw:fill-color="#ffffff" draw:textarea-horizontal-align="left" draw:auto-grow-height="true" draw:auto-grow-width="true" fo:min-height="0.251cm" fo:min-width="0.121cm"/>
    </style:style>
    <style:style style:name="gr22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228" style:family="graphic" style:parent-style-name="standard">
      <style:graphic-properties draw:stroke="none" svg:stroke-color="#000000" draw:fill="none" draw:fill-color="#ffffff" draw:textarea-horizontal-align="left" draw:auto-grow-height="true" draw:auto-grow-width="true" fo:min-height="0.407cm" fo:min-width="2.348cm"/>
    </style:style>
    <style:style style:name="gr229" style:family="graphic" style:parent-style-name="standard">
      <style:graphic-properties draw:stroke="none" svg:stroke-color="#000000" draw:fill="none" draw:fill-color="#ffffff" draw:textarea-horizontal-align="left" draw:auto-grow-height="true" draw:auto-grow-width="true" fo:min-height="0.713cm" fo:min-width="6.42cm"/>
    </style:style>
    <style:style style:name="gr230" style:family="graphic" style:parent-style-name="standard">
      <style:graphic-properties draw:fill="solid" draw:fill-color="#cfe7e5" draw:textarea-vertical-align="middle"/>
    </style:style>
    <style:style style:name="gr231" style:family="graphic" style:parent-style-name="standard">
      <style:graphic-properties draw:stroke="none" svg:stroke-color="#000000" draw:fill="none" draw:fill-color="#ffffff" draw:textarea-horizontal-align="left" draw:auto-grow-height="true" draw:auto-grow-width="true" fo:min-height="0.407cm" fo:min-width="1.763cm"/>
    </style:style>
    <style:style style:name="gr232" style:family="graphic" style:parent-style-name="standard">
      <style:graphic-properties svg:stroke-color="#008000" draw:fill="solid" draw:fill-color="#cfe7e5" draw:textarea-vertical-align="middle"/>
    </style:style>
    <style:style style:name="gr233"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234" style:family="graphic" style:parent-style-name="standard">
      <style:graphic-properties draw:stroke="none" svg:stroke-color="#000000" draw:fill="none" draw:fill-color="#ffffff" draw:textarea-horizontal-align="left" draw:auto-grow-height="true" draw:auto-grow-width="true" fo:min-height="0.407cm" fo:min-width="2.641cm"/>
    </style:style>
    <style:style style:name="gr235" style:family="graphic" style:parent-style-name="standard">
      <style:graphic-properties draw:stroke="none" svg:stroke-color="#000000" draw:fill="none" draw:fill-color="#ffffff" draw:textarea-horizontal-align="left" draw:auto-grow-height="true" draw:auto-grow-width="true" fo:min-height="0.208cm" fo:min-width="0.099cm"/>
    </style:style>
    <style:style style:name="gr236" style:family="graphic" style:parent-style-name="standard">
      <style:graphic-properties draw:stroke="none" svg:stroke-color="#000000" draw:fill="none" draw:fill-color="#ffffff" draw:textarea-horizontal-align="left" draw:auto-grow-height="true" draw:auto-grow-width="true" fo:min-height="0.208cm" fo:min-width="0.104cm"/>
    </style:style>
    <style:style style:name="gr237" style:family="graphic" style:parent-style-name="standard">
      <style:graphic-properties draw:stroke="none" svg:stroke-color="#000000" draw:fill="none" draw:fill-color="#ffffff" draw:textarea-horizontal-align="left" draw:auto-grow-height="true" draw:auto-grow-width="true" fo:min-height="0.407cm" fo:min-width="3.03cm"/>
    </style:style>
    <style:style style:name="gr238"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239" style:family="graphic" style:parent-style-name="standard">
      <style:graphic-properties draw:stroke="none" svg:stroke-color="#000000" draw:fill="none" draw:fill-color="#ffffff" draw:textarea-horizontal-align="left" draw:auto-grow-height="true" draw:auto-grow-width="true" fo:min-height="0.395cm" fo:min-width="1.179cm"/>
    </style:style>
    <style:style style:name="gr240" style:family="graphic" style:parent-style-name="standard">
      <style:graphic-properties draw:stroke="none" svg:stroke-color="#000000" draw:fill="none" draw:fill-color="#99ccff" draw:textarea-horizontal-align="left" draw:auto-grow-height="true" draw:auto-grow-width="true" fo:min-height="0.395cm" fo:min-width="0.586cm"/>
    </style:style>
    <style:style style:name="gr241" style:family="graphic" style:parent-style-name="standard">
      <style:graphic-properties draw:stroke="none" draw:fill-color="#e6e64c" draw:textarea-horizontal-align="center" draw:textarea-vertical-align="bottom" draw:auto-grow-height="false" text:animation="none" text:animation-direction="down"/>
    </style:style>
    <style:style style:name="gr242"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243" style:family="graphic" style:parent-style-name="standard">
      <style:graphic-properties draw:fill="solid" draw:fill-color="#cfe7e5" draw:textarea-vertical-align="middle" draw:shadow="hidden" draw:shadow-offset-x="0.042cm" draw:shadow-offset-y="0.042cm"/>
    </style:style>
    <style:style style:name="gr244" style:family="graphic" style:parent-style-name="standard">
      <style:graphic-properties draw:stroke="none" draw:textarea-vertical-align="top"/>
    </style:style>
    <style:style style:name="gr245" style:family="graphic" style:parent-style-name="standard">
      <style:graphic-properties draw:fill-color="#ffff66" draw:textarea-horizontal-align="justify" draw:textarea-vertical-align="middle" draw:auto-grow-height="false"/>
    </style:style>
    <style:style style:name="gr246" style:family="graphic" style:parent-style-name="standard">
      <style:graphic-properties draw:fill-color="#33cc66" draw:textarea-horizontal-align="justify" draw:textarea-vertical-align="middle" draw:auto-grow-height="false"/>
    </style:style>
    <style:style style:name="gr247" style:family="graphic" style:parent-style-name="standard">
      <style:graphic-properties svg:stroke-color="#000000" draw:fill-color="#99ccff" draw:textarea-vertical-align="middle" draw:auto-grow-height="false" fo:min-height="0.749cm" fo:min-width="0.499cm"/>
    </style:style>
    <style:style style:name="gr248" style:family="graphic" style:parent-style-name="standard">
      <style:graphic-properties svg:stroke-color="#000000" draw:fill-color="#aecf00" draw:textarea-vertical-align="middle" draw:auto-grow-height="false" fo:min-height="0.749cm" fo:min-width="0.499cm"/>
    </style:style>
    <style:style style:name="gr249" style:family="graphic" style:parent-style-name="standard">
      <style:graphic-properties svg:stroke-color="#000000" draw:fill-color="#ffff66" draw:textarea-vertical-align="middle" draw:auto-grow-height="false" fo:min-height="0.749cm" fo:min-width="0.499cm"/>
    </style:style>
    <style:style style:name="gr250" style:family="graphic" style:parent-style-name="standard">
      <style:graphic-properties draw:stroke="none" svg:stroke-color="#000000" draw:fill="none" draw:fill-color="#ffffff" draw:textarea-horizontal-align="left" draw:auto-grow-height="true" draw:auto-grow-width="true" fo:min-height="0.395cm" fo:min-width="1.433cm"/>
    </style:style>
    <style:style style:name="gr251" style:family="graphic" style:parent-style-name="standard">
      <style:graphic-properties draw:stroke="none" svg:stroke-color="#000000" draw:fill="none" draw:fill-color="#ffffff" draw:textarea-horizontal-align="left" draw:auto-grow-height="true" draw:auto-grow-width="true" fo:min-height="0.395cm" fo:min-width="0.828cm"/>
    </style:style>
    <style:style style:name="gr252" style:family="graphic" style:parent-style-name="standard">
      <style:graphic-properties draw:stroke="none" svg:stroke-color="#000000" draw:fill="none" draw:fill-color="#ffffff" draw:textarea-horizontal-align="left" draw:auto-grow-height="true" draw:auto-grow-width="true" fo:min-height="0.395cm" fo:min-width="0.696cm"/>
    </style:style>
    <style:style style:name="gr253" style:family="graphic" style:parent-style-name="standard">
      <style:graphic-properties svg:stroke-color="#000000" draw:fill-color="#ffffff" draw:textarea-vertical-align="middle" draw:auto-grow-height="false" fo:min-height="0cm" fo:min-width="0cm"/>
    </style:style>
    <style:style style:name="gr254"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255"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256"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257"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258"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259"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260"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261" style:family="graphic" style:parent-style-name="standard">
      <style:graphic-properties draw:stroke="none" svg:stroke-color="#000000" draw:fill="none" draw:fill-color="#ffffff" draw:textarea-horizontal-align="left" draw:auto-grow-height="true" draw:auto-grow-width="true" fo:min-height="0.713cm" fo:min-width="5.226cm"/>
    </style:style>
    <style:style style:name="gr262"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263"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264"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265"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266"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267"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268"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269"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270"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271"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272"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273" style:family="graphic" style:parent-style-name="standard">
      <style:graphic-properties draw:fill="solid" draw:fill-color="#ffffff" draw:textarea-horizontal-align="justify" draw:textarea-vertical-align="middle" draw:auto-grow-height="false"/>
    </style:style>
    <style:style style:name="gr274" style:family="graphic" style:parent-style-name="standard">
      <style:graphic-properties draw:stroke="none" svg:stroke-color="#000000" draw:fill="none" draw:fill-color="#ffffff" draw:textarea-horizontal-align="left" draw:auto-grow-height="true" draw:auto-grow-width="true" fo:min-height="0.475cm" fo:min-width="6.581cm"/>
    </style:style>
    <style:style style:name="gr275"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276"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277" style:family="graphic" style:parent-style-name="standard">
      <style:graphic-properties draw:stroke="none" svg:stroke-color="#000000" draw:fill="solid" draw:fill-color="#cfe7e5" draw:textarea-horizontal-align="right" draw:textarea-vertical-align="middle" draw:auto-grow-height="false"/>
    </style:style>
    <style:style style:name="gr278" style:family="graphic" style:parent-style-name="standard">
      <style:graphic-properties draw:stroke="none" svg:stroke-color="#000000" draw:fill="solid" draw:fill-color="#99ccff" draw:textarea-horizontal-align="right" draw:textarea-vertical-align="middle" draw:auto-grow-height="false"/>
    </style:style>
    <style:style style:name="gr279" style:family="graphic" style:parent-style-name="standard">
      <style:graphic-properties draw:stroke="none" svg:stroke-color="#000000" draw:fill="solid" draw:fill-color="#cccccc" draw:textarea-horizontal-align="right" draw:textarea-vertical-align="middle" draw:auto-grow-height="false"/>
    </style:style>
    <style:style style:name="gr280" style:family="graphic" style:parent-style-name="standard">
      <style:graphic-properties draw:stroke="none" svg:stroke-color="#000000" draw:fill="solid" draw:fill-color="#e6e64c" draw:textarea-horizontal-align="right" draw:textarea-vertical-align="middle" draw:auto-grow-height="false"/>
    </style:style>
    <style:style style:name="gr281" style:family="graphic" style:parent-style-name="standard">
      <style:graphic-properties svg:stroke-color="#000000" draw:fill="solid" draw:fill-color="#ffffff" draw:textarea-horizontal-align="justify" draw:textarea-vertical-align="middle" draw:auto-grow-height="false"/>
    </style:style>
    <style:style style:name="gr282" style:family="graphic" style:parent-style-name="objectwithoutfill">
      <style:graphic-properties svg:stroke-color="#000000" draw:marker-end="Arrow" draw:marker-end-width="0.3cm" draw:fill="none" draw:fill-color="#ffffff" draw:textarea-vertical-align="middle"/>
    </style:style>
    <style:style style:name="gr283" style:family="graphic" style:parent-style-name="standard">
      <style:graphic-properties svg:stroke-color="#000000" draw:fill="solid" draw:fill-color="#cccc00" draw:textarea-horizontal-align="justify" draw:textarea-vertical-align="middle" draw:auto-grow-height="false"/>
    </style:style>
    <style:style style:name="gr284" style:family="graphic" style:parent-style-name="objectwithoutfill">
      <style:graphic-properties draw:marker-end="Arrow" draw:marker-end-width="0.3cm" draw:fill="none" draw:fill-color="#ffffff" draw:textarea-vertical-align="middle"/>
    </style:style>
    <style:style style:name="gr285" style:family="graphic" style:parent-style-name="objectwithoutfill">
      <style:graphic-properties draw:marker-start="" draw:marker-start-width="0.3cm" draw:marker-end="Arrow" draw:marker-end-width="0.3cm" draw:fill="none" draw:fill-color="#ffffff" draw:textarea-vertical-align="middle"/>
    </style:style>
    <style:style style:name="gr286"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287" style:family="graphic" style:parent-style-name="objectwithoutfill">
      <style:graphic-properties draw:marker-end="Arrow" draw:marker-end-width="0.3cm" draw:fill="none" draw:textarea-vertical-align="middle"/>
    </style:style>
    <style:style style:name="gr288" style:family="graphic" style:parent-style-name="standard">
      <style:graphic-properties draw:stroke="none" draw:fill="solid" draw:fill-color="#cfe7e5" draw:textarea-horizontal-align="left" draw:textarea-vertical-align="top" draw:auto-grow-height="false"/>
    </style:style>
    <style:style style:name="gr289" style:family="graphic" style:parent-style-name="standard">
      <style:graphic-properties draw:stroke="solid" svg:stroke-color="#000000" draw:fill="solid" draw:fill-color="#ffffff" draw:textarea-horizontal-align="justify" draw:textarea-vertical-align="top" draw:auto-grow-height="false"/>
    </style:style>
    <style:style style:name="gr290" style:family="graphic" style:parent-style-name="standard">
      <style:graphic-properties svg:stroke-color="#000000" draw:fill="none" draw:textarea-horizontal-align="justify" draw:textarea-vertical-align="middle" draw:auto-grow-height="false"/>
    </style:style>
    <style:style style:name="gr291" style:family="graphic" style:parent-style-name="standard">
      <style:graphic-properties draw:stroke="none" draw:fill="solid" draw:fill-color="#e6e64c" draw:textarea-horizontal-align="left" draw:textarea-vertical-align="top" draw:auto-grow-height="false"/>
    </style:style>
    <style:style style:name="gr292" style:family="graphic" style:parent-style-name="standard">
      <style:graphic-properties svg:stroke-color="#000000" draw:marker-end="Arrow" draw:marker-end-width="0.305cm" draw:fill="solid" draw:fill-color="#cccc00" draw:textarea-vertical-align="middle"/>
    </style:style>
    <style:style style:name="gr293" style:family="graphic" style:parent-style-name="standard">
      <style:graphic-properties draw:fill="solid" draw:fill-color="#e6e6e6" draw:textarea-horizontal-align="justify" draw:textarea-vertical-align="middle" draw:auto-grow-height="false" fo:min-height="0cm" fo:min-width="0cm"/>
    </style:style>
    <style:style style:name="gr294"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95" style:family="graphic" style:parent-style-name="standard">
      <style:graphic-properties draw:stroke="none" draw:fill="none" draw:textarea-vertical-align="middle"/>
    </style:style>
    <style:style style:name="gr296" style:family="graphic" style:parent-style-name="standard">
      <style:graphic-properties draw:fill="solid" draw:fill-color="#ffffff" draw:textarea-horizontal-align="justify" draw:textarea-vertical-align="middle" draw:auto-grow-height="false"/>
    </style:style>
    <style:style style:name="gr297"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298"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299" style:family="graphic" style:parent-style-name="standard">
      <style:graphic-properties draw:stroke="none" svg:stroke-color="#000000" draw:fill="none" draw:fill-color="#ffffff" draw:textarea-horizontal-align="left" draw:auto-grow-height="true" draw:auto-grow-width="true" fo:min-height="0.475cm" fo:min-width="0.447cm"/>
    </style:style>
    <style:style style:name="gr300" style:family="graphic" style:parent-style-name="standard">
      <style:graphic-properties draw:stroke="none" svg:stroke-color="#000000" draw:fill="none" draw:fill-color="#ffffff" draw:textarea-horizontal-align="left" draw:auto-grow-height="true" draw:auto-grow-width="true" fo:min-height="0.475cm" fo:min-width="0.993cm"/>
    </style:style>
    <style:style style:name="gr301"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302"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303"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304" style:family="graphic" style:parent-style-name="standard">
      <style:graphic-properties draw:fill="none" draw:fill-color="#ffffff" draw:textarea-horizontal-align="justify" draw:textarea-vertical-align="middle" draw:auto-grow-height="false"/>
    </style:style>
    <style:style style:name="gr305" style:family="graphic" style:parent-style-name="objectwithoutfill">
      <style:graphic-properties draw:fill="none" draw:fill-color="#ffffff" draw:textarea-vertical-align="middle"/>
    </style:style>
    <style:style style:name="gr306" style:family="graphic" style:parent-style-name="objectwithoutfill">
      <style:graphic-properties draw:fill="none" draw:fill-color="#ffffff" draw:textarea-vertical-align="middle"/>
    </style:style>
    <style:style style:name="gr307"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308" style:family="graphic" style:parent-style-name="standard">
      <style:graphic-properties draw:stroke="none" svg:stroke-color="#000000" draw:fill="solid" draw:fill-color="#ffffff" draw:textarea-horizontal-align="left" draw:auto-grow-height="true" draw:auto-grow-width="true" fo:min-height="0.475cm" fo:min-width="3.516cm"/>
    </style:style>
    <style:style style:name="gr309" style:family="graphic" style:parent-style-name="standard">
      <style:graphic-properties draw:stroke="none" svg:stroke-color="#000000" draw:fill="solid" draw:fill-color="#ffffff" draw:textarea-horizontal-align="left" draw:auto-grow-height="true" draw:auto-grow-width="true" fo:min-height="0.475cm" fo:min-width="2.318cm"/>
    </style:style>
    <style:style style:name="gr310" style:family="graphic" style:parent-style-name="standard">
      <style:graphic-properties draw:stroke="none" svg:stroke-color="#000000" draw:fill="solid" draw:fill-color="#ffffff" draw:textarea-horizontal-align="left" draw:auto-grow-height="true" draw:auto-grow-width="true" fo:min-height="0.475cm" fo:min-width="2.246cm"/>
    </style:style>
    <style:style style:name="gr31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12"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313" style:family="graphic" style:parent-style-name="standard">
      <style:graphic-properties draw:stroke="none" svg:stroke-color="#000000" draw:fill="none" draw:fill-color="#ffffff" draw:textarea-horizontal-align="left" draw:auto-grow-height="true" draw:auto-grow-width="true" fo:min-height="0.475cm" fo:min-width="4.731cm"/>
    </style:style>
    <style:style style:name="gr314"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315" style:family="graphic" style:parent-style-name="objectwithoutfill">
      <style:graphic-properties draw:stroke="dash" draw:stroke-dash="Ultrafine_20_Dashed" draw:marker-end="Arrow" draw:marker-end-width="0.3cm" draw:fill="none" draw:textarea-vertical-align="middle"/>
    </style:style>
    <style:style style:name="gr316" style:family="graphic" style:parent-style-name="standard">
      <style:graphic-properties draw:fill="solid" draw:fill-color="#e6e64c" draw:textarea-horizontal-align="justify" draw:textarea-vertical-align="middle" draw:auto-grow-height="false"/>
    </style:style>
    <style:style style:name="gr317" style:family="graphic" style:parent-style-name="objectwithoutfill">
      <style:graphic-properties draw:stroke="dash" draw:stroke-dash="long_20_dash" draw:fill="none" draw:textarea-vertical-align="middle"/>
    </style:style>
    <style:style style:name="gr318" style:family="graphic" style:parent-style-name="standard">
      <style:graphic-properties draw:fill="solid" draw:fill-color="#c0c0c0" draw:textarea-vertical-align="middle"/>
    </style:style>
    <style:style style:name="gr319"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320"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321" style:family="graphic" style:parent-style-name="objectwithoutfill">
      <style:graphic-properties draw:marker-end="" draw:marker-end-width="0.3cm" draw:fill="none" draw:textarea-vertical-align="middle"/>
    </style:style>
    <style:style style:name="gr322" style:family="graphic" style:parent-style-name="objectwithoutfill">
      <style:graphic-properties draw:stroke="solid" draw:stroke-dash="_32__20_Dots_20_1_20_Dash" draw:fill="none" draw:textarea-vertical-align="middle"/>
    </style:style>
    <style:style style:name="gr323" style:family="graphic" style:parent-style-name="standard">
      <style:graphic-properties draw:stroke="none" svg:stroke-color="#000000" draw:fill="none" draw:fill-color="#ffffff" draw:textarea-horizontal-align="left" draw:auto-grow-height="true" draw:auto-grow-width="true" fo:min-height="0.713cm" fo:min-width="6.496cm"/>
    </style:style>
    <style:style style:name="gr324"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325" style:family="graphic" style:parent-style-name="objectwithoutfill">
      <style:graphic-properties draw:marker-end="Arrow" draw:marker-end-width="0.3cm" draw:fill="none" draw:textarea-vertical-align="middle"/>
    </style:style>
    <style:style style:name="gr326" style:family="graphic" style:parent-style-name="standard">
      <style:graphic-properties draw:stroke="none" svg:stroke-color="#000000" draw:fill="none" draw:fill-color="#ffffff" draw:textarea-horizontal-align="left" draw:auto-grow-height="true" draw:auto-grow-width="true" fo:min-height="0.556cm" fo:min-width="4.244cm"/>
    </style:style>
    <style:style style:name="gr327" style:family="graphic" style:parent-style-name="standard">
      <style:graphic-properties draw:stroke="none" svg:stroke-color="#000000" draw:fill="none" draw:fill-color="#ffffff" draw:textarea-horizontal-align="left" draw:auto-grow-height="true" draw:auto-grow-width="true" fo:min-height="0.556cm" fo:min-width="5.023cm"/>
    </style:style>
    <style:style style:name="gr328"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329" style:family="graphic" style:parent-style-name="standard">
      <style:graphic-properties draw:stroke="none" svg:stroke-color="#000000" draw:fill="none" draw:fill-color="#ffffff" draw:textarea-horizontal-align="left" draw:auto-grow-height="true" draw:auto-grow-width="true" fo:min-height="0.713cm" fo:min-width="5.641cm"/>
    </style:style>
    <style:style style:name="gr330"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331" style:family="graphic" style:parent-style-name="standard">
      <style:graphic-properties draw:stroke="none" svg:stroke-color="#000000" draw:fill="none" draw:fill-color="#ffffff" draw:textarea-horizontal-align="left" draw:auto-grow-height="true" draw:auto-grow-width="true" fo:min-height="0.713cm" fo:min-width="11.694cm"/>
    </style:style>
    <style:style style:name="gr332"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gr333" style:family="graphic" style:parent-style-name="standard">
      <style:graphic-properties draw:stroke="none" svg:stroke-color="#000000" draw:fill="none" draw:fill-color="#ffffff" draw:textarea-horizontal-align="left" draw:auto-grow-height="true" draw:auto-grow-width="true" fo:min-height="0.556cm" fo:min-width="5.984cm"/>
    </style:style>
    <style:style style:name="gr334" style:family="graphic" style:parent-style-name="standard">
      <style:graphic-properties draw:stroke="none" svg:stroke-color="#000000" draw:fill="none" draw:fill-color="#ffffff" draw:textarea-horizontal-align="left" draw:auto-grow-height="true" draw:auto-grow-width="true" fo:min-height="0.556cm" fo:min-width="6.763cm"/>
    </style:style>
    <style:style style:name="gr335" style:family="graphic" style:parent-style-name="standard">
      <style:graphic-properties draw:stroke="none" svg:stroke-color="#000000" draw:fill="none" draw:fill-color="#ffffff" draw:textarea-horizontal-align="left" draw:auto-grow-height="true" draw:auto-grow-width="true" fo:min-height="0.556cm" fo:min-width="3.152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0pt" style:font-size-complex="10pt"/>
    </style:style>
    <style:style style:name="P9" style:family="paragraph">
      <style:text-properties fo:font-size="12pt" style:font-size-asian="12pt" style:font-size-complex="12pt"/>
    </style:style>
    <style:style style:name="P10" style:family="paragraph">
      <style:text-properties fo:color="#000080" fo:font-size="10pt" style:font-size-asian="10pt" style:font-size-complex="10pt"/>
    </style:style>
    <style:style style:name="P11" style:family="paragraph">
      <style:text-properties fo:color="#008000" fo:font-size="6pt" style:font-size-asian="8pt" style:font-size-complex="8pt"/>
    </style:style>
    <style:style style:name="P12" style:family="paragraph">
      <style:text-properties fo:font-size="8pt" style:font-size-asian="8pt" style:font-size-complex="8pt"/>
    </style:style>
    <style:style style:name="P13" style:family="paragraph">
      <style:paragraph-properties fo:text-align="end"/>
    </style:style>
    <style:style style:name="P14" style:family="paragraph">
      <style:paragraph-properties fo:text-align="end"/>
      <style:text-properties fo:font-size="10pt" style:font-size-asian="10pt" style:font-size-complex="10pt"/>
    </style:style>
    <style:style style:name="P15" style:family="paragraph">
      <style:paragraph-properties fo:text-align="center"/>
      <style:text-properties fo:color="#800000" fo:font-size="10pt" style:font-size-asian="10pt" style:font-size-complex="10pt"/>
    </style:style>
    <style:style style:name="P16" style:family="paragraph">
      <style:paragraph-properties fo:text-align="end"/>
      <style:text-properties fo:color="#ffffff" fo:font-size="10pt" style:font-size-asian="10pt" style:font-size-complex="10pt"/>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text-properties fo:font-size="6pt" style:font-size-asian="6pt" style:font-size-complex="6pt"/>
    </style:style>
    <style:style style:name="P19" style:family="paragraph">
      <style:paragraph-properties fo:text-align="center"/>
      <style:text-properties fo:color="#ffffff" fo:font-size="20pt" style:font-size-asian="20pt" style:font-size-complex="20pt"/>
    </style:style>
    <style:style style:name="P20" style:family="paragraph">
      <style:paragraph-properties fo:text-align="center"/>
      <style:text-properties fo:font-size="11pt" fo:font-weight="normal" style:font-size-asian="11pt" style:font-weight-asian="normal" style:font-size-complex="11pt" style:font-weight-complex="normal"/>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fo:color="#000000" fo:font-size="11pt" fo:font-weight="normal" style:font-size-asian="11pt" style:font-weight-asian="normal" style:font-size-complex="11pt" style:font-weight-complex="normal"/>
    </style:style>
    <style:style style:name="P23" style:family="paragraph">
      <style:text-properties fo:font-size="9pt" style:font-size-asian="9pt" style:font-size-complex="9pt"/>
    </style:style>
    <style:style style:name="P24" style:family="paragraph">
      <style:text-properties fo:font-size="14pt" style:font-size-asian="14pt" style:font-size-complex="14pt"/>
    </style:style>
    <style:style style:name="P25" style:family="paragraph">
      <style:paragraph-properties fo:text-align="center"/>
      <style:text-properties fo:font-size="9pt" fo:font-weight="normal" style:font-size-asian="9pt" style:font-weight-asian="normal" style:font-size-complex="9pt" style:font-weight-complex="normal"/>
    </style:style>
    <style:style style:name="P26" style:family="paragraph">
      <style:text-properties fo:font-size="24pt" style:font-size-asian="24pt" style:font-size-complex="24pt"/>
    </style:style>
    <style:style style:name="P27" style:family="paragraph">
      <style:text-properties fo:font-size="9pt" fo:font-weight="normal" style:font-size-asian="9pt" style:font-weight-asian="normal" style:font-size-complex="9pt" style:font-weight-complex="normal"/>
    </style:style>
    <style:style style:name="P28" style:family="paragraph">
      <style:paragraph-properties fo:text-align="center"/>
      <style:text-properties fo:color="#ffffff" fo:font-family="'Liberation Sans'" style:font-family-generic="swiss" style:font-pitch="variable" fo:font-size="100pt" style:font-size-asian="100pt" style:font-size-complex="100pt"/>
    </style:style>
    <style:style style:name="P29" style:family="paragraph">
      <style:paragraph-properties fo:text-align="center"/>
      <style:text-properties fo:color="#e6e6ff" fo:font-family="'Liberation Sans'" style:font-family-generic="swiss" style:font-pitch="variable" fo:font-size="100pt" style:font-size-asian="100pt" style:font-size-complex="100pt"/>
    </style:style>
    <style:style style:name="P30" style:family="paragraph">
      <style:paragraph-properties fo:text-align="center"/>
      <style:text-properties fo:font-size="16pt" style:font-size-asian="16pt" style:font-size-complex="16pt"/>
    </style:style>
    <style:style style:name="P31" style:family="paragraph">
      <style:text-properties fo:color="#000000" fo:font-size="12pt" fo:font-weight="normal" style:font-size-asian="12pt" style:font-weight-asian="normal" style:font-size-complex="12pt" style:font-weight-complex="normal"/>
    </style:style>
    <style:style style:name="P32" style:family="paragraph">
      <style:paragraph-properties fo:text-align="center"/>
      <style:text-properties fo:font-size="10pt" fo:font-weight="normal" style:font-size-asian="10pt" style:font-weight-asian="normal" style:font-size-complex="10pt" style:font-weight-complex="normal"/>
    </style:style>
    <style:style style:name="P33" style:family="paragraph">
      <style:text-properties fo:font-size="28pt" style:font-size-asian="28pt" style:font-size-complex="28pt"/>
    </style:style>
    <style:style style:name="P34" style:family="paragraph">
      <style:text-properties fo:color="#008000" fo:font-size="8pt" fo:font-weight="bold" style:font-size-asian="8pt" style:font-weight-asian="bold" style:font-size-complex="8pt" style:font-weight-complex="bold"/>
    </style:style>
    <style:style style:name="P35" style:family="paragraph">
      <style:text-properties fo:color="#000080" fo:font-size="12pt" fo:font-weight="bold" style:font-size-asian="12pt" style:font-weight-asian="bold" style:font-size-complex="12pt" style:font-weight-complex="bold"/>
    </style:style>
    <style:style style:name="P36" style:family="paragraph">
      <style:text-properties fo:color="#ff6633" fo:font-size="6pt" fo:font-weight="bold" style:font-size-asian="6pt" style:font-weight-asian="bold" style:font-size-complex="6pt" style:font-weight-complex="bold"/>
    </style:style>
    <style:style style:name="P37" style:family="paragraph">
      <style:text-properties fo:color="#800000" fo:font-size="5pt" fo:font-weight="bold" style:font-size-asian="5pt" style:font-weight-asian="bold" style:font-size-complex="5pt" style:font-weight-complex="bold"/>
    </style:style>
    <style:style style:name="P38" style:family="paragraph">
      <style:text-properties fo:color="#000080" fo:font-size="12pt" fo:font-weight="normal" style:font-size-asian="12pt" style:font-weight-asian="normal" style:font-size-complex="12pt" style:font-weight-complex="normal"/>
    </style:style>
    <style:style style:name="P39" style:family="paragraph">
      <style:paragraph-properties fo:text-align="center"/>
      <style:text-properties fo:color="#ffffff" fo:font-size="50pt" fo:font-weight="bold" style:font-size-asian="50pt" style:font-weight-asian="bold" style:font-size-complex="50pt" style:font-weight-complex="bold"/>
    </style:style>
    <style:style style:name="P40" style:family="paragraph">
      <style:paragraph-properties fo:text-align="end"/>
      <style:text-properties fo:color="#ffffff" fo:font-size="12pt" fo:font-weight="bold" style:font-size-asian="12pt" style:font-weight-asian="bold" style:font-size-complex="12pt" style:font-weight-complex="bold"/>
    </style:style>
    <style:style style:name="P41" style:family="paragraph">
      <style:text-properties fo:color="#800000" fo:font-size="8pt" style:font-size-asian="8pt" style:font-size-complex="8pt"/>
    </style:style>
    <style:style style:name="P42" style:family="paragraph">
      <style:text-properties fo:color="#000080" fo:font-size="8pt" style:font-size-asian="8pt" style:font-size-complex="8pt"/>
    </style:style>
    <style:style style:name="P43" style:family="paragraph">
      <style:text-properties fo:color="#008000" fo:font-size="8pt" style:font-size-asian="8pt" style:font-size-complex="8pt"/>
    </style:style>
    <style:style style:name="P44" style:family="paragraph">
      <style:text-properties fo:color="#800000" fo:font-size="12pt" style:font-size-asian="12pt" style:font-size-complex="12pt"/>
    </style:style>
    <style:style style:name="P45" style:family="paragraph">
      <style:text-properties fo:color="#000080" fo:font-size="12pt" style:font-size-asian="12pt" style:font-size-complex="12pt"/>
    </style:style>
    <style:style style:name="P46" style:family="paragraph">
      <style:text-properties fo:color="#008000" fo:font-size="12pt" style:font-size-asian="12pt" style:font-size-complex="12pt"/>
    </style:style>
    <style:style style:name="P47" style:family="paragraph">
      <style:paragraph-properties fo:text-align="center"/>
      <style:text-properties fo:font-size="12pt" style:font-size-asian="12pt" style:font-size-complex="12pt"/>
    </style:style>
    <style:style style:name="P48" style:family="paragraph">
      <style:paragraph-properties fo:text-align="center"/>
      <style:text-properties fo:color="#800000" fo:font-size="12pt" style:font-size-asian="12pt" style:font-size-complex="12pt"/>
    </style:style>
    <style:style style:name="P49" style:family="paragraph">
      <style:paragraph-properties fo:text-align="center"/>
      <style:text-properties fo:color="#000080" fo:font-size="12pt" style:font-size-asian="12pt" style:font-size-complex="12pt"/>
    </style:style>
    <style:style style:name="P50" style:family="paragraph">
      <style:paragraph-properties fo:text-align="center"/>
      <style:text-properties fo:color="#008000" fo:font-size="12pt" style:font-size-asian="12pt" style:font-size-complex="12pt"/>
    </style:style>
    <style:style style:name="P51" style:family="paragraph">
      <style:paragraph-properties fo:text-align="center"/>
      <style:text-properties fo:font-size="24pt" fo:font-weight="bold" style:font-size-asian="24pt" style:font-weight-asian="bold" style:font-size-complex="24pt" style:font-weight-complex="bold"/>
    </style:style>
    <style:style style:name="P52"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3" style:family="paragraph">
      <style:paragraph-properties fo:text-align="center"/>
      <style:text-properties fo:font-size="14pt" style:font-size-asian="14pt" style:font-size-complex="14pt"/>
    </style:style>
    <style:style style:name="P54" style:family="paragraph">
      <style:paragraph-properties fo:text-align="center"/>
      <style:text-properties fo:font-size="20pt" fo:font-weight="bold" style:font-size-asian="20pt" style:font-weight-asian="bold" style:font-size-complex="20pt" style:font-weight-complex="bold"/>
    </style:style>
    <style:style style:name="P55" style:family="paragraph">
      <style:paragraph-properties fo:text-align="center"/>
      <style:text-properties fo:font-family="'Liberation Mono'" style:font-family-generic="modern" style:font-pitch="fixed" fo:font-size="18pt" fo:font-weight="bold" style:font-weight-asian="bold" style:font-weight-complex="bold"/>
    </style:style>
    <style:style style:name="P56" style:family="paragraph">
      <style:paragraph-properties fo:text-align="center"/>
      <style:text-properties fo:font-size="18pt"/>
    </style:style>
    <style:style style:name="P57"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fo:font-size="12pt" style:font-size-asian="10pt" style:font-size-complex="10pt"/>
    </style:style>
    <style:style style:name="T7" style:family="text">
      <style:text-properties style:text-position="sub 58%" fo:font-size="12pt" style:font-size-asian="10pt" style:font-size-complex="10pt"/>
    </style:style>
    <style:style style:name="T8" style:family="text">
      <style:text-properties fo:font-size="12pt" style:font-size-asian="12pt" style:font-size-complex="12pt"/>
    </style:style>
    <style:style style:name="T9" style:family="text">
      <style:text-properties style:text-position="sub 58%" fo:font-size="12pt" style:font-size-asian="12pt" style:font-size-complex="12pt"/>
    </style:style>
    <style:style style:name="T10" style:family="text">
      <style:text-properties style:text-position="sub 58%" fo:font-size="10pt" style:font-size-asian="10pt" style:font-size-complex="10pt"/>
    </style:style>
    <style:style style:name="T11" style:family="text">
      <style:text-properties fo:color="#000080" fo:font-size="10pt" style:font-size-asian="10pt" style:font-size-complex="10pt"/>
    </style:style>
    <style:style style:name="T12" style:family="text">
      <style:text-properties fo:color="#800000" style:text-position="sub 58%" fo:font-size="10pt" style:font-size-asian="10pt" style:font-size-complex="10pt"/>
    </style:style>
    <style:style style:name="T13" style:family="text">
      <style:text-properties fo:color="#008000" fo:font-size="6pt" style:font-size-asian="8pt" style:font-size-complex="8pt"/>
    </style:style>
    <style:style style:name="T14" style:family="text">
      <style:text-properties fo:font-size="8pt" style:font-size-asian="8pt" style:font-size-complex="8pt"/>
    </style:style>
    <style:style style:name="T15" style:family="text">
      <style:text-properties fo:color="#ffffff" fo:font-size="10pt" style:font-size-asian="10pt" style:font-size-complex="10pt"/>
    </style:style>
    <style:style style:name="T16" style:family="text">
      <style:text-properties fo:font-size="6pt" style:font-size-asian="6pt" style:font-size-complex="6pt"/>
    </style:style>
    <style:style style:name="T17" style:family="text">
      <style:text-properties fo:color="#ffffff" fo:font-size="40pt" style:font-size-asian="40pt" style:font-size-complex="40pt"/>
    </style:style>
    <style:style style:name="T18" style:family="text">
      <style:text-properties fo:color="#ffffff" fo:font-size="20pt" style:font-size-asian="20pt" style:font-size-complex="20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color="#000000" fo:font-size="11pt" fo:font-weight="normal" style:font-size-asian="11pt" style:font-weight-asian="normal" style:font-size-complex="11pt" style:font-weight-complex="normal"/>
    </style:style>
    <style:style style:name="T21" style:family="text">
      <style:text-properties fo:font-size="9pt" style:font-size-asian="9pt" style:font-size-complex="9pt"/>
    </style:style>
    <style:style style:name="T22" style:family="text">
      <style:text-properties fo:font-size="14pt" style:font-size-asian="14pt" style:font-size-complex="14pt"/>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24pt" style:font-size-asian="24pt" style:font-size-complex="24pt"/>
    </style:style>
    <style:style style:name="T26" style:family="text">
      <style:text-properties fo:color="#ffffff" fo:font-family="'Liberation Sans'" style:font-family-generic="swiss" style:font-pitch="variable" fo:font-size="100pt" style:font-size-asian="100pt" style:font-size-complex="100pt"/>
    </style:style>
    <style:style style:name="T27" style:family="text">
      <style:text-properties fo:color="#e6e6ff" fo:font-family="'Liberation Sans'" style:font-family-generic="swiss" style:font-pitch="variable" fo:font-size="100pt" style:font-size-asian="100pt" style:font-size-complex="100pt"/>
    </style:style>
    <style:style style:name="T28" style:family="text">
      <style:text-properties fo:font-size="16pt" style:font-size-asian="16pt" style:font-size-complex="16pt"/>
    </style:style>
    <style:style style:name="T29" style:family="text">
      <style:text-properties fo:color="#000080" style:text-position="-33% 58%" fo:font-size="10pt" style:font-size-asian="10pt" style:font-size-complex="10pt"/>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style:text-position="sub 58%" fo:font-size="14pt" style:font-size-asian="14pt" style:font-size-complex="14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28pt" style:font-size-asian="28pt" style:font-size-complex="28pt"/>
    </style:style>
    <style:style style:name="T34" style:family="text">
      <style:text-properties style:text-position="-33% 58%" fo:font-size="14pt" fo:font-weight="normal" style:font-size-asian="14pt" style:font-weight-asian="normal" style:font-size-complex="14pt" style:font-weight-complex="normal"/>
    </style:style>
    <style:style style:name="T35"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36" style:family="text">
      <style:text-properties style:text-position="sub 58%" fo:font-size="14pt" style:text-underline-style="none" style:font-size-asian="14pt" style:font-size-complex="14pt"/>
    </style:style>
    <style:style style:name="T37" style:family="text">
      <style:text-properties fo:color="#000080" fo:font-size="10pt" fo:font-weight="bold" style:font-size-asian="10pt" style:font-weight-asian="bold" style:font-size-complex="10pt" style:font-weight-complex="bold"/>
    </style:style>
    <style:style style:name="T38" style:family="text">
      <style:text-properties fo:color="#008000" fo:font-size="8pt" fo:font-weight="bold" style:font-size-asian="8pt" style:font-weight-asian="bold" style:font-size-complex="8pt" style:font-weight-complex="bold"/>
    </style:style>
    <style:style style:name="T39" style:family="text">
      <style:text-properties fo:color="#ff6633" fo:font-size="6pt" fo:font-weight="bold" style:font-size-asian="6pt" style:font-weight-asian="bold" style:font-size-complex="6pt" style:font-weight-complex="bold"/>
    </style:style>
    <style:style style:name="T40" style:family="text">
      <style:text-properties fo:color="#008000" fo:font-size="10pt" fo:font-weight="bold" style:font-size-asian="10pt" style:font-weight-asian="bold" style:font-size-complex="10pt" style:font-weight-complex="bold"/>
    </style:style>
    <style:style style:name="T41" style:family="text">
      <style:text-properties fo:color="#ff6633" fo:font-size="10pt" fo:font-weight="bold" style:font-size-asian="10pt" style:font-weight-asian="bold" style:font-size-complex="10pt" style:font-weight-complex="bold"/>
    </style:style>
    <style:style style:name="T42" style:family="text">
      <style:text-properties fo:color="#800000" fo:font-size="5pt" fo:font-weight="bold" style:font-size-asian="5pt" style:font-weight-asian="bold" style:font-size-complex="5pt" style:font-weight-complex="bold"/>
    </style:style>
    <style:style style:name="T43" style:family="text">
      <style:text-properties style:use-window-font-color="true" fo:font-size="10pt" fo:font-weight="bold" style:font-size-asian="10pt" style:font-weight-asian="bold" style:font-size-complex="10pt" style:font-weight-complex="bold"/>
    </style:style>
    <style:style style:name="T44" style:family="text">
      <style:text-properties fo:color="#800000" fo:font-size="10pt" fo:font-weight="bold" style:font-size-asian="10pt" style:font-weight-asian="bold" style:font-size-complex="10pt" style:font-weight-complex="bold"/>
    </style:style>
    <style:style style:name="T45" style:family="text">
      <style:text-properties fo:color="#000080" fo:font-size="10pt" fo:font-weight="normal" style:font-size-asian="10pt" style:font-weight-asian="normal" style:font-size-complex="10pt" style:font-weight-complex="normal"/>
    </style:style>
    <style:style style:name="T46" style:family="text">
      <style:text-properties fo:color="#ffffff" fo:font-size="50pt" fo:font-weight="bold" style:font-size-asian="50pt" style:font-weight-asian="bold" style:font-size-complex="50pt" style:font-weight-complex="bold"/>
    </style:style>
    <style:style style:name="T47" style:family="text">
      <style:text-properties fo:color="#ffffff" fo:font-size="12pt" fo:font-weight="bold" style:font-size-asian="12pt" style:font-weight-asian="bold" style:font-size-complex="12pt" style:font-weight-complex="bold"/>
    </style:style>
    <style:style style:name="T48" style:family="text">
      <style:text-properties fo:color="#800000" fo:font-size="8pt" style:font-size-asian="8pt" style:font-size-complex="8pt"/>
    </style:style>
    <style:style style:name="T49" style:family="text">
      <style:text-properties fo:color="#800000" style:text-position="sub 58%" fo:font-size="8pt" style:font-size-asian="8pt" style:font-size-complex="8pt"/>
    </style:style>
    <style:style style:name="T50" style:family="text">
      <style:text-properties fo:color="#000080" fo:font-size="8pt" style:font-size-asian="8pt" style:font-size-complex="8pt"/>
    </style:style>
    <style:style style:name="T51" style:family="text">
      <style:text-properties fo:color="#000080" style:text-position="sub 58%" fo:font-size="8pt" style:font-size-asian="8pt" style:font-size-complex="8pt"/>
    </style:style>
    <style:style style:name="T52" style:family="text">
      <style:text-properties fo:color="#008000" fo:font-size="8pt" style:font-size-asian="8pt" style:font-size-complex="8pt"/>
    </style:style>
    <style:style style:name="T53" style:family="text">
      <style:text-properties fo:color="#008000" style:text-position="sub 58%" fo:font-size="8pt" style:font-size-asian="8pt" style:font-size-complex="8pt"/>
    </style:style>
    <style:style style:name="T54" style:family="text">
      <style:text-properties fo:color="#000080" style:text-position="sub 58%" fo:font-size="10pt" style:font-size-asian="10pt" style:font-size-complex="10pt"/>
    </style:style>
    <style:style style:name="T55" style:family="text">
      <style:text-properties fo:color="#000080" style:text-position="0% 100%" fo:font-size="10pt" style:font-size-asian="10pt" style:font-size-complex="10pt"/>
    </style:style>
    <style:style style:name="T56" style:family="text">
      <style:text-properties fo:color="#008000" style:text-position="sub 58%" fo:font-size="10pt" style:font-size-asian="10pt" style:font-size-complex="10pt"/>
    </style:style>
    <style:style style:name="T57" style:family="text">
      <style:text-properties fo:color="#008000" style:text-position="0% 100%" fo:font-size="10pt" style:font-size-asian="10pt" style:font-size-complex="10pt"/>
    </style:style>
    <style:style style:name="T58" style:family="text">
      <style:text-properties style:text-position="sub 58%" fo:font-size="8pt" style:font-size-asian="8pt" style:font-size-complex="8pt"/>
    </style:style>
    <style:style style:name="T59" style:family="text">
      <style:text-properties fo:color="#800000" fo:font-size="12pt" style:font-size-asian="12pt" style:font-size-complex="12pt"/>
    </style:style>
    <style:style style:name="T60" style:family="text">
      <style:text-properties fo:color="#000080" fo:font-size="12pt" style:font-size-asian="12pt" style:font-size-complex="12pt"/>
    </style:style>
    <style:style style:name="T61" style:family="text">
      <style:text-properties fo:color="#008000" fo:font-size="12pt" style:font-size-asian="12pt" style:font-size-complex="12pt"/>
    </style:style>
    <style:style style:name="T62" style:family="text">
      <style:text-properties fo:color="#000080" style:text-position="0% 100%" fo:font-size="12pt" style:font-size-asian="12pt" style:font-size-complex="12pt"/>
    </style:style>
    <style:style style:name="T63" style:family="text">
      <style:text-properties fo:color="#000080" style:text-position="sub 58%" fo:font-size="12pt" style:font-size-asian="12pt" style:font-size-complex="12pt"/>
    </style:style>
    <style:style style:name="T64" style:family="text">
      <style:text-properties fo:font-size="24pt" fo:font-weight="bold" style:font-size-asian="24pt" style:font-weight-asian="bold" style:font-size-complex="24pt" style:font-weight-complex="bold"/>
    </style:style>
    <style:style style:name="T65" style:family="text">
      <style:text-properties fo:font-family="'Liberation Mono'" style:font-family-generic="modern" style:font-pitch="fixed" fo:font-size="22pt" fo:font-weight="bold" style:font-size-asian="22pt" style:font-weight-asian="bold" style:font-size-complex="22pt" style:font-weight-complex="bold"/>
    </style:style>
    <style:style style:name="T66" style:family="text">
      <style:text-properties fo:font-size="20pt" fo:font-weight="bold" style:font-size-asian="20pt" style:font-weight-asian="bold" style:font-size-complex="20pt" style:font-weight-complex="bold"/>
    </style:style>
    <style:style style:name="T67" style:family="text">
      <style:text-properties fo:font-family="'Liberation Mono'" style:font-family-generic="modern" style:font-pitch="fixed" fo:font-size="18pt" fo:font-weight="bold" style:font-weight-asian="bold" style:font-weight-complex="bold"/>
    </style:style>
    <style:style style:name="T68" style:family="text">
      <style:text-properties fo:font-size="18pt"/>
    </style:style>
    <style:style style:name="T69"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text:p/>
          </draw:connector>
          <draw:connector draw:style-name="gr5" draw:text-style-name="P1" draw:layer="layout" draw:type="line" svg:x1="6.363cm" svg:y1="10.783cm" svg:x2="6.363cm" svg:y2="13.042cm" draw:start-shape="id3" draw:start-glue-point="8" svg:d="M6363 10783v2259">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text:p/>
          </draw:connector>
          <draw:connector draw:style-name="gr4" draw:text-style-name="P1" draw:layer="layout" draw:type="line" svg:x1="6.066cm" svg:y1="2.735cm" svg:x2="3.855cm" svg:y2="3.441cm" draw:start-shape="id1" draw:start-glue-point="6" draw:end-shape="id4" draw:end-glue-point="10" svg:d="M6066 2735l-2211 706">
            <text:p/>
          </draw:connector>
          <draw:connector draw:style-name="gr5" draw:text-style-name="P1" draw:layer="layout" draw:type="line" svg:x1="3.559cm" svg:y1="1.605cm" svg:x2="3.559cm" svg:y2="3.158cm" draw:end-shape="id4" draw:end-glue-point="4" svg:d="M3559 1605v1553">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text:p/>
          </draw:connector>
          <draw:connector draw:style-name="gr5" draw:text-style-name="P1" draw:layer="layout" draw:type="line" svg:x1="3.559cm" svg:y1="12.195cm" svg:x2="3.559cm" svg:y2="13.042cm" draw:start-shape="id10" draw:start-glue-point="8" svg:d="M3559 12195v847">
            <text:p/>
          </draw:connector>
          <draw:connector draw:style-name="gr4" draw:text-style-name="P1" draw:layer="layout" draw:type="line" svg:x1="3.855cm" svg:y1="6.265cm" svg:x2="6.066cm" svg:y2="8.101cm" draw:start-shape="id6" draw:start-glue-point="10" draw:end-shape="id2" draw:end-glue-point="6" svg:d="M3855 6265l2211 1836">
            <text:p/>
          </draw:connector>
          <draw:connector draw:style-name="gr4" draw:text-style-name="P1" draw:layer="layout" draw:type="line" svg:x1="3.855cm" svg:y1="9.089cm" svg:x2="6.066cm" svg:y2="10.501cm" draw:start-shape="id8" draw:start-glue-point="10" draw:end-shape="id3" draw:end-glue-point="6" svg:d="M3855 9089l2211 1412">
            <text:p/>
          </draw:connector>
          <draw:frame draw:style-name="gr7" draw:text-style-name="P3" draw:layer="layout" svg:width="1.112cm" svg:height="0.657cm" svg:x="3.009cm" svg:y="1cm">
            <draw:text-box>
              <text:p><text:span text:style-name="T2">dev</text:span></text:p>
            </draw:text-box>
          </draw:frame>
          <draw:frame draw:style-name="gr8" draw:text-style-name="P3" draw:layer="layout" svg:width="1.658cm" svg:height="0.657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9" draw:text-style-name="P1" draw:layer="layout" svg:width="6.846cm" svg:height="2.626cm" svg:x="2.518cm" svg:y="5.652cm" svg:viewBox="0 0 6847 2627" draw:points="1356,0 5507,0 6847,2593 0,2627">
            <text:p/>
          </draw:polygon>
          <draw:custom-shape draw:style-name="gr10"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2.795cm" svg:x2="3.832cm" svg:y2="5.144cm" draw:start-shape="id11" draw:start-glue-point="9" draw:end-shape="id12" draw:end-glue-point="4" svg:d="M2630 2795l1202 2349">
            <text:p/>
          </draw:connector>
          <draw:connector draw:style-name="gr12" draw:text-style-name="P1" draw:layer="layout" draw:type="line" svg:x1="3.621cm" svg:y1="5.23cm" svg:x2="2.42cm" svg:y2="2.881cm" draw:start-shape="id12" draw:start-glue-point="5" draw:end-shape="id11" draw:end-glue-point="8" svg:d="M3621 5230l-1201-2349">
            <text:p/>
          </draw:connector>
          <draw:custom-shape draw:style-name="gr10"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5.144cm" svg:x2="9.269cm" svg:y2="2.795cm" draw:start-shape="id13" draw:start-glue-point="4" draw:end-shape="id14" draw:end-glue-point="7" svg:d="M8068 5144l1201-2349">
            <text:p/>
          </draw:connector>
          <draw:connector draw:style-name="gr13" draw:text-style-name="P1" draw:layer="layout" draw:type="line" svg:x1="8.278cm" svg:y1="5.23cm" svg:x2="9.48cm" svg:y2="2.881cm" draw:start-shape="id13" draw:start-glue-point="11" draw:end-shape="id14" draw:end-glue-point="8" svg:d="M8278 5230l1202-2349">
            <text:p/>
          </draw:connector>
          <draw:connector draw:style-name="gr12" draw:text-style-name="P1" draw:layer="layout" draw:type="line" svg:x1="4.042cm" svg:y1="5.23cm" svg:x2="7.857cm" svg:y2="5.23cm" draw:start-shape="id12" draw:start-glue-point="11" draw:end-shape="id13" draw:end-glue-point="5" svg:d="M4042 5230h3815">
            <text:p/>
          </draw:connector>
          <draw:connector draw:style-name="gr14" draw:text-style-name="P1" draw:layer="layout" draw:type="line" svg:x1="4.042cm" svg:y1="5.651cm" svg:x2="7.857cm" svg:y2="5.651cm" draw:start-shape="id12" draw:start-glue-point="9" draw:end-shape="id13" draw:end-glue-point="7" svg:d="M4042 5651h3815">
            <text:p/>
          </draw:connector>
          <draw:connector draw:style-name="gr15" draw:text-style-name="P1" draw:layer="layout" draw:type="line" svg:x1="2.63cm" svg:y1="8.054cm" svg:x2="3.832cm" svg:y2="5.737cm" draw:start-shape="id15" draw:start-glue-point="11" draw:end-shape="id12" draw:end-glue-point="8" svg:d="M2630 8054l1202-2317">
            <text:p/>
          </draw:connector>
          <draw:connector draw:style-name="gr13" draw:text-style-name="P1" draw:layer="layout" draw:type="line" svg:x1="3.621cm" svg:y1="5.651cm" svg:x2="2.42cm" svg:y2="7.968cm" draw:start-shape="id12" draw:start-glue-point="7" draw:end-shape="id15" draw:end-glue-point="4" svg:d="M3621 5651l-1201 2317">
            <text:p/>
          </draw:connector>
          <draw:connector draw:style-name="gr12" draw:text-style-name="P1" draw:layer="layout" draw:type="line" svg:x1="8.278cm" svg:y1="5.651cm" svg:x2="9.48cm" svg:y2="7.968cm" draw:start-shape="id13" draw:start-glue-point="9" draw:end-shape="id16" draw:end-glue-point="4" svg:d="M8278 5651l1202 2317">
            <text:p/>
          </draw:connector>
          <draw:connector draw:style-name="gr16" draw:text-style-name="P1" draw:layer="layout" draw:type="line" svg:x1="9.269cm" svg:y1="8.054cm" svg:x2="8.068cm" svg:y2="5.737cm" draw:start-shape="id16" draw:start-glue-point="5" draw:end-shape="id13" draw:end-glue-point="8" svg:d="M9269 8054l-1201-2317">
            <text:p/>
          </draw:connector>
          <draw:custom-shape draw:style-name="gr17"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2.259cm" svg:height="0.645cm" svg:x="4.887cm" svg:y="4.653cm">
            <draw:text-box>
              <text:p><text:span text:style-name="T1">opposite(e)</text:span></text:p>
            </draw:text-box>
          </draw:frame>
          <draw:frame draw:style-name="gr19" draw:text-style-name="P4" draw:layer="layout" svg:width="2.2cm" svg:height="0.645cm" svg:x="8.302cm" svg:y="5.102cm">
            <draw:text-box>
              <text:p><text:span text:style-name="T1">a=origin(e)</text:span></text:p>
            </draw:text-box>
          </draw:frame>
          <draw:frame draw:style-name="gr20" draw:text-style-name="P4" draw:layer="layout" svg:width="1.92cm" svg:height="0.645cm" svg:x="1.682cm" svg:y="5.102cm">
            <draw:text-box>
              <text:p><text:span text:style-name="T1">b=end(e)</text:span></text:p>
            </draw:text-box>
          </draw:frame>
          <draw:frame draw:style-name="gr21" draw:text-style-name="P4" draw:layer="layout" svg:width="3.084cm" svg:height="0.645cm" svg:x="4.472cm" svg:y="5.652cm">
            <draw:text-box>
              <text:p><text:span text:style-name="T1">half-edge e=b-a </text:span></text:p>
            </draw:text-box>
          </draw:frame>
          <draw:frame draw:style-name="gr22" draw:text-style-name="P4" draw:layer="layout" svg:width="1.607cm" svg:height="0.645cm" svg:x="3.099cm" svg:y="6.708cm">
            <draw:text-box>
              <text:p><text:span text:style-name="T1">next(e)</text:span></text:p>
            </draw:text-box>
          </draw:frame>
          <draw:frame draw:style-name="gr23" draw:text-style-name="P4" draw:layer="layout" svg:width="1.624cm" svg:height="0.645cm" svg:x="7.176cm" svg:y="6.708cm">
            <draw:text-box>
              <text:p><text:span text:style-name="T1">prev(e)</text:span></text:p>
            </draw:text-box>
          </draw:frame>
          <draw:frame draw:style-name="gr24" draw:text-style-name="P4" draw:layer="layout" svg:width="1.912cm" svg:height="0.645cm" svg:x="5.058cm" svg:y="7.517cm">
            <draw:text-box>
              <text:p><text:span text:style-name="T1">f=face(e)</text:span></text:p>
            </draw:text-box>
          </draw:frame>
        </draw:g>
        <draw:g>
          <draw:polygon draw:style-name="gr9" draw:text-style-name="P1" draw:layer="layout" svg:width="6.846cm" svg:height="2.626cm" svg:x="2.534cm" svg:y="10.861cm" svg:viewBox="0 0 6847 2627" draw:points="1356,2627 5507,2627 6847,34 0,0">
            <text:p/>
          </draw:polygon>
          <draw:polygon draw:style-name="gr9" draw:text-style-name="P1" draw:layer="layout" svg:width="6.846cm" svg:height="2.626cm" svg:x="2.518cm" svg:y="13.917cm" svg:viewBox="0 0 6847 2627" draw:points="1356,0 5507,0 6847,2593 0,2627">
            <text:p/>
          </draw:polygon>
          <draw:custom-shape draw:style-name="gr17"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2.63cm" svg:y1="11.089cm" svg:x2="3.832cm" svg:y2="13.409cm" draw:start-shape="id17" draw:start-glue-point="9" draw:end-shape="id18" draw:end-glue-point="4" svg:d="M2630 11089l1202 2320">
            <text:p/>
          </draw:connector>
          <draw:connector draw:style-name="gr12" draw:text-style-name="P1" draw:layer="layout" draw:type="line" svg:x1="3.621cm" svg:y1="13.495cm" svg:x2="2.42cm" svg:y2="11.175cm" draw:start-shape="id18" draw:start-glue-point="5" draw:end-shape="id17" draw:end-glue-point="8" svg:d="M3621 13495l-1201-2320">
            <text:p/>
          </draw:connector>
          <draw:custom-shape draw:style-name="gr17"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8.068cm" svg:y1="13.409cm" svg:x2="9.269cm" svg:y2="11.089cm" draw:start-shape="id19" draw:start-glue-point="4" draw:end-shape="id20" draw:end-glue-point="7" svg:d="M8068 13409l1201-2320">
            <text:p/>
          </draw:connector>
          <draw:connector draw:style-name="gr13" draw:text-style-name="P1" draw:layer="layout" draw:type="line" svg:x1="8.278cm" svg:y1="13.495cm" svg:x2="9.48cm" svg:y2="11.175cm" draw:start-shape="id19" draw:start-glue-point="11" draw:end-shape="id20" draw:end-glue-point="8" svg:d="M8278 13495l1202-2320">
            <text:p/>
          </draw:connector>
          <draw:connector draw:style-name="gr26" draw:text-style-name="P1" draw:layer="layout" draw:type="line" svg:x1="4.042cm" svg:y1="13.495cm" svg:x2="7.857cm" svg:y2="13.495cm" draw:start-shape="id18" draw:start-glue-point="11" draw:end-shape="id19" draw:end-glue-point="5" svg:d="M4042 13495h3815">
            <text:p/>
          </draw:connector>
          <draw:connector draw:style-name="gr14" draw:text-style-name="P1" draw:layer="layout" draw:type="line" svg:x1="4.042cm" svg:y1="13.916cm" svg:x2="7.857cm" svg:y2="13.916cm" draw:start-shape="id18" draw:start-glue-point="9" draw:end-shape="id19" draw:end-glue-point="7" svg:d="M4042 13916h3815">
            <text:p/>
          </draw:connector>
          <draw:connector draw:style-name="gr14" draw:text-style-name="P1" draw:layer="layout" draw:type="line" svg:x1="2.63cm" svg:y1="16.319cm" svg:x2="3.832cm" svg:y2="14.002cm" draw:start-shape="id21" draw:start-glue-point="11" draw:end-shape="id18" draw:end-glue-point="8" svg:d="M2630 16319l1202-2317">
            <text:p/>
          </draw:connector>
          <draw:connector draw:style-name="gr13" draw:text-style-name="P1" draw:layer="layout" draw:type="line" svg:x1="3.621cm" svg:y1="13.916cm" svg:x2="2.42cm" svg:y2="16.233cm" draw:start-shape="id18" draw:start-glue-point="7" draw:end-shape="id21" draw:end-glue-point="4" svg:d="M3621 13916l-1201 2317">
            <text:p/>
          </draw:connector>
          <draw:connector draw:style-name="gr12" draw:text-style-name="P1" draw:layer="layout" draw:type="line" svg:x1="8.278cm" svg:y1="13.916cm" svg:x2="9.48cm" svg:y2="16.233cm" draw:start-shape="id19" draw:start-glue-point="9" draw:end-shape="id22" draw:end-glue-point="4" svg:d="M8278 13916l1202 2317">
            <text:p/>
          </draw:connector>
          <draw:connector draw:style-name="gr27" draw:text-style-name="P1" draw:layer="layout" draw:type="line" svg:x1="9.269cm" svg:y1="16.319cm" svg:x2="8.068cm" svg:y2="14.002cm" draw:start-shape="id22" draw:start-glue-point="5" draw:end-shape="id19" draw:end-glue-point="8" svg:d="M9269 16319l-1201-2317">
            <text:p/>
          </draw:connector>
          <draw:custom-shape draw:style-name="gr17"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3.067cm" svg:height="0.645cm" svg:x="4.408cm" svg:y="14.949cm">
            <draw:text-box>
              <text:p><text:span text:style-name="T3">half-edges cycle</text:span></text:p>
            </draw:text-box>
          </draw:frame>
          <draw:connector draw:style-name="gr14" draw:text-style-name="P1" draw:layer="layout" draw:type="line" svg:x1="9.183cm" svg:y1="16.53cm" svg:x2="2.716cm" svg:y2="16.53cm" draw:start-shape="id22" draw:start-glue-point="6" draw:end-shape="id21" draw:end-glue-point="10" svg:d="M9183 16530h-6467">
            <text:p/>
          </draw:connector>
          <draw:connector draw:style-name="gr26" draw:text-style-name="P1" draw:layer="layout" draw:type="line" svg:x1="9.183cm" svg:y1="10.879cm" svg:x2="2.716cm" svg:y2="10.879cm" draw:start-shape="id20" draw:start-glue-point="6" draw:end-shape="id17" draw:end-glue-point="10" svg:d="M9183 10879h-6467">
            <text:p/>
          </draw:connector>
          <draw:frame draw:style-name="gr28" draw:text-style-name="P6" draw:layer="layout" svg:width="3.067cm" svg:height="0.645cm" svg:x="4.409cm" svg:y="11.748cm">
            <draw:text-box>
              <text:p><text:span text:style-name="T4">half-edges cycle</text:span></text:p>
            </draw:text-box>
          </draw:frame>
        </draw:g>
        <draw:g>
          <draw:polygon draw:style-name="gr29" draw:text-style-name="P1" draw:layer="layout" svg:width="5.647cm" svg:height="1.411cm" svg:x="13.002cm" svg:y="15.12cm" svg:viewBox="0 0 5648 1412" draw:points="1412,0 0,1412 5648,1412 4236,0">
            <text:p/>
          </draw:polygon>
          <draw:line draw:style-name="gr30" draw:text-style-name="P1" draw:layer="layout" svg:x1="15.317cm" svg:y1="15.769cm" svg:x2="15.627cm" svg:y2="15.12cm">
            <text:p/>
          </draw:line>
          <draw:polygon draw:style-name="gr31" draw:text-style-name="P1" draw:layer="layout" svg:width="0.705cm" svg:height="2.823cm" svg:x="15.12cm" svg:y="13.708cm" svg:viewBox="0 0 706 2824" draw:points="0,2824 706,1412 706,0 0,706">
            <text:p/>
          </draw:polygon>
          <draw:frame draw:style-name="gr32" draw:text-style-name="P7" draw:layer="layout" svg:width="2.551cm" svg:height="0.645cm" svg:x="15.505cm" svg:y="15.83cm">
            <draw:text-box>
              <text:p><text:span text:style-name="T5">opposite(e) ?</text:span></text:p>
            </draw:text-box>
          </draw:frame>
          <draw:line draw:style-name="gr33" draw:text-style-name="P1" draw:layer="layout" svg:x1="15.515cm" svg:y1="15.741cm" svg:x2="15.12cm" svg:y2="16.532cm">
            <text:p/>
          </draw:line>
          <draw:line draw:style-name="gr34" draw:text-style-name="P1" draw:layer="layout" svg:x1="15.657cm" svg:y1="15.769cm" svg:x2="15.967cm" svg:y2="15.12cm">
            <text:p/>
          </draw:line>
        </draw:g>
        <draw:frame draw:style-name="gr35" draw:text-style-name="P4" draw:layer="layout" svg:width="2.661cm" svg:height="0.963cm" svg:x="14.893cm" svg:y="7.45cm">
          <draw:text-box>
            <text:p><text:span text:style-name="T1">f=face(e)</text:span>f0-</text:p>
          </draw:text-box>
        </draw:frame>
        <draw:polygon draw:style-name="gr36" draw:text-style-name="P1" draw:layer="layout" svg:width="2.823cm" svg:height="2.852cm" svg:x="14.526cm" svg:y="6.49cm" svg:viewBox="0 0 2824 2853" draw:points="0,2853 2824,2853 2824,29 0,0">
          <text:p/>
        </draw:polygon>
        <draw:custom-shape draw:style-name="gr17"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8" draw:layer="layout" svg:width="0.849cm" svg:height="0.864cm" svg:x="13.538cm" svg:y="5.828cm">
          <draw:text-box>
            <text:p><text:span text:style-name="T6">v</text:span><text:span text:style-name="T7">3</text:span></text:p>
          </draw:text-box>
        </draw:frame>
        <draw:frame draw:style-name="gr38" draw:text-style-name="P9" draw:layer="layout" svg:width="0.76cm" svg:height="0.864cm" svg:x="15.628cm" svg:y="7.395cm">
          <draw:text-box>
            <text:p><text:span text:style-name="T8">f</text:span><text:span text:style-name="T9">0</text:span></text:p>
          </draw:text-box>
        </draw:frame>
        <draw:frame draw:style-name="gr37" draw:text-style-name="P8" draw:layer="layout" svg:width="0.849cm" svg:height="0.864cm" svg:x="13.538cm" svg:y="8.68cm">
          <draw:text-box>
            <text:p><text:span text:style-name="T6">v</text:span><text:span text:style-name="T7">0</text:span></text:p>
          </draw:text-box>
        </draw:frame>
        <draw:frame draw:style-name="gr37" draw:text-style-name="P8" draw:layer="layout" svg:width="0.849cm" svg:height="0.864cm" svg:x="17.503cm" svg:y="8.68cm">
          <draw:text-box>
            <text:p><text:span text:style-name="T6">v</text:span><text:span text:style-name="T7">1</text:span></text:p>
          </draw:text-box>
        </draw:frame>
        <draw:frame draw:style-name="gr37" draw:text-style-name="P8" draw:layer="layout" svg:width="0.849cm" svg:height="0.864cm" svg:x="17.501cm" svg:y="5.828cm">
          <draw:text-box>
            <text:p><text:span text:style-name="T6">v</text:span><text:span text:style-name="T7">2</text:span></text:p>
          </draw:text-box>
        </draw:frame>
        <draw:frame draw:style-name="gr37" draw:text-style-name="P9" draw:layer="layout" svg:width="0.849cm" svg:height="0.864cm" svg:x="19.016cm" svg:y="6.9cm">
          <draw:text-box>
            <text:p><text:span text:style-name="T8">v</text:span><text:span text:style-name="T9">4</text:span></text:p>
          </draw:text-box>
        </draw:frame>
        <draw:g>
          <draw:path draw:style-name="gr39"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39"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polygon draw:style-name="gr36" draw:text-style-name="P1" draw:layer="layout" svg:width="2.824cm" svg:height="2.852cm" svg:x="2.718cm" svg:y="19.921cm" svg:viewBox="0 0 2825 2853" draw:points="0,2853 2824,2853 2825,16 0,0">
              <text:p/>
            </draw:polygon>
            <draw:custom-shape draw:style-name="gr17"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 draw:layer="layout" svg:width="0.794cm" svg:height="3.715cm" svg:x="2.044cm" svg:y="19.178cm">
              <draw:text-box>
                <text:p><text:span text:style-name="T1">v</text:span><text:span text:style-name="T10">0</text:span></text:p>
              </draw:text-box>
            </draw:frame>
            <draw:frame draw:style-name="gr41" draw:text-style-name="P4" draw:layer="layout" svg:width="0.794cm" svg:height="0.761cm" svg:x="1.923cm" svg:y="22.765cm">
              <draw:text-box>
                <text:p><text:span text:style-name="T1">v</text:span><text:span text:style-name="T10">1</text:span></text:p>
              </draw:text-box>
            </draw:frame>
            <draw:frame draw:style-name="gr42" draw:text-style-name="P4" draw:layer="layout" svg:width="0.79cm" svg:height="0.761cm" svg:x="5.523cm" svg:y="22.765cm">
              <draw:text-box>
                <text:p><text:span text:style-name="T1">v</text:span><text:span text:style-name="T10">2</text:span></text:p>
              </draw:text-box>
            </draw:frame>
            <draw:frame draw:style-name="gr41" draw:text-style-name="P4" draw:layer="layout" svg:width="0.794cm" svg:height="0.761cm" svg:x="5.389cm" svg:y="19.178cm">
              <draw:text-box>
                <text:p><text:span text:style-name="T1">v</text:span><text:span text:style-name="T10">3</text:span></text:p>
              </draw:text-box>
            </draw:frame>
            <draw:line draw:style-name="gr43" draw:text-style-name="P1" draw:layer="layout" svg:x1="4.138cm" svg:y1="19.928cm" svg:x2="4.135cm" svg:y2="22.77cm">
              <text:p/>
            </draw:line>
            <draw:line draw:style-name="gr43" draw:text-style-name="P1" draw:layer="layout" svg:x1="2.72cm" svg:y1="21.344cm" svg:x2="5.541cm" svg:y2="21.34cm">
              <text:p/>
            </draw:line>
            <draw:custom-shape draw:style-name="gr17"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103cm" svg:y="20.302cm">
              <draw:text-box>
                <text:p><text:span text:style-name="T11">0</text:span></text:p>
              </draw:text-box>
            </draw:frame>
            <draw:frame draw:style-name="gr44" draw:text-style-name="P10" draw:layer="layout" svg:width="0.697cm" svg:height="0.645cm" svg:x="3.104cm" svg:y="21.754cm">
              <draw:text-box>
                <text:p><text:span text:style-name="T11">1</text:span></text:p>
              </draw:text-box>
            </draw:frame>
            <draw:frame draw:style-name="gr44" draw:text-style-name="P10" draw:layer="layout" svg:width="0.697cm" svg:height="0.645cm" svg:x="3.104cm" svg:y="20.302cm">
              <draw:text-box>
                <text:p><text:span text:style-name="T11">0</text:span></text:p>
              </draw:text-box>
            </draw:frame>
            <draw:frame draw:style-name="gr44" draw:text-style-name="P10" draw:layer="layout" svg:width="0.697cm" svg:height="0.645cm" svg:x="4.453cm" svg:y="20.302cm">
              <draw:text-box>
                <text:p><text:span text:style-name="T11">3</text:span></text:p>
              </draw:text-box>
            </draw:frame>
            <draw:frame draw:style-name="gr44" draw:text-style-name="P10" draw:layer="layout" svg:width="0.697cm" svg:height="0.645cm" svg:x="4.453cm" svg:y="21.754cm">
              <draw:text-box>
                <text:p><text:span text:style-name="T11">2</text:span></text:p>
              </draw:text-box>
            </draw:frame>
          </draw:g>
          <draw:frame draw:style-name="gr45" draw:text-style-name="P4" draw:layer="layout" svg:width="2.377cm" svg:height="0.645cm" svg:x="2.93cm" svg:y="23.623cm">
            <draw:text-box>
              <text:p><text:span text:style-name="T1">regular face</text:span></text:p>
            </draw:text-box>
          </draw:frame>
          <draw:frame draw:style-name="gr46" draw:text-style-name="P4" draw:layer="layout" svg:width="0.794cm" svg:height="0.761cm" svg:x="7.714cm" svg:y="22.761cm">
            <draw:text-box>
              <text:p><text:span text:style-name="T1">v</text:span><text:span text:style-name="T10">2</text:span></text:p>
            </draw:text-box>
          </draw:frame>
          <draw:frame draw:style-name="gr46" draw:text-style-name="P4" draw:layer="layout" svg:width="0.794cm" svg:height="0.761cm" svg:x="10.485cm" svg:y="22.762cm">
            <draw:text-box>
              <text:p><text:span text:style-name="T1">v</text:span><text:span text:style-name="T10">3</text:span></text:p>
            </draw:text-box>
          </draw:frame>
          <draw:g>
            <draw:polygon draw:style-name="gr29" draw:text-style-name="P1" draw:layer="layout" svg:width="3.586cm" svg:height="3.529cm" svg:x="7.632cm" svg:y="19.231cm" svg:viewBox="0 0 3587 3530" draw:points="0,1412 763,3530 2853,3530 3587,1440 1892,0">
              <text:p/>
            </draw:polygon>
            <draw:line draw:style-name="gr43" draw:text-style-name="P1" draw:layer="layout" svg:x1="9.496cm" svg:y1="21.094cm" svg:x2="9.496cm" svg:y2="22.761cm">
              <text:p/>
            </draw:line>
            <draw:line draw:style-name="gr43" draw:text-style-name="P1" draw:layer="layout" svg:x1="10.852cm" svg:y1="21.772cm" svg:x2="9.496cm" svg:y2="21.094cm">
              <text:p/>
            </draw:line>
            <draw:custom-shape draw:style-name="gr17"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0.372cm" svg:y1="19.937cm" svg:x2="9.496cm" svg:y2="21.094cm">
              <text:p/>
            </draw:line>
            <draw:line draw:style-name="gr43" draw:text-style-name="P1" draw:layer="layout" svg:x1="8.592cm" svg:y1="19.937cm" svg:x2="9.496cm" svg:y2="21.094cm">
              <text:p/>
            </draw:line>
            <draw:line draw:style-name="gr43" draw:text-style-name="P1" draw:layer="layout" svg:x1="8.028cm" svg:y1="21.716cm" svg:x2="9.496cm" svg:y2="21.094cm">
              <text:p/>
            </draw:line>
            <draw:frame draw:style-name="gr46" draw:text-style-name="P4" draw:layer="layout" svg:width="0.794cm" svg:height="0.761cm" svg:x="9.154cm" svg:y="18.496cm">
              <draw:text-box>
                <text:p><text:span text:style-name="T1">v</text:span><text:span text:style-name="T10">0</text:span></text:p>
              </draw:text-box>
            </draw:frame>
            <draw:frame draw:style-name="gr40" draw:text-style-name="P4" draw:layer="layout" svg:width="0.794cm" svg:height="3.715cm" svg:x="6.838cm" svg:y="19.88cm">
              <draw:text-box>
                <text:p><text:span text:style-name="T1">v</text:span><text:span text:style-name="T10">1</text:span></text:p>
              </draw:text-box>
            </draw:frame>
            <draw:frame draw:style-name="gr40" draw:text-style-name="P4" draw:layer="layout" svg:width="0.794cm" svg:height="3.715cm" svg:x="11.191cm" svg:y="20.277cm">
              <draw:text-box>
                <text:p><text:span text:style-name="T1">v</text:span><text:span text:style-name="T10">4</text:span></text:p>
              </draw:text-box>
            </draw:frame>
            <draw:frame draw:style-name="gr44" draw:text-style-name="P10" draw:layer="layout" svg:width="0.697cm" svg:height="0.645cm" svg:x="9.129cm" svg:y="19.711cm">
              <draw:text-box>
                <text:p><text:span text:style-name="T11">0</text:span></text:p>
              </draw:text-box>
            </draw:frame>
            <draw:frame draw:style-name="gr44" draw:text-style-name="P10" draw:layer="layout" svg:width="0.697cm" svg:height="0.645cm" svg:x="8.112cm" svg:y="20.53cm">
              <draw:text-box>
                <text:p><text:span text:style-name="T11">1</text:span></text:p>
              </draw:text-box>
            </draw:frame>
            <draw:frame draw:style-name="gr44" draw:text-style-name="P10" draw:layer="layout" svg:width="0.697cm" svg:height="0.645cm" svg:x="8.536cm" svg:y="21.744cm">
              <draw:text-box>
                <text:p><text:span text:style-name="T11">2</text:span></text:p>
              </draw:text-box>
            </draw:frame>
            <draw:frame draw:style-name="gr44" draw:text-style-name="P10" draw:layer="layout" svg:width="0.697cm" svg:height="0.645cm" svg:x="9.703cm" svg:y="21.744cm">
              <draw:text-box>
                <text:p><text:span text:style-name="T11">3</text:span></text:p>
              </draw:text-box>
            </draw:frame>
            <draw:frame draw:style-name="gr44" draw:text-style-name="P10" draw:layer="layout" svg:width="0.697cm" svg:height="0.645cm" svg:x="10.061cm" svg:y="20.506cm">
              <draw:text-box>
                <text:p><text:span text:style-name="T11">4</text:span></text:p>
              </draw:text-box>
            </draw:frame>
          </draw:g>
          <draw:frame draw:style-name="gr47" draw:text-style-name="P4" draw:layer="layout" svg:width="4.507cm" svg:height="0.645cm" svg:x="7.742cm" svg:y="23.624cm">
            <draw:text-box>
              <text:p><text:span text:style-name="T1">extraordinary face <text:s text:c="11"/></text:span></text:p>
            </draw:text-box>
          </draw:frame>
        </draw:g>
        <draw:g>
          <draw:custom-shape draw:style-name="gr48" draw:text-style-name="P1" draw:layer="layout" svg:width="5.252cm" svg:height="2.476cm" svg:x="13.891cm" svg:y="20.224cm">
            <text:p/>
            <draw:enhanced-geometry svg:viewBox="0 0 21600 21600" draw:type="rectangle" draw:enhanced-path="M 0 0 L 21600 0 21600 21600 0 21600 0 0 Z N"/>
          </draw:custom-shape>
          <draw:custom-shape draw:style-name="gr17"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3.708cm" svg:y1="20.356cm" svg:x2="13.708cm" svg:y2="22.59cm" draw:start-shape="id23" draw:start-glue-point="8" draw:end-shape="id24" draw:end-glue-point="4" svg:d="M13708 20356v2234">
            <text:p/>
          </draw:connector>
          <draw:custom-shape draw:style-name="gr17"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9.356cm" svg:y1="22.59cm" svg:x2="19.356cm" svg:y2="20.356cm" draw:start-shape="id25" draw:start-glue-point="4" draw:end-shape="id26" draw:end-glue-point="8" svg:d="M19356 22590v-2234">
            <text:p/>
          </draw:connector>
          <draw:custom-shape draw:style-name="gr17"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7" draw:layer="layout" svg:width="2.153cm" svg:height="0.645cm" svg:x="15.443cm" svg:y="23.681cm">
            <draw:text-box>
              <text:p><text:span text:style-name="T5">mesh data</text:span></text:p>
            </draw:text-box>
          </draw:frame>
          <draw:connector draw:style-name="gr49" draw:text-style-name="P1" draw:layer="layout" draw:type="line" svg:x1="19.059cm" svg:y1="20.06cm" svg:x2="14.004cm" svg:y2="20.06cm" draw:start-shape="id26" draw:start-glue-point="6" draw:end-shape="id23" draw:end-glue-point="10" svg:d="M19059 20060h-5055">
            <text:p/>
          </draw:connector>
          <draw:frame draw:style-name="gr51" draw:text-style-name="P7" draw:layer="layout" svg:width="1.412cm" svg:height="0.687cm" svg:x="15.756cm" svg:y="21.081cm">
            <draw:text-box>
              <text:p><text:span text:style-name="T5">face f</text:span></text:p>
            </draw:text-box>
          </draw:frame>
          <draw:connector draw:style-name="gr49" draw:text-style-name="P1" draw:layer="layout" draw:type="line" svg:x1="19.059cm" svg:y1="22.887cm" svg:x2="14.004cm" svg:y2="22.887cm" draw:start-shape="id25" draw:start-glue-point="6" draw:end-shape="id24" draw:end-glue-point="10" svg:d="M19059 22887h-5055">
            <text:p/>
          </draw:connector>
          <draw:frame draw:style-name="gr46" draw:text-style-name="P4" draw:layer="layout" svg:width="0.932cm" svg:height="0.761cm" svg:x="12.931cm" svg:y="21.082cm">
            <draw:text-box>
              <text:p><text:span text:style-name="T1"><text:s/></text:span><text:span text:style-name="T1">e</text:span><text:span text:style-name="T10">0</text:span></text:p>
            </draw:text-box>
          </draw:frame>
          <draw:frame draw:style-name="gr46" draw:text-style-name="P4" draw:layer="layout" svg:width="0.932cm" svg:height="0.761cm" svg:x="12.818cm" svg:y="19.271cm">
            <draw:text-box>
              <text:p><text:span text:style-name="T1"><text:s/></text:span><text:span text:style-name="T1">v</text:span><text:span text:style-name="T10">0</text:span></text:p>
            </draw:text-box>
          </draw:frame>
          <draw:frame draw:style-name="gr46" draw:text-style-name="P4" draw:layer="layout" svg:width="0.932cm" svg:height="0.761cm" svg:x="12.818cm" svg:y="22.871cm">
            <draw:text-box>
              <text:p><text:span text:style-name="T1"><text:s/></text:span><text:span text:style-name="T1">v</text:span><text:span text:style-name="T10">1</text:span></text:p>
            </draw:text-box>
          </draw:frame>
          <draw:frame draw:style-name="gr46" draw:text-style-name="P4" draw:layer="layout" svg:width="0.932cm" svg:height="0.761cm" svg:x="19.299cm" svg:y="22.871cm">
            <draw:text-box>
              <text:p><text:span text:style-name="T1"><text:s/></text:span><text:span text:style-name="T1">v</text:span><text:span text:style-name="T10">2</text:span></text:p>
            </draw:text-box>
          </draw:frame>
          <draw:frame draw:style-name="gr46" draw:text-style-name="P4" draw:layer="layout" svg:width="0.932cm" svg:height="0.761cm" svg:x="19.299cm" svg:y="19.271cm">
            <draw:text-box>
              <text:p><text:span text:style-name="T1"><text:s/></text:span><text:span text:style-name="T1">v</text:span><text:span text:style-name="T10">3</text:span></text:p>
            </draw:text-box>
          </draw:frame>
          <draw:frame draw:style-name="gr46" draw:text-style-name="P4" draw:layer="layout" svg:width="0.932cm" svg:height="0.761cm" svg:x="19.144cm" svg:y="21.083cm">
            <draw:text-box>
              <text:p><text:span text:style-name="T1"><text:s/></text:span><text:span text:style-name="T1">e</text:span><text:span text:style-name="T10">2</text:span></text:p>
            </draw:text-box>
          </draw:frame>
          <draw:frame draw:style-name="gr46" draw:text-style-name="P4" draw:layer="layout" svg:width="0.932cm" svg:height="0.761cm" svg:x="16.051cm" svg:y="22.841cm">
            <draw:text-box>
              <text:p><text:span text:style-name="T1"><text:s/></text:span><text:span text:style-name="T1">e</text:span><text:span text:style-name="T10">1</text:span></text:p>
            </draw:text-box>
          </draw:frame>
          <draw:frame draw:style-name="gr46" draw:text-style-name="P4" draw:layer="layout" svg:width="0.932cm" svg:height="0.761cm" svg:x="16.051cm" svg:y="19.34cm">
            <draw:text-box>
              <text:p><text:span text:style-name="T1"><text:s/></text:span><text:span text:style-name="T1">e</text:span><text:span text:style-name="T10">3</text:span></text:p>
            </draw:text-box>
          </draw:frame>
        </draw:g>
        <draw:frame draw:style-name="gr52" draw:layer="layout" svg:width="1.035cm" svg:height="0.963cm" svg:x="18.461cm" svg:y="16.088cm">
          <draw:text-box>
            <text:p><text:s text:c="3"/></text:p>
          </draw:text-box>
        </draw:frame>
      </draw:page>
      <draw:page draw:name="page3" draw:style-name="dp1" draw:master-page-name="Default">
        <draw:custom-shape draw:style-name="gr53" draw:text-style-name="P1" draw:layer="layout" svg:width="3.807cm" svg:height="3.808cm" svg:x="8.053cm" svg:y="15.044cm">
          <text:p/>
          <draw:enhanced-geometry svg:viewBox="0 0 21600 21600" draw:path-stretchpoint-x="10800" draw:path-stretchpoint-y="10800" draw:text-areas="?f3 ?f4 ?f5 ?f6" draw:type="round-rectangle" draw:modifiers="6170.416530009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6" draw:text-style-name="P1" draw:layer="layout" svg:width="4.335cm" svg:height="4.317cm" svg:x="5.364cm" svg:y="29.583cm" svg:viewBox="0 0 4336 4318" draw:points="2540,0 0,2522 1796,4318 4336,1796">
            <text:p/>
          </draw:polygon>
          <draw:polygon draw:style-name="gr54" draw:text-style-name="P1" draw:layer="layout" svg:width="2.539cm" svg:height="2.539cm" svg:x="5.364cm" svg:y="29.583cm" svg:viewBox="0 0 2540 2540" draw:points="0,0 2540,0 0,2540">
            <text:p/>
          </draw:polygon>
          <draw:polygon draw:style-name="gr36" draw:text-style-name="P1" draw:layer="layout" svg:width="2.539cm" svg:height="2.539cm" svg:x="2.824cm" svg:y="29.583cm" svg:viewBox="0 0 2540 2540" draw:points="0,2540 2540,2540 2540,0 0,0">
            <text:p/>
          </draw:polygon>
          <draw:custom-shape draw:style-name="gr17" draw:text-style-name="P1" draw:layer="layout" svg:width="0.277cm" svg:height="0.277cm" svg:x="2.697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129cm" svg:y="28.948cm">
            <draw:text-box>
              <text:p><text:span text:style-name="T1">v</text:span><text:span text:style-name="T10">0</text:span></text:p>
            </draw:text-box>
          </draw:frame>
          <draw:frame draw:style-name="gr41" draw:text-style-name="P4" draw:layer="layout" svg:width="0.794cm" svg:height="0.761cm" svg:x="2.129cm" svg:y="32.123cm">
            <draw:text-box>
              <text:p><text:span text:style-name="T1">v</text:span><text:span text:style-name="T10">1</text:span></text:p>
            </draw:text-box>
          </draw:frame>
          <draw:frame draw:style-name="gr42" draw:text-style-name="P4" draw:layer="layout" svg:width="0.79cm" svg:height="0.761cm" svg:x="4.729cm" svg:y="32.123cm">
            <draw:text-box>
              <text:p><text:span text:style-name="T1">v</text:span><text:span text:style-name="T10">2</text:span></text:p>
            </draw:text-box>
          </draw:frame>
          <draw:frame draw:style-name="gr41" draw:text-style-name="P4" draw:layer="layout" svg:width="0.794cm" svg:height="0.761cm" svg:x="5.209cm" svg:y="28.949cm">
            <draw:text-box>
              <text:p><text:span text:style-name="T1">v</text:span><text:span text:style-name="T10">3</text:span></text:p>
            </draw:text-box>
          </draw:frame>
          <draw:custom-shape draw:style-name="gr17" draw:text-style-name="P1" draw:layer="layout" svg:width="0.277cm" svg:height="0.277cm" svg:x="2.67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713cm" svg:y="30.472cm">
            <draw:text-box>
              <text:p><text:span text:style-name="T11">0</text:span></text:p>
            </draw:text-box>
          </draw:frame>
          <draw:frame draw:style-name="gr44" draw:text-style-name="P10" draw:layer="layout" svg:width="0.697cm" svg:height="0.645cm" svg:x="7.162cm" svg:y="31.468cm">
            <draw:text-box>
              <text:p><text:span text:style-name="T11">2</text:span></text:p>
            </draw:text-box>
          </draw:frame>
          <draw:frame draw:style-name="gr42" draw:text-style-name="P4" draw:layer="layout" svg:width="0.79cm" svg:height="0.761cm" svg:x="7.749cm" svg:y="28.95cm">
            <draw:text-box>
              <text:p><text:span text:style-name="T1">v</text:span><text:span text:style-name="T10">4</text:span></text:p>
            </draw:text-box>
          </draw:frame>
          <draw:custom-shape draw:style-name="gr17" draw:text-style-name="P1" draw:layer="layout" svg:width="0.277cm" svg:height="0.277cm" svg:x="7.754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992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532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9.654cm" svg:y="30.726cm">
            <draw:text-box>
              <text:p><text:span text:style-name="T1">v</text:span><text:span text:style-name="T10">6</text:span></text:p>
            </draw:text-box>
          </draw:frame>
          <draw:frame draw:style-name="gr42" draw:text-style-name="P4" draw:layer="layout" svg:width="0.79cm" svg:height="0.761cm" svg:x="6.479cm" svg:y="33.774cm">
            <draw:text-box>
              <text:p><text:span text:style-name="T1">v</text:span><text:span text:style-name="T10">5</text:span></text:p>
            </draw:text-box>
          </draw:frame>
          <draw:frame draw:style-name="gr44" draw:text-style-name="P10" draw:layer="layout" svg:width="0.697cm" svg:height="0.645cm" svg:x="5.839cm" svg:y="30.082cm">
            <draw:text-box>
              <text:p><text:span text:style-name="T11">1</text:span></text:p>
            </draw:text-box>
          </draw:frame>
          <draw:frame draw:style-name="gr55" draw:text-style-name="P4" draw:layer="layout" svg:width="2.526cm" svg:height="0.645cm" svg:x="2.824cm" svg:y="33.21cm">
            <draw:text-box>
              <text:p><text:span text:style-name="T1">coarse mesh</text:span></text:p>
            </draw:text-box>
          </draw:frame>
        </draw:g>
        <draw:g>
          <draw:polygon draw:style-name="gr36" draw:text-style-name="P1" draw:layer="layout" svg:width="4.335cm" svg:height="4.317cm" svg:x="14.81cm" svg:y="29.583cm" svg:viewBox="0 0 4336 4318" draw:points="2540,0 0,2522 1796,4318 4336,1796">
            <text:p/>
          </draw:polygon>
          <draw:polygon draw:style-name="gr54" draw:text-style-name="P1" draw:layer="layout" svg:width="2.539cm" svg:height="2.539cm" svg:x="14.81cm" svg:y="29.583cm" svg:viewBox="0 0 2540 2540" draw:points="0,0 2540,0 0,2540">
            <text:p/>
          </draw:polygon>
          <draw:polygon draw:style-name="gr36" draw:text-style-name="P1" draw:layer="layout" svg:width="2.539cm" svg:height="2.539cm" svg:x="12.27cm" svg:y="29.583cm" svg:viewBox="0 0 2540 2540" draw:points="0,2540 2540,2540 2540,0 0,0">
            <text:p/>
          </draw:polygon>
          <draw:custom-shape draw:style-name="gr17" draw:text-style-name="P1" draw:layer="layout" svg:width="0.277cm" svg:height="0.277cm" svg:x="12.143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1.575cm" svg:y="28.948cm">
            <draw:text-box>
              <text:p><text:span text:style-name="T1">v</text:span><text:span text:style-name="T10">0</text:span></text:p>
            </draw:text-box>
          </draw:frame>
          <draw:frame draw:style-name="gr41" draw:text-style-name="P4" draw:layer="layout" svg:width="0.794cm" svg:height="0.761cm" svg:x="11.575cm" svg:y="32.123cm">
            <draw:text-box>
              <text:p><text:span text:style-name="T1">v</text:span><text:span text:style-name="T10">1</text:span></text:p>
            </draw:text-box>
          </draw:frame>
          <draw:frame draw:style-name="gr42" draw:text-style-name="P4" draw:layer="layout" svg:width="0.79cm" svg:height="0.761cm" svg:x="14.175cm" svg:y="32.123cm">
            <draw:text-box>
              <text:p><text:span text:style-name="T1">v</text:span><text:span text:style-name="T10">2</text:span></text:p>
            </draw:text-box>
          </draw:frame>
          <draw:frame draw:style-name="gr41" draw:text-style-name="P4" draw:layer="layout" svg:width="0.794cm" svg:height="0.761cm" svg:x="14.655cm" svg:y="28.949cm">
            <draw:text-box>
              <text:p><text:span text:style-name="T1">v</text:span><text:span text:style-name="T10">3</text:span></text:p>
            </draw:text-box>
          </draw:frame>
          <draw:custom-shape draw:style-name="gr17" draw:text-style-name="P1" draw:layer="layout" svg:width="0.277cm" svg:height="0.277cm" svg:x="12.12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3.159cm" svg:y="30.472cm">
            <draw:text-box>
              <text:p><text:span text:style-name="T11">0</text:span></text:p>
            </draw:text-box>
          </draw:frame>
          <draw:frame draw:style-name="gr44" draw:text-style-name="P10" draw:layer="layout" svg:width="0.697cm" svg:height="0.645cm" svg:x="16.608cm" svg:y="31.468cm">
            <draw:text-box>
              <text:p><text:span text:style-name="T11">4</text:span></text:p>
            </draw:text-box>
          </draw:frame>
          <draw:frame draw:style-name="gr42" draw:text-style-name="P4" draw:layer="layout" svg:width="0.79cm" svg:height="0.761cm" svg:x="17.195cm" svg:y="28.95cm">
            <draw:text-box>
              <text:p><text:span text:style-name="T1">v</text:span><text:span text:style-name="T10">4</text:span></text:p>
            </draw:text-box>
          </draw:frame>
          <draw:custom-shape draw:style-name="gr17" draw:text-style-name="P1" draw:layer="layout" svg:width="0.277cm" svg:height="0.277cm" svg:x="17.2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6.438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978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9.1cm" svg:y="30.726cm">
            <draw:text-box>
              <text:p><text:span text:style-name="T1">v</text:span><text:span text:style-name="T10">6</text:span></text:p>
            </draw:text-box>
          </draw:frame>
          <draw:frame draw:style-name="gr42" draw:text-style-name="P4" draw:layer="layout" svg:width="0.79cm" svg:height="0.761cm" svg:x="15.925cm" svg:y="33.774cm">
            <draw:text-box>
              <text:p><text:span text:style-name="T1">v</text:span><text:span text:style-name="T10">5</text:span></text:p>
            </draw:text-box>
          </draw:frame>
          <draw:line draw:style-name="gr43" draw:text-style-name="P1" draw:layer="layout" svg:x1="14.81cm" svg:y1="30.853cm" svg:x2="15.699cm" svg:y2="30.409cm">
            <text:p/>
          </draw:line>
          <draw:line draw:style-name="gr43" draw:text-style-name="P1" draw:layer="layout" svg:x1="16.08cm" svg:y1="30.853cm" svg:x2="15.572cm" svg:y2="30.345cm">
            <text:p/>
          </draw:line>
          <draw:line draw:style-name="gr43" draw:text-style-name="P1" draw:layer="layout" svg:x1="16.08cm" svg:y1="29.583cm" svg:x2="15.636cm" svg:y2="30.472cm">
            <text:p/>
          </draw:line>
          <draw:custom-shape draw:style-name="gr17" draw:text-style-name="P1" draw:layer="layout" svg:width="0.277cm" svg:height="0.277cm" svg:x="15.52cm" svg:y="3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4.871cm" svg:y="29.855cm">
            <draw:text-box>
              <text:p><text:span text:style-name="T11">1</text:span></text:p>
            </draw:text-box>
          </draw:frame>
          <draw:frame draw:style-name="gr42" draw:text-style-name="P5" draw:layer="layout" svg:width="0.79cm" svg:height="0.761cm" svg:x="15.296cm" svg:y="30.395cm">
            <draw:text-box>
              <text:p><text:span text:style-name="T3">v</text:span><text:span text:style-name="T12">7</text:span></text:p>
            </draw:text-box>
          </draw:frame>
          <draw:frame draw:style-name="gr44" draw:text-style-name="P10" draw:layer="layout" svg:width="0.697cm" svg:height="0.645cm" svg:x="15.892cm" svg:y="29.855cm">
            <draw:text-box>
              <text:p><text:span text:style-name="T11">3</text:span></text:p>
            </draw:text-box>
          </draw:frame>
          <draw:frame draw:style-name="gr44" draw:text-style-name="P10" draw:layer="layout" svg:width="0.697cm" svg:height="0.645cm" svg:x="14.871cm" svg:y="30.823cm">
            <draw:text-box>
              <text:p><text:span text:style-name="T11">2</text:span></text:p>
            </draw:text-box>
          </draw:frame>
          <draw:frame draw:style-name="gr56" draw:text-style-name="P4" draw:layer="layout" svg:width="2.957cm" svg:height="0.645cm" svg:x="12.27cm" svg:y="33.043cm">
            <draw:text-box>
              <text:p><text:span text:style-name="T1">quadrangulated</text:span></text:p>
            </draw:text-box>
          </draw:frame>
        </draw:g>
        <draw:g>
          <draw:g>
            <draw:polygon draw:style-name="gr36" draw:text-style-name="P1" draw:layer="layout" svg:width="2.824cm" svg:height="2.852cm" svg:x="2.452cm" svg:y="2.631cm" svg:viewBox="0 0 2825 2853" draw:points="0,2853 2824,2853 2825,16 0,0">
              <text:p/>
            </draw:polygon>
            <draw:line draw:style-name="gr43" draw:text-style-name="P1" draw:layer="layout" svg:x1="3.872cm" svg:y1="2.638cm" svg:x2="3.869cm" svg:y2="5.48cm">
              <text:p/>
            </draw:line>
            <draw:line draw:style-name="gr43" draw:text-style-name="P1" draw:layer="layout" svg:x1="2.454cm" svg:y1="4.054cm" svg:x2="5.275cm" svg:y2="4.05cm">
              <text:p/>
            </draw:line>
            <draw:custom-shape draw:style-name="gr17"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2.837cm" svg:y="3.012cm">
              <draw:text-box>
                <text:p><text:span text:style-name="T11">0</text:span></text:p>
              </draw:text-box>
            </draw:frame>
            <draw:frame draw:style-name="gr44" draw:text-style-name="P10" draw:layer="layout" svg:width="0.697cm" svg:height="0.645cm" svg:x="2.838cm" svg:y="4.464cm">
              <draw:text-box>
                <text:p><text:span text:style-name="T11">1</text:span></text:p>
              </draw:text-box>
            </draw:frame>
            <draw:frame draw:style-name="gr44" draw:text-style-name="P10" draw:layer="layout" svg:width="0.697cm" svg:height="0.645cm" svg:x="2.838cm" svg:y="3.012cm">
              <draw:text-box>
                <text:p><text:span text:style-name="T11">0</text:span></text:p>
              </draw:text-box>
            </draw:frame>
            <draw:frame draw:style-name="gr44" draw:text-style-name="P10" draw:layer="layout" svg:width="0.697cm" svg:height="0.645cm" svg:x="4.187cm" svg:y="3.012cm">
              <draw:text-box>
                <text:p><text:span text:style-name="T11">3</text:span></text:p>
              </draw:text-box>
            </draw:frame>
            <draw:frame draw:style-name="gr44" draw:text-style-name="P10" draw:layer="layout" svg:width="0.697cm" svg:height="0.645cm" svg:x="4.187cm" svg:y="4.464cm">
              <draw:text-box>
                <text:p><text:span text:style-name="T11">2</text:span></text:p>
              </draw:text-box>
            </draw:frame>
            <draw:frame draw:style-name="gr57" draw:text-style-name="P5" draw:layer="layout" svg:width="0.697cm" svg:height="0.681cm" svg:x="1.818cm" svg:y="1.992cm">
              <draw:text-box>
                <text:p><text:span text:style-name="T3">0</text:span></text:p>
              </draw:text-box>
            </draw:frame>
            <draw:frame draw:style-name="gr57" draw:text-style-name="P5" draw:layer="layout" svg:width="0.697cm" svg:height="0.681cm" svg:x="1.819cm" svg:y="5.422cm">
              <draw:text-box>
                <text:p><text:span text:style-name="T3">1</text:span></text:p>
              </draw:text-box>
            </draw:frame>
            <draw:frame draw:style-name="gr57" draw:text-style-name="P5" draw:layer="layout" svg:width="0.697cm" svg:height="0.681cm" svg:x="5.162cm" svg:y="5.423cm">
              <draw:text-box>
                <text:p><text:span text:style-name="T3">2</text:span></text:p>
              </draw:text-box>
            </draw:frame>
            <draw:frame draw:style-name="gr57" draw:text-style-name="P5" draw:layer="layout" svg:width="0.697cm" svg:height="0.681cm" svg:x="5.163cm" svg:y="1.992cm">
              <draw:text-box>
                <text:p><text:span text:style-name="T3">3</text:span></text:p>
              </draw:text-box>
            </draw:frame>
            <draw:g>
              <draw:frame draw:style-name="gr58" draw:text-style-name="P11" draw:layer="layout" svg:width="0.621cm" svg:height="0.493cm" svg:x="2.356cm" svg:y="2.573cm">
                <draw:text-box>
                  <text:p><text:span text:style-name="T13">0</text:span></text:p>
                </draw:text-box>
              </draw:frame>
              <draw:frame draw:style-name="gr58" draw:text-style-name="P11" draw:layer="layout" svg:width="0.621cm" svg:height="0.493cm" svg:x="2.357cm" svg:y="3.637cm">
                <draw:text-box>
                  <text:p><text:span text:style-name="T13">1</text:span></text:p>
                </draw:text-box>
              </draw:frame>
              <draw:frame draw:style-name="gr59" draw:text-style-name="P11" draw:layer="layout" svg:width="0.625cm" svg:height="0.493cm" svg:x="3.39cm" svg:y="3.638cm">
                <draw:text-box>
                  <text:p><text:span text:style-name="T13">2</text:span></text:p>
                </draw:text-box>
              </draw:frame>
              <draw:frame draw:style-name="gr58" draw:text-style-name="P11" draw:layer="layout" svg:width="0.621cm" svg:height="0.493cm" svg:x="3.391cm" svg:y="2.573cm">
                <draw:text-box>
                  <text:p><text:span text:style-name="T13">3</text:span></text:p>
                </draw:text-box>
              </draw:frame>
            </draw:g>
            <draw:g>
              <draw:frame draw:style-name="gr58" draw:text-style-name="P11" draw:layer="layout" svg:width="0.621cm" svg:height="0.493cm" svg:x="2.356cm" svg:y="3.991cm">
                <draw:text-box>
                  <text:p><text:span text:style-name="T13">0</text:span></text:p>
                </draw:text-box>
              </draw:frame>
              <draw:frame draw:style-name="gr58" draw:text-style-name="P11" draw:layer="layout" svg:width="0.621cm" svg:height="0.493cm" svg:x="2.357cm" svg:y="5.055cm">
                <draw:text-box>
                  <text:p><text:span text:style-name="T13">1</text:span></text:p>
                </draw:text-box>
              </draw:frame>
              <draw:frame draw:style-name="gr59" draw:text-style-name="P11" draw:layer="layout" svg:width="0.625cm" svg:height="0.493cm" svg:x="3.39cm" svg:y="5.056cm">
                <draw:text-box>
                  <text:p><text:span text:style-name="T13">2</text:span></text:p>
                </draw:text-box>
              </draw:frame>
              <draw:frame draw:style-name="gr58" draw:text-style-name="P11" draw:layer="layout" svg:width="0.621cm" svg:height="0.493cm" svg:x="3.391cm" svg:y="3.991cm">
                <draw:text-box>
                  <text:p><text:span text:style-name="T13">3</text:span></text:p>
                </draw:text-box>
              </draw:frame>
            </draw:g>
            <draw:g>
              <draw:frame draw:style-name="gr58" draw:text-style-name="P11" draw:layer="layout" svg:width="0.621cm" svg:height="0.493cm" svg:x="3.699cm" svg:y="2.573cm">
                <draw:text-box>
                  <text:p><text:span text:style-name="T13">0</text:span></text:p>
                </draw:text-box>
              </draw:frame>
              <draw:frame draw:style-name="gr58" draw:text-style-name="P11" draw:layer="layout" svg:width="0.621cm" svg:height="0.493cm" svg:x="3.7cm" svg:y="3.637cm">
                <draw:text-box>
                  <text:p><text:span text:style-name="T13">1</text:span></text:p>
                </draw:text-box>
              </draw:frame>
              <draw:frame draw:style-name="gr59" draw:text-style-name="P11" draw:layer="layout" svg:width="0.625cm" svg:height="0.493cm" svg:x="4.733cm" svg:y="3.638cm">
                <draw:text-box>
                  <text:p><text:span text:style-name="T13">2</text:span></text:p>
                </draw:text-box>
              </draw:frame>
              <draw:frame draw:style-name="gr58" draw:text-style-name="P11" draw:layer="layout" svg:width="0.621cm" svg:height="0.493cm" svg:x="4.734cm" svg:y="2.573cm">
                <draw:text-box>
                  <text:p><text:span text:style-name="T13">3</text:span></text:p>
                </draw:text-box>
              </draw:frame>
            </draw:g>
            <draw:g>
              <draw:frame draw:style-name="gr58" draw:text-style-name="P11" draw:layer="layout" svg:width="0.621cm" svg:height="0.493cm" svg:x="3.699cm" svg:y="3.991cm">
                <draw:text-box>
                  <text:p><text:span text:style-name="T13">0</text:span></text:p>
                </draw:text-box>
              </draw:frame>
              <draw:frame draw:style-name="gr58" draw:text-style-name="P11" draw:layer="layout" svg:width="0.621cm" svg:height="0.493cm" svg:x="3.7cm" svg:y="5.055cm">
                <draw:text-box>
                  <text:p><text:span text:style-name="T13">1</text:span></text:p>
                </draw:text-box>
              </draw:frame>
              <draw:frame draw:style-name="gr59" draw:text-style-name="P11" draw:layer="layout" svg:width="0.625cm" svg:height="0.493cm" svg:x="4.733cm" svg:y="5.056cm">
                <draw:text-box>
                  <text:p><text:span text:style-name="T13">2</text:span></text:p>
                </draw:text-box>
              </draw:frame>
              <draw:frame draw:style-name="gr58" draw:text-style-name="P11" draw:layer="layout" svg:width="0.621cm" svg:height="0.493cm" svg:x="4.734cm" svg:y="3.991cm">
                <draw:text-box>
                  <text:p><text:span text:style-name="T13">3</text:span></text:p>
                </draw:text-box>
              </draw:frame>
            </draw:g>
            <draw:custom-shape draw:style-name="gr17"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4" draw:layer="layout" svg:width="2.377cm" svg:height="0.645cm" svg:x="2.664cm" svg:y="6.333cm">
            <draw:text-box>
              <text:p><text:span text:style-name="T1">regular face</text:span></text:p>
            </draw:text-box>
          </draw:frame>
          <draw:frame draw:style-name="gr46" draw:text-style-name="P4" draw:layer="layout" svg:width="0.794cm" svg:height="0.761cm" svg:x="7.448cm" svg:y="5.471cm">
            <draw:text-box>
              <text:p><text:span text:style-name="T1">v</text:span><text:span text:style-name="T10">2</text:span></text:p>
            </draw:text-box>
          </draw:frame>
          <draw:frame draw:style-name="gr46" draw:text-style-name="P4" draw:layer="layout" svg:width="0.794cm" svg:height="0.761cm" svg:x="10.219cm" svg:y="5.472cm">
            <draw:text-box>
              <text:p><text:span text:style-name="T1">v</text:span><text:span text:style-name="T10">3</text:span></text:p>
            </draw:text-box>
          </draw:frame>
          <draw:g>
            <draw:polygon draw:style-name="gr29" draw:text-style-name="P1" draw:layer="layout" svg:width="3.586cm" svg:height="3.529cm" svg:x="7.366cm" svg:y="1.941cm" svg:viewBox="0 0 3587 3530" draw:points="0,1412 763,3530 2853,3530 3587,1440 1892,0">
              <text:p/>
            </draw:polygon>
            <draw:line draw:style-name="gr43" draw:text-style-name="P1" draw:layer="layout" svg:x1="9.23cm" svg:y1="3.804cm" svg:x2="9.23cm" svg:y2="5.471cm">
              <text:p/>
            </draw:line>
            <draw:line draw:style-name="gr43" draw:text-style-name="P1" draw:layer="layout" svg:x1="10.586cm" svg:y1="4.482cm" svg:x2="9.23cm" svg:y2="3.804cm">
              <text:p/>
            </draw:line>
            <draw:line draw:style-name="gr43" draw:text-style-name="P1" draw:layer="layout" svg:x1="10.106cm" svg:y1="2.647cm" svg:x2="9.23cm" svg:y2="3.804cm">
              <text:p/>
            </draw:line>
            <draw:line draw:style-name="gr43" draw:text-style-name="P1" draw:layer="layout" svg:x1="8.326cm" svg:y1="2.647cm" svg:x2="9.23cm" svg:y2="3.804cm">
              <text:p/>
            </draw:line>
            <draw:line draw:style-name="gr43" draw:text-style-name="P1" draw:layer="layout" svg:x1="7.762cm" svg:y1="4.426cm" svg:x2="9.23cm" svg:y2="3.804cm">
              <text:p/>
            </draw:line>
            <draw:frame draw:style-name="gr46" draw:text-style-name="P4" draw:layer="layout" svg:width="0.794cm" svg:height="0.761cm" svg:x="8.888cm" svg:y="1.206cm">
              <draw:text-box>
                <text:p><text:span text:style-name="T1">v</text:span><text:span text:style-name="T10">0</text:span></text:p>
              </draw:text-box>
            </draw:frame>
            <draw:frame draw:style-name="gr40" draw:text-style-name="P4" draw:layer="layout" svg:width="0.794cm" svg:height="3.715cm" svg:x="6.572cm" svg:y="2.59cm">
              <draw:text-box>
                <text:p><text:span text:style-name="T1">v</text:span><text:span text:style-name="T10">1</text:span></text:p>
              </draw:text-box>
            </draw:frame>
            <draw:frame draw:style-name="gr46" draw:text-style-name="P4" draw:layer="layout" svg:width="0.794cm" svg:height="0.761cm" svg:x="10.925cm" svg:y="2.987cm">
              <draw:text-box>
                <text:p><text:span text:style-name="T1">v</text:span><text:span text:style-name="T10">4</text:span></text:p>
              </draw:text-box>
            </draw:frame>
            <draw:frame draw:style-name="gr44" draw:text-style-name="P10" draw:layer="layout" svg:width="0.697cm" svg:height="0.645cm" svg:x="8.863cm" svg:y="2.421cm">
              <draw:text-box>
                <text:p><text:span text:style-name="T11">0</text:span></text:p>
              </draw:text-box>
            </draw:frame>
            <draw:frame draw:style-name="gr44" draw:text-style-name="P10" draw:layer="layout" svg:width="0.697cm" svg:height="0.645cm" svg:x="7.846cm" svg:y="3.24cm">
              <draw:text-box>
                <text:p><text:span text:style-name="T11">1</text:span></text:p>
              </draw:text-box>
            </draw:frame>
            <draw:frame draw:style-name="gr44" draw:text-style-name="P10" draw:layer="layout" svg:width="0.697cm" svg:height="0.645cm" svg:x="8.27cm" svg:y="4.454cm">
              <draw:text-box>
                <text:p><text:span text:style-name="T11">2</text:span></text:p>
              </draw:text-box>
            </draw:frame>
            <draw:frame draw:style-name="gr44" draw:text-style-name="P10" draw:layer="layout" svg:width="0.697cm" svg:height="0.645cm" svg:x="9.437cm" svg:y="4.454cm">
              <draw:text-box>
                <text:p><text:span text:style-name="T11">3</text:span></text:p>
              </draw:text-box>
            </draw:frame>
            <draw:frame draw:style-name="gr44" draw:text-style-name="P10" draw:layer="layout" svg:width="0.697cm" svg:height="0.645cm" svg:x="9.795cm" svg:y="3.216cm">
              <draw:text-box>
                <text:p><text:span text:style-name="T11">4</text:span></text:p>
              </draw:text-box>
            </draw:frame>
            <draw:frame draw:style-name="gr58" draw:text-style-name="P11" draw:layer="layout" svg:width="0.621cm" svg:height="0.493cm" svg:x="8.934cm" svg:y="2.015cm">
              <draw:text-box>
                <text:p><text:span text:style-name="T13">0</text:span></text:p>
              </draw:text-box>
            </draw:frame>
            <draw:frame draw:style-name="gr58" draw:text-style-name="P11" draw:layer="layout" svg:width="0.621cm" svg:height="0.493cm" svg:x="8.204cm" svg:y="2.434cm">
              <draw:text-box>
                <text:p><text:span text:style-name="T13">1</text:span></text:p>
              </draw:text-box>
            </draw:frame>
            <draw:frame draw:style-name="gr59" draw:text-style-name="P11" draw:layer="layout" svg:width="0.625cm" svg:height="0.493cm" svg:x="8.903cm" svg:y="3.327cm">
              <draw:text-box>
                <text:p><text:span text:style-name="T13">2</text:span></text:p>
              </draw:text-box>
            </draw:frame>
            <draw:frame draw:style-name="gr58" draw:text-style-name="P11" draw:layer="layout" svg:width="0.621cm" svg:height="0.493cm" svg:x="9.614cm" svg:y="2.426cm">
              <draw:text-box>
                <text:p><text:span text:style-name="T13">3</text:span></text:p>
              </draw:text-box>
            </draw:frame>
            <draw:frame draw:style-name="gr58" draw:text-style-name="P11" draw:layer="layout" svg:width="0.621cm" svg:height="0.493cm" svg:x="7.346cm" svg:y="3.189cm">
              <draw:text-box>
                <text:p><text:span text:style-name="T13">0</text:span></text:p>
              </draw:text-box>
            </draw:frame>
            <draw:frame draw:style-name="gr58" draw:text-style-name="P11" draw:layer="layout" svg:width="0.621cm" svg:height="0.493cm" svg:x="7.54cm" svg:y="3.964cm">
              <draw:text-box>
                <text:p><text:span text:style-name="T13">1</text:span></text:p>
              </draw:text-box>
            </draw:frame>
            <draw:frame draw:style-name="gr59" draw:text-style-name="P11" draw:layer="layout" svg:width="0.625cm" svg:height="0.493cm" svg:x="8.669cm" svg:y="3.491cm">
              <draw:text-box>
                <text:p><text:span text:style-name="T13">2</text:span></text:p>
              </draw:text-box>
            </draw:frame>
            <draw:frame draw:style-name="gr58" draw:text-style-name="P11" draw:layer="layout" svg:width="0.621cm" svg:height="0.493cm" svg:x="8.003cm" svg:y="2.599cm">
              <draw:text-box>
                <text:p><text:span text:style-name="T13">3</text:span></text:p>
              </draw:text-box>
            </draw:frame>
            <draw:frame draw:style-name="gr58" draw:text-style-name="P11" draw:layer="layout" svg:width="0.621cm" svg:height="0.493cm" svg:x="7.971cm" svg:y="5.006cm">
              <draw:text-box>
                <text:p><text:span text:style-name="T13">0</text:span></text:p>
              </draw:text-box>
            </draw:frame>
            <draw:frame draw:style-name="gr58" draw:text-style-name="P11" draw:layer="layout" svg:width="0.621cm" svg:height="0.493cm" svg:x="9.786cm" svg:y="5.006cm">
              <draw:text-box>
                <text:p><text:span text:style-name="T13">0</text:span></text:p>
              </draw:text-box>
            </draw:frame>
            <draw:frame draw:style-name="gr58" draw:text-style-name="P11" draw:layer="layout" svg:width="0.621cm" svg:height="0.493cm" svg:x="10.377cm" svg:y="3.19cm">
              <draw:text-box>
                <text:p><text:span text:style-name="T13">0</text:span></text:p>
              </draw:text-box>
            </draw:frame>
            <draw:frame draw:style-name="gr58" draw:text-style-name="P11" draw:layer="layout" svg:width="0.621cm" svg:height="0.493cm" svg:x="8.755cm" svg:y="5.006cm">
              <draw:text-box>
                <text:p><text:span text:style-name="T13">1</text:span></text:p>
              </draw:text-box>
            </draw:frame>
            <draw:frame draw:style-name="gr58" draw:text-style-name="P11" draw:layer="layout" svg:width="0.621cm" svg:height="0.493cm" svg:x="10.1cm" svg:y="4.332cm">
              <draw:text-box>
                <text:p><text:span text:style-name="T13">1</text:span></text:p>
              </draw:text-box>
            </draw:frame>
            <draw:frame draw:style-name="gr58" draw:text-style-name="P11" draw:layer="layout" svg:width="0.621cm" svg:height="0.493cm" svg:x="9.831cm" svg:y="2.612cm">
              <draw:text-box>
                <text:p><text:span text:style-name="T13">1</text:span></text:p>
              </draw:text-box>
            </draw:frame>
            <draw:frame draw:style-name="gr59" draw:text-style-name="P11" draw:layer="layout" svg:width="0.625cm" svg:height="0.493cm" svg:x="8.788cm" svg:y="3.804cm">
              <draw:text-box>
                <text:p><text:span text:style-name="T13">2</text:span></text:p>
              </draw:text-box>
            </draw:frame>
            <draw:frame draw:style-name="gr59" draw:text-style-name="P11" draw:layer="layout" svg:width="0.625cm" svg:height="0.493cm" svg:x="9.096cm" svg:y="3.804cm">
              <draw:text-box>
                <text:p><text:span text:style-name="T13">2</text:span></text:p>
              </draw:text-box>
            </draw:frame>
            <draw:frame draw:style-name="gr59" draw:text-style-name="P11" draw:layer="layout" svg:width="0.625cm" svg:height="0.493cm" svg:x="9.154cm" svg:y="3.514cm">
              <draw:text-box>
                <text:p><text:span text:style-name="T13">2</text:span></text:p>
              </draw:text-box>
            </draw:frame>
            <draw:frame draw:style-name="gr58" draw:text-style-name="P11" draw:layer="layout" svg:width="0.621cm" svg:height="0.493cm" svg:x="7.638cm" svg:y="4.287cm">
              <draw:text-box>
                <text:p><text:span text:style-name="T13">3</text:span></text:p>
              </draw:text-box>
            </draw:frame>
            <draw:frame draw:style-name="gr58" draw:text-style-name="P11" draw:layer="layout" svg:width="0.621cm" svg:height="0.493cm" svg:x="9.096cm" svg:y="5.006cm">
              <draw:text-box>
                <text:p><text:span text:style-name="T13">3</text:span></text:p>
              </draw:text-box>
            </draw:frame>
            <draw:frame draw:style-name="gr58" draw:text-style-name="P11" draw:layer="layout" svg:width="0.621cm" svg:height="0.493cm" svg:x="10.208cm" svg:y="4.052cm">
              <draw:text-box>
                <text:p><text:span text:style-name="T13">3</text:span></text:p>
              </draw:text-box>
            </draw:frame>
            <draw:custom-shape draw:style-name="gr17"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0" draw:text-style-name="P4" draw:layer="layout" svg:width="3.338cm" svg:height="0.645cm" svg:x="7.476cm" svg:y="6.334cm">
            <draw:text-box>
              <text:p><text:span text:style-name="T1">extraordinary face</text:span></text:p>
            </draw:text-box>
          </draw:frame>
        </draw:g>
        <draw:polygon draw:style-name="gr36" draw:text-style-name="P1" draw:layer="layout" svg:width="2.823cm" svg:height="2.852cm" svg:x="2.812cm" svg:y="9.107cm" svg:viewBox="0 0 2824 2853" draw:points="0,2853 2824,2853 2824,29 0,0">
          <text:p/>
        </draw:polygon>
        <draw:frame draw:style-name="gr37" draw:text-style-name="P9" draw:layer="layout" svg:width="0.849cm" svg:height="0.864cm" svg:x="2.025cm" svg:y="8.601cm">
          <draw:text-box>
            <text:p><text:span text:style-name="T8">v</text:span><text:span text:style-name="T9">3</text:span></text:p>
          </draw:text-box>
        </draw:frame>
        <draw:frame draw:style-name="gr37" draw:text-style-name="P9" draw:layer="layout" svg:width="0.849cm" svg:height="0.864cm" svg:x="2.025cm" svg:y="11.79cm">
          <draw:text-box>
            <text:p><text:span text:style-name="T8">v</text:span><text:span text:style-name="T9">0</text:span></text:p>
          </draw:text-box>
        </draw:frame>
        <draw:frame draw:style-name="gr37" draw:text-style-name="P9" draw:layer="layout" svg:width="0.849cm" svg:height="0.864cm" svg:x="5.628cm" svg:y="11.79cm">
          <draw:text-box>
            <text:p><text:span text:style-name="T8">v</text:span><text:span text:style-name="T9">1</text:span></text:p>
          </draw:text-box>
        </draw:frame>
        <draw:frame draw:style-name="gr37" draw:text-style-name="P9" draw:layer="layout" svg:width="0.849cm" svg:height="0.864cm" svg:x="5.626cm" svg:y="8.601cm">
          <draw:text-box>
            <text:p><text:span text:style-name="T8">v</text:span><text:span text:style-name="T9">2</text:span></text:p>
          </draw:text-box>
        </draw:frame>
        <draw:custom-shape draw:style-name="gr17"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9" draw:layer="layout" svg:width="3.876cm" svg:height="0.725cm" svg:x="2.407cm" svg:y="12.383cm">
          <draw:text-box>
            <text:p><text:span text:style-name="T8">“</text:span><text:span text:style-name="T8">edge and corner”</text:span></text:p>
          </draw:text-box>
        </draw:frame>
        <draw:polygon draw:style-name="gr62" draw:text-style-name="P1" draw:layer="layout" svg:width="2.823cm" svg:height="2.852cm" svg:x="7.545cm" svg:y="9.107cm" svg:viewBox="0 0 2824 2853" draw:points="0,2853 2824,2853 2824,29 0,0">
          <text:p/>
        </draw:polygon>
        <draw:frame draw:style-name="gr37" draw:text-style-name="P8" draw:layer="layout" svg:width="0.849cm" svg:height="0.864cm" svg:x="6.764cm" svg:y="8.601cm">
          <draw:text-box>
            <text:p><text:span text:style-name="T6">v</text:span><text:span text:style-name="T7">3</text:span></text:p>
          </draw:text-box>
        </draw:frame>
        <draw:frame draw:style-name="gr37" draw:text-style-name="P8" draw:layer="layout" svg:width="0.849cm" svg:height="0.864cm" svg:x="6.764cm" svg:y="11.79cm">
          <draw:text-box>
            <text:p><text:span text:style-name="T6">v</text:span><text:span text:style-name="T7">0</text:span></text:p>
          </draw:text-box>
        </draw:frame>
        <draw:frame draw:style-name="gr37" draw:text-style-name="P8" draw:layer="layout" svg:width="0.849cm" svg:height="0.864cm" svg:x="10.341cm" svg:y="11.79cm">
          <draw:text-box>
            <text:p><text:span text:style-name="T6">v</text:span><text:span text:style-name="T7">1</text:span></text:p>
          </draw:text-box>
        </draw:frame>
        <draw:frame draw:style-name="gr37" draw:text-style-name="P8" draw:layer="layout" svg:width="0.849cm" svg:height="0.864cm" svg:x="10.339cm" svg:y="8.601cm">
          <draw:text-box>
            <text:p><text:span text:style-name="T6">v</text:span><text:span text:style-name="T7">2</text:span></text:p>
          </draw:text-box>
        </draw:frame>
        <draw:custom-shape draw:style-name="gr17"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2.619cm" svg:height="0.725cm" svg:x="7.756cm" svg:y="12.431cm">
          <draw:text-box>
            <text:p><text:span text:style-name="T8">“</text:span><text:span text:style-name="T8">edge only”</text:span></text:p>
          </draw:text-box>
        </draw:frame>
        <draw:custom-shape draw:style-name="gr53"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2.823cm" svg:height="2.852cm" svg:x="23.14cm" svg:y="9.108cm" svg:viewBox="0 0 2824 2853" draw:points="0,2853 2824,2853 2824,29 0,0">
              <text:p/>
            </draw:polygon>
            <draw:frame draw:style-name="gr41" draw:text-style-name="P4" draw:layer="layout" svg:width="0.794cm" svg:height="0.761cm" svg:x="22.353cm" svg:y="8.602cm">
              <draw:text-box>
                <text:p><text:span text:style-name="T1">v</text:span><text:span text:style-name="T10">0</text:span></text:p>
              </draw:text-box>
            </draw:frame>
            <draw:frame draw:style-name="gr41" draw:text-style-name="P4" draw:layer="layout" svg:width="0.794cm" svg:height="0.761cm" svg:x="22.353cm" svg:y="11.791cm">
              <draw:text-box>
                <text:p><text:span text:style-name="T1">v</text:span><text:span text:style-name="T10">1</text:span></text:p>
              </draw:text-box>
            </draw:frame>
            <draw:frame draw:style-name="gr42" draw:text-style-name="P4" draw:layer="layout" svg:width="0.79cm" svg:height="0.761cm" svg:x="25.956cm" svg:y="11.791cm">
              <draw:text-box>
                <text:p><text:span text:style-name="T1">v</text:span><text:span text:style-name="T10">2</text:span></text:p>
              </draw:text-box>
            </draw:frame>
            <draw:frame draw:style-name="gr41" draw:text-style-name="P4" draw:layer="layout" svg:width="0.794cm" svg:height="0.761cm" svg:x="25.954cm" svg:y="8.602cm">
              <draw:text-box>
                <text:p><text:span text:style-name="T1">v</text:span><text:span text:style-name="T10">3</text:span></text:p>
              </draw:text-box>
            </draw:frame>
            <draw:custom-shape draw:style-name="gr17"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4" draw:text-style-name="P12" draw:layer="layout" svg:width="5.9cm" svg:height="0.569cm" svg:x="21.615cm" svg:y="12.437cm">
            <draw:text-box>
              <text:p><text:span text:style-name="T14">VTX_BOUNDARY_EDGE_AND_CORNER</text:span></text:p>
            </draw:text-box>
          </draw:frame>
          <draw:frame draw:style-name="gr65" draw:text-style-name="P12" draw:layer="layout" svg:width="4.672cm" svg:height="0.569cm" svg:x="28.533cm" svg:y="12.437cm">
            <draw:text-box>
              <text:p><text:span text:style-name="T14">VTX_BOUNDARY_EDGE_ONLY</text:span></text:p>
            </draw:text-box>
          </draw:frame>
          <draw:g>
            <draw:polygon draw:style-name="gr62" draw:text-style-name="P1" draw:layer="layout" svg:width="2.823cm" svg:height="2.852cm" svg:x="29.453cm" svg:y="9.108cm" svg:viewBox="0 0 2824 2853" draw:points="0,2853 2824,2853 2824,29 0,0">
              <text:p/>
            </draw:polygon>
            <draw:frame draw:style-name="gr41" draw:text-style-name="P4" draw:layer="layout" svg:width="0.794cm" svg:height="0.761cm" svg:x="28.672cm" svg:y="8.602cm">
              <draw:text-box>
                <text:p><text:span text:style-name="T1">v</text:span><text:span text:style-name="T10">0</text:span></text:p>
              </draw:text-box>
            </draw:frame>
            <draw:frame draw:style-name="gr41" draw:text-style-name="P4" draw:layer="layout" svg:width="0.794cm" svg:height="0.761cm" svg:x="28.672cm" svg:y="11.791cm">
              <draw:text-box>
                <text:p><text:span text:style-name="T1">v</text:span><text:span text:style-name="T10">1</text:span></text:p>
              </draw:text-box>
            </draw:frame>
            <draw:frame draw:style-name="gr42" draw:text-style-name="P4" draw:layer="layout" svg:width="0.79cm" svg:height="0.761cm" svg:x="32.249cm" svg:y="11.791cm">
              <draw:text-box>
                <text:p><text:span text:style-name="T1">v</text:span><text:span text:style-name="T10">2</text:span></text:p>
              </draw:text-box>
            </draw:frame>
            <draw:frame draw:style-name="gr41" draw:text-style-name="P4" draw:layer="layout" svg:width="0.794cm" svg:height="0.761cm" svg:x="32.247cm" svg:y="8.602cm">
              <draw:text-box>
                <text:p><text:span text:style-name="T1">v</text:span><text:span text:style-name="T10">3</text:span></text:p>
              </draw:text-box>
            </draw:frame>
            <draw:custom-shape draw:style-name="gr17"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 draw:text-style-name="P1" draw:layer="layout" svg:width="1.269cm" svg:height="1.27cm" svg:x="13.288cm" svg:y="15.044cm">
          <text:p/>
          <draw:enhanced-geometry svg:viewBox="0 0 21600 21600" draw:type="rectangle" draw:enhanced-path="M 0 0 L 21600 0 21600 21600 0 21600 0 0 Z N"/>
        </draw:custom-shape>
        <draw:custom-shape draw:style-name="gr53" draw:text-style-name="P1" draw:layer="layout" svg:width="1.27cm" svg:height="1.27cm" svg:x="14.557cm" svg:y="15.044cm">
          <text:p/>
          <draw:enhanced-geometry svg:viewBox="0 0 21600 21600" draw:type="rectangle" draw:enhanced-path="M 0 0 L 21600 0 21600 21600 0 21600 0 0 Z N"/>
        </draw:custom-shape>
        <draw:custom-shape draw:style-name="gr53" draw:text-style-name="P1" draw:layer="layout" svg:width="1.268cm" svg:height="1.27cm" svg:x="15.827cm" svg:y="15.044cm">
          <text:p/>
          <draw:enhanced-geometry svg:viewBox="0 0 21600 21600" draw:type="rectangle" draw:enhanced-path="M 0 0 L 21600 0 21600 21600 0 21600 0 0 Z N"/>
        </draw:custom-shape>
        <draw:custom-shape draw:style-name="gr53" draw:text-style-name="P1" draw:layer="layout" svg:width="1.269cm" svg:height="1.269cm" svg:x="13.288cm" svg:y="16.314cm">
          <text:p/>
          <draw:enhanced-geometry svg:viewBox="0 0 21600 21600" draw:type="rectangle" draw:enhanced-path="M 0 0 L 21600 0 21600 21600 0 21600 0 0 Z N"/>
        </draw:custom-shape>
        <draw:custom-shape draw:style-name="gr53" draw:text-style-name="P1" draw:layer="layout" svg:width="1.27cm" svg:height="1.269cm" svg:x="14.557cm" svg:y="16.314cm">
          <text:p/>
          <draw:enhanced-geometry svg:viewBox="0 0 21600 21600" draw:type="rectangle" draw:enhanced-path="M 0 0 L 21600 0 21600 21600 0 21600 0 0 Z N"/>
        </draw:custom-shape>
        <draw:custom-shape draw:style-name="gr53" draw:text-style-name="P1" draw:layer="layout" svg:width="1.268cm" svg:height="1.269cm" svg:x="15.827cm" svg:y="16.314cm">
          <text:p/>
          <draw:enhanced-geometry svg:viewBox="0 0 21600 21600" draw:type="rectangle" draw:enhanced-path="M 0 0 L 21600 0 21600 21600 0 21600 0 0 Z N"/>
        </draw:custom-shape>
        <draw:custom-shape draw:style-name="gr53" draw:text-style-name="P1" draw:layer="layout" svg:width="1.269cm" svg:height="1.269cm" svg:x="13.288cm" svg:y="17.583cm">
          <text:p/>
          <draw:enhanced-geometry svg:viewBox="0 0 21600 21600" draw:type="rectangle" draw:enhanced-path="M 0 0 L 21600 0 21600 21600 0 21600 0 0 Z N"/>
        </draw:custom-shape>
        <draw:custom-shape draw:style-name="gr53" draw:text-style-name="P1" draw:layer="layout" svg:width="1.27cm" svg:height="1.269cm" svg:x="14.557cm" svg:y="17.583cm">
          <text:p/>
          <draw:enhanced-geometry svg:viewBox="0 0 21600 21600" draw:type="rectangle" draw:enhanced-path="M 0 0 L 21600 0 21600 21600 0 21600 0 0 Z N"/>
        </draw:custom-shape>
        <draw:custom-shape draw:style-name="gr53" draw:text-style-name="P1" draw:layer="layout" svg:width="1.268cm" svg:height="1.269cm" svg:x="15.827cm" svg:y="17.583cm">
          <text:p/>
          <draw:enhanced-geometry svg:viewBox="0 0 21600 21600" draw:type="rectangle" draw:enhanced-path="M 0 0 L 21600 0 21600 21600 0 21600 0 0 Z N"/>
        </draw:custom-shape>
        <draw:custom-shape draw:style-name="gr66" draw:text-style-name="P1" draw:layer="layout" svg:width="1.269cm" svg:height="1.27cm" svg:x="8.053cm" svg:y="15.044cm">
          <text:p/>
          <draw:enhanced-geometry svg:viewBox="0 0 21600 21600" draw:type="rectangle" draw:enhanced-path="M 0 0 L 21600 0 21600 21600 0 21600 0 0 Z N"/>
        </draw:custom-shape>
        <draw:custom-shape draw:style-name="gr66" draw:text-style-name="P1" draw:layer="layout" svg:width="1.269cm" svg:height="1.27cm" svg:x="9.322cm" svg:y="15.044cm">
          <text:p/>
          <draw:enhanced-geometry svg:viewBox="0 0 21600 21600" draw:type="rectangle" draw:enhanced-path="M 0 0 L 21600 0 21600 21600 0 21600 0 0 Z N"/>
        </draw:custom-shape>
        <draw:custom-shape draw:style-name="gr66" draw:text-style-name="P1" draw:layer="layout" svg:width="1.269cm" svg:height="1.27cm" svg:x="10.591cm" svg:y="15.044cm">
          <text:p/>
          <draw:enhanced-geometry svg:viewBox="0 0 21600 21600" draw:type="rectangle" draw:enhanced-path="M 0 0 L 21600 0 21600 21600 0 21600 0 0 Z N"/>
        </draw:custom-shape>
        <draw:custom-shape draw:style-name="gr66" draw:text-style-name="P1" draw:layer="layout" svg:width="1.269cm" svg:height="1.269cm" svg:x="8.053cm" svg:y="16.314cm">
          <text:p/>
          <draw:enhanced-geometry svg:viewBox="0 0 21600 21600" draw:type="rectangle" draw:enhanced-path="M 0 0 L 21600 0 21600 21600 0 21600 0 0 Z N"/>
        </draw:custom-shape>
        <draw:custom-shape draw:style-name="gr66" draw:text-style-name="P1" draw:layer="layout" svg:width="1.269cm" svg:height="1.269cm" svg:x="9.322cm" svg:y="16.314cm">
          <text:p/>
          <draw:enhanced-geometry svg:viewBox="0 0 21600 21600" draw:type="rectangle" draw:enhanced-path="M 0 0 L 21600 0 21600 21600 0 21600 0 0 Z N"/>
        </draw:custom-shape>
        <draw:custom-shape draw:style-name="gr66" draw:text-style-name="P1" draw:layer="layout" svg:width="1.269cm" svg:height="1.269cm" svg:x="10.591cm" svg:y="16.314cm">
          <text:p/>
          <draw:enhanced-geometry svg:viewBox="0 0 21600 21600" draw:type="rectangle" draw:enhanced-path="M 0 0 L 21600 0 21600 21600 0 21600 0 0 Z N"/>
        </draw:custom-shape>
        <draw:custom-shape draw:style-name="gr66" draw:text-style-name="P1" draw:layer="layout" svg:width="1.269cm" svg:height="1.269cm" svg:x="8.053cm" svg:y="17.583cm">
          <text:p/>
          <draw:enhanced-geometry svg:viewBox="0 0 21600 21600" draw:type="rectangle" draw:enhanced-path="M 0 0 L 21600 0 21600 21600 0 21600 0 0 Z N"/>
        </draw:custom-shape>
        <draw:custom-shape draw:style-name="gr66" draw:text-style-name="P1" draw:layer="layout" svg:width="1.269cm" svg:height="1.269cm" svg:x="9.322cm" svg:y="17.583cm">
          <text:p/>
          <draw:enhanced-geometry svg:viewBox="0 0 21600 21600" draw:type="rectangle" draw:enhanced-path="M 0 0 L 21600 0 21600 21600 0 21600 0 0 Z N"/>
        </draw:custom-shape>
        <draw:custom-shape draw:style-name="gr66" draw:text-style-name="P1" draw:layer="layout" svg:width="1.269cm" svg:height="1.269cm" svg:x="10.591cm" svg:y="17.583cm">
          <text:p/>
          <draw:enhanced-geometry svg:viewBox="0 0 21600 21600" draw:type="rectangle" draw:enhanced-path="M 0 0 L 21600 0 21600 21600 0 21600 0 0 Z N"/>
        </draw:custom-shape>
        <draw:custom-shape draw:style-name="gr66" draw:text-style-name="P1" draw:layer="layout" svg:width="1.269cm" svg:height="1.27cm" svg:x="2.818cm" svg:y="15.044cm">
          <text:p/>
          <draw:enhanced-geometry svg:viewBox="0 0 21600 21600" draw:type="rectangle" draw:enhanced-path="M 0 0 L 21600 0 21600 21600 0 21600 0 0 Z N"/>
        </draw:custom-shape>
        <draw:custom-shape draw:style-name="gr66" draw:text-style-name="P1" draw:layer="layout" svg:width="1.269cm" svg:height="1.27cm" svg:x="4.087cm" svg:y="15.044cm">
          <text:p/>
          <draw:enhanced-geometry svg:viewBox="0 0 21600 21600" draw:type="rectangle" draw:enhanced-path="M 0 0 L 21600 0 21600 21600 0 21600 0 0 Z N"/>
        </draw:custom-shape>
        <draw:custom-shape draw:style-name="gr66" draw:text-style-name="P1" draw:layer="layout" svg:width="1.269cm" svg:height="1.27cm" svg:x="5.356cm" svg:y="15.044cm">
          <text:p/>
          <draw:enhanced-geometry svg:viewBox="0 0 21600 21600" draw:type="rectangle" draw:enhanced-path="M 0 0 L 21600 0 21600 21600 0 21600 0 0 Z N"/>
        </draw:custom-shape>
        <draw:custom-shape draw:style-name="gr66" draw:text-style-name="P1" draw:layer="layout" svg:width="1.269cm" svg:height="1.269cm" svg:x="2.818cm" svg:y="16.314cm">
          <text:p/>
          <draw:enhanced-geometry svg:viewBox="0 0 21600 21600" draw:type="rectangle" draw:enhanced-path="M 0 0 L 21600 0 21600 21600 0 21600 0 0 Z N"/>
        </draw:custom-shape>
        <draw:custom-shape draw:style-name="gr67" draw:text-style-name="P1" draw:layer="layout" svg:width="1.269cm" svg:height="1.269cm" svg:x="4.087cm" svg:y="16.314cm">
          <text:p/>
          <draw:enhanced-geometry svg:viewBox="0 0 21600 21600" draw:type="rectangle" draw:enhanced-path="M 0 0 L 21600 0 21600 21600 0 21600 0 0 Z N"/>
        </draw:custom-shape>
        <draw:custom-shape draw:style-name="gr66" draw:text-style-name="P1" draw:layer="layout" svg:width="1.269cm" svg:height="1.269cm" svg:x="5.356cm" svg:y="16.314cm">
          <text:p/>
          <draw:enhanced-geometry svg:viewBox="0 0 21600 21600" draw:type="rectangle" draw:enhanced-path="M 0 0 L 21600 0 21600 21600 0 21600 0 0 Z N"/>
        </draw:custom-shape>
        <draw:custom-shape draw:style-name="gr66" draw:text-style-name="P1" draw:layer="layout" svg:width="1.269cm" svg:height="1.269cm" svg:x="2.818cm" svg:y="17.583cm">
          <text:p/>
          <draw:enhanced-geometry svg:viewBox="0 0 21600 21600" draw:type="rectangle" draw:enhanced-path="M 0 0 L 21600 0 21600 21600 0 21600 0 0 Z N"/>
        </draw:custom-shape>
        <draw:custom-shape draw:style-name="gr66" draw:text-style-name="P1" draw:layer="layout" svg:width="1.269cm" svg:height="1.269cm" svg:x="4.087cm" svg:y="17.583cm">
          <text:p/>
          <draw:enhanced-geometry svg:viewBox="0 0 21600 21600" draw:type="rectangle" draw:enhanced-path="M 0 0 L 21600 0 21600 21600 0 21600 0 0 Z N"/>
        </draw:custom-shape>
        <draw:custom-shape draw:style-name="gr66" draw:text-style-name="P1" draw:layer="layout" svg:width="1.269cm" svg:height="1.269cm" svg:x="5.356cm" svg:y="17.583cm">
          <text:p/>
          <draw:enhanced-geometry svg:viewBox="0 0 21600 21600" draw:type="rectangle" draw:enhanced-path="M 0 0 L 21600 0 21600 21600 0 21600 0 0 Z N"/>
        </draw:custom-shape>
        <draw:frame draw:style-name="gr68" draw:text-style-name="P12" draw:layer="layout" svg:width="3.949cm" svg:height="0.626cm" svg:x="2.773cm" svg:y="19.264cm">
          <draw:text-box>
            <text:p text:style-name="P12"><text:span text:style-name="T14">VTX_BOUNDARY_NONE</text:span></text:p>
          </draw:text-box>
        </draw:frame>
        <draw:g>
          <draw:custom-shape draw:style-name="gr69" draw:text-style-name="P1" draw:layer="layout" svg:width="0.219cm" svg:height="0.219cm" svg:x="2.71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1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2.71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3.972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5.255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6.5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7.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09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1.75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7.95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9.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0.49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1.75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13.18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44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3.18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2cm" svg:x="14.447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5.73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6.996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0" draw:text-style-name="P12" draw:layer="layout" svg:width="4.906cm" svg:height="0.625cm" svg:x="7.475cm" svg:y="19.265cm">
          <draw:text-box>
            <text:p text:style-name="P12"><text:span text:style-name="T14">VTX_BOUNDARY_EDGE_ONLY</text:span></text:p>
          </draw:text-box>
        </draw:frame>
        <draw:frame draw:style-name="gr71" draw:text-style-name="P12" draw:layer="layout" svg:width="6.395cm" svg:height="0.625cm" svg:x="12.332cm" svg:y="19.266cm">
          <draw:text-box>
            <text:p text:style-name="P12"><text:span text:style-name="T14">VTX_BOUNDARY_EDGE_AND_CORNER <text:s/></text:span></text:p>
          </draw:text-box>
        </draw:frame>
      </draw:page>
      <draw:page draw:name="page4" draw:style-name="dp1" draw:master-page-name="Default">
        <draw:g>
          <draw:rect draw:style-name="gr72" draw:text-style-name="P14" draw:layer="layout" svg:width="5.027cm" svg:height="1.327cm" svg:x="13.594cm" svg:y="22.829cm" draw:corner-radius="0.5cm">
            <text:p text:style-name="P13"><text:span text:style-name="T1">Implementation</text:span></text:p>
          </draw:rect>
          <draw:rect draw:style-name="gr73" draw:text-style-name="P14" draw:layer="layout" svg:width="5.027cm" svg:height="2.541cm" svg:x="13.594cm" svg:y="20.118cm" draw:corner-radius="0.5cm">
            <text:p text:style-name="P13"><text:span text:style-name="T1">Representations</text:span></text:p>
          </draw:rect>
          <draw:rect draw:style-name="gr74" draw:text-style-name="P2" draw:layer="layout" svg:width="1.383cm" svg:height="0.706cm" svg:x="13.905cm" svg:y="20.316cm">
            <text:p text:style-name="P1"><text:span text:style-name="T1">Vtr</text:span></text:p>
          </draw:rect>
          <draw:rect draw:style-name="gr75" draw:text-style-name="P2" draw:layer="layout" svg:width="1.383cm" svg:height="0.706cm" svg:x="13.906cm" svg:y="21.728cm">
            <text:p text:style-name="P1"><text:span text:style-name="T1">Far</text:span></text:p>
          </draw:rect>
          <draw:rect draw:style-name="gr76" draw:text-style-name="P2" draw:layer="layout" svg:width="1.383cm" svg:height="0.706cm" svg:x="13.907cm" svg:y="23.139cm">
            <text:p text:style-name="P1"><text:span text:style-name="T1">Osd</text:span></text:p>
          </draw:rect>
        </draw:g>
        <draw:g>
          <draw:rect draw:style-name="gr77" draw:text-style-name="P2" xml:id="id27" draw:id="id27" draw:layer="layout" svg:width="1.383cm" svg:height="0.706cm" svg:x="6.085cm" svg:y="14.066cm">
            <text:p text:style-name="P1"><text:span text:style-name="T1">Topo</text:span></text:p>
          </draw:rect>
          <draw:rect draw:style-name="gr77" draw:text-style-name="P2" xml:id="id28" draw:id="id28" draw:layer="layout" svg:width="1.383cm" svg:height="0.706cm" svg:x="10.45cm" svg:y="14.066cm">
            <text:p text:style-name="P1"><text:span text:style-name="T1">Far</text:span></text:p>
          </draw:rect>
          <draw:rect draw:style-name="gr77" draw:text-style-name="P2" xml:id="id29" draw:id="id29" draw:layer="layout" svg:width="1.383cm" svg:height="0.706cm" svg:x="14.528cm" svg:y="14.066cm">
            <text:p text:style-name="P1"><text:span text:style-name="T1">Osd</text:span></text:p>
          </draw:rect>
          <draw:connector draw:style-name="gr78" draw:text-style-name="P1" draw:layer="layout" draw:type="line" svg:x1="7.468cm" svg:y1="14.419cm" svg:x2="10.45cm" svg:y2="14.419cm" draw:start-shape="id27" draw:start-glue-point="1" draw:end-shape="id28" draw:end-glue-point="3" svg:d="M7468 14419h2982">
            <text:p/>
          </draw:connector>
          <draw:connector draw:style-name="gr78" draw:text-style-name="P1" draw:layer="layout" draw:type="line" svg:x1="11.833cm" svg:y1="14.419cm" svg:x2="14.528cm" svg:y2="14.419cm" draw:start-shape="id28" draw:end-shape="id29" svg:d="M11833 14419h2695">
            <text:p/>
          </draw:connector>
          <draw:frame draw:style-name="gr79" draw:text-style-name="P15" draw:layer="layout" svg:width="1.814cm" svg:height="1.039cm" svg:x="5.869cm" svg:y="14.912cm">
            <draw:text-box>
              <text:p text:style-name="P1"><text:span text:style-name="T3">edit</text:span></text:p>
              <text:p text:style-name="P1"><text:span text:style-name="T3">topology</text:span></text:p>
            </draw:text-box>
          </draw:frame>
          <draw:frame draw:style-name="gr79"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80"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81" draw:text-style-name="P15"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82"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7.863cm" svg:y1="9.589cm" svg:x2="7.494cm" svg:y2="8.228cm" draw:start-shape="id30" draw:start-glue-point="5" draw:end-shape="id31" draw:end-glue-point="9" svg:d="M7863 9589l-369-1361">
              <text:p/>
            </draw:connector>
            <draw:custom-shape draw:style-name="gr84"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8.794cm" svg:y1="8.247cm" svg:x2="7.58cm" svg:y2="8.018cm" draw:start-shape="id32" draw:start-glue-point="6" draw:end-shape="id31" draw:end-glue-point="10" svg:d="M8794 8247l-1214-229">
              <text:p/>
            </draw:connector>
            <draw:connector draw:style-name="gr83" draw:text-style-name="P1" draw:layer="layout" draw:type="line" svg:x1="6.364cm" svg:y1="9.335cm" svg:x2="7.073cm" svg:y2="8.228cm" draw:start-shape="id33" draw:start-glue-point="11" draw:end-shape="id31" draw:end-glue-point="7" svg:d="M6364 9335l709-1107">
              <text:p/>
            </draw:connector>
            <draw:connector draw:style-name="gr83" draw:text-style-name="P1" draw:layer="layout" draw:type="line" svg:x1="7.777cm" svg:y1="9.8cm" svg:x2="6.45cm" svg:y2="9.546cm" draw:start-shape="id30" draw:start-glue-point="6" draw:end-shape="id33" draw:end-glue-point="10" svg:d="M7777 9800l-1327-254">
              <text:p/>
            </draw:connector>
          </draw:g>
          <draw:frame draw:style-name="gr85" draw:text-style-name="P4" draw:layer="layout" svg:width="2.962cm" svg:height="0.645cm" svg:x="6.146cm" svg:y="10.299cm">
            <draw:text-box>
              <text:p><text:span text:style-name="T1">topological data</text:span></text:p>
            </draw:text-box>
          </draw:frame>
          <draw:g>
            <draw:custom-shape draw:style-name="gr82"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2.117cm" svg:height="0.338cm" svg:x="10.234cm" svg:y="8.571cm" svg:viewBox="0 0 2118 339" draw:points="0,0 0,339 2118,339 2118,0">
              <text:p/>
            </draw:polyline>
            <draw:custom-shape draw:style-name="gr82"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468cm" svg:height="0.338cm" svg:x="12.437cm" svg:y="8.571cm" svg:viewBox="0 0 1469 339" draw:points="0,0 0,339 1469,339 1469,0">
              <text:p/>
            </draw:polyline>
            <draw:polyline draw:style-name="gr86" draw:text-style-name="P1" draw:layer="layout" svg:width="1.468cm" svg:height="0.338cm" svg:x="13.989cm" svg:y="8.571cm" svg:viewBox="0 0 1469 339" draw:points="0,0 0,339 1469,339 1469,0">
              <text:p/>
            </draw:polyline>
            <draw:polyline draw:style-name="gr86" draw:text-style-name="P1" draw:layer="layout" svg:width="0.761cm" svg:height="0.338cm" svg:x="15.543cm" svg:y="8.571cm" svg:viewBox="0 0 762 339" draw:points="0,0 0,339 762,339 762,0">
              <text:p/>
            </draw:polyline>
            <draw:frame draw:style-name="gr44" draw:text-style-name="P4" draw:layer="layout" svg:width="0.697cm" svg:height="0.645cm" svg:x="10.945cm" svg:y="8.938cm">
              <draw:text-box>
                <text:p><text:span text:style-name="T1">0</text:span></text:p>
              </draw:text-box>
            </draw:frame>
            <draw:frame draw:style-name="gr44" draw:text-style-name="P4" draw:layer="layout" svg:width="0.697cm" svg:height="0.645cm" svg:x="12.823cm" svg:y="8.939cm">
              <draw:text-box>
                <text:p><text:span text:style-name="T1">1</text:span></text:p>
              </draw:text-box>
            </draw:frame>
            <draw:frame draw:style-name="gr44" draw:text-style-name="P4" draw:layer="layout" svg:width="0.697cm" svg:height="0.645cm" svg:x="14.375cm" svg:y="8.939cm">
              <draw:text-box>
                <text:p><text:span text:style-name="T1">2</text:span></text:p>
              </draw:text-box>
            </draw:frame>
            <draw:frame draw:style-name="gr44" draw:text-style-name="P4" draw:layer="layout" svg:width="0.697cm" svg:height="0.645cm" svg:x="15.576cm" svg:y="8.939cm">
              <draw:text-box>
                <text:p><text:span text:style-name="T1">3</text:span></text:p>
              </draw:text-box>
            </draw:frame>
          </draw:g>
          <draw:frame draw:style-name="gr87" draw:text-style-name="P4" draw:layer="layout" svg:width="2.796cm" svg:height="0.645cm" svg:x="11.892cm" svg:y="10.3cm">
            <draw:text-box>
              <text:p><text:span text:style-name="T1">serialized data</text:span></text:p>
            </draw:text-box>
          </draw:frame>
        </draw:g>
        <draw:g>
          <draw:rect draw:style-name="gr88" draw:text-style-name="P14" draw:layer="layout" svg:width="8.846cm" svg:height="2.369cm" svg:x="6.658cm" svg:y="4.675cm" draw:corner-radius="0.212cm">
            <text:p text:style-name="P13"><text:span text:style-name="T1"/></text:p>
            <text:p text:style-name="P13"><text:span text:style-name="T1"/></text:p>
          </draw:rect>
          <draw:rect draw:style-name="gr89" draw:text-style-name="P14" draw:layer="layout" svg:width="9.322cm" svg:height="2.451cm" svg:x="6.42cm" svg:y="3.343cm" draw:corner-radius="0.212cm">
            <text:p text:style-name="P13"><text:span text:style-name="T1"/></text:p>
            <text:p text:style-name="P13"><text:span text:style-name="T1"/></text:p>
          </draw:rect>
          <draw:frame draw:style-name="gr90" draw:layer="layout" svg:width="6.149cm" svg:height="0.645cm" svg:x="6.8cm" svg:y="5.02cm">
            <draw:text-box>
              <text:p text:style-name="P13"><text:span text:style-name="T1">2 : Feature Adaptive Representation</text:span></text:p>
            </draw:text-box>
          </draw:frame>
          <draw:frame draw:style-name="gr91" draw:text-style-name="P13" draw:layer="layout" svg:width="7.11cm" svg:height="0.645cm" svg:x="6.8cm" svg:y="6.214cm">
            <draw:text-box>
              <text:p text:style-name="P13"><text:span text:style-name="T1">1 : Hierarchical Boundary Representation</text:span></text:p>
            </draw:text-box>
          </draw:frame>
          <draw:g>
            <draw:rect draw:style-name="gr92" draw:text-style-name="P2" draw:layer="layout" svg:width="1.383cm" svg:height="0.706cm" svg:x="13.849cm" svg:y="3.555cm">
              <text:p text:style-name="P1"><text:span text:style-name="T1">Osd</text:span></text:p>
            </draw:rect>
            <draw:rect draw:style-name="gr92" draw:text-style-name="P2" draw:layer="layout" svg:width="1.383cm" svg:height="0.706cm" svg:x="13.85cm" svg:y="4.868cm">
              <text:p text:style-name="P1"><text:span text:style-name="T1">Far</text:span></text:p>
            </draw:rect>
            <draw:rect draw:style-name="gr92" draw:text-style-name="P2" draw:layer="layout" svg:width="1.383cm" svg:height="0.706cm" svg:x="13.851cm" svg:y="6.214cm">
              <text:p text:style-name="P1"><text:span text:style-name="T1">Hbr</text:span></text:p>
            </draw:rect>
          </draw:g>
          <draw:frame draw:style-name="gr93" draw:layer="layout" svg:width="2.919cm" svg:height="0.645cm" svg:x="6.8cm" svg:y="3.69cm">
            <draw:text-box>
              <text:p text:style-name="P13"><text:span text:style-name="T1">3 : OpenSubdiv</text:span></text:p>
            </draw:text-box>
          </draw:frame>
        </draw:g>
        <draw:g>
          <draw:rect draw:style-name="gr77" draw:text-style-name="P2" xml:id="id34" draw:id="id34" draw:layer="layout" svg:width="1.383cm" svg:height="0.706cm" svg:x="6.168cm" svg:y="12.14cm">
            <text:p text:style-name="P1"><text:span text:style-name="T1">Topo</text:span></text:p>
          </draw:rect>
          <draw:rect draw:style-name="gr77" draw:text-style-name="P2" xml:id="id35" draw:id="id35" draw:layer="layout" svg:width="1.383cm" svg:height="0.706cm" svg:x="10.533cm" svg:y="12.14cm">
            <text:p text:style-name="P1"><text:span text:style-name="T1">Far</text:span></text:p>
          </draw:rect>
          <draw:rect draw:style-name="gr77" draw:text-style-name="P2" xml:id="id36" draw:id="id36" draw:layer="layout" svg:width="1.383cm" svg:height="0.706cm" svg:x="14.611cm" svg:y="12.14cm">
            <text:p text:style-name="P1"><text:span text:style-name="T1">Osd</text:span></text:p>
          </draw:rect>
          <draw:connector draw:style-name="gr78" draw:text-style-name="P1" draw:layer="layout" draw:type="line" svg:x1="7.551cm" svg:y1="12.493cm" svg:x2="10.533cm" svg:y2="12.493cm" draw:start-shape="id34" draw:start-glue-point="1" draw:end-shape="id35" draw:end-glue-point="3" svg:d="M7551 12493h2982">
            <text:p/>
          </draw:connector>
          <draw:connector draw:style-name="gr78" draw:text-style-name="P1" draw:layer="layout" draw:type="line" svg:x1="11.916cm" svg:y1="12.493cm" svg:x2="14.611cm" svg:y2="12.493cm" draw:start-shape="id35" draw:end-shape="id36" svg:d="M11916 12493h2695">
            <text:p/>
          </draw:connector>
        </draw:g>
        <draw:g>
          <draw:rect draw:style-name="gr72" draw:text-style-name="P16" draw:layer="layout" svg:width="9.969cm" svg:height="1.327cm" svg:x="2.073cm" svg:y="23.083cm" draw:corner-radius="0.282cm">
            <text:p text:style-name="P13"><text:span text:style-name="T15">Implementation</text:span></text:p>
          </draw:rect>
          <draw:rect draw:style-name="gr73" draw:text-style-name="P16" draw:layer="layout" svg:width="9.969cm" svg:height="2.541cm" svg:x="2.073cm" svg:y="20.372cm" draw:corner-radius="0.282cm">
            <text:p text:style-name="P13"><text:span text:style-name="T15">Representation</text:span></text:p>
          </draw:rect>
          <draw:rect draw:style-name="gr94" draw:text-style-name="P2" draw:layer="layout" svg:width="1.383cm" svg:height="0.706cm" svg:x="2.384cm" svg:y="20.57cm">
            <text:p text:style-name="P1"><text:span text:style-name="T1">Hbr</text:span></text:p>
          </draw:rect>
          <draw:rect draw:style-name="gr94" draw:text-style-name="P2" draw:layer="layout" svg:width="1.383cm" svg:height="0.706cm" svg:x="2.385cm" svg:y="21.983cm">
            <text:p text:style-name="P1"><text:span text:style-name="T1">Far</text:span></text:p>
          </draw:rect>
          <draw:rect draw:style-name="gr94" draw:text-style-name="P2" draw:layer="layout" svg:width="1.383cm" svg:height="0.706cm" svg:x="2.386cm" svg:y="23.393cm">
            <text:p text:style-name="P1"><text:span text:style-name="T1">Osd</text:span></text:p>
          </draw:rect>
          <draw:rect draw:style-name="gr95" draw:text-style-name="P2" draw:layer="layout" svg:width="4.067cm" svg:height="1.496cm" svg:x="3.654cm" svg:y="18.677cm" draw:corner-radius="0.282cm">
            <text:p text:style-name="P1"><text:span text:style-name="T1">Subdivision Mesh</text:span></text:p>
          </draw:rect>
          <draw:rect draw:style-name="gr96" draw:text-style-name="P17" xml:id="id41" draw:id="id41" draw:layer="layout" svg:width="1.383cm" svg:height="0.706cm" svg:x="4.192cm" svg:y="19.327cm" draw:corner-radius="1.058cm">
            <text:p text:style-name="P1"><text:span text:style-name="T14">Topology</text:span></text:p>
          </draw:rect>
          <draw:rect draw:style-name="gr96" draw:text-style-name="P17" xml:id="id37" draw:id="id37" draw:layer="layout" svg:width="1.383cm" svg:height="0.706cm" svg:x="5.8cm" svg:y="19.327cm" draw:corner-radius="1.058cm">
            <text:p text:style-name="P1"><text:span text:style-name="T14">Points</text:span></text:p>
          </draw:rect>
          <draw:rect draw:style-name="gr96" draw:text-style-name="P18" xml:id="id42" draw:id="id42" draw:layer="layout" svg:width="1.383cm" svg:height="0.707cm" svg:x="4.192cm" svg:y="21.982cm" draw:corner-radius="1.058cm">
            <text:p text:style-name="P1"><text:span text:style-name="T16">Subdivision</text:span><text:span text:style-name="T16"><text:line-break/></text:span><text:span text:style-name="T16">Tables</text:span></text:p>
          </draw:rect>
          <draw:rect draw:style-name="gr96" draw:text-style-name="P17" xml:id="id39" draw:id="id39" draw:layer="layout" svg:width="1.383cm" svg:height="0.707cm" svg:x="4.192cm" svg:y="23.392cm" draw:corner-radius="0.282cm">
            <text:p text:style-name="P1"><text:span text:style-name="T14">Compute</text:span></text:p>
          </draw:rect>
          <draw:rect draw:style-name="gr96" draw:text-style-name="P17" xml:id="id40" draw:id="id40" draw:layer="layout" svg:width="1.383cm" svg:height="0.707cm" svg:x="7.665cm" svg:y="23.393cm" draw:corner-radius="0.282cm">
            <text:p text:style-name="P1"><text:span text:style-name="T14">Tessellate</text:span></text:p>
          </draw:rect>
          <draw:rect draw:style-name="gr96" draw:text-style-name="P18" xml:id="id38" draw:id="id38" draw:layer="layout" svg:width="1.383cm" svg:height="0.707cm" svg:x="5.8cm" svg:y="21.982cm" draw:corner-radius="1.058cm">
            <text:p text:style-name="P1"><text:span text:style-name="T16">Vertex</text:span></text:p>
            <text:p text:style-name="P1"><text:span text:style-name="T16">Data</text:span></text:p>
          </draw:rect>
          <draw:connector draw:style-name="gr97" draw:text-style-name="P1" draw:layer="layout" svg:x1="6.491cm" svg:y1="20.033cm" svg:x2="6.491cm" svg:y2="21.982cm" draw:start-shape="id37" draw:start-glue-point="2" draw:end-shape="id38" draw:end-glue-point="0" svg:d="M6491 20033v1949">
            <text:p/>
          </draw:connector>
          <draw:connector draw:style-name="gr98" draw:text-style-name="P1" draw:layer="layout" draw:type="curve" svg:x1="6.491cm" svg:y1="22.689cm" svg:x2="5.575cm" svg:y2="23.745cm" draw:start-shape="id38" draw:start-glue-point="2" draw:end-shape="id39" svg:d="M6491 22689c0 704-305 1056-916 1056">
            <text:p/>
          </draw:connector>
          <draw:connector draw:style-name="gr99" draw:text-style-name="P1" draw:layer="layout" draw:type="curve" svg:x1="7.183cm" svg:y1="22.335cm" svg:x2="8.356cm" svg:y2="23.393cm" draw:start-shape="id38" draw:start-glue-point="1" draw:end-shape="id40" draw:end-glue-point="0" svg:d="M7183 22335c782 0 1173 352 1173 1058">
            <text:p/>
          </draw:connector>
          <draw:connector draw:style-name="gr97" draw:text-style-name="P1" draw:layer="layout" svg:x1="4.883cm" svg:y1="20.033cm" svg:x2="4.883cm" svg:y2="21.982cm" draw:start-shape="id41" draw:end-shape="id42" draw:end-glue-point="0" svg:d="M4883 20033v1949">
            <text:p/>
          </draw:connector>
          <draw:connector draw:style-name="gr97" draw:text-style-name="P1" draw:layer="layout" svg:x1="4.883cm" svg:y1="22.689cm" svg:x2="4.883cm" svg:y2="23.392cm" draw:start-shape="id42" draw:start-glue-point="2" draw:end-shape="id39" draw:end-glue-point="0" svg:d="M4883 22689v703">
            <text:p/>
          </draw:connector>
          <draw:frame draw:style-name="gr100" draw:text-style-name="P12" draw:layer="layout" svg:width="1.323cm" svg:height="0.569cm" svg:x="6.224cm" svg:y="23.135cm">
            <draw:text-box>
              <text:p><text:span text:style-name="T14">Refine</text:span></text:p>
            </draw:text-box>
          </draw:frame>
          <draw:frame draw:style-name="gr101" draw:text-style-name="P12" draw:layer="layout" svg:width="1.535cm" svg:height="0.569cm" svg:x="7.81cm" svg:y="22.038cm">
            <draw:text-box>
              <text:p><text:span text:style-name="T14">Patches</text:span></text:p>
            </draw:text-box>
          </draw:frame>
        </draw:g>
        <draw:g>
          <draw:rect draw:style-name="gr89" draw:text-style-name="P14" draw:layer="layout" svg:width="9.322cm" svg:height="2.451cm" svg:x="21.756cm" svg:y="3.344cm" draw:corner-radius="0.212cm">
            <text:p text:style-name="P13"><text:span text:style-name="T1"/></text:p>
            <text:p text:style-name="P13"><text:span text:style-name="T1"/></text:p>
          </draw:rect>
          <draw:rect draw:style-name="gr102" draw:text-style-name="P14" draw:layer="layout" svg:width="8.896cm" svg:height="2.4cm" svg:x="21.897cm" svg:y="4.671cm" draw:corner-radius="0.212cm">
            <text:p text:style-name="P13"><text:span text:style-name="T1"/></text:p>
            <text:p text:style-name="P13"><text:span text:style-name="T1"/></text:p>
          </draw:rect>
          <draw:frame draw:style-name="gr90" draw:layer="layout" svg:width="6.149cm" svg:height="0.645cm" svg:x="22.136cm" svg:y="4.938cm">
            <draw:text-box>
              <text:p text:style-name="P13"><text:span text:style-name="T1">2 : Feature Adaptive Representation</text:span></text:p>
            </draw:text-box>
          </draw:frame>
          <draw:rect draw:style-name="gr92" draw:text-style-name="P2" xml:id="id45" draw:id="id45" draw:layer="layout" svg:width="1.383cm" svg:height="0.706cm" svg:x="29.187cm" svg:y="3.585cm">
            <text:p text:style-name="P1"><text:span text:style-name="T1">Osd</text:span></text:p>
          </draw:rect>
          <draw:rect draw:style-name="gr92" draw:text-style-name="P2" xml:id="id43" draw:id="id43" draw:layer="layout" svg:width="1.383cm" svg:height="0.706cm" svg:x="29.187cm" svg:y="4.907cm">
            <text:p text:style-name="P1"><text:span text:style-name="T1">Far</text:span></text:p>
          </draw:rect>
          <draw:rect draw:style-name="gr88" draw:text-style-name="P14" draw:layer="layout" svg:width="8.613cm" svg:height="0.989cm" svg:x="22.18cm" svg:y="7.212cm" draw:corner-radius="0.212cm">
            <text:p text:style-name="P13"><text:span text:style-name="T1"/></text:p>
            <text:p text:style-name="P13"><text:span text:style-name="T1"/></text:p>
          </draw:rect>
          <draw:frame draw:style-name="gr91" draw:text-style-name="P13" draw:layer="layout" svg:width="7.11cm" svg:height="0.645cm" svg:x="22.136cm" svg:y="7.371cm">
            <draw:text-box>
              <text:p text:style-name="P13"><text:span text:style-name="T1">1 : Client Topology Representation</text:span></text:p>
            </draw:text-box>
          </draw:frame>
          <draw:rect draw:style-name="gr92" draw:text-style-name="P2" xml:id="id44" draw:id="id44" draw:layer="layout" svg:width="1.383cm" svg:height="0.706cm" svg:x="29.187cm" svg:y="7.371cm">
            <text:p text:style-name="P1"><text:span text:style-name="T1">???</text:span></text:p>
          </draw:rect>
          <draw:frame draw:style-name="gr93" draw:layer="layout" svg:width="2.919cm" svg:height="0.645cm" svg:x="22.136cm" svg:y="3.616cm">
            <draw:text-box>
              <text:p text:style-name="P13"><text:span text:style-name="T1">3 : OpenSubdiv</text:span></text:p>
            </draw:text-box>
          </draw:frame>
          <draw:rect draw:style-name="gr92" draw:text-style-name="P2" draw:layer="layout" svg:width="1.383cm" svg:height="0.706cm" svg:x="22.067cm" svg:y="6.083cm">
            <text:p text:style-name="P1"><text:span text:style-name="T1">Vtr</text:span></text:p>
          </draw:rect>
          <draw:frame draw:style-name="gr103" draw:layer="layout" svg:width="6.124cm" svg:height="0.645cm" svg:x="23.592cm" svg:y="6.114cm">
            <draw:text-box>
              <text:p text:style-name="P13"><text:span text:style-name="T1">Vectorized Topology Representation</text:span></text:p>
            </draw:text-box>
          </draw:frame>
          <draw:connector draw:style-name="gr104" draw:text-style-name="P1" draw:layer="layout" draw:type="line" svg:x1="29.878cm" svg:y1="5.613cm" svg:x2="29.878cm" svg:y2="7.371cm" draw:start-shape="id43" draw:start-glue-point="2" draw:end-shape="id44" draw:end-glue-point="0" svg:d="M29878 5613v1758">
            <text:p/>
          </draw:connector>
          <draw:connector draw:style-name="gr104" draw:text-style-name="P1" draw:layer="layout" draw:type="line" svg:x1="29.878cm" svg:y1="4.291cm" svg:x2="29.878cm" svg:y2="4.907cm" draw:start-shape="id45" draw:start-glue-point="2" draw:end-shape="id43" svg:d="M29878 4291v616">
            <text:p/>
          </draw:connector>
        </draw:g>
        <draw:g>
          <draw:rect draw:style-name="gr72" draw:text-style-name="P16" draw:layer="layout" svg:width="9.969cm" svg:height="1.327cm" svg:x="22.18cm" svg:y="23.084cm" draw:corner-radius="0.282cm">
            <text:p text:style-name="P13"><text:span text:style-name="T15">Implementation</text:span></text:p>
          </draw:rect>
          <draw:rect draw:style-name="gr73" draw:text-style-name="P16" draw:layer="layout" svg:width="9.969cm" svg:height="2.541cm" svg:x="22.18cm" svg:y="20.373cm" draw:corner-radius="0.282cm">
            <text:p text:style-name="P13"><text:span text:style-name="T15">Representation</text:span></text:p>
          </draw:rect>
          <draw:rect draw:style-name="gr94" draw:text-style-name="P2" draw:layer="layout" svg:width="1.383cm" svg:height="0.706cm" svg:x="22.491cm" svg:y="20.571cm">
            <text:p text:style-name="P1"><text:span text:style-name="T1">Vtr</text:span></text:p>
          </draw:rect>
          <draw:rect draw:style-name="gr94" draw:text-style-name="P2" draw:layer="layout" svg:width="1.383cm" svg:height="0.706cm" svg:x="22.492cm" svg:y="21.984cm">
            <text:p text:style-name="P1"><text:span text:style-name="T1">Far</text:span></text:p>
          </draw:rect>
          <draw:rect draw:style-name="gr94" draw:text-style-name="P2" draw:layer="layout" svg:width="1.383cm" svg:height="0.706cm" svg:x="22.493cm" svg:y="23.394cm">
            <text:p text:style-name="P1"><text:span text:style-name="T1">Osd</text:span></text:p>
          </draw:rect>
          <draw:rect draw:style-name="gr95" draw:text-style-name="P2" draw:layer="layout" svg:width="4.067cm" svg:height="1.496cm" svg:x="23.761cm" svg:y="18.678cm" draw:corner-radius="0.282cm">
            <text:p text:style-name="P1"><text:span text:style-name="T1">Subdivision Mesh</text:span></text:p>
          </draw:rect>
          <draw:rect draw:style-name="gr96" draw:text-style-name="P17" xml:id="id50" draw:id="id50" draw:layer="layout" svg:width="1.383cm" svg:height="0.706cm" svg:x="24.299cm" svg:y="19.328cm" draw:corner-radius="1.058cm">
            <text:p text:style-name="P1"><text:span text:style-name="T14">Topology</text:span></text:p>
          </draw:rect>
          <draw:rect draw:style-name="gr96" draw:text-style-name="P17" xml:id="id46" draw:id="id46" draw:layer="layout" svg:width="1.383cm" svg:height="0.706cm" svg:x="25.907cm" svg:y="19.328cm" draw:corner-radius="1.058cm">
            <text:p text:style-name="P1"><text:span text:style-name="T14">Points</text:span></text:p>
          </draw:rect>
          <draw:rect draw:style-name="gr96" draw:text-style-name="P18" xml:id="id51" draw:id="id51" draw:layer="layout" svg:width="1.383cm" svg:height="0.707cm" svg:x="24.299cm" svg:y="21.983cm" draw:corner-radius="1.058cm">
            <text:p text:style-name="P1"><text:span text:style-name="T16">Subdivision</text:span><text:span text:style-name="T16"><text:line-break/></text:span><text:span text:style-name="T16">Tables</text:span></text:p>
          </draw:rect>
          <draw:rect draw:style-name="gr96" draw:text-style-name="P17" xml:id="id48" draw:id="id48" draw:layer="layout" svg:width="1.383cm" svg:height="0.707cm" svg:x="24.299cm" svg:y="23.393cm" draw:corner-radius="0.282cm">
            <text:p text:style-name="P1"><text:span text:style-name="T14">Compute</text:span></text:p>
          </draw:rect>
          <draw:rect draw:style-name="gr96" draw:text-style-name="P17" xml:id="id49" draw:id="id49" draw:layer="layout" svg:width="1.383cm" svg:height="0.707cm" svg:x="27.772cm" svg:y="23.394cm" draw:corner-radius="0.282cm">
            <text:p text:style-name="P1"><text:span text:style-name="T14">Tessellate</text:span></text:p>
          </draw:rect>
          <draw:rect draw:style-name="gr96" draw:text-style-name="P18" xml:id="id47" draw:id="id47" draw:layer="layout" svg:width="1.383cm" svg:height="0.707cm" svg:x="25.907cm" svg:y="21.983cm" draw:corner-radius="1.058cm">
            <text:p text:style-name="P1"><text:span text:style-name="T16">Vertex</text:span></text:p>
            <text:p text:style-name="P1"><text:span text:style-name="T16">Data</text:span></text:p>
          </draw:rect>
          <draw:connector draw:style-name="gr97" draw:text-style-name="P1" draw:layer="layout" svg:x1="26.598cm" svg:y1="20.034cm" svg:x2="26.598cm" svg:y2="21.983cm" draw:start-shape="id46" draw:start-glue-point="2" draw:end-shape="id47" draw:end-glue-point="0" svg:d="M26598 20034v1949">
            <text:p/>
          </draw:connector>
          <draw:connector draw:style-name="gr98" draw:text-style-name="P1" draw:layer="layout" draw:type="curve" svg:x1="26.598cm" svg:y1="22.69cm" svg:x2="25.682cm" svg:y2="23.746cm" draw:start-shape="id47" draw:start-glue-point="2" draw:end-shape="id48" svg:d="M26598 22690c0 704-305 1056-916 1056">
            <text:p/>
          </draw:connector>
          <draw:connector draw:style-name="gr99" draw:text-style-name="P1" draw:layer="layout" draw:type="curve" svg:x1="27.29cm" svg:y1="22.336cm" svg:x2="28.463cm" svg:y2="23.394cm" draw:start-shape="id47" draw:start-glue-point="1" draw:end-shape="id49" draw:end-glue-point="0" svg:d="M27290 22336c782 0 1173 352 1173 1058">
            <text:p/>
          </draw:connector>
          <draw:connector draw:style-name="gr97" draw:text-style-name="P1" draw:layer="layout" svg:x1="24.99cm" svg:y1="20.034cm" svg:x2="24.99cm" svg:y2="21.983cm" draw:start-shape="id50" draw:end-shape="id51" draw:end-glue-point="0" svg:d="M24990 20034v1949">
            <text:p/>
          </draw:connector>
          <draw:connector draw:style-name="gr97" draw:text-style-name="P1" draw:layer="layout" svg:x1="24.99cm" svg:y1="22.69cm" svg:x2="24.99cm" svg:y2="23.393cm" draw:start-shape="id51" draw:start-glue-point="2" draw:end-shape="id48" draw:end-glue-point="0" svg:d="M24990 22690v703">
            <text:p/>
          </draw:connector>
          <draw:frame draw:style-name="gr100" draw:text-style-name="P12" draw:layer="layout" svg:width="1.323cm" svg:height="0.569cm" svg:x="26.331cm" svg:y="23.136cm">
            <draw:text-box>
              <text:p><text:span text:style-name="T14">Refine</text:span></text:p>
            </draw:text-box>
          </draw:frame>
          <draw:frame draw:style-name="gr101" draw:text-style-name="P12" draw:layer="layout" svg:width="1.535cm" svg:height="0.569cm" svg:x="27.917cm" svg:y="22.039cm">
            <draw:text-box>
              <text:p><text:span text:style-name="T14">Patches</text:span></text:p>
            </draw:text-box>
          </draw:frame>
        </draw:g>
      </draw:page>
      <draw:page draw:name="page5" draw:style-name="dp1" draw:master-page-name="Default">
        <draw:g>
          <draw:rect draw:style-name="gr105" draw:text-style-name="P14" draw:layer="layout" svg:width="9.743cm" svg:height="3.671cm" svg:x="2.129cm" svg:y="5.094cm" draw:corner-radius="0.212cm">
            <text:p text:style-name="P13"><text:span text:style-name="T17">Far</text:span></text:p>
          </draw:rect>
          <draw:custom-shape draw:style-name="gr106"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7"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2cm" svg:y="3.258cm">
            <text:p text:style-name="P1"><text:span text:style-name="T18">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3cm" svg:y="1.141cm">
            <text:p text:style-name="P1"><text:span text:style-name="T18">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4.247cm" svg:y1="1.635cm" svg:x2="5.801cm" svg:y2="5.376cm" draw:start-shape="id52" draw:start-glue-point="7" draw:end-shape="id53" draw:end-glue-point="0" svg:d="M4247 1635c1036 0 1554 1247 1554 3741">
            <text:p/>
          </draw:connector>
          <draw:connector draw:style-name="gr97" draw:text-style-name="P1" draw:layer="layout" svg:x1="2.694cm" svg:y1="2.129cm" svg:x2="2.694cm" svg:y2="3.258cm" draw:start-shape="id52" draw:start-glue-point="6" draw:end-shape="id54" draw:end-glue-point="0" svg:d="M2694 2129v1129">
            <text:p/>
          </draw:connector>
          <draw:connector draw:style-name="gr109" draw:text-style-name="P1" draw:layer="layout" draw:line-skew="0.139cm" svg:x1="8.345cm" svg:y1="4.251cm" svg:x2="8.342cm" svg:y2="5.376cm" svg:d="M8345 4251v702h-3v423">
            <text:p/>
          </draw:connector>
          <draw:connector draw:style-name="gr109" draw:text-style-name="P1" draw:layer="layout" draw:line-skew="0.139cm" svg:x1="8.345cm" svg:y1="2.133cm" svg:x2="8.342cm" svg:y2="3.258cm" svg:d="M8345 2133v702h-3v423">
            <text:p/>
          </draw:connector>
          <draw:custom-shape draw:style-name="gr110" draw:text-style-name="P2" xml:id="id55" draw:id="id55" draw:layer="layout" svg:width="9.46cm" svg:height="2.118cm" svg:x="2.271cm" svg:y="9.612cm">
            <text:p text:style-name="P1"><text:span text:style-name="T1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1"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draw:line-skew="0.139cm" svg:x1="7.777cm" svg:y1="6.369cm" svg:x2="7.774cm" svg:y2="7.494cm" svg:d="M7777 6369v702h-3v423">
            <text:p/>
          </draw:connector>
          <draw:connector draw:style-name="gr112" draw:text-style-name="P1" draw:layer="layout" draw:line-skew="0.139cm" svg:x1="7.78cm" svg:y1="8.487cm" svg:x2="7.777cm" svg:y2="9.612cm" svg:d="M7780 8487v702h-3v423">
            <text:p/>
          </draw:connector>
          <draw:connector draw:style-name="gr112" draw:text-style-name="P1" draw:layer="layout" draw:line-skew="0.139cm" svg:x1="3.824cm" svg:y1="6.365cm" svg:x2="3.821cm" svg:y2="7.49cm" svg:d="M3824 6365v702h-3v423">
            <text:p/>
          </draw:connector>
          <draw:connector draw:style-name="gr112" draw:text-style-name="P1" draw:layer="layout" draw:line-skew="0.139cm" svg:x1="3.824cm" svg:y1="8.483cm" svg:x2="3.821cm" svg:y2="9.608cm" svg:d="M3824 8483v702h-3v423">
            <text:p/>
          </draw:connector>
          <draw:custom-shape draw:style-name="gr106"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svg:x1="7.001cm" svg:y1="11.73cm" svg:x2="7.002cm" svg:y2="12.719cm" draw:start-shape="id55" draw:start-glue-point="2" draw:end-shape="id56" draw:end-glue-point="4" svg:d="M7001 11730v495h1v494">
            <text:p/>
          </draw:connector>
          <draw:line draw:style-name="gr113" draw:text-style-name="P1" draw:layer="layout" svg:x1="2.694cm" svg:y1="4.246cm" svg:x2="3.824cm" svg:y2="5.376cm">
            <text:p/>
          </draw:line>
        </draw:g>
        <draw:g>
          <draw:custom-shape draw:style-name="gr114" draw:text-style-name="P20" xml:id="id57" draw:id="id57" draw:layer="layout" svg:width="6.353cm" svg:height="0.988cm" svg:x="1.988cm" svg:y="20.413cm">
            <text:p text:style-name="P1"><text:span text:style-name="T19">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2" draw:text-style-name="P1" draw:layer="layout" svg:x1="5.164cm" svg:y1="21.401cm" svg:x2="5.165cm" svg:y2="22.814cm" draw:start-shape="id57" draw:start-glue-point="2" draw:end-shape="id58" draw:end-glue-point="4" svg:d="M5164 21401v707h1v706">
            <text:p/>
          </draw:connector>
          <draw:custom-shape draw:style-name="gr115" draw:text-style-name="P21"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5.165cm" svg:y1="24.227cm" svg:x2="5.164cm" svg:y2="25.462cm" draw:start-shape="id58" draw:start-glue-point="8" draw:end-shape="id59" draw:end-glue-point="0" svg:d="M5165 24227v617h-1v618">
            <text:p/>
          </draw:connector>
          <draw:g xml:id="id66" draw:id="id66">
            <draw:custom-shape draw:style-name="gr116" draw:text-style-name="P22" draw:layer="layout" svg:width="6.354cm" svg:height="7.414cm" svg:x="12.578cm" svg:y="22.814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21" xml:id="id61" draw:id="id61" draw:layer="layout" svg:width="2.966cm" svg:height="0.777cm" svg:x="15.543cm" svg:y="25.003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0" draw:id="id60" draw:layer="layout" svg:width="2.119cm" svg:height="0.777cm" svg:x="13.002cm" svg:y="23.945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2" draw:id="id62" draw:layer="layout" svg:width="2.119cm" svg:height="0.777cm" svg:x="13.001cm" svg:y="25.991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4" draw:id="id64" draw:layer="layout" svg:width="2.119cm" svg:height="0.777cm" svg:x="13.001cm" svg:y="28.18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3" draw:id="id63" draw:layer="layout" svg:width="2.966cm" svg:height="0.777cm" svg:x="15.543cm" svg:y="27.192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9" draw:text-style-name="P1" draw:layer="layout" draw:type="curve" svg:x1="15.121cm" svg:y1="24.333cm" svg:x2="17.026cm" svg:y2="25.003cm" draw:start-shape="id60" draw:start-glue-point="1" draw:end-shape="id61" draw:end-glue-point="0" svg:d="M15121 24333c1270 0 1905 223 1905 670">
              <text:p/>
            </draw:connector>
            <draw:connector draw:style-name="gr99" draw:text-style-name="P1" draw:layer="layout" draw:type="curve" svg:x1="17.026cm" svg:y1="25.78cm" svg:x2="15.12cm" svg:y2="26.379cm" draw:start-shape="id61" draw:start-glue-point="2" draw:end-shape="id62" draw:end-glue-point="1" svg:d="M17026 25780c0 400-635 599-1906 599">
              <text:p/>
            </draw:connector>
            <draw:connector draw:style-name="gr99" draw:text-style-name="P1" draw:layer="layout" draw:type="curve" svg:x1="15.12cm" svg:y1="26.379cm" svg:x2="17.026cm" svg:y2="27.192cm" draw:start-shape="id62" draw:start-glue-point="1" draw:end-shape="id63" svg:d="M15120 26379c1271 0 1906 271 1906 813">
              <text:p/>
            </draw:connector>
            <draw:connector draw:style-name="gr99" draw:text-style-name="P1" draw:layer="layout" draw:type="curve" svg:x1="17.026cm" svg:y1="27.969cm" svg:x2="15.12cm" svg:y2="28.568cm" draw:start-shape="id63" draw:start-glue-point="2" draw:end-shape="id64" draw:end-glue-point="1" svg:d="M17026 27969c0 400-635 599-1906 599">
              <text:p/>
            </draw:connector>
            <draw:connector draw:style-name="gr99" draw:text-style-name="P1" draw:layer="layout" draw:type="curve" svg:x1="15.119cm" svg:y1="28.567cm" svg:x2="17.025cm" svg:y2="29.38cm" svg:d="M15119 28567c1271 0 1906 271 1906 813">
              <text:p/>
            </draw:connector>
            <draw:frame draw:style-name="gr118" draw:layer="layout" svg:width="1.035cm" svg:height="0.963cm" svg:x="15.214cm" svg:y="28.983cm">
              <draw:text-box>
                <text:p>...</text:p>
              </draw:text-box>
            </draw:frame>
          </draw:g>
          <draw:g xml:id="id59" draw:id="id59">
            <draw:custom-shape draw:style-name="gr116" draw:text-style-name="P22" draw:layer="layout" svg:width="6.354cm" svg:height="2.118cm" svg:x="1.987cm" svg:y="25.462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draw:layer="layout" svg:width="2.119cm" svg:height="0.777cm" svg:x="2.411cm" svg:y="26.59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5" draw:text-style-name="P21"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11.166cm" svg:y1="26.522cm" svg:x2="12.578cm" svg:y2="26.521cm" draw:start-shape="id65" draw:start-glue-point="10" draw:end-shape="id66" draw:end-glue-point="3" svg:d="M11166 26522h706v-1h706">
            <text:p/>
          </draw:connector>
          <draw:connector draw:style-name="gr112" draw:text-style-name="P1" draw:layer="layout" svg:x1="8.341cm" svg:y1="26.521cm" svg:x2="9.753cm" svg:y2="26.522cm" draw:start-shape="id59" draw:start-glue-point="1" draw:end-shape="id65" draw:end-glue-point="6" svg:d="M8341 26521h706v1h706">
            <text:p/>
          </draw:connector>
        </draw:g>
        <draw:g>
          <draw:custom-shape draw:style-name="gr119" draw:text-style-name="P21" xml:id="id68" draw:id="id68" draw:layer="layout" svg:width="2.966cm" svg:height="0.777cm" svg:x="17.659cm" svg:y="3.788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1" xml:id="id67" draw:id="id67" draw:layer="layout" svg:width="2.119cm" svg:height="0.777cm" svg:x="15.118cm" svg:y="2.55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0" draw:text-style-name="P21" xml:id="id69" draw:id="id69" draw:layer="layout" svg:width="2.119cm" svg:height="0.777cm" svg:x="15.117cm" svg:y="5.023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21" xml:id="id71" draw:id="id71" draw:layer="layout" svg:width="2.119cm" svg:height="0.777cm" svg:x="15.118cm" svg:y="7.493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9" draw:text-style-name="P21" xml:id="id70" draw:id="id70" draw:layer="layout" svg:width="2.966cm" svg:height="0.777cm" svg:x="17.66cm" svg:y="6.258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17.237cm" svg:y1="2.941cm" svg:x2="19.142cm" svg:y2="3.788cm" draw:start-shape="id67" draw:start-glue-point="1" draw:end-shape="id68" draw:end-glue-point="0" svg:d="M17237 2941c1270 0 1905 282 1905 847">
            <text:p/>
          </draw:connector>
          <draw:connector draw:style-name="gr99" draw:text-style-name="P1" draw:layer="layout" draw:type="curve" svg:x1="19.142cm" svg:y1="4.565cm" svg:x2="17.236cm" svg:y2="5.411cm" draw:start-shape="id68" draw:start-glue-point="2" draw:end-shape="id69" draw:end-glue-point="1" svg:d="M19142 4565c0 564-635 846-1906 846">
            <text:p/>
          </draw:connector>
          <draw:connector draw:style-name="gr99" draw:text-style-name="P1" draw:layer="layout" draw:type="curve" svg:x1="17.236cm" svg:y1="5.411cm" svg:x2="19.143cm" svg:y2="6.258cm" draw:start-shape="id69" draw:start-glue-point="1" draw:end-shape="id70" svg:d="M17236 5411c1272 0 1907 282 1907 847">
            <text:p/>
          </draw:connector>
          <draw:connector draw:style-name="gr99" draw:text-style-name="P1" draw:layer="layout" draw:type="curve" svg:x1="19.143cm" svg:y1="7.035cm" svg:x2="17.237cm" svg:y2="7.881cm" draw:start-shape="id70" draw:start-glue-point="2" draw:end-shape="id71" draw:end-glue-point="1" svg:d="M19143 7035c0 564-635 846-1906 846">
            <text:p/>
          </draw:connector>
          <draw:connector draw:style-name="gr99" draw:text-style-name="P1" draw:layer="layout" draw:type="curve" svg:x1="17.307cm" svg:y1="7.847cm" svg:x2="19.213cm" svg:y2="8.66cm" svg:d="M17307 7847c1271 0 1906 271 1906 813">
            <text:p/>
          </draw:connector>
          <draw:frame draw:style-name="gr121" draw:text-style-name="P23" draw:layer="layout" svg:width="1.408cm" svg:height="0.607cm" svg:x="17.103cm" svg:y="2.905cm">
            <draw:text-box>
              <text:p><text:span text:style-name="T21">parent</text:span></text:p>
            </draw:text-box>
          </draw:frame>
          <draw:frame draw:style-name="gr122" draw:text-style-name="P23" draw:layer="layout" svg:width="1.162cm" svg:height="0.607cm" svg:x="19.043cm" svg:y="4.557cm">
            <draw:text-box>
              <text:p><text:span text:style-name="T21">child</text:span></text:p>
            </draw:text-box>
          </draw:frame>
          <draw:frame draw:style-name="gr121" draw:text-style-name="P23" draw:layer="layout" svg:width="1.408cm" svg:height="0.607cm" svg:x="17.095cm" svg:y="5.446cm">
            <draw:text-box>
              <text:p><text:span text:style-name="T21">parent</text:span></text:p>
            </draw:text-box>
          </draw:frame>
          <draw:frame draw:style-name="gr122" draw:text-style-name="P23" draw:layer="layout" svg:width="1.162cm" svg:height="0.607cm" svg:x="19.043cm" svg:y="6.957cm">
            <draw:text-box>
              <text:p><text:span text:style-name="T21">child</text:span></text:p>
            </draw:text-box>
          </draw:frame>
          <draw:frame draw:style-name="gr123" draw:text-style-name="P24" draw:layer="layout" svg:width="0.921cm" svg:height="0.806cm" svg:x="18.791cm" svg:y="8.383cm">
            <draw:text-box>
              <text:p><text:span text:style-name="T22">...</text:span></text:p>
            </draw:text-box>
          </draw:frame>
        </draw:g>
        <draw:frame draw:style-name="gr124" draw:layer="layout" svg:width="0.858cm" svg:height="0.963cm" svg:x="20.285cm" svg:y="8.15cm">
          <draw:text-box>
            <text:p><text:s text:c="2"/></text:p>
          </draw:text-box>
        </draw:frame>
        <draw:frame draw:style-name="gr125" draw:layer="layout" svg:width="0.68cm" svg:height="0.963cm" svg:x="18.794cm" svg:y="29.743cm">
          <draw:text-box>
            <text:p><text:s/></text:p>
          </draw:text-box>
        </draw:frame>
      </draw:page>
      <draw:page draw:name="page6" draw:style-name="dp1" draw:master-page-name="Default">
        <draw:g>
          <draw:custom-shape draw:style-name="gr126" draw:text-style-name="P25" draw:layer="layout" svg:width="2.683cm" svg:height="1.553cm" svg:x="4.529cm" svg:y="3.259cm">
            <text:p text:style-name="P1"><text:span text:style-name="T23">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12" draw:layer="layout" svg:width="1.802cm" svg:height="0.569cm" svg:x="4.705cm" svg:y="3.748cm">
            <draw:text-box>
              <text:p><text:span text:style-name="T14">Descriptor</text:span></text:p>
            </draw:text-box>
          </draw:frame>
          <draw:custom-shape draw:style-name="gr128" draw:text-style-name="P25" draw:layer="layout" svg:width="21.885cm" svg:height="0.706cm" svg:x="2.412cm" svg:y="7.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4.671cm" svg:y1="4.527cm" svg:x2="2.447cm" svg:y2="7.071cm" draw:start-shape="id72" draw:start-glue-point="6" draw:end-shape="id73" draw:end-glue-point="0" svg:d="M4671 4527c-1483 0-2224 848-2224 2544">
            <text:p/>
          </draw:connector>
          <draw:custom-shape draw:style-name="gr129"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12" draw:layer="layout" svg:width="1.344cm" svg:height="0.569cm" svg:x="4.739cm" svg:y="4.243cm">
            <draw:text-box>
              <text:p><text:span text:style-name="T14">Range</text:span></text:p>
            </draw:text-box>
          </draw:frame>
          <draw:connector draw:style-name="gr113" draw:text-style-name="P1" draw:layer="layout" draw:type="curve" svg:x1="4.671cm" svg:y1="4.527cm" svg:x2="6.612cm" svg:y2="7.072cm" draw:start-shape="id72" draw:start-glue-point="6" draw:end-shape="id74" draw:end-glue-point="0" svg:d="M4671 4527c-753 0-627 654 46 827s1895-137 1895 1718">
            <text:p/>
          </draw:connector>
          <draw:custom-shape draw:style-name="gr131"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131"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129" draw:text-style-name="P1" draw:layer="layout" svg:width="0.035cm" svg:height="0.706cm" svg:x="3.753cm" svg:y="7.071cm">
            <text:p/>
            <draw:enhanced-geometry svg:viewBox="0 0 21600 21600" draw:type="rectangle" draw:enhanced-path="M 0 0 L 21600 0 21600 21600 0 21600 0 0 Z N"/>
          </draw:custom-shape>
          <draw:custom-shape draw:style-name="gr129" draw:text-style-name="P1" draw:layer="layout" svg:width="0.035cm" svg:height="0.706cm" svg:x="5.165cm" svg:y="7.072cm">
            <text:p/>
            <draw:enhanced-geometry svg:viewBox="0 0 21600 21600" draw:type="rectangle" draw:enhanced-path="M 0 0 L 21600 0 21600 21600 0 21600 0 0 Z N"/>
          </draw:custom-shape>
          <draw:frame draw:style-name="gr132" draw:text-style-name="P12" draw:layer="layout" svg:width="1.48cm" svg:height="0.569cm" svg:x="2.344cm" svg:y="7.208cm">
            <draw:text-box>
              <text:p><text:span text:style-name="T14">Patch 0</text:span></text:p>
            </draw:text-box>
          </draw:frame>
          <draw:frame draw:style-name="gr133" draw:text-style-name="P12" draw:layer="layout" svg:width="1.476cm" svg:height="0.569cm" svg:x="3.756cm" svg:y="7.209cm">
            <draw:text-box>
              <text:p><text:span text:style-name="T14">Patch 1</text:span></text:p>
            </draw:text-box>
          </draw:frame>
          <draw:frame draw:style-name="gr133" draw:text-style-name="P12" draw:layer="layout" svg:width="1.476cm" svg:height="0.569cm" svg:x="5.168cm" svg:y="7.212cm">
            <draw:text-box draw:corner-radius="0.068cm">
              <text:p><text:span text:style-name="T14">Patch 2</text:span></text:p>
            </draw:text-box>
          </draw:frame>
          <draw:custom-shape draw:style-name="gr134" draw:text-style-name="P25" draw:layer="layout" svg:width="2.683cm" svg:height="1.553cm" svg:x="8.624cm" svg:y="3.258cm">
            <text:p text:style-name="P1"><text:span text:style-name="T23">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12" draw:layer="layout" svg:width="1.802cm" svg:height="0.569cm" svg:x="8.8cm" svg:y="3.747cm">
            <draw:text-box>
              <text:p><text:span text:style-name="T14">Descriptor</text:span></text:p>
            </draw:text-box>
          </draw:frame>
          <draw:custom-shape draw:style-name="gr129"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8.766cm" svg:y1="4.526cm" svg:x2="6.612cm" svg:y2="7.072cm" draw:start-shape="id75" draw:start-glue-point="6" draw:end-shape="id74" draw:end-glue-point="0" svg:d="M8766 4526c-1436 0-2154 848-2154 2546">
            <text:p/>
          </draw:connector>
          <draw:custom-shape draw:style-name="gr129"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12" draw:layer="layout" svg:width="1.344cm" svg:height="0.569cm" svg:x="8.834cm" svg:y="4.242cm">
            <draw:text-box>
              <text:p><text:span text:style-name="T14">Range</text:span></text:p>
            </draw:text-box>
          </draw:frame>
          <draw:connector draw:style-name="gr113" draw:text-style-name="P1" draw:layer="layout" draw:type="curve" draw:line-skew="0.125cm 0.675cm" svg:x1="8.766cm" svg:y1="4.526cm" svg:x2="15.154cm" svg:y2="7.072cm" draw:start-shape="id75" draw:start-glue-point="6" draw:end-shape="id76" draw:end-glue-point="0" svg:d="M8766 4526c-565 0-471 991 1267 1417s5121 285 5121 1129">
            <text:p/>
          </draw:connector>
          <draw:custom-shape draw:style-name="gr129" draw:text-style-name="P1" draw:layer="layout" svg:width="0.035cm" svg:height="0.706cm" svg:x="8.766cm" svg:y="7.072cm">
            <text:p/>
            <draw:enhanced-geometry svg:viewBox="0 0 21600 21600" draw:type="rectangle" draw:enhanced-path="M 0 0 L 21600 0 21600 21600 0 21600 0 0 Z N"/>
          </draw:custom-shape>
          <draw:custom-shape draw:style-name="gr129" draw:text-style-name="P1" draw:layer="layout" svg:width="0.035cm" svg:height="0.706cm" svg:x="10.884cm" svg:y="7.071cm">
            <text:p/>
            <draw:enhanced-geometry svg:viewBox="0 0 21600 21600" draw:type="rectangle" draw:enhanced-path="M 0 0 L 21600 0 21600 21600 0 21600 0 0 Z N"/>
          </draw:custom-shape>
          <draw:custom-shape draw:style-name="gr129" draw:text-style-name="P1" draw:layer="layout" svg:width="0.035cm" svg:height="0.706cm" svg:x="13.001cm" svg:y="7.072cm">
            <text:p/>
            <draw:enhanced-geometry svg:viewBox="0 0 21600 21600" draw:type="rectangle" draw:enhanced-path="M 0 0 L 21600 0 21600 21600 0 21600 0 0 Z N"/>
          </draw:custom-shape>
          <draw:custom-shape draw:style-name="gr131"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132" draw:text-style-name="P12" draw:layer="layout" svg:width="1.48cm" svg:height="0.569cm" svg:x="6.93cm" svg:y="7.212cm">
            <draw:text-box>
              <text:p><text:span text:style-name="T14">Patch 0</text:span></text:p>
            </draw:text-box>
          </draw:frame>
          <draw:frame draw:style-name="gr133" draw:text-style-name="P12" draw:layer="layout" svg:width="1.476cm" svg:height="0.569cm" svg:x="9.121cm" svg:y="7.208cm">
            <draw:text-box>
              <text:p><text:span text:style-name="T14">Patch 1</text:span></text:p>
            </draw:text-box>
          </draw:frame>
          <draw:frame draw:style-name="gr133" draw:text-style-name="P12" draw:layer="layout" svg:width="1.476cm" svg:height="0.569cm" svg:x="11.166cm" svg:y="7.212cm">
            <draw:text-box>
              <text:p><text:span text:style-name="T14">Patch 2</text:span></text:p>
            </draw:text-box>
          </draw:frame>
          <draw:frame draw:style-name="gr133" draw:text-style-name="P12" draw:layer="layout" svg:width="1.476cm" svg:height="0.569cm" svg:x="13.357cm" svg:y="7.212cm">
            <draw:text-box>
              <text:p><text:span text:style-name="T14">Patch 3</text:span></text:p>
            </draw:text-box>
          </draw:frame>
          <draw:custom-shape draw:style-name="gr135" draw:text-style-name="P25" draw:layer="layout" svg:width="2.683cm" svg:height="1.553cm" svg:x="23.274cm" svg:y="3.258cm">
            <text:p text:style-name="P1"><text:span text:style-name="T23">PatchArray </text:span><text:span text:style-name="T24">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7" draw:text-style-name="P12" draw:layer="layout" svg:width="1.802cm" svg:height="0.569cm" svg:x="23.45cm" svg:y="3.747cm">
            <draw:text-box>
              <text:p><text:span text:style-name="T14">Descriptor</text:span></text:p>
            </draw:text-box>
          </draw:frame>
          <draw:custom-shape draw:style-name="gr129"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23.416cm" svg:y1="4.526cm" svg:x2="20.097cm" svg:y2="7.072cm" draw:start-shape="id77" draw:start-glue-point="6" draw:end-shape="id78" draw:end-glue-point="0" svg:d="M23416 4526c-2213 0-3319 848-3319 2546">
            <text:p/>
          </draw:connector>
          <draw:custom-shape draw:style-name="gr129"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12" draw:layer="layout" svg:width="1.344cm" svg:height="0.569cm" svg:x="23.484cm" svg:y="4.242cm">
            <draw:text-box>
              <text:p><text:span text:style-name="T14">Range</text:span></text:p>
            </draw:text-box>
          </draw:frame>
          <draw:connector draw:style-name="gr113" draw:text-style-name="P1" draw:layer="layout" draw:type="curve" svg:x1="23.416cm" svg:y1="4.526cm" svg:x2="24.261cm" svg:y2="7.072cm" draw:start-shape="id77" draw:start-glue-point="6" draw:end-shape="id79" draw:end-glue-point="0" svg:d="M23416 4526c-753 0-627 654-228 827s1073-138 1073 1719">
            <text:p/>
          </draw:connector>
          <draw:custom-shape draw:style-name="gr131"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131"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129" draw:text-style-name="P1" draw:layer="layout" svg:width="0.035cm" svg:height="0.706cm" svg:x="22.886cm" svg:y="7.071cm">
            <text:p/>
            <draw:enhanced-geometry svg:viewBox="0 0 21600 21600" draw:type="rectangle" draw:enhanced-path="M 0 0 L 21600 0 21600 21600 0 21600 0 0 Z N"/>
          </draw:custom-shape>
          <draw:custom-shape draw:style-name="gr129" draw:text-style-name="P1" draw:layer="layout" svg:width="0.035cm" svg:height="0.706cm" svg:x="21.474cm" svg:y="7.071cm">
            <text:p/>
            <draw:enhanced-geometry svg:viewBox="0 0 21600 21600" draw:type="rectangle" draw:enhanced-path="M 0 0 L 21600 0 21600 21600 0 21600 0 0 Z N"/>
          </draw:custom-shape>
          <draw:frame draw:style-name="gr136" draw:text-style-name="P26" draw:layer="layout" svg:width="1.213cm" svg:height="1.195cm" svg:x="16.849cm" svg:y="6.648cm">
            <draw:text-box>
              <text:p><text:span text:style-name="T25">...</text:span></text:p>
            </draw:text-box>
          </draw:frame>
          <draw:frame draw:style-name="gr136" draw:text-style-name="P26" draw:layer="layout" svg:width="1.213cm" svg:height="1.195cm" svg:x="16.849cm" svg:y="3.335cm">
            <draw:text-box>
              <text:p><text:span text:style-name="T25">...</text:span></text:p>
            </draw:text-box>
          </draw:frame>
          <draw:frame draw:style-name="gr137" draw:text-style-name="P27" draw:layer="layout" svg:width="2.995cm" svg:height="0.624cm" svg:x="11.935cm" svg:y="7.918cm">
            <draw:text-box>
              <text:p><text:span text:style-name="T23">CV indices array</text:span></text:p>
            </draw:text-box>
          </draw:frame>
          <draw:custom-shape draw:style-name="gr138"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139" draw:text-style-name="P1" draw:layer="layout" svg:width="1.41cm" svg:height="1.414cm" svg:x="11.59cm" svg:y="13.704cm" svg:viewBox="0 0 1411 1415" draw:points="0,1415 1411,1415 1411,8 0,0">
            <text:p/>
          </draw:polygon>
          <draw:polygon draw:style-name="gr140" draw:text-style-name="P1" draw:layer="layout" svg:width="1.41cm" svg:height="0.278cm" svg:x="11.59cm" svg:y="13.425cm" svg:viewBox="0 0 1411 279" draw:points="0,0 1411,0 1411,277 0,279">
            <text:p/>
          </draw:polygon>
          <draw:polygon draw:style-name="gr36" draw:text-style-name="P1" draw:layer="layout" svg:width="4.235cm" svg:height="4.376cm" svg:x="3.117cm" svg:y="12.296cm" svg:viewBox="0 0 4236 4377" draw:points="0,4377 4235,4377 4236,25 0,0">
            <text:p/>
          </draw:polygon>
          <draw:frame draw:style-name="gr44" draw:text-style-name="P5" draw:layer="layout" svg:width="0.697cm" svg:height="0.645cm" svg:x="2.567cm" svg:y="12.188cm">
            <draw:text-box>
              <text:p><text:span text:style-name="T3">0</text:span></text:p>
            </draw:text-box>
          </draw:frame>
          <draw:frame draw:style-name="gr141" draw:text-style-name="P5" draw:layer="layout" svg:width="0.697cm" svg:height="0.682cm" svg:x="2.568cm" svg:y="13.703cm">
            <draw:text-box>
              <text:p><text:span text:style-name="T3">1</text:span></text:p>
            </draw:text-box>
          </draw:frame>
          <draw:frame draw:style-name="gr57" draw:text-style-name="P5" draw:layer="layout" svg:width="0.697cm" svg:height="0.681cm" svg:x="2.579cm" svg:y="15.116cm">
            <draw:text-box>
              <text:p><text:span text:style-name="T3">2</text:span></text:p>
            </draw:text-box>
          </draw:frame>
          <draw:frame draw:style-name="gr57" draw:text-style-name="P5" draw:layer="layout" svg:width="0.697cm" svg:height="0.681cm" svg:x="2.558cm" svg:y="16.647cm">
            <draw:text-box>
              <text:p><text:span text:style-name="T3">3</text:span></text:p>
            </draw:text-box>
          </draw:frame>
          <draw:frame draw:style-name="gr142" draw:text-style-name="P4" draw:layer="layout" svg:width="2.564cm" svg:height="0.645cm" svg:x="3.953cm" svg:y="11.485cm">
            <draw:text-box>
              <text:p><text:span text:style-name="T1">regular patch</text:span></text:p>
            </draw:text-box>
          </draw:frame>
          <draw:line draw:style-name="gr43" draw:text-style-name="P1" draw:layer="layout" svg:x1="4.53cm" svg:y1="12.296cm" svg:x2="4.53cm" svg:y2="16.673cm">
            <text:p/>
          </draw:line>
          <draw:line draw:style-name="gr43" draw:text-style-name="P1" draw:layer="layout" svg:x1="5.942cm" svg:y1="12.297cm" svg:x2="5.942cm" svg:y2="16.674cm">
            <text:p/>
          </draw:line>
          <draw:line draw:style-name="gr43" draw:text-style-name="P1" draw:layer="layout" svg:x1="3.118cm" svg:y1="15.119cm" svg:x2="7.353cm" svg:y2="15.119cm">
            <text:p/>
          </draw:line>
          <draw:line draw:style-name="gr43" draw:text-style-name="P1" draw:layer="layout" svg:x1="3.118cm" svg:y1="13.707cm" svg:x2="7.353cm" svg:y2="13.707cm">
            <text:p/>
          </draw:line>
          <draw:custom-shape draw:style-name="gr17"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0.697cm" svg:height="0.645cm" svg:x="3.939cm" svg:y="12.188cm">
            <draw:text-box>
              <text:p><text:span text:style-name="T3">4</text:span></text:p>
            </draw:text-box>
          </draw:frame>
          <draw:frame draw:style-name="gr141" draw:text-style-name="P5" draw:layer="layout" svg:width="0.697cm" svg:height="0.682cm" svg:x="3.94cm" svg:y="13.703cm">
            <draw:text-box>
              <text:p><text:span text:style-name="T3">5</text:span></text:p>
            </draw:text-box>
          </draw:frame>
          <draw:frame draw:style-name="gr57" draw:text-style-name="P5" draw:layer="layout" svg:width="0.697cm" svg:height="0.681cm" svg:x="3.951cm" svg:y="15.116cm">
            <draw:text-box>
              <text:p><text:span text:style-name="T3">6</text:span></text:p>
            </draw:text-box>
          </draw:frame>
          <draw:frame draw:style-name="gr57" draw:text-style-name="P5" draw:layer="layout" svg:width="0.697cm" svg:height="0.681cm" svg:x="3.93cm" svg:y="16.647cm">
            <draw:text-box>
              <text:p><text:span text:style-name="T3">7</text:span></text:p>
            </draw:text-box>
          </draw:frame>
          <draw:frame draw:style-name="gr143" draw:text-style-name="P5" draw:layer="layout" svg:width="0.701cm" svg:height="0.645cm" svg:x="5.382cm" svg:y="12.188cm">
            <draw:text-box>
              <text:p><text:span text:style-name="T3">8</text:span></text:p>
            </draw:text-box>
          </draw:frame>
          <draw:frame draw:style-name="gr144" draw:text-style-name="P5" draw:layer="layout" svg:width="0.701cm" svg:height="0.682cm" svg:x="5.383cm" svg:y="13.703cm">
            <draw:text-box>
              <text:p><text:span text:style-name="T3">9</text:span></text:p>
            </draw:text-box>
          </draw:frame>
          <draw:frame draw:style-name="gr145" draw:text-style-name="P5" draw:layer="layout" svg:width="0.891cm" svg:height="0.681cm" svg:x="5.237cm" svg:y="15.116cm">
            <draw:text-box>
              <text:p><text:span text:style-name="T3">10</text:span></text:p>
            </draw:text-box>
          </draw:frame>
          <draw:frame draw:style-name="gr146" draw:text-style-name="P5" draw:layer="layout" svg:width="0.866cm" svg:height="0.681cm" svg:x="5.273cm" svg:y="16.647cm">
            <draw:text-box>
              <text:p><text:span text:style-name="T3">11</text:span></text:p>
            </draw:text-box>
          </draw:frame>
          <draw:frame draw:style-name="gr147" draw:text-style-name="P5" draw:layer="layout" svg:width="0.891cm" svg:height="0.645cm" svg:x="6.625cm" svg:y="12.188cm">
            <draw:text-box>
              <text:p><text:span text:style-name="T3">12</text:span></text:p>
            </draw:text-box>
          </draw:frame>
          <draw:frame draw:style-name="gr148" draw:text-style-name="P5" draw:layer="layout" svg:width="0.891cm" svg:height="0.682cm" svg:x="6.626cm" svg:y="13.703cm">
            <draw:text-box>
              <text:p><text:span text:style-name="T3">13</text:span></text:p>
            </draw:text-box>
          </draw:frame>
          <draw:frame draw:style-name="gr145" draw:text-style-name="P5" draw:layer="layout" svg:width="0.891cm" svg:height="0.681cm" svg:x="6.637cm" svg:y="15.116cm">
            <draw:text-box>
              <text:p><text:span text:style-name="T3">14</text:span></text:p>
            </draw:text-box>
          </draw:frame>
          <draw:frame draw:style-name="gr145" draw:text-style-name="P5" draw:layer="layout" svg:width="0.891cm" svg:height="0.681cm" svg:x="6.616cm" svg:y="16.647cm">
            <draw:text-box>
              <text:p><text:span text:style-name="T3">15</text:span></text:p>
            </draw:text-box>
          </draw:frame>
          <draw:polygon draw:style-name="gr36" draw:text-style-name="P1" draw:layer="layout" svg:width="4.235cm" svg:height="2.97cm" svg:x="10.19cm" svg:y="13.703cm" svg:viewBox="0 0 4236 2971" draw:points="0,2971 4235,2971 4236,17 0,0">
            <text:p/>
          </draw:polygon>
          <draw:frame draw:style-name="gr141" draw:text-style-name="P5" draw:layer="layout" svg:width="0.697cm" svg:height="0.682cm" svg:x="9.641cm" svg:y="13.704cm">
            <draw:text-box>
              <text:p><text:span text:style-name="T3">3</text:span></text:p>
            </draw:text-box>
          </draw:frame>
          <draw:frame draw:style-name="gr57" draw:text-style-name="P5" draw:layer="layout" svg:width="0.697cm" svg:height="0.681cm" svg:x="9.652cm" svg:y="15.117cm">
            <draw:text-box>
              <text:p><text:span text:style-name="T3">7</text:span></text:p>
            </draw:text-box>
          </draw:frame>
          <draw:frame draw:style-name="gr146" draw:text-style-name="P5" draw:layer="layout" svg:width="0.866cm" svg:height="0.681cm" svg:x="9.531cm" svg:y="16.648cm">
            <draw:text-box>
              <text:p><text:span text:style-name="T3">11</text:span></text:p>
            </draw:text-box>
          </draw:frame>
          <draw:frame draw:style-name="gr93" draw:text-style-name="P4" draw:layer="layout" svg:width="2.919cm" svg:height="0.645cm" svg:x="10.849cm" svg:y="11.486cm">
            <draw:text-box>
              <text:p><text:span text:style-name="T1">boundary patch</text:span></text:p>
            </draw:text-box>
          </draw:frame>
          <draw:line draw:style-name="gr43" draw:text-style-name="P1" draw:layer="layout" svg:x1="11.603cm" svg:y1="13.703cm" svg:x2="11.603cm" svg:y2="16.674cm">
            <text:p/>
          </draw:line>
          <draw:line draw:style-name="gr43" draw:text-style-name="P1" draw:layer="layout" svg:x1="13.015cm" svg:y1="13.703cm" svg:x2="13.015cm" svg:y2="16.675cm">
            <text:p/>
          </draw:line>
          <draw:line draw:style-name="gr43" draw:text-style-name="P1" draw:layer="layout" svg:x1="10.191cm" svg:y1="15.12cm" svg:x2="14.426cm" svg:y2="15.12cm">
            <text:p/>
          </draw:line>
          <draw:line draw:style-name="gr43" draw:text-style-name="P1" draw:layer="layout" svg:x1="10.191cm" svg:y1="13.708cm" svg:x2="14.426cm" svg:y2="13.708cm">
            <text:p/>
          </draw:line>
          <draw:custom-shape draw:style-name="gr17"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1" draw:text-style-name="P5" draw:layer="layout" svg:width="0.697cm" svg:height="0.682cm" svg:x="11.013cm" svg:y="13.704cm">
            <draw:text-box>
              <text:p><text:span text:style-name="T3">2</text:span></text:p>
            </draw:text-box>
          </draw:frame>
          <draw:frame draw:style-name="gr57" draw:text-style-name="P5" draw:layer="layout" svg:width="0.697cm" svg:height="0.681cm" svg:x="11.024cm" svg:y="15.117cm">
            <draw:text-box>
              <text:p><text:span text:style-name="T3">6</text:span></text:p>
            </draw:text-box>
          </draw:frame>
          <draw:frame draw:style-name="gr145" draw:text-style-name="P5" draw:layer="layout" svg:width="0.891cm" svg:height="0.681cm" svg:x="10.884cm" svg:y="16.648cm">
            <draw:text-box>
              <text:p><text:span text:style-name="T3">10</text:span></text:p>
            </draw:text-box>
          </draw:frame>
          <draw:frame draw:style-name="gr141" draw:text-style-name="P5" draw:layer="layout" svg:width="0.697cm" svg:height="0.682cm" svg:x="12.456cm" svg:y="13.704cm">
            <draw:text-box>
              <text:p><text:span text:style-name="T3">1</text:span></text:p>
            </draw:text-box>
          </draw:frame>
          <draw:frame draw:style-name="gr57" draw:text-style-name="P5" draw:layer="layout" svg:width="0.697cm" svg:height="0.681cm" svg:x="12.31cm" svg:y="15.117cm">
            <draw:text-box>
              <text:p><text:span text:style-name="T3">5</text:span></text:p>
            </draw:text-box>
          </draw:frame>
          <draw:frame draw:style-name="gr149" draw:text-style-name="P5" draw:layer="layout" svg:width="0.798cm" svg:height="0.681cm" svg:x="12.346cm" svg:y="16.648cm">
            <draw:text-box>
              <text:p><text:span text:style-name="T3">9</text:span></text:p>
            </draw:text-box>
          </draw:frame>
          <draw:frame draw:style-name="gr141" draw:text-style-name="P5" draw:layer="layout" svg:width="0.697cm" svg:height="0.682cm" svg:x="13.699cm" svg:y="13.704cm">
            <draw:text-box>
              <text:p><text:span text:style-name="T3">0</text:span></text:p>
            </draw:text-box>
          </draw:frame>
          <draw:frame draw:style-name="gr57" draw:text-style-name="P5" draw:layer="layout" svg:width="0.697cm" svg:height="0.681cm" svg:x="13.71cm" svg:y="15.117cm">
            <draw:text-box>
              <text:p><text:span text:style-name="T3">4</text:span></text:p>
            </draw:text-box>
          </draw:frame>
          <draw:frame draw:style-name="gr150" draw:text-style-name="P5" draw:layer="layout" svg:width="0.701cm" svg:height="0.681cm" svg:x="13.689cm" svg:y="16.648cm">
            <draw:text-box>
              <text:p><text:span text:style-name="T3">8</text:span></text:p>
            </draw:text-box>
          </draw:frame>
          <draw:polygon draw:style-name="gr140" draw:text-style-name="P1" draw:layer="layout" svg:width="1.694cm" svg:height="1.692cm" svg:x="16.955cm" svg:y="13.426cm" svg:viewBox="0 0 1695 1693" draw:points="0,0 1694,0 1695,1684 0,1693">
            <text:p/>
          </draw:polygon>
          <draw:polygon draw:style-name="gr36" draw:text-style-name="P1" draw:layer="layout" svg:width="2.811cm" svg:height="2.97cm" svg:x="17.25cm" svg:y="13.704cm" svg:viewBox="0 0 2812 2971" draw:points="0,2971 2811,2971 2812,17 0,0">
            <text:p/>
          </draw:polygon>
          <draw:frame draw:style-name="gr141" draw:text-style-name="P5" draw:layer="layout" svg:width="0.697cm" svg:height="0.682cm" svg:x="17.106cm" svg:y="13.705cm">
            <draw:text-box>
              <text:p><text:span text:style-name="T3">2</text:span></text:p>
            </draw:text-box>
          </draw:frame>
          <draw:frame draw:style-name="gr57" draw:text-style-name="P5" draw:layer="layout" svg:width="0.697cm" svg:height="0.681cm" svg:x="17.117cm" svg:y="15.118cm">
            <draw:text-box>
              <text:p><text:span text:style-name="T3">5</text:span></text:p>
            </draw:text-box>
          </draw:frame>
          <draw:frame draw:style-name="gr151" draw:text-style-name="P4" draw:layer="layout" svg:width="2.458cm" svg:height="0.645cm" svg:x="17.427cm" svg:y="11.487cm">
            <draw:text-box>
              <text:p><text:span text:style-name="T1">corner patch</text:span></text:p>
            </draw:text-box>
          </draw:frame>
          <draw:line draw:style-name="gr43" draw:text-style-name="P1" draw:layer="layout" svg:x1="18.663cm" svg:y1="13.704cm" svg:x2="18.663cm" svg:y2="16.675cm">
            <text:p/>
          </draw:line>
          <draw:line draw:style-name="gr43" draw:text-style-name="P1" draw:layer="layout" svg:x1="17.251cm" svg:y1="15.121cm" svg:x2="20.062cm" svg:y2="15.119cm">
            <text:p/>
          </draw:line>
          <draw:custom-shape draw:style-name="gr17"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1" draw:text-style-name="P5" draw:layer="layout" svg:width="0.697cm" svg:height="0.682cm" svg:x="18.478cm" svg:y="13.705cm">
            <draw:text-box>
              <text:p><text:span text:style-name="T3">1</text:span></text:p>
            </draw:text-box>
          </draw:frame>
          <draw:frame draw:style-name="gr57" draw:text-style-name="P5" draw:layer="layout" svg:width="0.697cm" svg:height="0.681cm" svg:x="18.489cm" svg:y="15.118cm">
            <draw:text-box>
              <text:p><text:span text:style-name="T3">4</text:span></text:p>
            </draw:text-box>
          </draw:frame>
          <draw:frame draw:style-name="gr57" draw:text-style-name="P5" draw:layer="layout" svg:width="0.697cm" svg:height="0.681cm" svg:x="18.468cm" svg:y="16.649cm">
            <draw:text-box>
              <text:p><text:span text:style-name="T3">7</text:span></text:p>
            </draw:text-box>
          </draw:frame>
          <draw:frame draw:style-name="gr141" draw:text-style-name="P5" draw:layer="layout" svg:width="0.697cm" svg:height="0.682cm" svg:x="19.987cm" svg:y="13.705cm">
            <draw:text-box>
              <text:p><text:span text:style-name="T3">0</text:span></text:p>
            </draw:text-box>
          </draw:frame>
          <draw:frame draw:style-name="gr57" draw:text-style-name="P5" draw:layer="layout" svg:width="0.697cm" svg:height="0.681cm" svg:x="19.841cm" svg:y="15.118cm">
            <draw:text-box>
              <text:p><text:span text:style-name="T3">3</text:span></text:p>
            </draw:text-box>
          </draw:frame>
          <draw:frame draw:style-name="gr149" draw:text-style-name="P5" draw:layer="layout" svg:width="0.798cm" svg:height="0.681cm" svg:x="19.877cm" svg:y="16.649cm">
            <draw:text-box>
              <text:p><text:span text:style-name="T3">6</text:span></text:p>
            </draw:text-box>
          </draw:frame>
          <draw:frame draw:style-name="gr150" draw:text-style-name="P5" draw:layer="layout" svg:width="0.701cm" svg:height="0.681cm" svg:x="17.096cm" svg:y="16.649cm">
            <draw:text-box>
              <text:p><text:span text:style-name="T3">8</text:span></text:p>
            </draw:text-box>
          </draw:frame>
        </draw:g>
        <draw:g>
          <draw:g>
            <draw:polygon draw:style-name="gr152" draw:text-style-name="P1" draw:layer="layout" svg:width="1.411cm" svg:height="1.411cm" svg:x="22.18cm" svg:y="20.768cm" svg:viewBox="0 0 1412 1412" draw:points="0,1412 1412,1412 1412,8 0,0">
              <text:p/>
            </draw:polygon>
            <draw:polygon draw:style-name="gr152" draw:text-style-name="P1" draw:layer="layout" svg:width="1.411cm" svg:height="1.411cm" svg:x="20.062cm" svg:y="20.768cm" svg:viewBox="0 0 1412 1412" draw:points="0,1412 1412,1412 1412,8 0,0">
              <text:p/>
            </draw:polygon>
            <draw:polygon draw:style-name="gr152" draw:text-style-name="P1" draw:layer="layout" svg:width="1.411cm" svg:height="1.411cm" svg:x="13.707cm" svg:y="22.18cm" svg:viewBox="0 0 1412 1412" draw:points="0,1412 1412,1412 1412,8 0,0">
              <text:p/>
            </draw:polygon>
            <draw:polygon draw:style-name="gr152" draw:text-style-name="P1" draw:layer="layout" svg:width="1.411cm" svg:height="1.411cm" svg:x="10.178cm" svg:y="20.768cm" svg:viewBox="0 0 1412 1412" draw:points="0,1412 1412,1412 1412,8 0,0">
              <text:p/>
            </draw:polygon>
            <draw:polygon draw:style-name="gr153" draw:text-style-name="P1" draw:layer="layout" svg:width="1.411cm" svg:height="1.411cm" svg:x="3.824cm" svg:y="20.768cm" svg:viewBox="0 0 1412 1412" draw:points="0,1412 1412,1412 1412,8 0,0">
              <text:p/>
            </draw:polygon>
            <draw:polygon draw:style-name="gr152" draw:text-style-name="P1" draw:layer="layout" svg:width="1.411cm" svg:height="1.411cm" svg:x="3.824cm" svg:y="19.356cm" svg:viewBox="0 0 1412 1412" draw:points="0,1412 1412,1412 1412,8 0,0">
              <text:p/>
            </draw:polygon>
            <draw:polygon draw:style-name="gr154" draw:text-style-name="P1" draw:layer="layout" svg:width="4.235cm" svg:height="1.411cm" svg:x="2.412cm" svg:y="20.768cm" svg:viewBox="0 0 4236 1412" draw:points="0,1412 4235,1412 4236,8 0,0">
              <text:p/>
            </draw:polygon>
            <draw:polygon draw:style-name="gr154" draw:text-style-name="P1" draw:layer="layout" svg:width="1.411cm" svg:height="4.235cm" svg:x="3.825cm" svg:y="19.356cm" svg:viewBox="0 0 1412 4236" draw:points="0,4236 1412,4236 1412,24 0,0">
              <text:p/>
            </draw:polygon>
            <draw:line draw:style-name="gr43" draw:text-style-name="P1" draw:layer="layout" svg:x1="3.824cm" svg:y1="20.062cm" svg:x2="5.236cm" svg:y2="20.062cm">
              <text:p/>
            </draw:line>
            <draw:line draw:style-name="gr43" draw:text-style-name="P1" draw:layer="layout" svg:x1="4.53cm" svg:y1="20.768cm" svg:x2="4.53cm" svg:y2="19.356cm">
              <text:p/>
            </draw:line>
            <draw:line draw:style-name="gr43" draw:text-style-name="P1" draw:layer="layout" svg:x1="4.53cm" svg:y1="20.768cm" svg:x2="5.236cm" svg:y2="22.18cm">
              <text:p/>
            </draw:line>
            <draw:line draw:style-name="gr43" draw:text-style-name="P1" draw:layer="layout" svg:x1="3.824cm" svg:y1="22.18cm" svg:x2="4.53cm" svg:y2="20.768cm">
              <text:p/>
            </draw:line>
            <draw:polygon draw:style-name="gr153" draw:text-style-name="P1" draw:layer="layout" svg:width="1.411cm" svg:height="1.411cm" svg:x="8.765cm" svg:y="20.768cm" svg:viewBox="0 0 1412 1412" draw:points="0,1412 1412,1412 1412,8 0,0">
              <text:p/>
            </draw:polygon>
            <draw:polygon draw:style-name="gr152" draw:text-style-name="P1" draw:layer="layout" svg:width="1.411cm" svg:height="1.411cm" svg:x="8.765cm" svg:y="19.356cm" svg:viewBox="0 0 1412 1412" draw:points="0,1412 1412,1412 1412,8 0,0">
              <text:p/>
            </draw:polygon>
            <draw:polygon draw:style-name="gr154" draw:text-style-name="P1" draw:layer="layout" svg:width="4.235cm" svg:height="1.411cm" svg:x="7.353cm" svg:y="20.768cm" svg:viewBox="0 0 4236 1412" draw:points="0,1412 4235,1412 4236,8 0,0">
              <text:p/>
            </draw:polygon>
            <draw:polygon draw:style-name="gr154" draw:text-style-name="P1" draw:layer="layout" svg:width="1.411cm" svg:height="4.235cm" svg:x="8.766cm" svg:y="19.356cm" svg:viewBox="0 0 1412 4236" draw:points="0,4236 1412,4236 1412,24 0,0">
              <text:p/>
            </draw:polygon>
            <draw:line draw:style-name="gr43" draw:text-style-name="P1" draw:layer="layout" svg:x1="8.765cm" svg:y1="20.062cm" svg:x2="10.177cm" svg:y2="20.062cm">
              <text:p/>
            </draw:line>
            <draw:line draw:style-name="gr43" draw:text-style-name="P1" draw:layer="layout" svg:x1="9.471cm" svg:y1="20.768cm" svg:x2="9.471cm" svg:y2="19.356cm">
              <text:p/>
            </draw:line>
            <draw:line draw:style-name="gr43" draw:text-style-name="P1" draw:layer="layout" svg:x1="9.471cm" svg:y1="20.768cm" svg:x2="10.178cm" svg:y2="21.474cm">
              <text:p/>
            </draw:line>
            <draw:line draw:style-name="gr43" draw:text-style-name="P1" draw:layer="layout" svg:x1="8.765cm" svg:y1="22.18cm" svg:x2="9.471cm" svg:y2="20.768cm">
              <text:p/>
            </draw:line>
            <draw:line draw:style-name="gr43" draw:text-style-name="P1" draw:layer="layout" svg:x1="10.178cm" svg:y1="21.474cm" svg:x2="11.59cm" svg:y2="21.474cm">
              <text:p/>
            </draw:line>
            <draw:line draw:style-name="gr43" draw:text-style-name="P1" draw:layer="layout" svg:x1="10.884cm" svg:y1="22.18cm" svg:x2="10.884cm" svg:y2="20.768cm">
              <text:p/>
            </draw:line>
            <draw:line draw:style-name="gr43" draw:text-style-name="P1" draw:layer="layout" svg:x1="8.766cm" svg:y1="22.18cm" svg:x2="10.179cm" svg:y2="21.474cm">
              <text:p/>
            </draw:line>
            <draw:polygon draw:style-name="gr153" draw:text-style-name="P1" draw:layer="layout" svg:width="1.411cm" svg:height="1.411cm" svg:x="13.708cm" svg:y="20.768cm" svg:viewBox="0 0 1412 1412" draw:points="0,1412 1412,1412 1412,8 0,0">
              <text:p/>
            </draw:polygon>
            <draw:polygon draw:style-name="gr152" draw:text-style-name="P1" draw:layer="layout" svg:width="1.411cm" svg:height="1.411cm" svg:x="13.708cm" svg:y="19.356cm" svg:viewBox="0 0 1412 1412" draw:points="0,1412 1412,1412 1412,8 0,0">
              <text:p/>
            </draw:polygon>
            <draw:polygon draw:style-name="gr154" draw:text-style-name="P1" draw:layer="layout" svg:width="4.235cm" svg:height="1.411cm" svg:x="12.296cm" svg:y="20.768cm" svg:viewBox="0 0 4236 1412" draw:points="0,1412 4235,1412 4236,8 0,0">
              <text:p/>
            </draw:polygon>
            <draw:polygon draw:style-name="gr154" draw:text-style-name="P1" draw:layer="layout" svg:width="1.411cm" svg:height="4.235cm" svg:x="13.709cm" svg:y="19.356cm" svg:viewBox="0 0 1412 4236" draw:points="0,4236 1412,4236 1412,24 0,0">
              <text:p/>
            </draw:polygon>
            <draw:line draw:style-name="gr43" draw:text-style-name="P1" draw:layer="layout" svg:x1="13.708cm" svg:y1="20.062cm" svg:x2="15.12cm" svg:y2="20.062cm">
              <text:p/>
            </draw:line>
            <draw:line draw:style-name="gr43" draw:text-style-name="P1" draw:layer="layout" svg:x1="14.414cm" svg:y1="20.768cm" svg:x2="14.414cm" svg:y2="19.356cm">
              <text:p/>
            </draw:line>
            <draw:line draw:style-name="gr43" draw:text-style-name="P1" draw:layer="layout" svg:x1="14.413cm" svg:y1="22.18cm" svg:x2="14.414cm" svg:y2="20.768cm">
              <text:p/>
            </draw:line>
            <draw:line draw:style-name="gr43" draw:text-style-name="P1" draw:layer="layout" svg:x1="13.708cm" svg:y1="22.886cm" svg:x2="15.12cm" svg:y2="22.886cm">
              <text:p/>
            </draw:line>
            <draw:line draw:style-name="gr43" draw:text-style-name="P1" draw:layer="layout" svg:x1="14.414cm" svg:y1="23.592cm" svg:x2="14.414cm" svg:y2="22.18cm">
              <text:p/>
            </draw:line>
            <draw:polygon draw:style-name="gr152" draw:text-style-name="P1" draw:layer="layout" svg:width="1.411cm" svg:height="1.411cm" svg:x="18.649cm" svg:y="22.18cm" svg:viewBox="0 0 1412 1412" draw:points="0,1412 1412,1412 1412,8 0,0">
              <text:p/>
            </draw:polygon>
            <draw:polygon draw:style-name="gr153" draw:text-style-name="P1" draw:layer="layout" svg:width="1.411cm" svg:height="1.411cm" svg:x="18.65cm" svg:y="20.768cm" svg:viewBox="0 0 1412 1412" draw:points="0,1412 1412,1412 1412,8 0,0">
              <text:p/>
            </draw:polygon>
            <draw:polygon draw:style-name="gr152" draw:text-style-name="P1" draw:layer="layout" svg:width="1.411cm" svg:height="1.411cm" svg:x="18.65cm" svg:y="19.356cm" svg:viewBox="0 0 1412 1412" draw:points="0,1412 1412,1412 1412,8 0,0">
              <text:p/>
            </draw:polygon>
            <draw:polygon draw:style-name="gr154" draw:text-style-name="P1" draw:layer="layout" svg:width="4.235cm" svg:height="1.411cm" svg:x="17.238cm" svg:y="20.768cm" svg:viewBox="0 0 4236 1412" draw:points="0,1412 4235,1412 4236,8 0,0">
              <text:p/>
            </draw:polygon>
            <draw:polygon draw:style-name="gr154" draw:text-style-name="P1" draw:layer="layout" svg:width="1.411cm" svg:height="4.235cm" svg:x="18.651cm" svg:y="19.356cm" svg:viewBox="0 0 1412 4236" draw:points="0,4236 1412,4236 1412,24 0,0">
              <text:p/>
            </draw:polygon>
            <draw:line draw:style-name="gr43" draw:text-style-name="P1" draw:layer="layout" svg:x1="18.65cm" svg:y1="20.062cm" svg:x2="20.062cm" svg:y2="20.062cm">
              <text:p/>
            </draw:line>
            <draw:line draw:style-name="gr43" draw:text-style-name="P1" draw:layer="layout" svg:x1="19.356cm" svg:y1="20.768cm" svg:x2="19.356cm" svg:y2="19.356cm">
              <text:p/>
            </draw:line>
            <draw:line draw:style-name="gr43" draw:text-style-name="P1" draw:layer="layout" svg:x1="19.355cm" svg:y1="22.18cm" svg:x2="19.356cm" svg:y2="20.768cm">
              <text:p/>
            </draw:line>
            <draw:line draw:style-name="gr43" draw:text-style-name="P1" draw:layer="layout" svg:x1="18.65cm" svg:y1="22.886cm" svg:x2="20.062cm" svg:y2="22.886cm">
              <text:p/>
            </draw:line>
            <draw:line draw:style-name="gr43" draw:text-style-name="P1" draw:layer="layout" svg:x1="19.356cm" svg:y1="23.592cm" svg:x2="19.356cm" svg:y2="22.18cm">
              <text:p/>
            </draw:line>
            <draw:line draw:style-name="gr43" draw:text-style-name="P1" draw:layer="layout" svg:x1="20.062cm" svg:y1="21.474cm" svg:x2="21.474cm" svg:y2="21.474cm">
              <text:p/>
            </draw:line>
            <draw:line draw:style-name="gr43" draw:text-style-name="P1" draw:layer="layout" svg:x1="20.768cm" svg:y1="22.18cm" svg:x2="20.768cm" svg:y2="20.768cm">
              <text:p/>
            </draw:line>
            <draw:line draw:style-name="gr43" draw:text-style-name="P1" draw:layer="layout" svg:x1="19.356cm" svg:y1="22.18cm" svg:x2="20.062cm" svg:y2="21.474cm">
              <text:p/>
            </draw:line>
            <draw:line draw:style-name="gr43" draw:text-style-name="P1" draw:layer="layout" svg:x1="20.062cm" svg:y1="21.474cm" svg:x2="19.357cm" svg:y2="20.768cm">
              <text:p/>
            </draw:line>
            <draw:polygon draw:style-name="gr152" draw:text-style-name="P1" draw:layer="layout" svg:width="1.411cm" svg:height="1.411cm" svg:x="25.004cm" svg:y="20.768cm" svg:viewBox="0 0 1412 1412" draw:points="0,1412 1412,1412 1412,8 0,0">
              <text:p/>
            </draw:polygon>
            <draw:polygon draw:style-name="gr152" draw:text-style-name="P1" draw:layer="layout" svg:width="1.411cm" svg:height="1.411cm" svg:x="23.591cm" svg:y="22.18cm" svg:viewBox="0 0 1412 1412" draw:points="0,1412 1412,1412 1412,8 0,0">
              <text:p/>
            </draw:polygon>
            <draw:polygon draw:style-name="gr153" draw:text-style-name="P1" draw:layer="layout" svg:width="1.411cm" svg:height="1.411cm" svg:x="23.592cm" svg:y="20.768cm" svg:viewBox="0 0 1412 1412" draw:points="0,1412 1412,1412 1412,8 0,0">
              <text:p/>
            </draw:polygon>
            <draw:polygon draw:style-name="gr152" draw:text-style-name="P1" draw:layer="layout" svg:width="1.411cm" svg:height="1.411cm" svg:x="23.592cm" svg:y="19.356cm" svg:viewBox="0 0 1412 1412" draw:points="0,1412 1412,1412 1412,8 0,0">
              <text:p/>
            </draw:polygon>
            <draw:polygon draw:style-name="gr154" draw:text-style-name="P1" draw:layer="layout" svg:width="4.235cm" svg:height="1.411cm" svg:x="22.18cm" svg:y="20.768cm" svg:viewBox="0 0 4236 1412" draw:points="0,1412 4235,1412 4236,8 0,0">
              <text:p/>
            </draw:polygon>
            <draw:polygon draw:style-name="gr154" draw:text-style-name="P1" draw:layer="layout" svg:width="1.411cm" svg:height="4.235cm" svg:x="23.593cm" svg:y="19.356cm" svg:viewBox="0 0 1412 4236" draw:points="0,4236 1412,4236 1412,24 0,0">
              <text:p/>
            </draw:polygon>
            <draw:line draw:style-name="gr43" draw:text-style-name="P1" draw:layer="layout" svg:x1="23.592cm" svg:y1="20.062cm" svg:x2="25.004cm" svg:y2="20.062cm">
              <text:p/>
            </draw:line>
            <draw:line draw:style-name="gr43" draw:text-style-name="P1" draw:layer="layout" svg:x1="24.298cm" svg:y1="20.768cm" svg:x2="24.298cm" svg:y2="19.356cm">
              <text:p/>
            </draw:line>
            <draw:line draw:style-name="gr43" draw:text-style-name="P1" draw:layer="layout" svg:x1="24.297cm" svg:y1="22.18cm" svg:x2="24.298cm" svg:y2="20.768cm">
              <text:p/>
            </draw:line>
            <draw:line draw:style-name="gr43" draw:text-style-name="P1" draw:layer="layout" svg:x1="23.592cm" svg:y1="22.886cm" svg:x2="25.004cm" svg:y2="22.886cm">
              <text:p/>
            </draw:line>
            <draw:line draw:style-name="gr43" draw:text-style-name="P1" draw:layer="layout" svg:x1="24.298cm" svg:y1="23.592cm" svg:x2="24.298cm" svg:y2="22.18cm">
              <text:p/>
            </draw:line>
            <draw:line draw:style-name="gr43" draw:text-style-name="P1" draw:layer="layout" svg:x1="25.004cm" svg:y1="21.474cm" svg:x2="26.416cm" svg:y2="21.474cm">
              <text:p/>
            </draw:line>
            <draw:line draw:style-name="gr43" draw:text-style-name="P1" draw:layer="layout" svg:x1="25.71cm" svg:y1="22.18cm" svg:x2="25.71cm" svg:y2="20.768cm">
              <text:p/>
            </draw:line>
            <draw:line draw:style-name="gr43" draw:text-style-name="P1" draw:layer="layout" svg:x1="23.592cm" svg:y1="21.474cm" svg:x2="25.004cm" svg:y2="21.474cm">
              <text:p/>
            </draw:line>
            <draw:line draw:style-name="gr43" draw:text-style-name="P1" draw:layer="layout" svg:x1="22.18cm" svg:y1="21.474cm" svg:x2="23.592cm" svg:y2="21.474cm">
              <text:p/>
            </draw:line>
            <draw:line draw:style-name="gr43" draw:text-style-name="P1" draw:layer="layout" svg:x1="22.886cm" svg:y1="22.18cm" svg:x2="22.886cm" svg:y2="20.768cm">
              <text:p/>
            </draw:line>
          </draw:g>
          <draw:frame draw:style-name="gr155" draw:text-style-name="P4" draw:layer="layout" svg:width="3.453cm" svg:height="0.645cm" svg:x="12.688cm" svg:y="18.508cm">
            <draw:text-box>
              <text:p><text:span text:style-name="T1">Transition Patterns</text:span></text:p>
            </draw:text-box>
          </draw:frame>
        </draw:g>
        <draw:frame draw:style-name="gr125" draw:layer="layout" svg:width="0.68cm" svg:height="0.963cm" svg:x="25.607cm" svg:y="8.089cm">
          <draw:text-box>
            <text:p><text:s/></text:p>
          </draw:text-box>
        </draw:frame>
      </draw:page>
      <draw:page draw:name="page7" draw:style-name="dp1" draw:master-page-name="Default">
        <draw:g>
          <draw:custom-shape draw:style-name="gr156" draw:text-style-name="P28" draw:layer="layout" svg:width="24.286cm" svg:height="25.275cm" svg:x="5.942cm" svg:y="4.106cm">
            <text:p text:style-name="P1"><text:span text:style-name="T26">FAR</text:span></text:p>
            <draw:enhanced-geometry svg:viewBox="0 0 21600 21600" draw:type="rectangle" draw:enhanced-path="M 0 0 L 21600 0 21600 21600 0 21600 0 0 Z N"/>
          </draw:custom-shape>
          <draw:custom-shape draw:style-name="gr157" draw:text-style-name="P29" draw:layer="layout" svg:width="19.627cm" svg:height="13.414cm" svg:x="10.601cm" svg:y="15.967cm">
            <text:p text:style-name="P1"><text:span text:style-name="T27">OSD</text:span></text:p>
            <draw:enhanced-geometry svg:viewBox="0 0 21600 21600" draw:type="rectangle" draw:enhanced-path="M 0 0 L 21600 0 21600 21600 0 21600 0 0 Z N"/>
          </draw:custom-shape>
          <draw:custom-shape draw:style-name="gr158" draw:text-style-name="P21" xml:id="id81" draw:id="id81" draw:layer="layout" svg:width="2.824cm" svg:height="2.118cm" svg:x="11.262cm" svg:y="6.506cm">
            <text:p text:style-name="P1"><text:span text:style-name="T21">surface</text:span></text:p>
            <text:p text:style-name="P1"><text:span text:style-name="T21">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8" draw:text-style-name="P21" xml:id="id87" draw:id="id87" draw:layer="layout" svg:width="2.824cm" svg:height="1.977cm" svg:x="11.262cm" svg:y="16.532cm">
            <text:p text:style-name="P1"><text:span text:style-name="T21">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9" draw:text-style-name="P1" draw:layer="layout" svg:x1="10.602cm" svg:y1="8.484cm" svg:x2="11.262cm" svg:y2="7.565cm" draw:start-shape="id80" draw:start-glue-point="4" draw:end-shape="id81" draw:end-glue-point="5" svg:d="M10602 8484v-919h660">
            <text:p/>
          </draw:connector>
          <draw:connector draw:style-name="gr159" draw:text-style-name="P1" draw:layer="layout" svg:x1="12.674cm" svg:y1="6.506cm" svg:x2="12.674cm" svg:y2="5.659cm" draw:start-shape="id81" draw:start-glue-point="4" draw:end-shape="id82" draw:end-glue-point="6" svg:d="M12674 6506v-847">
            <text:p/>
          </draw:connector>
          <draw:custom-shape draw:style-name="gr158" draw:text-style-name="P17" xml:id="id83" draw:id="id83" draw:layer="layout" svg:width="2.824cm" svg:height="2.136cm" svg:x="11.262cm" svg:y="11.43cm">
            <text:p text:style-name="P1"><text:span text:style-name="T14">refine more </text:span></text:p>
            <text:p text:style-name="P1"><text:span text:style-name="T14">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9" draw:text-style-name="P1" draw:layer="layout" svg:x1="12.674cm" svg:y1="11.43cm" svg:x2="10.602cm" svg:y2="9.897cm" draw:start-shape="id83" draw:start-glue-point="4" draw:end-shape="id80" draw:end-glue-point="8" svg:d="M12674 11430v-767h-2072v-766">
            <text:p/>
          </draw:connector>
          <draw:connector draw:style-name="gr159" draw:text-style-name="P1" draw:layer="layout" svg:x1="12.674cm" svg:y1="14.552cm" svg:x2="12.674cm" svg:y2="13.566cm" draw:start-shape="id84" draw:start-glue-point="4" draw:end-shape="id83" draw:end-glue-point="6" svg:d="M12674 14552v-986">
            <text:p/>
          </draw:connector>
          <draw:connector draw:style-name="gr159" draw:text-style-name="P1" draw:layer="layout" svg:x1="14.979cm" svg:y1="8.483cm" svg:x2="14.086cm" svg:y2="7.565cm" draw:start-shape="id85" draw:start-glue-point="4" draw:end-shape="id81" draw:end-glue-point="7" svg:d="M14979 8483v-918h-893">
            <text:p/>
          </draw:connector>
          <draw:connector draw:style-name="gr159" draw:text-style-name="P1" draw:layer="layout" svg:x1="12.674cm" svg:y1="4.809cm" svg:x2="9.613cm" svg:y2="3.682cm" draw:start-shape="id82" draw:start-glue-point="4" draw:end-shape="id86" draw:end-glue-point="7" svg:d="M12674 4809v-563h-3061v-564">
            <text:p/>
          </draw:connector>
          <draw:connector draw:style-name="gr159" draw:text-style-name="P1" draw:layer="layout" svg:x1="12.674cm" svg:y1="11.43cm" svg:x2="14.979cm" svg:y2="9.896cm" draw:start-shape="id83" draw:start-glue-point="4" draw:end-shape="id85" draw:end-glue-point="8" svg:d="M12674 11430v-767h2305v-767">
            <text:p/>
          </draw:connector>
          <draw:custom-shape draw:style-name="gr158" draw:text-style-name="P17" xml:id="id80" draw:id="id80" draw:layer="layout" svg:width="1.413cm" svg:height="1.413cm" svg:x="9.895cm" svg:y="8.484cm">
            <text:p text:style-name="P1"><text:span text:style-name="T14">Refine</text:span></text:p>
            <text:p text:style-name="P1"><text:span text:style-name="T14">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7" xml:id="id85" draw:id="id85" draw:layer="layout" svg:width="1.413cm" svg:height="1.413cm" svg:x="14.272cm" svg:y="8.483cm">
            <text:p text:style-name="P1"><text:span text:style-name="T14">Refine</text:span></text:p>
            <text:p text:style-name="P1"><text:span text:style-name="T14">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 draw:layer="layout" svg:x1="12.674cm" svg:y1="16.532cm" svg:x2="12.674cm" svg:y2="15.402cm" draw:start-shape="id87" draw:start-glue-point="4" draw:end-shape="id84" draw:end-glue-point="6" svg:d="M12674 16532v-1130">
            <text:p/>
          </draw:connector>
          <draw:connector draw:style-name="gr159" draw:text-style-name="P1" draw:layer="layout" svg:x1="17.167cm" svg:y1="17.52cm" svg:x2="14.086cm" svg:y2="17.521cm" draw:start-shape="id88" draw:start-glue-point="5" draw:end-shape="id87" draw:end-glue-point="7" svg:d="M17167 17520h-1540v1h-1541">
            <text:p/>
          </draw:connector>
          <draw:custom-shape draw:style-name="gr160"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0"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9" draw:text-style-name="P1" draw:layer="layout" svg:x1="8.978cm" svg:y1="21.898cm" svg:x2="12.674cm" svg:y2="18.509cm" draw:start-shape="id89" draw:start-glue-point="10" draw:end-shape="id87" draw:end-glue-point="6" svg:d="M8978 21898h3696v-3389">
            <text:p/>
          </draw:connector>
          <draw:custom-shape draw:style-name="gr158" draw:text-style-name="P21" xml:id="id90" draw:id="id90" draw:layer="layout" svg:width="2.824cm" svg:height="1.977cm" svg:x="22.365cm" svg:y="19.214cm">
            <text:p text:style-name="P1"><text:span text:style-name="T21">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9" draw:text-style-name="P1" draw:layer="layout" svg:x1="23.777cm" svg:y1="19.214cm" svg:x2="20.645cm" svg:y2="17.52cm" draw:start-shape="id90" draw:start-glue-point="4" draw:end-shape="id88" draw:end-glue-point="7" svg:d="M23777 19214v-1694h-3132">
            <text:p/>
          </draw:connector>
          <draw:connector draw:style-name="gr159" draw:text-style-name="P1" draw:layer="layout" svg:x1="23.777cm" svg:y1="22.318cm" svg:x2="23.777cm" svg:y2="21.191cm" draw:start-shape="id91" draw:start-glue-point="4" draw:end-shape="id90" draw:end-glue-point="6" svg:d="M23777 22318v-1127">
            <text:p/>
          </draw:connector>
          <draw:custom-shape draw:style-name="gr158" draw:text-style-name="P21" xml:id="id92" draw:id="id92" draw:layer="layout" svg:width="1.413cm" svg:height="1.413cm" svg:x="18.2cm" svg:y="19.496cm">
            <text:p text:style-name="P1"><text:span text:style-name="T2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 draw:layer="layout" svg:x1="18.907cm" svg:y1="19.496cm" svg:x2="18.906cm" svg:y2="17.945cm" draw:start-shape="id92" draw:start-glue-point="4" draw:end-shape="id88" draw:end-glue-point="6" svg:d="M18907 19496v-775h-1v-776">
            <text:p/>
          </draw:connector>
          <draw:connector draw:style-name="gr159" draw:text-style-name="P1" draw:layer="layout" draw:line-skew="0.564cm" svg:x1="23.071cm" svg:y1="26.132cm" svg:x2="19.895cm" svg:y2="24.065cm" draw:start-shape="id93" draw:end-shape="id94" svg:d="M23071 26132h-1024v-2067h-2152">
            <text:p/>
          </draw:connector>
          <draw:connector draw:style-name="gr159" draw:text-style-name="P1" draw:layer="layout" svg:x1="13.76cm" svg:y1="20.202cm" svg:x2="6.789cm" svg:y2="3.682cm" draw:start-shape="id95" draw:start-glue-point="5" draw:end-shape="id96" draw:end-glue-point="7" svg:d="M13760 20202h-6971v-16520">
            <text:p/>
          </draw:connector>
          <draw:custom-shape draw:style-name="gr158"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 draw:layer="layout" svg:x1="23.778cm" svg:y1="25.426cm" svg:x2="23.777cm" svg:y2="23.168cm" draw:start-shape="id93" draw:start-glue-point="4" draw:end-shape="id91" draw:end-glue-point="6" svg:d="M23778 25426v-1129h-1v-1129">
            <text:p/>
          </draw:connector>
          <draw:custom-shape draw:style-name="gr161" draw:text-style-name="P1" xml:id="id106" draw:id="id106" draw:layer="layout" svg:width="2.118cm" svg:height="0.706cm" svg:x="22.718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23.778cm" svg:y1="27.685cm" svg:x2="23.778cm" svg:y2="26.839cm" draw:start-shape="id97" draw:start-glue-point="5" draw:end-shape="id93" draw:end-glue-point="8" svg:d="M23778 27685v-846">
            <text:p/>
          </draw:connector>
          <draw:custom-shape draw:style-name="gr158" draw:text-style-name="P21" xml:id="id99" draw:id="id99" draw:layer="layout" svg:width="2.824cm" svg:height="1.977cm" svg:x="26.653cm" svg:y="19.214cm">
            <text:p text:style-name="P1"><text:span text:style-name="T21">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9" draw:text-style-name="P1" draw:layer="layout" svg:x1="28.065cm" svg:y1="22.318cm" svg:x2="28.065cm" svg:y2="21.191cm" draw:start-shape="id98" draw:start-glue-point="4" draw:end-shape="id99" draw:end-glue-point="6" svg:d="M28065 22318v-1127">
            <text:p/>
          </draw:connector>
          <draw:custom-shape draw:style-name="gr158"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 draw:layer="layout" svg:x1="28.066cm" svg:y1="25.426cm" svg:x2="28.065cm" svg:y2="23.168cm" draw:start-shape="id100" draw:start-glue-point="4" draw:end-shape="id98" draw:end-glue-point="6" svg:d="M28066 25426v-1129h-1v-1129">
            <text:p/>
          </draw:connector>
          <draw:custom-shape draw:style-name="gr161" draw:text-style-name="P1" xml:id="id105" draw:id="id105" draw:layer="layout" svg:width="2.118cm" svg:height="0.706cm" svg:x="27.006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28.066cm" svg:y1="27.685cm" svg:x2="28.066cm" svg:y2="26.839cm" draw:start-shape="id101" draw:start-glue-point="5" draw:end-shape="id100" draw:end-glue-point="8" svg:d="M28066 27685v-846">
            <text:p/>
          </draw:connector>
          <draw:custom-shape draw:style-name="gr158"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 draw:layer="layout" svg:x1="8.272cm" svg:y1="21.191cm" svg:x2="11.262cm" svg:y2="12.498cm" draw:start-shape="id89" draw:start-glue-point="4" draw:end-shape="id83" draw:end-glue-point="5" svg:d="M8272 21191v-8693h2990">
            <text:p/>
          </draw:connector>
          <draw:connector draw:style-name="gr159" draw:text-style-name="P1" draw:layer="layout" svg:x1="7.565cm" svg:y1="21.898cm" svg:x2="6.789cm" svg:y2="3.682cm" draw:start-shape="id89" draw:start-glue-point="6" draw:end-shape="id96" draw:end-glue-point="7" svg:d="M7565 21898h-776v-18216">
            <text:p/>
          </draw:connector>
          <draw:frame draw:style-name="gr162" draw:text-style-name="P4" draw:layer="layout" svg:width="1.057cm" svg:height="0.645cm" svg:x="14.062cm" svg:y="6.991cm">
            <draw:text-box>
              <text:p><text:span text:style-name="T1">yes</text:span></text:p>
            </draw:text-box>
          </draw:frame>
          <draw:frame draw:style-name="gr147" draw:text-style-name="P4" draw:layer="layout" svg:width="0.891cm" svg:height="0.645cm" svg:x="10.459cm" svg:y="6.992cm">
            <draw:text-box>
              <text:p><text:span text:style-name="T1">no</text:span></text:p>
            </draw:text-box>
          </draw:frame>
          <draw:frame draw:style-name="gr162" draw:text-style-name="P4" draw:layer="layout" svg:width="1.057cm" svg:height="0.645cm" svg:x="13.849cm" svg:y="16.814cm">
            <draw:text-box>
              <text:p><text:span text:style-name="T1">yes</text:span></text:p>
            </draw:text-box>
          </draw:frame>
          <draw:custom-shape draw:style-name="gr161" draw:text-style-name="P1" xml:id="id104" draw:id="id104" draw:layer="layout" svg:width="2.118cm" svg:height="0.706cm" svg:x="17.847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18.907cm" svg:y1="23.359cm" svg:x2="18.907cm" svg:y2="20.909cm" draw:start-shape="id94" draw:start-glue-point="5" draw:end-shape="id92" draw:end-glue-point="8" svg:d="M18907 23359v-2450">
            <text:p/>
          </draw:connector>
          <draw:custom-shape draw:style-name="gr160" draw:text-style-name="P17" xml:id="id102" draw:id="id102" draw:layer="layout" svg:width="1.977cm" svg:height="1.412cm" svg:x="7.283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9" draw:text-style-name="P1" draw:layer="layout" svg:x1="8.272cm" svg:y1="23.359cm" svg:x2="8.272cm" svg:y2="22.604cm" draw:start-shape="id102" draw:start-glue-point="5" draw:end-shape="id89" draw:end-glue-point="8" svg:d="M8272 23359v-755">
            <text:p/>
          </draw:connector>
          <draw:custom-shape draw:style-name="gr161" draw:text-style-name="P1" xml:id="id103" draw:id="id103" draw:layer="layout" svg:width="2.118cm" svg:height="0.706cm" svg:x="7.212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8.271cm" svg:y1="25.548cm" svg:x2="8.272cm" svg:y2="24.771cm" draw:start-shape="id103" draw:start-glue-point="4" draw:end-shape="id102" draw:end-glue-point="7" svg:d="M8271 25548v-388h1v-389">
            <text:p/>
          </draw:connector>
          <draw:connector draw:style-name="gr159" draw:text-style-name="P1" draw:layer="layout" draw:line-skew="2.753cm" svg:x1="27.359cm" svg:y1="26.133cm" svg:x2="19.895cm" svg:y2="24.065cm" draw:start-shape="id100" draw:start-glue-point="6" draw:end-shape="id94" draw:end-glue-point="8" svg:d="M27359 26133h-979v-2068h-6485">
            <text:p/>
          </draw:connector>
          <draw:custom-shape draw:style-name="gr160" draw:text-style-name="P17" xml:id="id94" draw:id="id94" draw:layer="layout" svg:width="1.977cm" svg:height="1.412cm" svg:x="17.918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9" draw:text-style-name="P1" draw:layer="layout" svg:x1="18.906cm" svg:y1="25.548cm" svg:x2="18.907cm" svg:y2="24.771cm" draw:start-shape="id104" draw:start-glue-point="4" draw:end-shape="id94" draw:end-glue-point="7" svg:d="M18906 25548v-388h1v-389">
            <text:p/>
          </draw:connector>
          <draw:custom-shape draw:style-name="gr160" draw:text-style-name="P17" xml:id="id97" draw:id="id97" draw:layer="layout" svg:width="1.977cm" svg:height="1.412cm" svg:x="22.789cm" svg:y="27.685cm">
            <text:p text:style-name="P1"><text:span text:style-name="T14">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0" draw:text-style-name="P17" xml:id="id101" draw:id="id101" draw:layer="layout" svg:width="1.977cm" svg:height="1.412cm" svg:x="27.077cm" svg:y="27.685cm">
            <text:p text:style-name="P1"><text:span text:style-name="T14">Limit</text:span></text:p>
            <text:p text:style-name="P1"><text:span text:style-name="T14">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9" draw:text-style-name="P1" draw:layer="layout" svg:x1="28.065cm" svg:y1="29.945cm" svg:x2="28.066cm" svg:y2="29.097cm" draw:start-shape="id105" draw:start-glue-point="4" draw:end-shape="id101" draw:end-glue-point="7" svg:d="M28065 29945v-423h1v-425">
            <text:p/>
          </draw:connector>
          <draw:connector draw:style-name="gr159" draw:text-style-name="P1" draw:layer="layout" svg:x1="23.777cm" svg:y1="29.945cm" svg:x2="23.778cm" svg:y2="29.097cm" draw:start-shape="id106" draw:start-glue-point="4" draw:end-shape="id97" draw:end-glue-point="7" svg:d="M23777 29945v-423h1v-425">
            <text:p/>
          </draw:connector>
          <draw:frame draw:style-name="gr147" draw:text-style-name="P4" draw:layer="layout" svg:width="0.891cm" svg:height="0.645cm" svg:x="12.679cm" svg:y="18.226cm">
            <draw:text-box>
              <text:p><text:span text:style-name="T1">no</text:span></text:p>
            </draw:text-box>
          </draw:frame>
          <draw:frame draw:style-name="gr147" draw:text-style-name="P4" draw:layer="layout" svg:width="0.891cm" svg:height="0.645cm" svg:x="10.561cm" svg:y="11.872cm">
            <draw:text-box>
              <text:p><text:span text:style-name="T1">no</text:span></text:p>
            </draw:text-box>
          </draw:frame>
          <draw:frame draw:style-name="gr162" draw:text-style-name="P4" draw:layer="layout" svg:width="1.057cm" svg:height="0.645cm" svg:x="12.719cm" svg:y="13.345cm">
            <draw:text-box>
              <text:p><text:span text:style-name="T1">yes</text:span></text:p>
            </draw:text-box>
          </draw:frame>
          <draw:connector draw:style-name="gr159" draw:text-style-name="P1" draw:layer="layout" svg:x1="17.167cm" svg:y1="9.191cm" svg:x2="15.685cm" svg:y2="9.19cm" draw:start-shape="id107" draw:start-glue-point="5" draw:end-shape="id85" draw:end-glue-point="10" svg:d="M17167 9191h-741v-1h-741">
            <text:p/>
          </draw:connector>
          <draw:connector draw:style-name="gr159" draw:text-style-name="P1" draw:layer="layout" svg:x1="23.777cm" svg:y1="19.214cm" svg:x2="20.645cm" svg:y2="9.191cm" draw:start-shape="id90" draw:start-glue-point="4" draw:end-shape="id107" draw:end-glue-point="7" svg:d="M23777 19214v-10023h-3132">
            <text:p/>
          </draw:connector>
          <draw:connector draw:style-name="gr159" draw:text-style-name="P1" draw:layer="layout" svg:x1="28.065cm" svg:y1="19.214cm" svg:x2="20.645cm" svg:y2="9.191cm" draw:start-shape="id99" draw:start-glue-point="4" draw:end-shape="id107" draw:end-glue-point="7" svg:d="M28065 19214v-10023h-7420">
            <text:p/>
          </draw:connector>
          <draw:custom-shape draw:style-name="gr161" draw:text-style-name="P30" xml:id="id108" draw:id="id108" draw:layer="layout" svg:width="2.118cm" svg:height="0.706cm" svg:x="7.141cm" svg:y="0.294cm">
            <text:p text:style-name="P1"><text:span text:style-name="T28">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9.613cm" svg:y1="2.27cm" svg:x2="8.2cm" svg:y2="1cm" draw:start-shape="id86" draw:start-glue-point="5" draw:end-shape="id108" draw:end-glue-point="6" svg:d="M9613 2270v-634h-1413v-636">
            <text:p/>
          </draw:connector>
          <draw:custom-shape draw:style-name="gr108" draw:text-style-name="P21" xml:id="id82" draw:id="id82" draw:layer="layout" svg:width="3.478cm" svg:height="0.85cm" svg:x="10.935cm" svg:y="4.809cm">
            <text:p text:style-name="P1"><text:span text:style-name="T21">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4" draw:id="id84" draw:layer="layout" svg:width="3.478cm" svg:height="0.85cm" svg:x="10.935cm" svg:y="14.552cm">
            <text:p text:style-name="P1"><text:span text:style-name="T21">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107" draw:id="id107" draw:layer="layout" svg:width="3.478cm" svg:height="0.85cm" svg:x="17.167cm" svg:y="8.766cm">
            <text:p text:style-name="P1"><text:span text:style-name="T21">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8" draw:id="id88" draw:layer="layout" svg:width="3.478cm" svg:height="0.85cm" svg:x="17.167cm" svg:y="17.095cm">
            <text:p text:style-name="P1"><text:span text:style-name="T21">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6.789cm" svg:y1="2.27cm" svg:x2="8.2cm" svg:y2="1cm" draw:start-shape="id96" draw:start-glue-point="5" draw:end-shape="id108" draw:end-glue-point="6" svg:d="M6789 2270v-634h1411v-636">
            <text:p/>
          </draw:connector>
          <draw:custom-shape draw:style-name="gr108" draw:text-style-name="P21" xml:id="id95" draw:id="id95" draw:layer="layout" svg:width="3.478cm" svg:height="0.85cm" svg:x="13.76cm" svg:y="19.777cm">
            <text:p text:style-name="P1"><text:span text:style-name="T21">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svg:x1="18.2cm" svg:y1="20.203cm" svg:x2="17.238cm" svg:y2="20.202cm" draw:start-shape="id92" draw:start-glue-point="6" draw:end-shape="id95" draw:end-glue-point="7" svg:d="M18200 20203h-481v-1h-481">
            <text:p/>
          </draw:connector>
          <draw:custom-shape draw:style-name="gr108" draw:text-style-name="P21" xml:id="id91" draw:id="id91" draw:layer="layout" svg:width="3.478cm" svg:height="0.85cm" svg:x="22.038cm" svg:y="22.318cm">
            <text:p text:style-name="P1"><text:span text:style-name="T21">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98" draw:id="id98" draw:layer="layout" svg:width="3.478cm" svg:height="0.85cm" svg:x="26.326cm" svg:y="22.318cm">
            <text:p text:style-name="P1"><text:span text:style-name="T21">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9" draw:text-style-name="P1" draw:layer="layout" draw:line-skew="-0.597cm" svg:x1="28.065cm" svg:y1="19.214cm" svg:x2="20.645cm" svg:y2="17.521cm" draw:start-shape="id99" draw:start-glue-point="4" svg:d="M28065 19214v-1694h-7420v1">
            <text:p/>
          </draw:connector>
        </draw:g>
      </draw:page>
      <draw:page draw:name="page8" draw:style-name="dp1" draw:master-page-name="Default">
        <draw:g>
          <draw:rect draw:style-name="gr72" draw:text-style-name="P16" draw:layer="layout" svg:width="9.969cm" svg:height="1.327cm" svg:x="2.074cm" svg:y="23.084cm" draw:corner-radius="0.282cm">
            <text:p text:style-name="P13"><text:span text:style-name="T15">Implementation</text:span></text:p>
          </draw:rect>
          <draw:rect draw:style-name="gr73" draw:text-style-name="P16" draw:layer="layout" svg:width="9.969cm" svg:height="2.541cm" svg:x="2.074cm" svg:y="20.373cm" draw:corner-radius="0.282cm">
            <text:p text:style-name="P13"><text:span text:style-name="T15">Representation</text:span></text:p>
          </draw:rect>
          <draw:rect draw:style-name="gr94" draw:text-style-name="P2" draw:layer="layout" svg:width="1.383cm" svg:height="0.706cm" svg:x="2.385cm" svg:y="20.571cm">
            <text:p text:style-name="P1"><text:span text:style-name="T1">Hbr</text:span></text:p>
          </draw:rect>
          <draw:rect draw:style-name="gr94" draw:text-style-name="P2" draw:layer="layout" svg:width="1.383cm" svg:height="0.706cm" svg:x="2.386cm" svg:y="21.984cm">
            <text:p text:style-name="P1"><text:span text:style-name="T1">Far</text:span></text:p>
          </draw:rect>
          <draw:rect draw:style-name="gr94" draw:text-style-name="P2" draw:layer="layout" svg:width="1.383cm" svg:height="0.706cm" svg:x="2.387cm" svg:y="23.394cm">
            <text:p text:style-name="P1"><text:span text:style-name="T1">Osd</text:span></text:p>
          </draw:rect>
          <draw:rect draw:style-name="gr95" draw:text-style-name="P2" draw:layer="layout" svg:width="4.067cm" svg:height="1.496cm" svg:x="3.655cm" svg:y="18.678cm" draw:corner-radius="0.282cm">
            <text:p text:style-name="P1"><text:span text:style-name="T1">Subdivision Mesh</text:span></text:p>
          </draw:rect>
          <draw:rect draw:style-name="gr96" draw:text-style-name="P17" xml:id="id112" draw:id="id112" draw:layer="layout" svg:width="1.383cm" svg:height="0.706cm" svg:x="4.193cm" svg:y="19.328cm" draw:corner-radius="1.058cm">
            <text:p text:style-name="P1"><text:span text:style-name="T14">Topology</text:span></text:p>
          </draw:rect>
          <draw:rect draw:style-name="gr96" draw:text-style-name="P17" xml:id="id109" draw:id="id109" draw:layer="layout" svg:width="1.383cm" svg:height="0.706cm" svg:x="5.801cm" svg:y="19.328cm" draw:corner-radius="1.058cm">
            <text:p text:style-name="P1"><text:span text:style-name="T14">Points</text:span></text:p>
          </draw:rect>
          <draw:rect draw:style-name="gr96" draw:text-style-name="P18" xml:id="id113" draw:id="id113" draw:layer="layout" svg:width="1.383cm" svg:height="0.707cm" svg:x="4.193cm" svg:y="21.983cm" draw:corner-radius="1.058cm">
            <text:p text:style-name="P1"><text:span text:style-name="T16">Stencil</text:span><text:span text:style-name="T16"><text:line-break/></text:span><text:span text:style-name="T16">Tables</text:span></text:p>
          </draw:rect>
          <draw:rect draw:style-name="gr96" draw:text-style-name="P17" xml:id="id111" draw:id="id111" draw:layer="layout" svg:width="1.383cm" svg:height="0.707cm" svg:x="4.193cm" svg:y="23.393cm" draw:corner-radius="0.282cm">
            <text:p text:style-name="P1"><text:span text:style-name="T14">Eval</text:span></text:p>
          </draw:rect>
          <draw:rect draw:style-name="gr96" draw:text-style-name="P18" xml:id="id110" draw:id="id110" draw:layer="layout" svg:width="1.383cm" svg:height="0.707cm" svg:x="5.801cm" svg:y="21.983cm" draw:corner-radius="1.058cm">
            <text:p text:style-name="P1"><text:span text:style-name="T16">Vertex</text:span></text:p>
            <text:p text:style-name="P1"><text:span text:style-name="T16">Data</text:span></text:p>
          </draw:rect>
          <draw:connector draw:style-name="gr97" draw:text-style-name="P1" draw:layer="layout" svg:x1="6.492cm" svg:y1="20.034cm" svg:x2="6.492cm" svg:y2="21.983cm" draw:start-shape="id109" draw:start-glue-point="2" draw:end-shape="id110" draw:end-glue-point="0" svg:d="M6492 20034v1949">
            <text:p/>
          </draw:connector>
          <draw:connector draw:style-name="gr99" draw:text-style-name="P1" draw:layer="layout" draw:type="curve" svg:x1="6.492cm" svg:y1="22.69cm" svg:x2="5.576cm" svg:y2="23.746cm" draw:start-shape="id110" draw:start-glue-point="2" draw:end-shape="id111" svg:d="M6492 22690c0 704-305 1056-916 1056">
            <text:p/>
          </draw:connector>
          <draw:connector draw:style-name="gr97" draw:text-style-name="P1" draw:layer="layout" svg:x1="4.884cm" svg:y1="20.034cm" svg:x2="4.884cm" svg:y2="21.983cm" draw:start-shape="id112" draw:end-shape="id113" draw:end-glue-point="0" svg:d="M4884 20034v1949">
            <text:p/>
          </draw:connector>
          <draw:connector draw:style-name="gr97" draw:text-style-name="P1" draw:layer="layout" svg:x1="4.884cm" svg:y1="22.69cm" svg:x2="4.884cm" svg:y2="23.393cm" draw:start-shape="id113" draw:start-glue-point="2" draw:end-shape="id111" draw:end-glue-point="0" svg:d="M4884 22690v703">
            <text:p/>
          </draw:connector>
          <draw:connector draw:style-name="gr99" draw:text-style-name="P1" draw:layer="layout" draw:type="curve" svg:x1="5.576cm" svg:y1="23.746cm" svg:x2="7.665cm" svg:y2="23.746cm" draw:start-shape="id111" draw:start-glue-point="1" draw:end-shape="id114" draw:end-glue-point="3" svg:d="M5576 23746h2089">
            <text:p/>
          </draw:connector>
          <draw:rect draw:style-name="gr96" draw:text-style-name="P18" xml:id="id114" draw:id="id114" draw:layer="layout" svg:width="1.383cm" svg:height="0.707cm" svg:x="7.665cm" svg:y="23.393cm" draw:corner-radius="1.058cm">
            <text:p text:style-name="P1"><text:span text:style-name="T16">Limit</text:span></text:p>
            <text:p text:style-name="P1"><text:span text:style-name="T16">Values</text:span></text:p>
          </draw:rect>
        </draw:g>
        <draw:g>
          <draw:custom-shape draw:style-name="gr106"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svg:x1="13.408cm" svg:y1="14.017cm" svg:x2="15.186cm" svg:y2="14.016cm" draw:start-shape="id115" draw:start-glue-point="10" draw:end-shape="id116" svg:d="M13408 14017h888v-1h890">
            <text:p/>
          </draw:connector>
          <draw:connector draw:style-name="gr163" draw:text-style-name="P1" draw:layer="layout" draw:type="line" svg:x1="11.657cm" svg:y1="14.017cm" svg:x2="9.793cm" svg:y2="14.017cm" draw:start-shape="id115" draw:start-glue-point="6" draw:end-shape="id117" draw:end-glue-point="10" svg:d="M11657 14017h-1864">
            <text:p/>
          </draw:connector>
          <draw:custom-shape draw:style-name="gr106"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draw:type="line" svg:x1="6.404cm" svg:y1="14.016cm" svg:x2="8.042cm" svg:y2="14.017cm" draw:start-shape="id118" draw:end-shape="id117" draw:end-glue-point="6" svg:d="M6404 14016l1638 1">
            <text:p/>
          </draw:connector>
          <draw:frame draw:style-name="gr164" draw:text-style-name="P4" draw:layer="layout" svg:width="1.383cm" svg:height="0.645cm" svg:x="13.578cm" svg:y="14.374cm">
            <draw:text-box>
              <text:p><text:span text:style-name="T1">Binds</text:span></text:p>
            </draw:text-box>
          </draw:frame>
          <draw:frame draw:style-name="gr165" draw:text-style-name="P4" draw:layer="layout" svg:width="1.404cm" svg:height="0.645cm" svg:x="9.878cm" svg:y="14.374cm">
            <draw:text-box>
              <text:p><text:span text:style-name="T1">Owns</text:span></text:p>
            </draw:text-box>
          </draw:frame>
          <draw:frame draw:style-name="gr166" draw:text-style-name="P4" draw:layer="layout" svg:width="1.81cm" svg:height="0.645cm" svg:x="6.232cm" svg:y="14.374cm">
            <draw:text-box>
              <text:p><text:span text:style-name="T1">Updates</text:span></text:p>
            </draw:text-box>
          </draw:frame>
          <draw:custom-shape draw:style-name="gr167" draw:text-style-name="P17" draw:layer="layout" svg:width="2.428cm" svg:height="0.701cm" draw:transform="rotate (0.785572696322499) translate (6.488cm 16.74cm)">
            <text:p text:style-name="P1"><text:span text:style-name="T14">CPU</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7.645cm 16.74cm)">
            <text:p text:style-name="P1"><text:span text:style-name="T14">OpenGL</text:span></text:p>
            <draw:enhanced-geometry svg:viewBox="0 0 21600 21600" draw:type="rectangle" draw:enhanced-path="M 0 0 L 21600 0 21600 21600 0 21600 0 0 Z N"/>
          </draw:custom-shape>
          <draw:custom-shape draw:style-name="gr169" draw:text-style-name="P17" draw:layer="layout" svg:width="2.428cm" svg:height="0.701cm" draw:transform="rotate (0.785572696322499) translate (10.489cm 16.741cm)">
            <text:p text:style-name="P1"><text:span text:style-name="T14">TBB</text:span></text:p>
            <draw:enhanced-geometry svg:viewBox="0 0 21600 21600" draw:type="rectangle" draw:enhanced-path="M 0 0 L 21600 0 21600 21600 0 21600 0 0 Z N"/>
          </draw:custom-shape>
          <draw:custom-shape draw:style-name="gr169" draw:text-style-name="P17" draw:layer="layout" svg:width="2.428cm" svg:height="0.701cm" draw:transform="rotate (0.785572696322499) translate (13.831cm 16.742cm)">
            <text:p text:style-name="P1"><text:span text:style-name="T14">TBB</text:span></text:p>
            <draw:enhanced-geometry svg:viewBox="0 0 21600 21600" draw:type="rectangle" draw:enhanced-path="M 0 0 L 21600 0 21600 21600 0 21600 0 0 Z N"/>
          </draw:custom-shape>
        </draw:g>
        <draw:g>
          <draw:g>
            <draw:frame draw:style-name="gr46" draw:text-style-name="P4" draw:layer="layout" svg:width="0.794cm" svg:height="0.761cm" svg:x="5.547cm" svg:y="7.649cm">
              <draw:text-box>
                <text:p><text:span text:style-name="T1">v</text:span><text:span text:style-name="T10">2</text:span></text:p>
              </draw:text-box>
            </draw:frame>
            <draw:frame draw:style-name="gr46" draw:text-style-name="P4" draw:layer="layout" svg:width="0.794cm" svg:height="0.761cm" svg:x="8.318cm" svg:y="7.65cm">
              <draw:text-box>
                <text:p><text:span text:style-name="T1">v</text:span><text:span text:style-name="T10">3</text:span></text:p>
              </draw:text-box>
            </draw:frame>
            <draw:polygon draw:style-name="gr29" draw:text-style-name="P1" draw:layer="layout" svg:width="3.586cm" svg:height="3.529cm" svg:x="5.465cm" svg:y="4.119cm" svg:viewBox="0 0 3587 3530" draw:points="0,1412 763,3530 2853,3530 3587,1440 1892,0">
              <text:p/>
            </draw:polygon>
            <draw:line draw:style-name="gr43" draw:text-style-name="P1" draw:layer="layout" svg:x1="7.329cm" svg:y1="5.982cm" svg:x2="7.329cm" svg:y2="7.649cm">
              <text:p/>
            </draw:line>
            <draw:line draw:style-name="gr43" draw:text-style-name="P1" draw:layer="layout" svg:x1="8.685cm" svg:y1="6.66cm" svg:x2="7.329cm" svg:y2="5.982cm">
              <text:p/>
            </draw:line>
            <draw:line draw:style-name="gr43" draw:text-style-name="P1" draw:layer="layout" svg:x1="8.205cm" svg:y1="4.825cm" svg:x2="7.329cm" svg:y2="5.982cm">
              <text:p/>
            </draw:line>
            <draw:line draw:style-name="gr43" draw:text-style-name="P1" draw:layer="layout" svg:x1="6.425cm" svg:y1="4.825cm" svg:x2="7.329cm" svg:y2="5.982cm">
              <text:p/>
            </draw:line>
            <draw:line draw:style-name="gr43" draw:text-style-name="P1" draw:layer="layout" svg:x1="5.861cm" svg:y1="6.604cm" svg:x2="7.329cm" svg:y2="5.982cm">
              <text:p/>
            </draw:line>
            <draw:frame draw:style-name="gr170" draw:text-style-name="P9" draw:layer="layout" svg:width="0.794cm" svg:height="1.338cm" svg:x="6.987cm" svg:y="3.384cm">
              <draw:text-box>
                <text:p><text:span text:style-name="T1">v</text:span><text:span text:style-name="T10">0</text:span></text:p>
              </draw:text-box>
            </draw:frame>
            <draw:frame draw:style-name="gr46" draw:text-style-name="P4" draw:layer="layout" svg:width="0.794cm" svg:height="0.761cm" svg:x="4.671cm" svg:y="4.768cm">
              <draw:text-box>
                <text:p><text:span text:style-name="T1">v</text:span><text:span text:style-name="T10">1</text:span></text:p>
              </draw:text-box>
            </draw:frame>
            <draw:frame draw:style-name="gr46" draw:text-style-name="P4" draw:layer="layout" svg:width="0.794cm" svg:height="0.761cm" svg:x="9.024cm" svg:y="5.165cm">
              <draw:text-box>
                <text:p><text:span text:style-name="T1">v</text:span><text:span text:style-name="T10">4</text:span></text:p>
              </draw:text-box>
            </draw:frame>
            <draw:frame draw:style-name="gr171" draw:text-style-name="P10" draw:layer="layout" svg:width="0.811cm" svg:height="0.729cm" svg:x="6.962cm" svg:y="4.599cm">
              <draw:text-box>
                <text:p><text:span text:style-name="T11">q</text:span><text:span text:style-name="T29">0</text:span></text:p>
              </draw:text-box>
            </draw:frame>
            <draw:frame draw:style-name="gr171" draw:text-style-name="P10" draw:layer="layout" svg:width="0.811cm" svg:height="0.729cm" svg:x="5.945cm" svg:y="5.418cm">
              <draw:text-box>
                <text:p><text:span text:style-name="T11">q</text:span><text:span text:style-name="T29">1</text:span></text:p>
              </draw:text-box>
            </draw:frame>
            <draw:frame draw:style-name="gr171" draw:text-style-name="P10" draw:layer="layout" svg:width="0.811cm" svg:height="0.729cm" svg:x="6.369cm" svg:y="6.632cm">
              <draw:text-box>
                <text:p><text:span text:style-name="T11">q</text:span><text:span text:style-name="T29">2</text:span></text:p>
              </draw:text-box>
            </draw:frame>
            <draw:frame draw:style-name="gr171" draw:text-style-name="P10" draw:layer="layout" svg:width="0.811cm" svg:height="0.729cm" svg:x="7.536cm" svg:y="6.632cm">
              <draw:text-box>
                <text:p><text:span text:style-name="T11">q</text:span><text:span text:style-name="T29">3</text:span></text:p>
              </draw:text-box>
            </draw:frame>
            <draw:frame draw:style-name="gr171" draw:text-style-name="P10" draw:layer="layout" svg:width="0.811cm" svg:height="0.729cm" svg:x="7.894cm" svg:y="5.394cm">
              <draw:text-box>
                <text:p><text:span text:style-name="T11">q</text:span><text:span text:style-name="T29">4</text:span></text:p>
              </draw:text-box>
            </draw:frame>
            <draw:custom-shape draw:style-name="gr17"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2" draw:text-style-name="P31" draw:layer="layout" svg:width="4.143cm" svg:height="0.725cm" svg:x="5.482cm" svg:y="8.483cm">
            <draw:text-box>
              <text:p><text:span text:style-name="T30">sub-face quadrants</text:span></text:p>
            </draw:text-box>
          </draw:frame>
          <draw:frame draw:style-name="gr173" draw:text-style-name="P24" draw:layer="layout" svg:width="1.882cm" svg:height="0.968cm" svg:x="6.592cm" svg:y="7.495cm">
            <draw:text-box>
              <text:p><text:span text:style-name="T22">P</text:span><text:span text:style-name="T31">(F,q,u,v)</text:span></text:p>
            </draw:text-box>
          </draw:frame>
          <draw:custom-shape draw:style-name="gr174"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75" draw:text-style-name="P16" draw:layer="layout" svg:width="12.044cm" svg:height="1.673cm" svg:x="13.082cm" svg:y="31.427cm" draw:corner-radius="0.282cm">
              <text:p/>
            </draw:rect>
            <draw:rect draw:style-name="gr9" draw:text-style-name="P16" draw:layer="layout" svg:width="12.044cm" svg:height="1.674cm" svg:x="13.082cm" svg:y="28.918cm" draw:corner-radius="0.282cm">
              <text:p/>
            </draw:rect>
            <draw:rect draw:style-name="gr94" draw:text-style-name="P2" draw:layer="layout" svg:width="2.047cm" svg:height="1.045cm" svg:x="13.591cm" svg:y="29.233cm">
              <text:p text:style-name="P1"><text:span text:style-name="T1">Far</text:span></text:p>
            </draw:rect>
            <draw:rect draw:style-name="gr94" draw:text-style-name="P2" draw:layer="layout" svg:width="2.047cm" svg:height="1.045cm" svg:x="13.592cm" svg:y="31.72cm">
              <text:p text:style-name="P1"><text:span text:style-name="T1">Osd</text:span></text:p>
            </draw:rect>
            <draw:rect draw:style-name="gr95" draw:text-style-name="P2" draw:layer="layout" svg:width="6.02cm" svg:height="2.216cm" svg:x="15.47cm" svg:y="25.993cm" draw:corner-radius="0.282cm">
              <text:p text:style-name="P1"><text:span text:style-name="T1">Subdivision Mesh</text:span></text:p>
            </draw:rect>
            <draw:rect draw:style-name="gr96" draw:text-style-name="P2" xml:id="id122" draw:id="id122" draw:layer="layout" svg:width="2.049cm" svg:height="1.045cm" svg:x="16.265cm" svg:y="26.955cm" draw:corner-radius="1.058cm">
              <text:p text:style-name="P1"><text:span text:style-name="T1">Topology</text:span></text:p>
            </draw:rect>
            <draw:rect draw:style-name="gr96" draw:text-style-name="P2" xml:id="id119" draw:id="id119" draw:layer="layout" svg:width="2.047cm" svg:height="1.045cm" svg:x="18.646cm" svg:y="26.955cm" draw:corner-radius="1.058cm">
              <text:p text:style-name="P1"><text:span text:style-name="T1">Points</text:span></text:p>
            </draw:rect>
            <draw:rect draw:style-name="gr96" draw:text-style-name="P2" xml:id="id123" draw:id="id123" draw:layer="layout" svg:width="2.049cm" svg:height="1.046cm" svg:x="16.265cm" svg:y="29.233cm" draw:corner-radius="1.058cm">
              <text:p text:style-name="P1"><text:span text:style-name="T1">Stencil</text:span><text:span text:style-name="T1"><text:line-break/></text:span><text:span text:style-name="T1">Table</text:span></text:p>
            </draw:rect>
            <draw:rect draw:style-name="gr96" draw:text-style-name="P2" xml:id="id121" draw:id="id121" draw:layer="layout" svg:width="2.049cm" svg:height="1.046cm" svg:x="16.265cm" svg:y="31.719cm" draw:corner-radius="0.282cm">
              <text:p text:style-name="P1"><text:span text:style-name="T1">Evaluator</text:span></text:p>
            </draw:rect>
            <draw:rect draw:style-name="gr96" draw:text-style-name="P2" xml:id="id120" draw:id="id120" draw:layer="layout" svg:width="2.047cm" svg:height="1.046cm" svg:x="18.646cm" svg:y="29.233cm" draw:corner-radius="1.058cm">
              <text:p text:style-name="P1"><text:span text:style-name="T1">Vertex</text:span></text:p>
              <text:p text:style-name="P1"><text:span text:style-name="T1">Data</text:span></text:p>
            </draw:rect>
            <draw:connector draw:style-name="gr97" draw:text-style-name="P1" draw:layer="layout" svg:x1="19.669cm" svg:y1="28cm" svg:x2="19.669cm" svg:y2="29.233cm" draw:start-shape="id119" draw:start-glue-point="2" draw:end-shape="id120" draw:end-glue-point="0" svg:d="M19669 28000v1233">
              <text:p/>
            </draw:connector>
            <draw:connector draw:style-name="gr99" draw:text-style-name="P1" draw:layer="layout" draw:type="curve" svg:x1="19.669cm" svg:y1="30.279cm" svg:x2="17.289cm" svg:y2="31.719cm" draw:start-shape="id120" draw:start-glue-point="2" draw:end-shape="id121" svg:d="M19669 30279c0 1080-2380 360-2380 1440">
              <text:p/>
            </draw:connector>
            <draw:connector draw:style-name="gr97" draw:text-style-name="P1" draw:layer="layout" svg:x1="17.289cm" svg:y1="28cm" svg:x2="17.289cm" svg:y2="29.233cm" draw:start-shape="id122" draw:end-shape="id123" draw:end-glue-point="0" svg:d="M17289 28000v1233">
              <text:p/>
            </draw:connector>
            <draw:connector draw:style-name="gr97" draw:text-style-name="P1" draw:layer="layout" svg:x1="17.289cm" svg:y1="30.279cm" svg:x2="17.289cm" svg:y2="31.719cm" draw:start-shape="id123" draw:start-glue-point="2" draw:end-shape="id121" draw:end-glue-point="0" svg:d="M17289 30279v1440">
              <text:p/>
            </draw:connector>
            <draw:connector draw:style-name="gr99" draw:text-style-name="P1" draw:layer="layout" draw:type="curve" svg:x1="18.314cm" svg:y1="32.242cm" svg:x2="21.406cm" svg:y2="32.242cm" draw:start-shape="id121" draw:start-glue-point="1" draw:end-shape="id124" draw:end-glue-point="3" svg:d="M18314 32242h3092">
              <text:p/>
            </draw:connector>
            <draw:rect draw:style-name="gr96" draw:text-style-name="P21" xml:id="id124" draw:id="id124" draw:layer="layout" svg:width="2.048cm" svg:height="1.046cm" svg:x="21.406cm" svg:y="31.719cm" draw:corner-radius="1.058cm">
              <text:p text:style-name="P1"><text:span text:style-name="T21">Subdivided</text:span></text:p>
              <text:p text:style-name="P1"><text:span text:style-name="T21">Vertex Data</text:span></text:p>
            </draw:rect>
          </draw:g>
          <draw:g>
            <draw:rect draw:style-name="gr9" draw:text-style-name="P16" draw:layer="layout" svg:width="8.782cm" svg:height="1.674cm" svg:x="2.129cm" svg:y="28.918cm" draw:corner-radius="0.282cm">
              <text:p/>
            </draw:rect>
            <draw:rect draw:style-name="gr94" draw:text-style-name="P2" draw:layer="layout" svg:width="2.047cm" svg:height="1.045cm" svg:x="2.638cm" svg:y="29.233cm">
              <text:p text:style-name="P1"><text:span text:style-name="T1">Far</text:span></text:p>
            </draw:rect>
            <draw:rect draw:style-name="gr95" draw:text-style-name="P2" draw:layer="layout" svg:width="6.022cm" svg:height="2.216cm" svg:x="4.515cm" svg:y="25.993cm" draw:corner-radius="0.282cm">
              <text:p text:style-name="P1"><text:span text:style-name="T1">Subdivision Mesh</text:span></text:p>
            </draw:rect>
            <draw:rect draw:style-name="gr96" draw:text-style-name="P2" xml:id="id127" draw:id="id127" draw:layer="layout" svg:width="2.047cm" svg:height="1.045cm" svg:x="5.289cm" svg:y="26.955cm" draw:corner-radius="1.058cm">
              <text:p text:style-name="P1"><text:span text:style-name="T1">Topology</text:span></text:p>
            </draw:rect>
            <draw:rect draw:style-name="gr96" draw:text-style-name="P2" xml:id="id125" draw:id="id125" draw:layer="layout" svg:width="2.047cm" svg:height="1.045cm" svg:x="7.693cm" svg:y="26.955cm" draw:corner-radius="1.058cm">
              <text:p text:style-name="P1"><text:span text:style-name="T1">Points</text:span></text:p>
            </draw:rect>
            <draw:rect draw:style-name="gr96" draw:text-style-name="P2" xml:id="id126" draw:id="id126" draw:layer="layout" svg:width="2.047cm" svg:height="1.046cm" svg:x="5.289cm" svg:y="29.233cm" draw:corner-radius="1.058cm">
              <text:p text:style-name="P1"><text:span text:style-name="T1">Stencil</text:span><text:span text:style-name="T1"><text:line-break/></text:span><text:span text:style-name="T1">Table</text:span></text:p>
            </draw:rect>
            <draw:connector draw:style-name="gr97" draw:text-style-name="P1" draw:layer="layout" draw:type="curve" svg:x1="8.716cm" svg:y1="28cm" svg:x2="7.336cm" svg:y2="29.756cm" draw:start-shape="id125" draw:start-glue-point="2" draw:end-shape="id126" draw:end-glue-point="1" svg:d="M8716 28000c0 1171-460 1756-1380 1756">
              <text:p/>
            </draw:connector>
            <draw:connector draw:style-name="gr97" draw:text-style-name="P1" draw:layer="layout" svg:x1="6.312cm" svg:y1="28cm" svg:x2="6.312cm" svg:y2="29.233cm" draw:start-shape="id127" draw:end-shape="id126" draw:end-glue-point="0" svg:d="M6312 28000v1233">
              <text:p/>
            </draw:connector>
            <draw:connector draw:style-name="gr97" draw:text-style-name="P1" draw:layer="layout" svg:x1="6.312cm" svg:y1="30.279cm" svg:x2="6.312cm" svg:y2="31.845cm" draw:start-shape="id126" draw:start-glue-point="2" draw:end-shape="id128" draw:end-glue-point="0" svg:d="M6312 30279v1566">
              <text:p/>
            </draw:connector>
            <draw:rect draw:style-name="gr96" draw:text-style-name="P21" xml:id="id128" draw:id="id128" draw:layer="layout" svg:width="2.047cm" svg:height="1.048cm" svg:x="5.289cm" svg:y="31.845cm" draw:corner-radius="1.058cm">
              <text:p text:style-name="P1"><text:span text:style-name="T21">Subdivided</text:span></text:p>
              <text:p text:style-name="P1"><text:span text:style-name="T21">Vertex Data</text:span></text:p>
            </draw:rect>
          </draw:g>
        </draw:g>
        <draw:custom-shape draw:style-name="gr176" draw:text-style-name="P32" draw:layer="layout" svg:width="1.412cm" svg:height="0.706cm" svg:x="18.367cm" svg:y="3.541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2.824cm" svg:height="0.706cm" svg:x="19.92cm" svg:y="3.541cm">
          <text:p text:style-name="P1"><text:span text:style-name="T32">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5.648cm" svg:height="0.706cm" svg:x="22.885cm" svg:y="3.541cm">
          <text:p text:style-name="P1"><text:span text:style-name="T32">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5.648cm" svg:height="0.706cm" svg:x="28.675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259cm" svg:height="0.645cm" svg:x="15.825cm" svg:y="3.572cm">
          <draw:text-box>
            <text:p><text:span text:style-name="T1">vertex data</text:span></text:p>
          </draw:text-box>
        </draw:frame>
        <draw:g>
          <draw:custom-shape draw:style-name="gr177"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8" draw:text-style-name="P4" draw:layer="layout" svg:width="2.623cm" svg:height="0.645cm" svg:x="18.65cm" svg:y="5.236cm">
            <draw:text-box>
              <text:p><text:span text:style-name="T1">apply stencils</text:span></text:p>
            </draw:text-box>
          </draw:frame>
        </draw:g>
        <draw:g>
          <draw:custom-shape draw:style-name="gr179"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1.992cm" svg:height="0.645cm" svg:x="21.882cm" svg:y="2.13cm">
            <draw:text-box>
              <text:p><text:span text:style-name="T1">subdivide</text:span></text:p>
            </draw:text-box>
          </draw:frame>
        </draw:g>
        <draw:custom-shape draw:style-name="gr176" draw:text-style-name="P32" draw:layer="layout" svg:width="1.412cm" svg:height="0.706cm" svg:x="18.367cm" svg:y="6.647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5.648cm" svg:height="0.706cm" svg:x="19.921cm" svg:y="6.647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5.648cm" svg:height="0.706cm" svg:x="28.676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9"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1.992cm" svg:height="0.645cm" svg:x="27.545cm" svg:y="2.131cm">
            <draw:text-box>
              <text:p><text:span text:style-name="T1">subdivide</text:span></text:p>
            </draw:text-box>
          </draw:frame>
        </draw:g>
        <draw:g>
          <draw:custom-shape draw:style-name="gr179"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1.992cm" svg:height="0.645cm" svg:x="18.791cm" svg:y="2.131cm">
            <draw:text-box>
              <text:p><text:span text:style-name="T1">subdivide</text:span></text:p>
            </draw:text-box>
          </draw:frame>
        </draw:g>
        <draw:frame draw:style-name="gr18" draw:text-style-name="P4" draw:layer="layout" svg:width="2.259cm" svg:height="0.645cm" svg:x="15.826cm" svg:y="6.678cm">
          <draw:text-box>
            <text:p><text:span text:style-name="T1">vertex data</text:span></text:p>
          </draw:text-box>
        </draw:frame>
        <draw:g>
          <draw:g>
            <draw:custom-shape draw:style-name="gr177" draw:text-style-name="P1" draw:layer="layout" svg:width="1.623cm" svg:height="1.554cm" svg:x="21.3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1" draw:text-style-name="P4" draw:layer="layout" svg:width="2.739cm" svg:height="0.645cm" svg:x="20.757cm" svg:y="8.819cm">
              <draw:text-box>
                <text:p><text:span text:style-name="T1">apply stencils</text:span></text:p>
              </draw:text-box>
            </draw:frame>
          </draw:g>
          <draw:frame draw:style-name="gr182" draw:text-style-name="P4" draw:layer="layout" svg:width="2.359cm" svg:height="0.645cm" svg:x="16.628cm" svg:y="10.35cm">
            <draw:text-box>
              <text:p><text:span text:style-name="T1">vertex data</text:span></text:p>
            </draw:text-box>
          </draw:frame>
          <draw:custom-shape draw:style-name="gr176" draw:text-style-name="P32" draw:layer="layout" svg:width="2.95cm" svg:height="0.706cm" svg:x="18.986cm" svg:y="10.319cm">
            <text:p text:style-name="P1"><text:span text:style-name="T32">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2.95cm" svg:height="0.706cm" svg:x="22.084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32" draw:layer="layout" svg:width="2.95cm" svg:height="0.706cm" svg:x="25.181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3" draw:text-style-name="P1" draw:layer="layout" svg:width="1.623cm" svg:height="1.554cm" svg:x="24.259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4" draw:text-style-name="P4" draw:layer="layout" svg:width="2.284cm" svg:height="0.645cm" svg:x="23.929cm" svg:y="8.819cm">
              <draw:text-box>
                <text:p><text:span text:style-name="T1">apply edits</text:span></text:p>
              </draw:text-box>
            </draw:frame>
          </draw:g>
          <draw:g>
            <draw:custom-shape draw:style-name="gr177" draw:text-style-name="P1" draw:layer="layout" svg:width="1.623cm" svg:height="1.554cm" svg:x="27.508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1" draw:text-style-name="P4" draw:layer="layout" svg:width="2.74cm" svg:height="0.645cm" svg:x="26.95cm" svg:y="8.819cm">
              <draw:text-box>
                <text:p><text:span text:style-name="T1">apply stencils</text:span></text:p>
              </draw:text-box>
            </draw:frame>
          </draw:g>
          <draw:custom-shape draw:style-name="gr176" draw:text-style-name="P32" draw:layer="layout" svg:width="2.949cm" svg:height="0.706cm" svg:x="28.278cm" svg:y="10.319cm">
            <text:p text:style-name="P1"><text:span text:style-name="T32">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5" draw:text-style-name="P33" draw:layer="layout" svg:width="1.373cm" svg:height="2.445cm" svg:x="31.229cm" svg:y="9.666cm">
            <draw:text-box>
              <text:p><text:span text:style-name="T33">...</text:span></text:p>
            </draw:text-box>
          </draw:frame>
        </draw:g>
        <draw:path draw:style-name="gr9" draw:text-style-name="P1" draw:layer="layout" svg:width="0.592cm" svg:height="0.68cm" svg:x="25.309cm" svg:y="6.659cm" svg:viewBox="0 0 593 681" svg:d="M0 0c1130 0 235 0 565 0-57 64-115 87-159 176-48 108 2 110 18 233 21 157 0 136-141 272-235 0-283 0-283 0z">
          <text:p/>
        </draw:path>
        <draw:path draw:style-name="gr9" draw:text-style-name="P1" draw:layer="layout" svg:width="0.592cm" svg:height="0.704cm" svg:x="34.044cm" svg:y="3.553cm" svg:viewBox="0 0 593 705" svg:d="M0 0c1130 0 235 0 565 0-57 66-115 90-159 182-48 112 2 114 18 241 21 163 0 141-141 282-235 0-283 0-283 0z">
          <text:p/>
        </draw:path>
        <draw:g>
          <draw:frame draw:style-name="gr46" draw:text-style-name="P4" draw:layer="layout" svg:width="0.794cm" svg:height="0.761cm" svg:x="5.548cm" svg:y="7.649cm">
            <draw:text-box>
              <text:p><text:span text:style-name="T1">v</text:span><text:span text:style-name="T10">2</text:span></text:p>
            </draw:text-box>
          </draw:frame>
          <draw:frame draw:style-name="gr46" draw:text-style-name="P4" draw:layer="layout" svg:width="0.794cm" svg:height="0.761cm" svg:x="8.319cm" svg:y="7.65cm">
            <draw:text-box>
              <text:p><text:span text:style-name="T1">v</text:span><text:span text:style-name="T10">3</text:span></text:p>
            </draw:text-box>
          </draw:frame>
          <draw:polygon draw:style-name="gr29" draw:text-style-name="P1" draw:layer="layout" svg:width="3.586cm" svg:height="3.529cm" svg:x="5.466cm" svg:y="4.119cm" svg:viewBox="0 0 3587 3530" draw:points="0,1412 763,3530 2853,3530 3587,1440 1892,0">
            <text:p/>
          </draw:polygon>
          <draw:line draw:style-name="gr43" draw:text-style-name="P1" draw:layer="layout" svg:x1="7.33cm" svg:y1="5.982cm" svg:x2="7.33cm" svg:y2="7.649cm">
            <text:p/>
          </draw:line>
          <draw:line draw:style-name="gr43" draw:text-style-name="P1" draw:layer="layout" svg:x1="8.686cm" svg:y1="6.66cm" svg:x2="7.33cm" svg:y2="5.982cm">
            <text:p/>
          </draw:line>
          <draw:line draw:style-name="gr43" draw:text-style-name="P1" draw:layer="layout" svg:x1="8.206cm" svg:y1="4.825cm" svg:x2="7.33cm" svg:y2="5.982cm">
            <text:p/>
          </draw:line>
          <draw:line draw:style-name="gr43" draw:text-style-name="P1" draw:layer="layout" svg:x1="6.426cm" svg:y1="4.825cm" svg:x2="7.33cm" svg:y2="5.982cm">
            <text:p/>
          </draw:line>
          <draw:line draw:style-name="gr43" draw:text-style-name="P1" draw:layer="layout" svg:x1="5.862cm" svg:y1="6.604cm" svg:x2="7.33cm" svg:y2="5.982cm">
            <text:p/>
          </draw:line>
          <draw:frame draw:style-name="gr170" draw:text-style-name="P9" draw:layer="layout" svg:width="0.794cm" svg:height="1.338cm" svg:x="6.988cm" svg:y="3.384cm">
            <draw:text-box>
              <text:p><text:span text:style-name="T1">v</text:span><text:span text:style-name="T10">0</text:span></text:p>
            </draw:text-box>
          </draw:frame>
          <draw:frame draw:style-name="gr46" draw:text-style-name="P4" draw:layer="layout" svg:width="0.794cm" svg:height="0.761cm" svg:x="4.672cm" svg:y="4.768cm">
            <draw:text-box>
              <text:p><text:span text:style-name="T1">v</text:span><text:span text:style-name="T10">1</text:span></text:p>
            </draw:text-box>
          </draw:frame>
          <draw:frame draw:style-name="gr46" draw:text-style-name="P4" draw:layer="layout" svg:width="0.794cm" svg:height="0.761cm" svg:x="9.025cm" svg:y="5.165cm">
            <draw:text-box>
              <text:p><text:span text:style-name="T1">v</text:span><text:span text:style-name="T10">4</text:span></text:p>
            </draw:text-box>
          </draw:frame>
          <draw:frame draw:style-name="gr171" draw:text-style-name="P10" draw:layer="layout" svg:width="0.811cm" svg:height="0.729cm" svg:x="6.963cm" svg:y="4.599cm">
            <draw:text-box>
              <text:p><text:span text:style-name="T11">q</text:span><text:span text:style-name="T29">0</text:span></text:p>
            </draw:text-box>
          </draw:frame>
          <draw:frame draw:style-name="gr171" draw:text-style-name="P10" draw:layer="layout" svg:width="0.811cm" svg:height="0.729cm" svg:x="5.946cm" svg:y="5.418cm">
            <draw:text-box>
              <text:p><text:span text:style-name="T11">q</text:span><text:span text:style-name="T29">1</text:span></text:p>
            </draw:text-box>
          </draw:frame>
          <draw:frame draw:style-name="gr171" draw:text-style-name="P10" draw:layer="layout" svg:width="0.811cm" svg:height="0.729cm" svg:x="6.37cm" svg:y="6.632cm">
            <draw:text-box>
              <text:p><text:span text:style-name="T11">q</text:span><text:span text:style-name="T29">2</text:span></text:p>
            </draw:text-box>
          </draw:frame>
          <draw:frame draw:style-name="gr171" draw:text-style-name="P10" draw:layer="layout" svg:width="0.811cm" svg:height="0.729cm" svg:x="7.537cm" svg:y="6.632cm">
            <draw:text-box>
              <text:p><text:span text:style-name="T11">q</text:span><text:span text:style-name="T29">3</text:span></text:p>
            </draw:text-box>
          </draw:frame>
          <draw:frame draw:style-name="gr171" draw:text-style-name="P10" draw:layer="layout" svg:width="0.811cm" svg:height="0.729cm" svg:x="7.895cm" svg:y="5.394cm">
            <draw:text-box>
              <text:p><text:span text:style-name="T11">q</text:span><text:span text:style-name="T29">4</text:span></text:p>
            </draw:text-box>
          </draw:frame>
          <draw:custom-shape draw:style-name="gr17" draw:text-style-name="P1" draw:layer="layout" svg:width="0.198cm" svg:height="0.198cm" svg:x="5.369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4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6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8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3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3" draw:text-style-name="P24" draw:layer="layout" svg:width="1.882cm" svg:height="0.968cm" svg:x="6.593cm" svg:y="7.495cm">
          <draw:text-box>
            <text:p><text:span text:style-name="T22">P</text:span><text:span text:style-name="T31">(F,q,u,v)</text:span></text:p>
          </draw:text-box>
        </draw:frame>
        <draw:custom-shape draw:style-name="gr174" draw:text-style-name="P1" draw:layer="layout" svg:width="0.176cm" svg:height="0.176cm" svg:x="6.614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layer="layout" svg:width="1.391cm" svg:height="0.963cm" svg:x="26.337cm" svg:y="6.782cm">
          <draw:text-box>
            <text:p><text:s text:c="5"/></text:p>
          </draw:text-box>
        </draw:frame>
      </draw:page>
      <draw:page draw:name="page9" draw:style-name="dp1" draw:master-page-name="Default">
        <draw:g>
          <draw:path draw:style-name="gr187" draw:text-style-name="P1" draw:layer="layout" svg:width="7.058cm" svg:height="2.929cm" svg:x="2.27cm" svg:y="3.05cm" svg:viewBox="0 0 7059 2930" svg:d="M1411 530c-706 565-1129 1412-1411 2400 2541-1129 4518-1129 7059 0-282-988-706-1835-1411-2400-1412-707-2824-707-4237 0z">
            <text:p/>
          </draw:path>
          <draw:g>
            <draw:path draw:style-name="gr188" draw:text-style-name="P1" draw:layer="layout" svg:width="4.234cm" svg:height="1.44cm" svg:x="3.681cm" svg:y="2.732cm" svg:viewBox="0 0 4235 1441" svg:d="M0 1441c1383-706 1524-1441 2089-1441s706 735 2146 1441z">
              <text:p/>
            </draw:path>
            <draw:path draw:style-name="gr189" draw:text-style-name="P1" draw:layer="layout" svg:width="4.234cm" svg:height="1.44cm" svg:x="3.681cm" svg:y="2.732cm" svg:viewBox="0 0 4235 1441" svg:d="M0 1441c1383-706 1524-1441 2089-1441s706 735 2146 1441">
              <text:p/>
            </draw:path>
          </draw:g>
        </draw:g>
        <draw:g>
          <draw:path draw:style-name="gr190" draw:text-style-name="P1" draw:layer="layout" svg:width="5.082cm" svg:height="0.669cm" svg:x="13.425cm" svg:y="2.275cm" svg:viewBox="0 0 5083 670" svg:d="M0 670l423-141c1413-706 2825-705 4237 0 423 141 423 141 423 141">
            <text:p/>
          </draw:path>
          <draw:path draw:style-name="gr190" draw:text-style-name="P1" draw:layer="layout" svg:width="1.933cm" svg:height="4.403cm" svg:x="12.35cm" svg:y="2.494cm" svg:viewBox="0 0 1934 4404" svg:d="M87 4404c0 0-196-1001 1-1694 281-988 704-1835 1409-2400 552-441 425-282 425-282">
            <text:p/>
          </draw:path>
          <draw:path draw:style-name="gr190" draw:text-style-name="P1" draw:layer="layout" svg:width="10.024cm" svg:height="1.835cm" svg:x="11.025cm" svg:y="4.357cm" svg:viewBox="0 0 10025 1836" svg:d="M0 1836c0 0 706-706 1412-989 2541-1129 4518-1129 7059 0 706 283 1554 989 1554 989">
            <text:p/>
          </draw:path>
          <draw:path draw:style-name="gr187" draw:text-style-name="P1" draw:layer="layout" svg:width="7.058cm" svg:height="2.929cm" svg:x="12.437cm" svg:y="2.275cm" svg:viewBox="0 0 7059 2930" svg:d="M1411 530c-706 565-1129 1412-1411 2400 2541-1129 4518-1129 7059 0-282-988-706-1835-1411-2400-1412-707-2824-707-4237 0z">
            <text:p/>
          </draw:path>
          <draw:g>
            <draw:polyline draw:style-name="gr43" draw:text-style-name="P1" draw:layer="layout" svg:width="2.965cm" svg:height="3.67cm" svg:x="11.589cm" svg:y="1.957cm" svg:viewBox="0 0 2966 3671" draw:points="0,3671 848,2118 1977,706 2966,0">
              <text:p/>
            </draw:polyline>
            <draw:polyline draw:style-name="gr43" draw:text-style-name="P1" draw:layer="layout" svg:width="2.964cm" svg:height="3.67cm" svg:x="17.379cm" svg:y="1.957cm" svg:viewBox="0 0 2965 3671" draw:points="2965,3671 2117,2118 988,706 0,0">
              <text:p/>
            </draw:polyline>
            <draw:polyline draw:style-name="gr43" draw:text-style-name="P1" draw:layer="layout" svg:width="0.846cm" svg:height="3.247cm" svg:x="14.555cm" svg:y="1.815cm" svg:viewBox="0 0 847 3248" draw:points="0,3248 141,1835 564,565 847,0">
              <text:p/>
            </draw:polyline>
            <draw:polyline draw:style-name="gr43" draw:text-style-name="P1" draw:layer="layout" svg:width="0.848cm" svg:height="3.247cm" svg:x="16.531cm" svg:y="1.815cm" svg:viewBox="0 0 849 3248" draw:points="849,3248 707,1836 283,565 0,0">
              <text:p/>
            </draw:polyline>
            <draw:polyline draw:style-name="gr43" draw:text-style-name="P1" draw:layer="layout" svg:width="8.754cm" svg:height="0.565cm" svg:x="11.589cm" svg:y="5.063cm" svg:viewBox="0 0 8755 566" draw:points="0,565 2966,0 5790,0 8755,566">
              <text:p/>
            </draw:polyline>
            <draw:polyline draw:style-name="gr43" draw:text-style-name="P1" draw:layer="layout" svg:width="7.058cm" svg:height="0.423cm" svg:x="12.437cm" svg:y="3.651cm" svg:viewBox="0 0 7059 424" draw:points="0,424 2260,0 4800,0 7059,424">
              <text:p/>
            </draw:polyline>
            <draw:polyline draw:style-name="gr43" draw:text-style-name="P1" draw:layer="layout" svg:width="4.8cm" svg:height="0.282cm" svg:x="13.566cm" svg:y="2.38cm" svg:viewBox="0 0 4801 283" draw:points="0,283 1554,0 3248,0 4801,283">
              <text:p/>
            </draw:polyline>
            <draw:polyline draw:style-name="gr43" draw:text-style-name="P1" draw:layer="layout" svg:width="2.823cm" svg:height="0.141cm" svg:x="14.555cm" svg:y="1.815cm" svg:viewBox="0 0 2824 142" draw:points="0,142 847,0 1975,0 2824,142">
              <text:p/>
            </draw:polyline>
          </draw:g>
          <draw:path draw:style-name="gr190" draw:text-style-name="P1" draw:layer="layout" svg:width="1.933cm" svg:height="4.403cm" svg:x="17.648cm" svg:y="2.494cm" svg:viewBox="0 0 1934 4404" svg:d="M1847 4404c0 0 197-1002-1-1693-281-988-703-1835-1410-2401-550-441-423-282-423-282">
            <text:p/>
          </draw:path>
          <draw:polygon draw:style-name="gr191" draw:text-style-name="P1" draw:layer="layout" svg:width="2.54cm" svg:height="1.27cm" svg:x="14.696cm" svg:y="2.38cm" svg:viewBox="0 0 2541 1271" draw:points="423,0 0,1271 2541,1271 2118,0">
            <text:p/>
          </draw:polygon>
        </draw:g>
        <draw:g>
          <draw:path draw:style-name="gr187" draw:text-style-name="P1" draw:layer="layout" svg:width="7.058cm" svg:height="2.929cm" svg:x="2.27cm" svg:y="10.549cm" svg:viewBox="0 0 7059 2930" svg:d="M1411 530c-706 565-1129 1412-1411 2400 2541-1129 4518-1129 7059 0-282-988-706-1835-1411-2400-1412-707-2824-707-4237 0z">
            <text:p/>
          </draw:path>
          <draw:g>
            <draw:path draw:style-name="gr188" draw:text-style-name="P1" draw:layer="layout" svg:width="4.234cm" svg:height="1.44cm" svg:x="3.682cm" svg:y="10.231cm" svg:viewBox="0 0 4235 1441" svg:d="M0 1441c1383-706 1524-1441 2089-1441s706 735 2146 1441z">
              <text:p/>
            </draw:path>
            <draw:path draw:style-name="gr189" draw:text-style-name="P1" draw:layer="layout" svg:width="4.234cm" svg:height="1.44cm" svg:x="3.682cm" svg:y="10.231cm" svg:viewBox="0 0 4235 1441" svg:d="M0 1441c1383-706 1524-1441 2089-1441s706 735 2146 1441">
              <text:p/>
            </draw:path>
          </draw:g>
          <draw:frame draw:style-name="gr192" draw:text-style-name="P4" draw:layer="layout" svg:width="1.51cm" svg:height="0.761cm" svg:x="4.953cm" svg:y="11.079cm">
            <draw:text-box>
              <text:p><text:span text:style-name="T1">P</text:span><text:span text:style-name="T10">limit(u,v)</text:span></text:p>
            </draw:text-box>
          </draw:frame>
          <draw:custom-shape draw:style-name="gr174"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3" draw:layer="layout" svg:width="3.733cm" svg:height="1.136cm" svg:x="3.933cm" svg:y="13.473cm">
            <draw:object xlink:href="./Object 2" xlink:type="simple" xlink:show="embed" xlink:actuate="onLoad">
              <text:p/>
            </draw:object>
            <draw:image xlink:href="./ObjectReplacements/Object 2" xlink:type="simple" xlink:show="embed" xlink:actuate="onLoad"/>
          </draw:frame>
        </draw:g>
        <draw:g>
          <draw:polyline draw:style-name="gr194" draw:text-style-name="P1" draw:layer="layout" svg:width="5.648cm" svg:height="4.942cm" svg:x="13.257cm" svg:y="9.58cm" svg:viewBox="0 0 5649 4943" draw:points="706,4943 0,2825 706,706 2825,0 4943,706 5649,2825 4943,4943">
            <text:p/>
          </draw:polyline>
          <draw:polyline draw:style-name="gr195" draw:text-style-name="P1" draw:layer="layout" svg:width="5.648cm" svg:height="5.648cm" svg:x="13.257cm" svg:y="9.58cm" svg:viewBox="0 0 5649 5649" draw:points="0,5649 0,0 5649,0 5649,5649">
            <text:p/>
          </draw:polyline>
          <draw:custom-shape draw:style-name="gr17"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7" draw:text-style-name="P1" draw:layer="layout" svg:width="4.625cm" svg:height="3.953cm" svg:x="13.756cm" svg:y="10.145cm" svg:viewBox="0 0 4626 3954" svg:d="M684 3954c-1412-1412-529-3954 1642-3954s3018 2542 1606 3954">
            <text:p/>
          </draw:path>
          <draw:frame draw:style-name="gr198" draw:text-style-name="P5" draw:layer="layout" svg:width="1.133cm" svg:height="0.645cm" svg:x="16.673cm" svg:y="13.566cm">
            <draw:text-box>
              <text:p><text:span text:style-name="T3">limit</text:span></text:p>
            </draw:text-box>
          </draw:frame>
          <draw:frame draw:style-name="gr41" draw:text-style-name="P4" draw:layer="layout" svg:width="0.794cm" svg:height="0.761cm" svg:x="12.375cm" svg:y="15.064cm">
            <draw:text-box>
              <text:p><text:span text:style-name="T1">v</text:span><text:span text:style-name="T10">3</text:span></text:p>
            </draw:text-box>
          </draw:frame>
          <draw:frame draw:style-name="gr41" draw:text-style-name="P4" draw:layer="layout" svg:width="0.794cm" svg:height="0.761cm" svg:x="18.906cm" svg:y="15.032cm">
            <draw:text-box>
              <text:p><text:span text:style-name="T1">v</text:span><text:span text:style-name="T10">0</text:span></text:p>
            </draw:text-box>
          </draw:frame>
          <draw:frame draw:style-name="gr41" draw:text-style-name="P4" draw:layer="layout" svg:width="0.794cm" svg:height="0.761cm" svg:x="18.906cm" svg:y="9.039cm">
            <draw:text-box>
              <text:p><text:span text:style-name="T1">v</text:span><text:span text:style-name="T10">1</text:span></text:p>
            </draw:text-box>
          </draw:frame>
          <draw:frame draw:style-name="gr42" draw:text-style-name="P4" draw:layer="layout" svg:width="0.79cm" svg:height="0.761cm" svg:x="12.375cm" svg:y="9.016cm">
            <draw:text-box>
              <text:p><text:span text:style-name="T1">v</text:span><text:span text:style-name="T10">2</text:span></text:p>
            </draw:text-box>
          </draw:frame>
          <draw:frame draw:style-name="gr199" draw:text-style-name="P4" draw:layer="layout" svg:width="1.459cm" svg:height="0.645cm" svg:x="13.284cm" svg:y="15.18cm">
            <draw:text-box>
              <text:p><text:span text:style-name="T1">step 0</text:span></text:p>
            </draw:text-box>
          </draw:frame>
          <draw:frame draw:style-name="gr199" draw:text-style-name="P6" draw:layer="layout" svg:width="1.459cm" svg:height="0.645cm" svg:x="13.99cm" svg:y="14.413cm">
            <draw:text-box>
              <text:p><text:span text:style-name="T4">step 1</text:span></text:p>
            </draw:text-box>
          </draw:frame>
        </draw:g>
        <draw:g>
          <draw:custom-shape draw:style-name="gr200" draw:text-style-name="P1" draw:layer="layout" svg:width="2.824cm" svg:height="2.824cm" svg:x="9.466cm" svg:y="20.304cm">
            <text:p/>
            <draw:enhanced-geometry svg:viewBox="0 0 21600 21600" draw:type="rectangle" draw:enhanced-path="M 0 0 L 21600 0 21600 21600 0 21600 0 0 Z N"/>
          </draw:custom-shape>
          <draw:custom-shape draw:style-name="gr174"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1" draw:text-style-name="P4" draw:layer="layout" svg:width="1.146cm" svg:height="0.761cm" svg:x="10.302cm" svg:y="21.802cm">
            <draw:text-box>
              <text:p><text:span text:style-name="T1">P</text:span><text:span text:style-name="T10">(u,v)</text:span></text:p>
            </draw:text-box>
          </draw:frame>
          <draw:custom-shape draw:style-name="gr202" draw:text-style-name="P1" draw:layer="layout" svg:width="2.824cm" svg:height="2.824cm" svg:x="12.291cm" svg:y="20.304cm">
            <text:p/>
            <draw:enhanced-geometry svg:viewBox="0 0 21600 21600" draw:type="rectangle" draw:enhanced-path="M 0 0 L 21600 0 21600 21600 0 21600 0 0 Z N"/>
          </draw:custom-shape>
          <draw:custom-shape draw:style-name="gr202" draw:text-style-name="P1" draw:layer="layout" svg:width="2.824cm" svg:height="2.824cm" svg:x="12.291cm" svg:y="17.48cm">
            <text:p/>
            <draw:enhanced-geometry svg:viewBox="0 0 21600 21600" draw:type="rectangle" draw:enhanced-path="M 0 0 L 21600 0 21600 21600 0 21600 0 0 Z N"/>
          </draw:custom-shape>
          <draw:custom-shape draw:style-name="gr202" draw:text-style-name="P1" draw:layer="layout" svg:width="2.824cm" svg:height="2.824cm" svg:x="12.291cm" svg:y="23.127cm">
            <text:p/>
            <draw:enhanced-geometry svg:viewBox="0 0 21600 21600" draw:type="rectangle" draw:enhanced-path="M 0 0 L 21600 0 21600 21600 0 21600 0 0 Z N"/>
          </draw:custom-shape>
          <draw:custom-shape draw:style-name="gr202" draw:text-style-name="P1" draw:layer="layout" svg:width="2.824cm" svg:height="2.824cm" svg:x="9.466cm" svg:y="17.48cm">
            <text:p/>
            <draw:enhanced-geometry svg:viewBox="0 0 21600 21600" draw:type="rectangle" draw:enhanced-path="M 0 0 L 21600 0 21600 21600 0 21600 0 0 Z N"/>
          </draw:custom-shape>
          <draw:custom-shape draw:style-name="gr202" draw:text-style-name="P1" draw:layer="layout" svg:width="2.824cm" svg:height="2.824cm" svg:x="9.467cm" svg:y="23.127cm">
            <text:p/>
            <draw:enhanced-geometry svg:viewBox="0 0 21600 21600" draw:type="rectangle" draw:enhanced-path="M 0 0 L 21600 0 21600 21600 0 21600 0 0 Z N"/>
          </draw:custom-shape>
          <draw:custom-shape draw:style-name="gr202" draw:text-style-name="P1" draw:layer="layout" svg:width="2.824cm" svg:height="2.824cm" svg:x="6.643cm" svg:y="23.128cm">
            <text:p/>
            <draw:enhanced-geometry svg:viewBox="0 0 21600 21600" draw:type="rectangle" draw:enhanced-path="M 0 0 L 21600 0 21600 21600 0 21600 0 0 Z N"/>
          </draw:custom-shape>
          <draw:custom-shape draw:style-name="gr202" draw:text-style-name="P1" draw:layer="layout" svg:width="2.824cm" svg:height="2.824cm" svg:x="6.643cm" svg:y="20.304cm">
            <text:p/>
            <draw:enhanced-geometry svg:viewBox="0 0 21600 21600" draw:type="rectangle" draw:enhanced-path="M 0 0 L 21600 0 21600 21600 0 21600 0 0 Z N"/>
          </draw:custom-shape>
          <draw:custom-shape draw:style-name="gr17"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3" draw:text-style-name="P4" draw:layer="layout" svg:width="2.352cm" svg:height="0.645cm" svg:x="9.749cm" svg:y="24.398cm">
            <draw:text-box>
              <text:p><text:span text:style-name="T1">1-ring faces</text:span></text:p>
            </draw:text-box>
          </draw:frame>
          <draw:custom-shape draw:style-name="gr17"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4" draw:text-style-name="P1" draw:layer="layout" svg:width="3.952cm" svg:height="3.953cm" svg:x="5.513cm" svg:y="16.35cm" svg:viewBox="0 0 3953 3954" draw:points="3953,3954 1130,3954 0,1836 1836,0 3953,1130">
            <text:p/>
          </draw:polygon>
          <draw:custom-shape draw:style-name="gr17"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5" draw:text-style-name="P5" draw:layer="layout" svg:width="1.806cm" svg:height="1.039cm" svg:x="6.784cm" svg:y="17.994cm">
            <draw:text-box>
              <text:p><text:span text:style-name="T3">irregular</text:span></text:p>
              <text:p text:style-name="P1"><text:span text:style-name="T3">face</text:span></text:p>
            </draw:text-box>
          </draw:frame>
          <draw:frame draw:style-name="gr206" draw:text-style-name="P4" draw:layer="layout" svg:width="0.968cm" svg:height="0.761cm" svg:x="7.207cm" svg:y="16.436cm">
            <draw:text-box>
              <text:p><text:span text:style-name="T1">cv</text:span><text:span text:style-name="T10">6</text:span></text:p>
            </draw:text-box>
          </draw:frame>
          <draw:frame draw:style-name="gr207" draw:text-style-name="P4" draw:layer="layout" svg:width="1.087cm" svg:height="0.761cm" svg:x="9.483cm" svg:y="17.48cm">
            <draw:text-box>
              <text:p><text:span text:style-name="T1">cv</text:span><text:span text:style-name="T10">18</text:span></text:p>
            </draw:text-box>
          </draw:frame>
          <draw:frame draw:style-name="gr208" draw:text-style-name="P4" draw:layer="layout" svg:width="1.082cm" svg:height="0.761cm" svg:x="12.307cm" svg:y="17.48cm">
            <draw:text-box>
              <text:p><text:span text:style-name="T1">cv</text:span><text:span text:style-name="T10">17</text:span></text:p>
            </draw:text-box>
          </draw:frame>
          <draw:frame draw:style-name="gr208" draw:text-style-name="P4" draw:layer="layout" svg:width="1.082cm" svg:height="0.761cm" svg:x="15.114cm" svg:y="17.48cm">
            <draw:text-box>
              <text:p><text:span text:style-name="T1">cv</text:span><text:span text:style-name="T10">16</text:span></text:p>
            </draw:text-box>
          </draw:frame>
          <draw:frame draw:style-name="gr208" draw:text-style-name="P4" draw:layer="layout" svg:width="1.082cm" svg:height="0.761cm" svg:x="15.114cm" svg:y="20.304cm">
            <draw:text-box>
              <text:p><text:span text:style-name="T1">cv</text:span><text:span text:style-name="T10">15</text:span></text:p>
            </draw:text-box>
          </draw:frame>
          <draw:frame draw:style-name="gr208" draw:text-style-name="P4" draw:layer="layout" svg:width="1.082cm" svg:height="0.761cm" svg:x="15.131cm" svg:y="23.128cm">
            <draw:text-box>
              <text:p><text:span text:style-name="T1">cv</text:span><text:span text:style-name="T10">14</text:span></text:p>
            </draw:text-box>
          </draw:frame>
          <draw:frame draw:style-name="gr207" draw:text-style-name="P4" draw:layer="layout" svg:width="1.087cm" svg:height="0.761cm" svg:x="15.131cm" svg:y="25.951cm">
            <draw:text-box>
              <text:p><text:span text:style-name="T1">cv</text:span><text:span text:style-name="T10">13</text:span></text:p>
            </draw:text-box>
          </draw:frame>
          <draw:frame draw:style-name="gr209" draw:text-style-name="P4" draw:layer="layout" svg:width="0.972cm" svg:height="0.761cm" svg:x="12.291cm" svg:y="20.304cm">
            <draw:text-box>
              <text:p><text:span text:style-name="T1">cv</text:span><text:span text:style-name="T10">3</text:span></text:p>
            </draw:text-box>
          </draw:frame>
          <draw:frame draw:style-name="gr206" draw:text-style-name="P4" draw:layer="layout" svg:width="0.968cm" svg:height="0.761cm" svg:x="12.291cm" svg:y="23.128cm">
            <draw:text-box>
              <text:p><text:span text:style-name="T1">cv</text:span><text:span text:style-name="T10">2</text:span></text:p>
            </draw:text-box>
          </draw:frame>
          <draw:frame draw:style-name="gr208" draw:text-style-name="P4" draw:layer="layout" svg:width="1.082cm" svg:height="0.761cm" svg:x="12.291cm" svg:y="25.951cm">
            <draw:text-box>
              <text:p><text:span text:style-name="T1">cv</text:span><text:span text:style-name="T10">12</text:span></text:p>
            </draw:text-box>
          </draw:frame>
          <draw:frame draw:style-name="gr210" draw:text-style-name="P4" draw:layer="layout" svg:width="1.07cm" svg:height="0.761cm" svg:x="9.466cm" svg:y="25.951cm">
            <draw:text-box>
              <text:p><text:span text:style-name="T1">cv</text:span><text:span text:style-name="T10">11</text:span></text:p>
            </draw:text-box>
          </draw:frame>
          <draw:frame draw:style-name="gr207" draw:text-style-name="P4" draw:layer="layout" svg:width="1.087cm" svg:height="0.761cm" svg:x="6.659cm" svg:y="25.951cm">
            <draw:text-box>
              <text:p><text:span text:style-name="T1">cv</text:span><text:span text:style-name="T10">10</text:span></text:p>
            </draw:text-box>
          </draw:frame>
          <draw:frame draw:style-name="gr209" draw:text-style-name="P4" draw:layer="layout" svg:width="0.972cm" svg:height="0.761cm" svg:x="6.643cm" svg:y="23.128cm">
            <draw:text-box>
              <text:p><text:span text:style-name="T1">cv</text:span><text:span text:style-name="T10">9</text:span></text:p>
            </draw:text-box>
          </draw:frame>
          <draw:frame draw:style-name="gr209" draw:text-style-name="P4" draw:layer="layout" svg:width="0.972cm" svg:height="0.761cm" svg:x="9.466cm" svg:y="23.128cm">
            <draw:text-box>
              <text:p><text:span text:style-name="T1">cv</text:span><text:span text:style-name="T10">1</text:span></text:p>
            </draw:text-box>
          </draw:frame>
          <draw:frame draw:style-name="gr209" draw:text-style-name="P4" draw:layer="layout" svg:width="0.972cm" svg:height="0.761cm" svg:x="6.659cm" svg:y="20.304cm">
            <draw:text-box>
              <text:p><text:span text:style-name="T1">cv</text:span><text:span text:style-name="T10">8</text:span></text:p>
            </draw:text-box>
          </draw:frame>
          <draw:frame draw:style-name="gr206" draw:text-style-name="P4" draw:layer="layout" svg:width="0.968cm" svg:height="0.761cm" svg:x="5.529cm" svg:y="18.186cm">
            <draw:text-box>
              <text:p><text:span text:style-name="T1">cv</text:span><text:span text:style-name="T10">7</text:span></text:p>
            </draw:text-box>
          </draw:frame>
          <draw:frame draw:style-name="gr209" draw:text-style-name="P4" draw:layer="layout" svg:width="0.972cm" svg:height="0.761cm" svg:x="9.483cm" svg:y="20.304cm">
            <draw:text-box>
              <text:p><text:span text:style-name="T1">cv</text:span><text:span text:style-name="T10">0</text:span></text:p>
            </draw:text-box>
          </draw:frame>
        </draw:g>
      </draw:page>
      <draw:page draw:name="page10" draw:style-name="dp1" draw:master-page-name="Default">
        <draw:g>
          <draw:g>
            <draw:path draw:style-name="gr190" draw:text-style-name="P1" draw:layer="layout" svg:width="6.735cm" svg:height="0.887cm" svg:x="7.333cm" svg:y="7.115cm" svg:viewBox="0 0 6736 888" svg:d="M0 888l561-186c1873-936 3743-936 5614 0 561 186 561 186 561 186">
              <text:p/>
            </draw:path>
            <draw:path draw:style-name="gr190" draw:text-style-name="P1" draw:layer="layout" svg:width="2.562cm" svg:height="5.836cm" svg:x="5.909cm" svg:y="7.405cm" svg:viewBox="0 0 2563 5837" svg:d="M115 5837c0 0-260-1328 1-2246 373-1308 933-2431 1868-3180 730-584 562-374 562-374">
              <text:p/>
            </draw:path>
            <draw:path draw:style-name="gr190" draw:text-style-name="P1" draw:layer="layout" svg:width="13.283cm" svg:height="2.432cm" svg:x="4.153cm" svg:y="9.875cm" svg:viewBox="0 0 13284 2433" svg:d="M0 2433c0 0 935-936 1871-1311 3367-1496 5987-1496 9354 1 935 374 2059 1310 2059 1310">
              <text:p/>
            </draw:path>
            <draw:path draw:style-name="gr187" draw:text-style-name="P1" draw:layer="layout" svg:width="9.353cm" svg:height="3.881cm" svg:x="6.024cm" svg:y="7.115cm" svg:viewBox="0 0 9354 3882" svg:d="M1870 702c-936 748-1496 1871-1870 3180 3367-1496 5987-1496 9354 0-374-1309-936-2432-1870-3180-1871-936-3742-936-5614 0z">
              <text:p/>
            </draw:path>
            <draw:g>
              <draw:polyline draw:style-name="gr43" draw:text-style-name="P1" draw:layer="layout" svg:width="3.929cm" svg:height="4.863cm" svg:x="4.9cm" svg:y="6.694cm" svg:viewBox="0 0 3930 4864" draw:points="0,4864 1123,2806 2620,935 3930,0">
                <text:p/>
              </draw:polyline>
              <draw:polyline draw:style-name="gr43" draw:text-style-name="P1" draw:layer="layout" svg:width="3.928cm" svg:height="4.864cm" svg:x="12.573cm" svg:y="6.694cm" svg:viewBox="0 0 3929 4865" draw:points="3929,4865 2805,2807 1310,935 0,0">
                <text:p/>
              </draw:polyline>
              <draw:polyline draw:style-name="gr43" draw:text-style-name="P1" draw:layer="layout" svg:width="1.121cm" svg:height="4.303cm" svg:x="8.831cm" svg:y="6.506cm" svg:viewBox="0 0 1122 4304" draw:points="0,4304 187,2433 747,748 1122,0">
                <text:p/>
              </draw:polyline>
              <draw:polyline draw:style-name="gr43" draw:text-style-name="P1" draw:layer="layout" svg:width="1.123cm" svg:height="4.303cm" svg:x="11.449cm" svg:y="6.506cm" svg:viewBox="0 0 1124 4304" draw:points="1124,4304 936,2433 376,748 0,0">
                <text:p/>
              </draw:polyline>
              <draw:polyline draw:style-name="gr43" draw:text-style-name="P1" draw:layer="layout" svg:width="11.6cm" svg:height="0.748cm" svg:x="4.9cm" svg:y="10.809cm" svg:viewBox="0 0 11601 749" draw:points="0,749 3930,0 7672,1 11601,749">
                <text:p/>
              </draw:polyline>
              <draw:polyline draw:style-name="gr43" draw:text-style-name="P1" draw:layer="layout" svg:width="9.352cm" svg:height="0.561cm" svg:x="6.024cm" svg:y="8.939cm" svg:viewBox="0 0 9353 562" draw:points="0,562 2993,0 6360,0 9353,561">
                <text:p/>
              </draw:polyline>
              <draw:polyline draw:style-name="gr43" draw:text-style-name="P1" draw:layer="layout" svg:width="6.361cm" svg:height="0.374cm" svg:x="7.52cm" svg:y="7.254cm" svg:viewBox="0 0 6362 375" draw:points="0,375 2058,0 4304,0 6362,375">
                <text:p/>
              </draw:polyline>
              <draw:polyline draw:style-name="gr43" draw:text-style-name="P1" draw:layer="layout" svg:width="3.741cm" svg:height="0.188cm" svg:x="8.831cm" svg:y="6.506cm" svg:viewBox="0 0 3742 189" draw:points="0,188 1123,0 2618,0 3742,189">
                <text:p/>
              </draw:polyline>
            </draw:g>
            <draw:path draw:style-name="gr190" draw:text-style-name="P1" draw:layer="layout" svg:width="2.562cm" svg:height="5.836cm" svg:x="12.93cm" svg:y="7.405cm" svg:viewBox="0 0 2563 5837" svg:d="M2447 5837c0 0 261-1328-1-2245-372-1309-932-2431-1868-3181-730-584-561-374-561-374">
              <text:p/>
            </draw:path>
            <draw:polygon draw:style-name="gr211" draw:text-style-name="P1" draw:layer="layout" svg:width="3.366cm" svg:height="1.683cm" svg:x="9.017cm" svg:y="7.255cm" svg:viewBox="0 0 3367 1684" draw:points="560,0 0,1684 3367,1684 2807,0">
              <text:p/>
            </draw:polygon>
          </draw:g>
          <draw:frame draw:style-name="gr212" draw:text-style-name="P4" draw:layer="layout" svg:width="0.718cm" svg:height="0.645cm" svg:x="11.154cm" svg:y="7.273cm">
            <draw:text-box>
              <text:p><text:span text:style-name="T1">F</text:span></text:p>
            </draw:text-box>
          </draw:frame>
          <draw:frame draw:style-name="gr213" draw:text-style-name="P24" draw:layer="layout" svg:width="1.577cm" svg:height="0.968cm" svg:x="9.66cm" svg:y="8.017cm">
            <draw:text-box>
              <text:p><text:span text:style-name="T22">P</text:span><text:span text:style-name="T31">(f,u,v)</text:span></text:p>
            </draw:text-box>
          </draw:frame>
          <draw:frame draw:style-name="gr214" draw:text-style-name="P24" draw:layer="layout" svg:width="1.357cm" svg:height="0.968cm" svg:x="6.743cm" svg:y="9.459cm">
            <draw:text-box>
              <text:p><text:span text:style-name="T22">P</text:span><text:span text:style-name="T31">limit</text:span></text:p>
            </draw:text-box>
          </draw:frame>
          <draw:custom-shape draw:style-name="gr174"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5" draw:text-style-name="P1" draw:layer="layout" svg:x1="7.977cm" svg:y1="9.711cm" svg:x2="9.53cm" svg:y2="8.722cm">
            <text:p/>
          </draw:line>
          <draw:custom-shape draw:style-name="gr174"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4" draw:layer="layout" svg:width="1.133cm" svg:height="0.645cm" svg:x="13.766cm" svg:y="9.772cm">
            <draw:text-box>
              <text:p><text:span text:style-name="T1">limit</text:span></text:p>
            </draw:text-box>
          </draw:frame>
          <draw:frame draw:style-name="gr216" draw:text-style-name="P24" draw:layer="layout" svg:width="3.55cm" svg:height="0.968cm" svg:x="9.472cm" svg:y="11.307cm">
            <draw:text-box>
              <text:p><text:span text:style-name="T22">P </text:span><text:span text:style-name="T34">(F, u, v)</text:span><text:span text:style-name="T22"> </text:span><text:span text:style-name="T35">→</text:span><text:span text:style-name="T22"> P</text:span><text:span text:style-name="T36">limit</text:span></text:p>
            </draw:text-box>
          </draw:frame>
        </draw:g>
        <draw:g>
          <draw:g>
            <draw:path draw:style-name="gr190" draw:text-style-name="P1" draw:layer="layout" svg:width="6.735cm" svg:height="0.887cm" svg:x="7.333cm" svg:y="14.781cm" svg:viewBox="0 0 6736 888" svg:d="M0 888l561-186c1873-936 3743-936 5614 0 561 186 561 186 561 186">
              <text:p/>
            </draw:path>
            <draw:path draw:style-name="gr190" draw:text-style-name="P1" draw:layer="layout" svg:width="2.562cm" svg:height="5.836cm" svg:x="5.909cm" svg:y="15.071cm" svg:viewBox="0 0 2563 5837" svg:d="M115 5837c0 0-260-1328 1-2246 373-1308 933-2431 1868-3180 730-584 562-374 562-374">
              <text:p/>
            </draw:path>
            <draw:path draw:style-name="gr190" draw:text-style-name="P1" draw:layer="layout" svg:width="13.283cm" svg:height="2.432cm" svg:x="4.153cm" svg:y="17.541cm" svg:viewBox="0 0 13284 2433" svg:d="M0 2433c0 0 935-936 1871-1311 3367-1496 5987-1496 9354 1 935 374 2059 1310 2059 1310">
              <text:p/>
            </draw:path>
            <draw:path draw:style-name="gr187" draw:text-style-name="P1" draw:layer="layout" svg:width="9.353cm" svg:height="3.881cm" svg:x="6.024cm" svg:y="14.781cm" svg:viewBox="0 0 9354 3882" svg:d="M1870 702c-936 748-1496 1871-1870 3180 3367-1496 5987-1496 9354 0-374-1309-936-2432-1870-3180-1871-936-3742-936-5614 0z">
              <text:p/>
            </draw:path>
            <draw:g>
              <draw:polyline draw:style-name="gr43" draw:text-style-name="P1" draw:layer="layout" svg:width="3.929cm" svg:height="4.863cm" svg:x="4.9cm" svg:y="14.36cm" svg:viewBox="0 0 3930 4864" draw:points="0,4864 1123,2806 2620,935 3930,0">
                <text:p/>
              </draw:polyline>
              <draw:polyline draw:style-name="gr43" draw:text-style-name="P1" draw:layer="layout" svg:width="3.928cm" svg:height="4.864cm" svg:x="12.573cm" svg:y="14.36cm" svg:viewBox="0 0 3929 4865" draw:points="3929,4865 2805,2807 1310,935 0,0">
                <text:p/>
              </draw:polyline>
              <draw:polyline draw:style-name="gr43" draw:text-style-name="P1" draw:layer="layout" svg:width="1.121cm" svg:height="4.303cm" svg:x="8.831cm" svg:y="14.172cm" svg:viewBox="0 0 1122 4304" draw:points="0,4304 187,2433 747,748 1122,0">
                <text:p/>
              </draw:polyline>
              <draw:polyline draw:style-name="gr43" draw:text-style-name="P1" draw:layer="layout" svg:width="1.123cm" svg:height="4.303cm" svg:x="11.449cm" svg:y="14.172cm" svg:viewBox="0 0 1124 4304" draw:points="1124,4304 936,2433 376,748 0,0">
                <text:p/>
              </draw:polyline>
              <draw:polyline draw:style-name="gr43" draw:text-style-name="P1" draw:layer="layout" svg:width="11.6cm" svg:height="0.748cm" svg:x="4.9cm" svg:y="18.475cm" svg:viewBox="0 0 11601 749" draw:points="0,749 3930,0 7672,1 11601,749">
                <text:p/>
              </draw:polyline>
              <draw:polyline draw:style-name="gr43" draw:text-style-name="P1" draw:layer="layout" svg:width="9.352cm" svg:height="0.561cm" svg:x="6.024cm" svg:y="16.605cm" svg:viewBox="0 0 9353 562" draw:points="0,562 2993,0 6360,0 9353,561">
                <text:p/>
              </draw:polyline>
              <draw:polyline draw:style-name="gr43" draw:text-style-name="P1" draw:layer="layout" svg:width="6.361cm" svg:height="0.374cm" svg:x="7.52cm" svg:y="14.92cm" svg:viewBox="0 0 6362 375" draw:points="0,375 2058,0 4304,0 6362,375">
                <text:p/>
              </draw:polyline>
              <draw:polyline draw:style-name="gr43" draw:text-style-name="P1" draw:layer="layout" svg:width="3.741cm" svg:height="0.188cm" svg:x="8.831cm" svg:y="14.172cm" svg:viewBox="0 0 3742 189" draw:points="0,188 1123,0 2618,0 3742,189">
                <text:p/>
              </draw:polyline>
            </draw:g>
            <draw:path draw:style-name="gr190" draw:text-style-name="P1" draw:layer="layout" svg:width="2.562cm" svg:height="5.836cm" svg:x="12.93cm" svg:y="15.071cm" svg:viewBox="0 0 2563 5837" svg:d="M2447 5837c0 0 261-1328-1-2245-372-1309-932-2431-1868-3181-730-584-561-374-561-374">
              <text:p/>
            </draw:path>
            <draw:polygon draw:style-name="gr211" draw:text-style-name="P1" draw:layer="layout" svg:width="3.366cm" svg:height="1.683cm" svg:x="9.017cm" svg:y="14.921cm" svg:viewBox="0 0 3367 1684" draw:points="560,0 0,1684 3367,1684 2807,0">
              <text:p/>
            </draw:polygon>
          </draw:g>
          <draw:frame draw:style-name="gr212" draw:text-style-name="P4" draw:layer="layout" svg:width="0.718cm" svg:height="0.645cm" svg:x="11.154cm" svg:y="14.898cm">
            <draw:text-box>
              <text:p><text:span text:style-name="T1">F</text:span></text:p>
            </draw:text-box>
          </draw:frame>
          <draw:custom-shape draw:style-name="gr217"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8" draw:text-style-name="P4" draw:layer="layout" svg:width="1.133cm" svg:height="0.645cm" svg:x="13.766cm" svg:y="17.438cm">
            <draw:text-box>
              <text:p><text:span text:style-name="T1">limit</text:span></text:p>
            </draw:text-box>
          </draw:frame>
          <draw:custom-shape draw:style-name="gr217"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36" draw:text-style-name="P1" draw:layer="layout" svg:width="3.702cm" svg:height="3.696cm" svg:x="6.213cm" svg:y="14.405cm" svg:viewBox="0 0 3703 3697" draw:points="0,2150 2139,3697 3703,1560 1572,0">
            <text:p/>
          </draw:polygon>
          <draw:polygon draw:style-name="gr219" draw:text-style-name="P1" draw:layer="layout" svg:width="3.753cm" svg:height="4.582cm" svg:x="4.032cm" svg:y="11.984cm" svg:viewBox="0 0 3754 4583" draw:points="0,863 0,3693 2193,4583 3754,2425 2520,0">
            <text:p/>
          </draw:polygon>
          <draw:polygon draw:style-name="gr36" draw:text-style-name="P1" draw:layer="layout" svg:width="2.824cm" svg:height="2.852cm" svg:x="1.206cm" svg:y="12.827cm" svg:viewBox="0 0 2825 2853" draw:points="0,2853 2824,2853 2825,16 0,0">
            <text:p/>
          </draw:polygon>
          <draw:custom-shape draw:style-name="gr17"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2.148cm">
            <draw:text-box>
              <text:p><text:span text:style-name="T1">v</text:span><text:span text:style-name="T10">0</text:span></text:p>
            </draw:text-box>
          </draw:frame>
          <draw:frame draw:style-name="gr41" draw:text-style-name="P4" draw:layer="layout" svg:width="0.794cm" svg:height="0.761cm" svg:x="3.329cm" svg:y="15.589cm">
            <draw:text-box>
              <text:p><text:span text:style-name="T1">v</text:span><text:span text:style-name="T10">1</text:span></text:p>
            </draw:text-box>
          </draw:frame>
          <draw:frame draw:style-name="gr42" draw:text-style-name="P4" draw:layer="layout" svg:width="0.79cm" svg:height="0.761cm" svg:x="5.578cm" svg:y="16.455cm">
            <draw:text-box>
              <text:p><text:span text:style-name="T1">v</text:span><text:span text:style-name="T10">2</text:span></text:p>
            </draw:text-box>
          </draw:frame>
          <draw:frame draw:style-name="gr41" draw:text-style-name="P4" draw:layer="layout" svg:width="0.794cm" svg:height="0.761cm" svg:x="7.667cm" svg:y="13.833cm">
            <draw:text-box>
              <text:p><text:span text:style-name="T1">v</text:span><text:span text:style-name="T10">3</text:span></text:p>
            </draw:text-box>
          </draw:frame>
          <draw:custom-shape draw:style-name="gr17"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0" draw:text-style-name="P4" draw:layer="layout" svg:width="2.361cm" svg:height="0.657cm" svg:x="1.223cm" svg:y="16.447cm">
            <draw:text-box>
              <text:p><text:span text:style-name="T1">path = </text:span><text:span text:style-name="T37">655</text:span><text:span text:style-name="T1">, </text:span></text:p>
            </draw:text-box>
          </draw:frame>
          <draw:custom-shape draw:style-name="gr17"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1.401cm">
            <draw:text-box>
              <text:p><text:span text:style-name="T1">v</text:span><text:span text:style-name="T10">4</text:span></text:p>
            </draw:text-box>
          </draw:frame>
          <draw:frame draw:style-name="gr221" draw:text-style-name="P34" draw:layer="layout" svg:width="0.663cm" svg:height="0.581cm" svg:x="4.462cm" svg:y="13.227cm">
            <draw:text-box>
              <text:p><text:span text:style-name="T38">0</text:span></text:p>
            </draw:text-box>
          </draw:frame>
          <draw:line draw:style-name="gr194" draw:text-style-name="P1" draw:layer="layout" svg:x1="5.742cm" svg:y1="14.337cm" svg:x2="5.14cm" svg:y2="16.121cm">
            <text:p/>
          </draw:line>
          <draw:line draw:style-name="gr194" draw:text-style-name="P1" draw:layer="layout" svg:x1="7.181cm" svg:y1="13.226cm" svg:x2="5.736cm" svg:y2="14.346cm">
            <text:p/>
          </draw:line>
          <draw:line draw:style-name="gr194" draw:text-style-name="P1" draw:layer="layout" svg:x1="7.021cm" svg:y1="15.457cm" svg:x2="5.736cm" svg:y2="14.337cm">
            <text:p/>
          </draw:line>
          <draw:line draw:style-name="gr194" draw:text-style-name="P1" draw:layer="layout" svg:x1="5.736cm" svg:y1="14.343cm" svg:x2="4.026cm" svg:y2="14.3cm">
            <text:p/>
          </draw:line>
          <draw:line draw:style-name="gr194" draw:text-style-name="P1" draw:layer="layout" svg:x1="5.321cm" svg:y1="12.406cm" svg:x2="5.744cm" svg:y2="14.352cm">
            <text:p/>
          </draw:line>
          <draw:frame draw:style-name="gr222" draw:text-style-name="P34" draw:layer="layout" svg:width="0.659cm" svg:height="0.581cm" svg:x="4.463cm" svg:y="14.784cm">
            <draw:text-box>
              <text:p><text:span text:style-name="T38">1</text:span></text:p>
            </draw:text-box>
          </draw:frame>
          <draw:frame draw:style-name="gr222" draw:text-style-name="P34" draw:layer="layout" svg:width="0.659cm" svg:height="0.581cm" svg:x="5.723cm" svg:y="15.287cm">
            <draw:text-box>
              <text:p><text:span text:style-name="T38">2</text:span></text:p>
            </draw:text-box>
          </draw:frame>
          <draw:frame draw:style-name="gr221" draw:text-style-name="P34" draw:layer="layout" svg:width="0.663cm" svg:height="0.581cm" svg:x="5.841cm" svg:y="12.679cm">
            <draw:text-box>
              <text:p><text:span text:style-name="T38">4</text:span></text:p>
            </draw:text-box>
          </draw:frame>
          <draw:custom-shape draw:style-name="gr17"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35" draw:layer="layout" svg:width="1.086cm" svg:height="0.657cm" svg:x="5.159cm" svg:y="14.039cm">
            <draw:text-box>
              <text:p><text:span text:style-name="T37">655</text:span></text:p>
            </draw:text-box>
          </draw:frame>
          <draw:frame draw:style-name="gr225" draw:text-style-name="P10" draw:layer="layout" svg:width="1.086cm" svg:height="0.645cm" svg:x="2.047cm" svg:y="13.912cm">
            <draw:text-box>
              <text:p><text:span text:style-name="T11">654</text:span></text:p>
            </draw:text-box>
          </draw:frame>
          <draw:frame draw:style-name="gr225" draw:text-style-name="P10" draw:layer="layout" svg:width="1.086cm" svg:height="0.645cm" svg:x="7.696cm" svg:y="15.913cm">
            <draw:text-box>
              <text:p><text:span text:style-name="T11">656</text:span></text:p>
            </draw:text-box>
          </draw:frame>
          <draw:frame draw:style-name="gr222" draw:text-style-name="P34" draw:layer="layout" svg:width="0.659cm" svg:height="0.581cm" svg:x="6.651cm" svg:y="14.052cm">
            <draw:text-box>
              <text:p><text:span text:style-name="T38">3</text:span></text:p>
            </draw:text-box>
          </draw:frame>
        </draw:g>
        <draw:g>
          <draw:frame draw:style-name="gr226" draw:text-style-name="P36" draw:layer="layout" svg:width="0.621cm" svg:height="0.501cm" svg:x="5.835cm" svg:y="26.112cm">
            <draw:text-box>
              <text:p><text:span text:style-name="T39">0</text:span></text:p>
            </draw:text-box>
          </draw:frame>
          <draw:frame draw:style-name="gr226" draw:text-style-name="P36" draw:layer="layout" svg:width="0.621cm" svg:height="0.501cm" svg:x="6.216cm" svg:y="25.455cm">
            <draw:text-box>
              <text:p><text:span text:style-name="T39">1</text:span></text:p>
            </draw:text-box>
          </draw:frame>
          <draw:frame draw:style-name="gr226" draw:text-style-name="P36" draw:layer="layout" svg:width="0.621cm" svg:height="0.501cm" svg:x="5.606cm" svg:y="24.966cm">
            <draw:text-box>
              <text:p><text:span text:style-name="T39">2</text:span></text:p>
            </draw:text-box>
          </draw:frame>
          <draw:frame draw:style-name="gr226" draw:text-style-name="P36" draw:layer="layout" svg:width="0.621cm" svg:height="0.501cm" svg:x="5.25cm" svg:y="25.808cm">
            <draw:text-box>
              <text:p><text:span text:style-name="T39">3</text:span></text:p>
            </draw:text-box>
          </draw:frame>
          <draw:custom-shape draw:style-name="gr17"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1" draw:layer="layout" svg:width="3.753cm" svg:height="4.582cm" svg:x="4.032cm" svg:y="22.225cm" svg:viewBox="0 0 3754 4583" draw:points="0,863 0,3693 2193,4583 3754,2425 2520,0">
            <text:p/>
          </draw:polygon>
          <draw:line draw:style-name="gr194" draw:text-style-name="P1" draw:layer="layout" svg:x1="6.638cm" svg:y1="26.238cm" svg:x2="5.453cm" svg:y2="25.446cm">
            <text:p/>
          </draw:line>
          <draw:line draw:style-name="gr194" draw:text-style-name="P1" draw:layer="layout" svg:x1="6.374cm" svg:y1="25.136cm" svg:x2="5.67cm" svg:y2="26.569cm">
            <text:p/>
          </draw:line>
          <draw:custom-shape draw:style-name="gr22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2" draw:text-style-name="P34" draw:layer="layout" svg:width="0.659cm" svg:height="0.581cm" svg:x="6.652cm" svg:y="24.293cm">
            <draw:text-box>
              <text:p><text:span text:style-name="T38">3</text:span></text:p>
            </draw:text-box>
          </draw:frame>
          <draw:polygon draw:style-name="gr36" draw:text-style-name="P1" draw:layer="layout" svg:width="3.702cm" svg:height="3.696cm" svg:x="6.213cm" svg:y="24.646cm" svg:viewBox="0 0 3703 3697" draw:points="0,2150 2139,3697 3703,1560 1572,0">
            <text:p/>
          </draw:polygon>
          <draw:polygon draw:style-name="gr36" draw:text-style-name="P1" draw:layer="layout" svg:width="2.824cm" svg:height="2.852cm" svg:x="1.206cm" svg:y="23.068cm" svg:viewBox="0 0 2825 2853" draw:points="0,2853 2824,2853 2825,16 0,0">
            <text:p/>
          </draw:polygon>
          <draw:custom-shape draw:style-name="gr17"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22.389cm">
            <draw:text-box>
              <text:p><text:span text:style-name="T1">v</text:span><text:span text:style-name="T10">0</text:span></text:p>
            </draw:text-box>
          </draw:frame>
          <draw:frame draw:style-name="gr41" draw:text-style-name="P4" draw:layer="layout" svg:width="0.794cm" svg:height="0.761cm" svg:x="3.329cm" svg:y="25.83cm">
            <draw:text-box>
              <text:p><text:span text:style-name="T1">v</text:span><text:span text:style-name="T10">1</text:span></text:p>
            </draw:text-box>
          </draw:frame>
          <draw:frame draw:style-name="gr42" draw:text-style-name="P4" draw:layer="layout" svg:width="0.79cm" svg:height="0.761cm" svg:x="5.578cm" svg:y="26.696cm">
            <draw:text-box>
              <text:p><text:span text:style-name="T1">v</text:span><text:span text:style-name="T10">2</text:span></text:p>
            </draw:text-box>
          </draw:frame>
          <draw:frame draw:style-name="gr41" draw:text-style-name="P4" draw:layer="layout" svg:width="0.794cm" svg:height="0.761cm" svg:x="7.667cm" svg:y="24.074cm">
            <draw:text-box>
              <text:p><text:span text:style-name="T1">v</text:span><text:span text:style-name="T10">3</text:span></text:p>
            </draw:text-box>
          </draw:frame>
          <draw:custom-shape draw:style-name="gr17"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4" draw:layer="layout" svg:width="2.848cm" svg:height="0.657cm" svg:x="1.223cm" svg:y="26.68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21.642cm">
            <draw:text-box>
              <text:p><text:span text:style-name="T1">v</text:span><text:span text:style-name="T10">4</text:span></text:p>
            </draw:text-box>
          </draw:frame>
          <draw:frame draw:style-name="gr221" draw:text-style-name="P34" draw:layer="layout" svg:width="0.663cm" svg:height="0.581cm" svg:x="4.462cm" svg:y="23.468cm">
            <draw:text-box>
              <text:p><text:span text:style-name="T38">0</text:span></text:p>
            </draw:text-box>
          </draw:frame>
          <draw:line draw:style-name="gr194" draw:text-style-name="P1" draw:layer="layout" svg:x1="5.742cm" svg:y1="24.578cm" svg:x2="5.14cm" svg:y2="26.362cm">
            <text:p/>
          </draw:line>
          <draw:line draw:style-name="gr194" draw:text-style-name="P1" draw:layer="layout" svg:x1="7.181cm" svg:y1="23.467cm" svg:x2="5.736cm" svg:y2="24.587cm">
            <text:p/>
          </draw:line>
          <draw:line draw:style-name="gr194" draw:text-style-name="P1" draw:layer="layout" svg:x1="7.021cm" svg:y1="25.698cm" svg:x2="5.736cm" svg:y2="24.578cm">
            <text:p/>
          </draw:line>
          <draw:line draw:style-name="gr194" draw:text-style-name="P1" draw:layer="layout" svg:x1="5.736cm" svg:y1="24.584cm" svg:x2="4.026cm" svg:y2="24.541cm">
            <text:p/>
          </draw:line>
          <draw:line draw:style-name="gr194" draw:text-style-name="P1" draw:layer="layout" svg:x1="5.321cm" svg:y1="22.647cm" svg:x2="5.744cm" svg:y2="24.593cm">
            <text:p/>
          </draw:line>
          <draw:frame draw:style-name="gr222" draw:text-style-name="P34" draw:layer="layout" svg:width="0.659cm" svg:height="0.581cm" svg:x="4.463cm" svg:y="25.025cm">
            <draw:text-box>
              <text:p><text:span text:style-name="T38">1</text:span></text:p>
            </draw:text-box>
          </draw:frame>
          <draw:frame draw:style-name="gr222" draw:text-style-name="P34" draw:layer="layout" svg:width="0.659cm" svg:height="0.581cm" svg:x="5.723cm" svg:y="25.528cm">
            <draw:text-box>
              <text:p><text:span text:style-name="T38">2</text:span></text:p>
            </draw:text-box>
          </draw:frame>
          <draw:frame draw:style-name="gr221" draw:text-style-name="P34" draw:layer="layout" svg:width="0.663cm" svg:height="0.581cm" svg:x="5.841cm" svg:y="22.92cm">
            <draw:text-box>
              <text:p><text:span text:style-name="T38">4</text:span></text:p>
            </draw:text-box>
          </draw:frame>
          <draw:custom-shape draw:style-name="gr17"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10" draw:layer="layout" svg:width="1.086cm" svg:height="0.645cm" svg:x="2.047cm" svg:y="24.153cm">
            <draw:text-box>
              <text:p><text:span text:style-name="T11">654</text:span></text:p>
            </draw:text-box>
          </draw:frame>
          <draw:frame draw:style-name="gr225" draw:text-style-name="P10" draw:layer="layout" svg:width="1.086cm" svg:height="0.645cm" svg:x="7.696cm" svg:y="26.154cm">
            <draw:text-box>
              <text:p><text:span text:style-name="T11">656</text:span></text:p>
            </draw:text-box>
          </draw:frame>
          <draw:custom-shape draw:style-name="gr17"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29" draw:layer="layout" svg:width="6.92cm" svg:height="0.963cm" svg:x="7.969cm" svg:y="2.179cm">
          <draw:text-box>
            <text:p>Hierarchical Edit Paths</text:p>
          </draw:text-box>
        </draw:frame>
        <draw:g>
          <draw:polygon draw:style-name="gr36" draw:text-style-name="P1" draw:layer="layout" svg:width="3.702cm" svg:height="3.696cm" svg:x="6.213cm" svg:y="9.108cm" svg:viewBox="0 0 3703 3697" draw:points="0,2150 2139,3697 3703,1560 1572,0">
            <text:p/>
          </draw:polygon>
          <draw:polygon draw:style-name="gr230" draw:text-style-name="P1" draw:layer="layout" svg:width="3.753cm" svg:height="4.582cm" svg:x="4.032cm" svg:y="6.687cm" svg:viewBox="0 0 3754 4583" draw:points="0,863 0,3693 2193,4583 3754,2425 2520,0">
            <text:p/>
          </draw:polygon>
          <draw:polygon draw:style-name="gr36" draw:text-style-name="P1" draw:layer="layout" svg:width="2.824cm" svg:height="2.852cm" svg:x="1.206cm" svg:y="7.53cm" svg:viewBox="0 0 2825 2853" draw:points="0,2853 2824,2853 2825,16 0,0">
            <text:p/>
          </draw:polygon>
          <draw:custom-shape draw:style-name="gr17"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6.851cm">
            <draw:text-box>
              <text:p><text:span text:style-name="T1">v</text:span><text:span text:style-name="T10">0</text:span></text:p>
            </draw:text-box>
          </draw:frame>
          <draw:frame draw:style-name="gr41" draw:text-style-name="P4" draw:layer="layout" svg:width="0.794cm" svg:height="0.761cm" svg:x="3.329cm" svg:y="10.292cm">
            <draw:text-box>
              <text:p><text:span text:style-name="T1">v</text:span><text:span text:style-name="T10">1</text:span></text:p>
            </draw:text-box>
          </draw:frame>
          <draw:frame draw:style-name="gr42" draw:text-style-name="P4" draw:layer="layout" svg:width="0.79cm" svg:height="0.761cm" svg:x="5.578cm" svg:y="11.158cm">
            <draw:text-box>
              <text:p><text:span text:style-name="T1">v</text:span><text:span text:style-name="T10">2</text:span></text:p>
            </draw:text-box>
          </draw:frame>
          <draw:frame draw:style-name="gr41" draw:text-style-name="P4" draw:layer="layout" svg:width="0.794cm" svg:height="0.761cm" svg:x="7.667cm" svg:y="8.536cm">
            <draw:text-box>
              <text:p><text:span text:style-name="T1">v</text:span><text:span text:style-name="T10">3</text:span></text:p>
            </draw:text-box>
          </draw:frame>
          <draw:custom-shape draw:style-name="gr17"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 draw:layer="layout" svg:width="2.263cm" svg:height="0.657cm" svg:x="1.223cm" svg:y="11.15cm">
            <draw:text-box>
              <text:p><text:span text:style-name="T1">path = </text:span><text:span text:style-name="T37">655</text:span><text:span text:style-name="T1"> </text:span></text:p>
            </draw:text-box>
          </draw:frame>
          <draw:custom-shape draw:style-name="gr17"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6.104cm">
            <draw:text-box>
              <text:p><text:span text:style-name="T1">v</text:span><text:span text:style-name="T10">4</text:span></text:p>
            </draw:text-box>
          </draw:frame>
          <draw:custom-shape draw:style-name="gr17"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35" draw:layer="layout" svg:width="1.086cm" svg:height="0.657cm" svg:x="5.159cm" svg:y="8.742cm">
            <draw:text-box>
              <text:p><text:span text:style-name="T37">655</text:span></text:p>
            </draw:text-box>
          </draw:frame>
          <draw:frame draw:style-name="gr225" draw:text-style-name="P10" draw:layer="layout" svg:width="1.086cm" svg:height="0.645cm" svg:x="2.047cm" svg:y="8.615cm">
            <draw:text-box>
              <text:p><text:span text:style-name="T11">654</text:span></text:p>
            </draw:text-box>
          </draw:frame>
          <draw:frame draw:style-name="gr225" draw:text-style-name="P10" draw:layer="layout" svg:width="1.086cm" svg:height="0.645cm" svg:x="7.696cm" svg:y="10.616cm">
            <draw:text-box>
              <text:p><text:span text:style-name="T11">656</text:span></text:p>
            </draw:text-box>
          </draw:frame>
        </draw:g>
        <draw:g>
          <draw:polygon draw:style-name="gr36" draw:text-style-name="P1" draw:layer="layout" svg:width="3.702cm" svg:height="3.696cm" svg:x="6.213cm" svg:y="19.726cm" svg:viewBox="0 0 3703 3697" draw:points="0,2150 2139,3697 3703,1560 1572,0">
            <text:p/>
          </draw:polygon>
          <draw:polygon draw:style-name="gr232" draw:text-style-name="P1" draw:layer="layout" svg:width="3.753cm" svg:height="4.582cm" svg:x="4.032cm" svg:y="17.305cm" svg:viewBox="0 0 3754 4583" draw:points="0,863 0,3693 2193,4583 3754,2425 2520,0">
            <text:p/>
          </draw:polygon>
          <draw:polygon draw:style-name="gr36" draw:text-style-name="P1" draw:layer="layout" svg:width="2.824cm" svg:height="2.852cm" svg:x="1.206cm" svg:y="18.148cm" svg:viewBox="0 0 2825 2853" draw:points="0,2853 2824,2853 2825,16 0,0">
            <text:p/>
          </draw:polygon>
          <draw:custom-shape draw:style-name="gr17"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69cm">
            <draw:text-box>
              <text:p><text:span text:style-name="T1">v</text:span><text:span text:style-name="T10">0</text:span></text:p>
            </draw:text-box>
          </draw:frame>
          <draw:frame draw:style-name="gr41" draw:text-style-name="P4" draw:layer="layout" svg:width="0.794cm" svg:height="0.761cm" svg:x="3.329cm" svg:y="20.91cm">
            <draw:text-box>
              <text:p><text:span text:style-name="T1">v</text:span><text:span text:style-name="T10">1</text:span></text:p>
            </draw:text-box>
          </draw:frame>
          <draw:frame draw:style-name="gr42" draw:text-style-name="P4" draw:layer="layout" svg:width="0.79cm" svg:height="0.761cm" svg:x="5.578cm" svg:y="21.776cm">
            <draw:text-box>
              <text:p><text:span text:style-name="T1">v</text:span><text:span text:style-name="T10">2</text:span></text:p>
            </draw:text-box>
          </draw:frame>
          <draw:frame draw:style-name="gr41" draw:text-style-name="P4" draw:layer="layout" svg:width="0.794cm" svg:height="0.761cm" svg:x="7.667cm" svg:y="19.154cm">
            <draw:text-box>
              <text:p><text:span text:style-name="T1">v</text:span><text:span text:style-name="T10">3</text:span></text:p>
            </draw:text-box>
          </draw:frame>
          <draw:custom-shape draw:style-name="gr17"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4" draw:layer="layout" svg:width="2.848cm" svg:height="0.657cm" svg:x="1.223cm" svg:y="21.76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6.722cm">
            <draw:text-box>
              <text:p><text:span text:style-name="T1">v</text:span><text:span text:style-name="T10">4</text:span></text:p>
            </draw:text-box>
          </draw:frame>
          <draw:frame draw:style-name="gr221" draw:text-style-name="P34" draw:layer="layout" svg:width="0.663cm" svg:height="0.581cm" svg:x="4.462cm" svg:y="18.548cm">
            <draw:text-box>
              <text:p><text:span text:style-name="T38">0</text:span></text:p>
            </draw:text-box>
          </draw:frame>
          <draw:line draw:style-name="gr194" draw:text-style-name="P1" draw:layer="layout" svg:x1="5.742cm" svg:y1="19.658cm" svg:x2="5.14cm" svg:y2="21.442cm">
            <text:p/>
          </draw:line>
          <draw:line draw:style-name="gr194" draw:text-style-name="P1" draw:layer="layout" svg:x1="7.181cm" svg:y1="18.547cm" svg:x2="5.736cm" svg:y2="19.667cm">
            <text:p/>
          </draw:line>
          <draw:line draw:style-name="gr194" draw:text-style-name="P1" draw:layer="layout" svg:x1="7.021cm" svg:y1="20.778cm" svg:x2="5.736cm" svg:y2="19.658cm">
            <text:p/>
          </draw:line>
          <draw:line draw:style-name="gr194" draw:text-style-name="P1" draw:layer="layout" svg:x1="5.736cm" svg:y1="19.664cm" svg:x2="4.026cm" svg:y2="19.621cm">
            <text:p/>
          </draw:line>
          <draw:line draw:style-name="gr194" draw:text-style-name="P1" draw:layer="layout" svg:x1="5.321cm" svg:y1="17.727cm" svg:x2="5.744cm" svg:y2="19.673cm">
            <text:p/>
          </draw:line>
          <draw:frame draw:style-name="gr222" draw:text-style-name="P34" draw:layer="layout" svg:width="0.659cm" svg:height="0.581cm" svg:x="4.463cm" svg:y="20.105cm">
            <draw:text-box>
              <text:p><text:span text:style-name="T38">1</text:span></text:p>
            </draw:text-box>
          </draw:frame>
          <draw:custom-shape draw:style-name="gr22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2" draw:text-style-name="P34" draw:layer="layout" svg:width="0.659cm" svg:height="0.581cm" svg:x="5.723cm" svg:y="20.608cm">
            <draw:text-box>
              <text:p><text:span text:style-name="T38">2</text:span></text:p>
            </draw:text-box>
          </draw:frame>
          <draw:frame draw:style-name="gr222" draw:text-style-name="P34" draw:layer="layout" svg:width="0.659cm" svg:height="0.581cm" svg:x="6.65cm" svg:y="19.372cm">
            <draw:text-box>
              <text:p><text:span text:style-name="T38">3</text:span></text:p>
            </draw:text-box>
          </draw:frame>
          <draw:frame draw:style-name="gr221" draw:text-style-name="P34" draw:layer="layout" svg:width="0.663cm" svg:height="0.581cm" svg:x="5.841cm" svg:y="18cm">
            <draw:text-box>
              <text:p><text:span text:style-name="T38">4</text:span></text:p>
            </draw:text-box>
          </draw:frame>
          <draw:custom-shape draw:style-name="gr17"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10" draw:layer="layout" svg:width="1.086cm" svg:height="0.645cm" svg:x="2.047cm" svg:y="19.233cm">
            <draw:text-box>
              <text:p><text:span text:style-name="T11">654</text:span></text:p>
            </draw:text-box>
          </draw:frame>
          <draw:frame draw:style-name="gr225" draw:text-style-name="P10" draw:layer="layout" svg:width="1.086cm" svg:height="0.645cm" svg:x="7.696cm" svg:y="21.234cm">
            <draw:text-box>
              <text:p><text:span text:style-name="T11">656</text:span></text:p>
            </draw:text-box>
          </draw:frame>
        </draw:g>
        <draw:g>
          <draw:polygon draw:style-name="gr219" draw:text-style-name="P1" draw:layer="layout" svg:width="3.753cm" svg:height="4.582cm" svg:x="14.668cm" svg:y="4.447cm" svg:viewBox="0 0 3754 4583" draw:points="0,863 0,3693 2193,4583 3754,2425 2520,0">
            <text:p/>
          </draw:polygon>
          <draw:frame draw:style-name="gr226" draw:text-style-name="P36" draw:layer="layout" svg:width="0.621cm" svg:height="0.501cm" svg:x="16.471cm" svg:y="8.334cm">
            <draw:text-box>
              <text:p><text:span text:style-name="T39">0</text:span></text:p>
            </draw:text-box>
          </draw:frame>
          <draw:frame draw:style-name="gr226" draw:text-style-name="P36" draw:layer="layout" svg:width="0.621cm" svg:height="0.501cm" svg:x="16.852cm" svg:y="7.677cm">
            <draw:text-box>
              <text:p><text:span text:style-name="T39">1</text:span></text:p>
            </draw:text-box>
          </draw:frame>
          <draw:frame draw:style-name="gr226" draw:text-style-name="P36" draw:layer="layout" svg:width="0.621cm" svg:height="0.501cm" svg:x="16.242cm" svg:y="7.188cm">
            <draw:text-box>
              <text:p><text:span text:style-name="T39">2</text:span></text:p>
            </draw:text-box>
          </draw:frame>
          <draw:frame draw:style-name="gr226" draw:text-style-name="P36" draw:layer="layout" svg:width="0.621cm" svg:height="0.501cm" svg:x="15.886cm" svg:y="8.03cm">
            <draw:text-box>
              <text:p><text:span text:style-name="T39">3</text:span></text:p>
            </draw:text-box>
          </draw:frame>
          <draw:line draw:style-name="gr194" draw:text-style-name="P1" draw:layer="layout" svg:x1="17.274cm" svg:y1="8.46cm" svg:x2="16.089cm" svg:y2="7.668cm">
            <text:p/>
          </draw:line>
          <draw:line draw:style-name="gr194" draw:text-style-name="P1" draw:layer="layout" svg:x1="17.01cm" svg:y1="7.358cm" svg:x2="16.306cm" svg:y2="8.791cm">
            <text:p/>
          </draw:line>
          <draw:frame draw:style-name="gr222" draw:text-style-name="P34" draw:layer="layout" svg:width="0.659cm" svg:height="0.581cm" svg:x="17.288cm" svg:y="6.515cm">
            <draw:text-box>
              <text:p><text:span text:style-name="T38">3</text:span></text:p>
            </draw:text-box>
          </draw:frame>
          <draw:polygon draw:style-name="gr36" draw:text-style-name="P1" draw:layer="layout" svg:width="3.702cm" svg:height="3.696cm" svg:x="16.849cm" svg:y="6.868cm" svg:viewBox="0 0 3703 3697" draw:points="0,2150 2139,3697 3703,1560 1572,0">
            <text:p/>
          </draw:polygon>
          <draw:polygon draw:style-name="gr36" draw:text-style-name="P1" draw:layer="layout" svg:width="2.824cm" svg:height="2.852cm" svg:x="11.842cm" svg:y="5.29cm" svg:viewBox="0 0 2825 2853" draw:points="0,2853 2824,2853 2825,16 0,0">
            <text:p/>
          </draw:polygon>
          <draw:custom-shape draw:style-name="gr17"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4.611cm">
            <draw:text-box>
              <text:p><text:span text:style-name="T1">v</text:span><text:span text:style-name="T10">0</text:span></text:p>
            </draw:text-box>
          </draw:frame>
          <draw:frame draw:style-name="gr41" draw:text-style-name="P4" draw:layer="layout" svg:width="0.794cm" svg:height="0.761cm" svg:x="13.965cm" svg:y="8.052cm">
            <draw:text-box>
              <text:p><text:span text:style-name="T1">v</text:span><text:span text:style-name="T10">1</text:span></text:p>
            </draw:text-box>
          </draw:frame>
          <draw:frame draw:style-name="gr42" draw:text-style-name="P4" draw:layer="layout" svg:width="0.79cm" svg:height="0.761cm" svg:x="16.214cm" svg:y="8.918cm">
            <draw:text-box>
              <text:p><text:span text:style-name="T1">v</text:span><text:span text:style-name="T10">2</text:span></text:p>
            </draw:text-box>
          </draw:frame>
          <draw:frame draw:style-name="gr41" draw:text-style-name="P4" draw:layer="layout" svg:width="0.794cm" svg:height="0.761cm" svg:x="18.303cm" svg:y="6.296cm">
            <draw:text-box>
              <text:p><text:span text:style-name="T1">v</text:span><text:span text:style-name="T10">3</text:span></text:p>
            </draw:text-box>
          </draw:frame>
          <draw:custom-shape draw:style-name="gr17"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4" draw:layer="layout" svg:width="2.848cm" svg:height="0.657cm" svg:x="11.859cm" svg:y="8.91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3.864cm">
            <draw:text-box>
              <text:p><text:span text:style-name="T1">v</text:span><text:span text:style-name="T10">4</text:span></text:p>
            </draw:text-box>
          </draw:frame>
          <draw:frame draw:style-name="gr221" draw:text-style-name="P34" draw:layer="layout" svg:width="0.663cm" svg:height="0.581cm" svg:x="15.098cm" svg:y="5.69cm">
            <draw:text-box>
              <text:p><text:span text:style-name="T38">0</text:span></text:p>
            </draw:text-box>
          </draw:frame>
          <draw:line draw:style-name="gr194" draw:text-style-name="P1" draw:layer="layout" svg:x1="16.378cm" svg:y1="6.8cm" svg:x2="15.776cm" svg:y2="8.584cm">
            <text:p/>
          </draw:line>
          <draw:line draw:style-name="gr194" draw:text-style-name="P1" draw:layer="layout" svg:x1="17.817cm" svg:y1="5.689cm" svg:x2="16.372cm" svg:y2="6.809cm">
            <text:p/>
          </draw:line>
          <draw:line draw:style-name="gr194" draw:text-style-name="P1" draw:layer="layout" svg:x1="17.657cm" svg:y1="7.92cm" svg:x2="16.372cm" svg:y2="6.8cm">
            <text:p/>
          </draw:line>
          <draw:line draw:style-name="gr194" draw:text-style-name="P1" draw:layer="layout" svg:x1="16.372cm" svg:y1="6.806cm" svg:x2="14.662cm" svg:y2="6.763cm">
            <text:p/>
          </draw:line>
          <draw:line draw:style-name="gr194" draw:text-style-name="P1" draw:layer="layout" svg:x1="15.957cm" svg:y1="4.869cm" svg:x2="16.38cm" svg:y2="6.815cm">
            <text:p/>
          </draw:line>
          <draw:frame draw:style-name="gr222" draw:text-style-name="P34" draw:layer="layout" svg:width="0.659cm" svg:height="0.581cm" svg:x="15.099cm" svg:y="7.247cm">
            <draw:text-box>
              <text:p><text:span text:style-name="T38">1</text:span></text:p>
            </draw:text-box>
          </draw:frame>
          <draw:frame draw:style-name="gr221" draw:text-style-name="P34" draw:layer="layout" svg:width="0.663cm" svg:height="0.581cm" svg:x="16.477cm" svg:y="5.142cm">
            <draw:text-box>
              <text:p><text:span text:style-name="T38">4</text:span></text:p>
            </draw:text-box>
          </draw:frame>
          <draw:custom-shape draw:style-name="gr17"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10" draw:layer="layout" svg:width="1.086cm" svg:height="0.645cm" svg:x="12.683cm" svg:y="6.375cm">
            <draw:text-box>
              <text:p><text:span text:style-name="T11">654</text:span></text:p>
            </draw:text-box>
          </draw:frame>
          <draw:frame draw:style-name="gr225" draw:text-style-name="P10" draw:layer="layout" svg:width="1.086cm" svg:height="0.645cm" svg:x="18.332cm" svg:y="8.376cm">
            <draw:text-box>
              <text:p><text:span text:style-name="T11">656</text:span></text:p>
            </draw:text-box>
          </draw:frame>
          <draw:custom-shape draw:style-name="gr17"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9" draw:text-style-name="P1" draw:layer="layout" svg:width="3.753cm" svg:height="4.582cm" svg:x="14.668cm" svg:y="9.517cm" svg:viewBox="0 0 3754 4583" draw:points="0,863 0,3693 2193,4583 3754,2425 2520,0">
            <text:p/>
          </draw:polygon>
          <draw:frame draw:style-name="gr226" draw:text-style-name="P36" draw:layer="layout" svg:width="0.621cm" svg:height="0.501cm" svg:x="16.471cm" svg:y="13.404cm">
            <draw:text-box>
              <text:p><text:span text:style-name="T39">0</text:span></text:p>
            </draw:text-box>
          </draw:frame>
          <draw:frame draw:style-name="gr226" draw:text-style-name="P36" draw:layer="layout" svg:width="0.621cm" svg:height="0.501cm" svg:x="16.852cm" svg:y="12.747cm">
            <draw:text-box>
              <text:p><text:span text:style-name="T39">1</text:span></text:p>
            </draw:text-box>
          </draw:frame>
          <draw:frame draw:style-name="gr226" draw:text-style-name="P36" draw:layer="layout" svg:width="0.621cm" svg:height="0.501cm" svg:x="16.242cm" svg:y="12.258cm">
            <draw:text-box>
              <text:p><text:span text:style-name="T39">2</text:span></text:p>
            </draw:text-box>
          </draw:frame>
          <draw:custom-shape draw:style-name="gr233"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6" draw:text-style-name="P36" draw:layer="layout" svg:width="0.621cm" svg:height="0.501cm" svg:x="15.886cm" svg:y="13.1cm">
            <draw:text-box>
              <text:p><text:span text:style-name="T39">3</text:span></text:p>
            </draw:text-box>
          </draw:frame>
          <draw:line draw:style-name="gr194" draw:text-style-name="P1" draw:layer="layout" svg:x1="17.274cm" svg:y1="13.53cm" svg:x2="16.089cm" svg:y2="12.738cm">
            <text:p/>
          </draw:line>
          <draw:line draw:style-name="gr194" draw:text-style-name="P1" draw:layer="layout" svg:x1="17.01cm" svg:y1="12.428cm" svg:x2="16.306cm" svg:y2="13.861cm">
            <text:p/>
          </draw:line>
          <draw:frame draw:style-name="gr222" draw:text-style-name="P34" draw:layer="layout" svg:width="0.659cm" svg:height="0.581cm" svg:x="17.288cm" svg:y="11.585cm">
            <draw:text-box>
              <text:p><text:span text:style-name="T38">3</text:span></text:p>
            </draw:text-box>
          </draw:frame>
          <draw:polygon draw:style-name="gr36" draw:text-style-name="P1" draw:layer="layout" svg:width="3.702cm" svg:height="3.696cm" svg:x="16.849cm" svg:y="11.938cm" svg:viewBox="0 0 3703 3697" draw:points="0,2150 2139,3697 3703,1560 1572,0">
            <text:p/>
          </draw:polygon>
          <draw:polygon draw:style-name="gr36" draw:text-style-name="P1" draw:layer="layout" svg:width="2.824cm" svg:height="2.852cm" svg:x="11.842cm" svg:y="10.36cm" svg:viewBox="0 0 2825 2853" draw:points="0,2853 2824,2853 2825,16 0,0">
            <text:p/>
          </draw:polygon>
          <draw:custom-shape draw:style-name="gr17"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9.681cm">
            <draw:text-box>
              <text:p><text:span text:style-name="T1">v</text:span><text:span text:style-name="T10">0</text:span></text:p>
            </draw:text-box>
          </draw:frame>
          <draw:frame draw:style-name="gr41" draw:text-style-name="P4" draw:layer="layout" svg:width="0.794cm" svg:height="0.761cm" svg:x="13.965cm" svg:y="13.122cm">
            <draw:text-box>
              <text:p><text:span text:style-name="T1">v</text:span><text:span text:style-name="T10">1</text:span></text:p>
            </draw:text-box>
          </draw:frame>
          <draw:frame draw:style-name="gr42" draw:text-style-name="P4" draw:layer="layout" svg:width="0.79cm" svg:height="0.761cm" svg:x="16.214cm" svg:y="13.988cm">
            <draw:text-box>
              <text:p><text:span text:style-name="T1">v</text:span><text:span text:style-name="T10">2</text:span></text:p>
            </draw:text-box>
          </draw:frame>
          <draw:frame draw:style-name="gr41" draw:text-style-name="P4" draw:layer="layout" svg:width="0.794cm" svg:height="0.761cm" svg:x="18.303cm" svg:y="11.366cm">
            <draw:text-box>
              <text:p><text:span text:style-name="T1">v</text:span><text:span text:style-name="T10">3</text:span></text:p>
            </draw:text-box>
          </draw:frame>
          <draw:custom-shape draw:style-name="gr17"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 draw:layer="layout" svg:width="3.141cm" svg:height="0.657cm" svg:x="11.859cm" svg:y="13.9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8.934cm">
            <draw:text-box>
              <text:p><text:span text:style-name="T1">v</text:span><text:span text:style-name="T10">4</text:span></text:p>
            </draw:text-box>
          </draw:frame>
          <draw:frame draw:style-name="gr221" draw:text-style-name="P34" draw:layer="layout" svg:width="0.663cm" svg:height="0.581cm" svg:x="15.098cm" svg:y="10.76cm">
            <draw:text-box>
              <text:p><text:span text:style-name="T38">0</text:span></text:p>
            </draw:text-box>
          </draw:frame>
          <draw:line draw:style-name="gr194" draw:text-style-name="P1" draw:layer="layout" svg:x1="16.378cm" svg:y1="11.87cm" svg:x2="15.776cm" svg:y2="13.654cm">
            <text:p/>
          </draw:line>
          <draw:line draw:style-name="gr194" draw:text-style-name="P1" draw:layer="layout" svg:x1="17.817cm" svg:y1="10.759cm" svg:x2="16.372cm" svg:y2="11.879cm">
            <text:p/>
          </draw:line>
          <draw:line draw:style-name="gr194" draw:text-style-name="P1" draw:layer="layout" svg:x1="17.657cm" svg:y1="12.99cm" svg:x2="16.372cm" svg:y2="11.87cm">
            <text:p/>
          </draw:line>
          <draw:line draw:style-name="gr194" draw:text-style-name="P1" draw:layer="layout" svg:x1="16.372cm" svg:y1="11.876cm" svg:x2="14.662cm" svg:y2="11.833cm">
            <text:p/>
          </draw:line>
          <draw:line draw:style-name="gr194" draw:text-style-name="P1" draw:layer="layout" svg:x1="15.957cm" svg:y1="9.939cm" svg:x2="16.38cm" svg:y2="11.885cm">
            <text:p/>
          </draw:line>
          <draw:frame draw:style-name="gr222" draw:text-style-name="P34" draw:layer="layout" svg:width="0.659cm" svg:height="0.581cm" svg:x="15.099cm" svg:y="12.317cm">
            <draw:text-box>
              <text:p><text:span text:style-name="T38">1</text:span></text:p>
            </draw:text-box>
          </draw:frame>
          <draw:frame draw:style-name="gr221" draw:text-style-name="P34" draw:layer="layout" svg:width="0.663cm" svg:height="0.581cm" svg:x="16.477cm" svg:y="10.212cm">
            <draw:text-box>
              <text:p><text:span text:style-name="T38">4</text:span></text:p>
            </draw:text-box>
          </draw:frame>
          <draw:custom-shape draw:style-name="gr17"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10" draw:layer="layout" svg:width="1.086cm" svg:height="0.645cm" svg:x="12.683cm" svg:y="11.445cm">
            <draw:text-box>
              <text:p><text:span text:style-name="T11">654</text:span></text:p>
            </draw:text-box>
          </draw:frame>
          <draw:frame draw:style-name="gr225" draw:text-style-name="P10" draw:layer="layout" svg:width="1.086cm" svg:height="0.645cm" svg:x="18.332cm" svg:y="13.446cm">
            <draw:text-box>
              <text:p><text:span text:style-name="T11">656</text:span></text:p>
            </draw:text-box>
          </draw:frame>
          <draw:custom-shape draw:style-name="gr17"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9" draw:text-style-name="P1" draw:layer="layout" svg:width="3.753cm" svg:height="4.582cm" svg:x="14.668cm" svg:y="15.285cm" svg:viewBox="0 0 3754 4583" draw:points="0,863 0,3693 2193,4583 3754,2425 2520,0">
            <text:p/>
          </draw:polygon>
          <draw:frame draw:style-name="gr226" draw:text-style-name="P36" draw:layer="layout" svg:width="0.621cm" svg:height="0.501cm" svg:x="16.471cm" svg:y="19.172cm">
            <draw:text-box>
              <text:p><text:span text:style-name="T39">0</text:span></text:p>
            </draw:text-box>
          </draw:frame>
          <draw:frame draw:style-name="gr226" draw:text-style-name="P36" draw:layer="layout" svg:width="0.621cm" svg:height="0.501cm" svg:x="16.852cm" svg:y="18.515cm">
            <draw:text-box>
              <text:p><text:span text:style-name="T39">1</text:span></text:p>
            </draw:text-box>
          </draw:frame>
          <draw:frame draw:style-name="gr226" draw:text-style-name="P36" draw:layer="layout" svg:width="0.621cm" svg:height="0.501cm" svg:x="16.242cm" svg:y="18.026cm">
            <draw:text-box>
              <text:p><text:span text:style-name="T39">2</text:span></text:p>
            </draw:text-box>
          </draw:frame>
          <draw:line draw:style-name="gr194" draw:text-style-name="P1" draw:layer="layout" svg:x1="17.274cm" svg:y1="19.298cm" svg:x2="16.089cm" svg:y2="18.506cm">
            <text:p/>
          </draw:line>
          <draw:line draw:style-name="gr194" draw:text-style-name="P1" draw:layer="layout" svg:x1="17.01cm" svg:y1="18.196cm" svg:x2="16.306cm" svg:y2="19.629cm">
            <text:p/>
          </draw:line>
          <draw:frame draw:style-name="gr222" draw:text-style-name="P34" draw:layer="layout" svg:width="0.659cm" svg:height="0.581cm" svg:x="17.288cm" svg:y="17.353cm">
            <draw:text-box>
              <text:p><text:span text:style-name="T38">3</text:span></text:p>
            </draw:text-box>
          </draw:frame>
          <draw:polygon draw:style-name="gr36" draw:text-style-name="P1" draw:layer="layout" svg:width="3.702cm" svg:height="3.696cm" svg:x="16.849cm" svg:y="17.706cm" svg:viewBox="0 0 3703 3697" draw:points="0,2150 2139,3697 3703,1560 1572,0">
            <text:p/>
          </draw:polygon>
          <draw:polygon draw:style-name="gr36" draw:text-style-name="P1" draw:layer="layout" svg:width="2.824cm" svg:height="2.852cm" svg:x="11.842cm" svg:y="16.128cm" svg:viewBox="0 0 2825 2853" draw:points="0,2853 2824,2853 2825,16 0,0">
            <text:p/>
          </draw:polygon>
          <draw:custom-shape draw:style-name="gr17"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15.449cm">
            <draw:text-box>
              <text:p><text:span text:style-name="T1">v</text:span><text:span text:style-name="T10">0</text:span></text:p>
            </draw:text-box>
          </draw:frame>
          <draw:frame draw:style-name="gr41" draw:text-style-name="P4" draw:layer="layout" svg:width="0.794cm" svg:height="0.761cm" svg:x="13.965cm" svg:y="18.89cm">
            <draw:text-box>
              <text:p><text:span text:style-name="T1">v</text:span><text:span text:style-name="T10">1</text:span></text:p>
            </draw:text-box>
          </draw:frame>
          <draw:frame draw:style-name="gr42" draw:text-style-name="P4" draw:layer="layout" svg:width="0.79cm" svg:height="0.761cm" svg:x="16.214cm" svg:y="19.756cm">
            <draw:text-box>
              <text:p><text:span text:style-name="T1">v</text:span><text:span text:style-name="T10">2</text:span></text:p>
            </draw:text-box>
          </draw:frame>
          <draw:frame draw:style-name="gr41" draw:text-style-name="P4" draw:layer="layout" svg:width="0.794cm" svg:height="0.761cm" svg:x="18.303cm" svg:y="17.134cm">
            <draw:text-box>
              <text:p><text:span text:style-name="T1">v</text:span><text:span text:style-name="T10">3</text:span></text:p>
            </draw:text-box>
          </draw:frame>
          <draw:custom-shape draw:style-name="gr17"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 draw:layer="layout" svg:width="3.141cm" svg:height="0.657cm" svg:x="11.859cm" svg:y="19.74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14.702cm">
            <draw:text-box>
              <text:p><text:span text:style-name="T1">v</text:span><text:span text:style-name="T10">4</text:span></text:p>
            </draw:text-box>
          </draw:frame>
          <draw:frame draw:style-name="gr221" draw:text-style-name="P34" draw:layer="layout" svg:width="0.663cm" svg:height="0.581cm" svg:x="15.098cm" svg:y="16.528cm">
            <draw:text-box>
              <text:p><text:span text:style-name="T38">0</text:span></text:p>
            </draw:text-box>
          </draw:frame>
          <draw:line draw:style-name="gr194" draw:text-style-name="P1" draw:layer="layout" svg:x1="16.378cm" svg:y1="17.638cm" svg:x2="15.776cm" svg:y2="19.422cm">
            <text:p/>
          </draw:line>
          <draw:line draw:style-name="gr194" draw:text-style-name="P1" draw:layer="layout" svg:x1="17.817cm" svg:y1="16.527cm" svg:x2="16.372cm" svg:y2="17.647cm">
            <text:p/>
          </draw:line>
          <draw:line draw:style-name="gr194" draw:text-style-name="P1" draw:layer="layout" svg:x1="17.657cm" svg:y1="18.758cm" svg:x2="16.372cm" svg:y2="17.638cm">
            <text:p/>
          </draw:line>
          <draw:line draw:style-name="gr194" draw:text-style-name="P1" draw:layer="layout" svg:x1="16.372cm" svg:y1="17.644cm" svg:x2="14.662cm" svg:y2="17.601cm">
            <text:p/>
          </draw:line>
          <draw:line draw:style-name="gr194" draw:text-style-name="P1" draw:layer="layout" svg:x1="15.957cm" svg:y1="15.707cm" svg:x2="16.38cm" svg:y2="17.653cm">
            <text:p/>
          </draw:line>
          <draw:frame draw:style-name="gr222" draw:text-style-name="P34" draw:layer="layout" svg:width="0.659cm" svg:height="0.581cm" svg:x="15.099cm" svg:y="18.085cm">
            <draw:text-box>
              <text:p><text:span text:style-name="T38">1</text:span></text:p>
            </draw:text-box>
          </draw:frame>
          <draw:frame draw:style-name="gr221" draw:text-style-name="P34" draw:layer="layout" svg:width="0.663cm" svg:height="0.581cm" svg:x="16.477cm" svg:y="15.98cm">
            <draw:text-box>
              <text:p><text:span text:style-name="T38">4</text:span></text:p>
            </draw:text-box>
          </draw:frame>
          <draw:custom-shape draw:style-name="gr17"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37" draw:layer="layout" svg:width="0.599cm" svg:height="0.458cm" svg:x="15.84cm" svg:y="18.461cm">
            <draw:text-box>
              <text:p><text:span text:style-name="T42">2</text:span></text:p>
            </draw:text-box>
          </draw:frame>
          <draw:frame draw:style-name="gr236" draw:text-style-name="P37" draw:layer="layout" svg:width="0.604cm" svg:height="0.458cm" svg:x="15.615cm" svg:y="19.106cm">
            <draw:text-box>
              <text:p><text:span text:style-name="T42">3</text:span></text:p>
            </draw:text-box>
          </draw:frame>
          <draw:frame draw:style-name="gr236" draw:text-style-name="P37" draw:layer="layout" svg:width="0.604cm" svg:height="0.458cm" svg:x="15.964cm" svg:y="19.261cm">
            <draw:text-box>
              <text:p><text:span text:style-name="T42">0</text:span></text:p>
            </draw:text-box>
          </draw:frame>
          <draw:frame draw:style-name="gr236" draw:text-style-name="P37" draw:layer="layout" svg:width="0.604cm" svg:height="0.458cm" svg:x="16.213cm" svg:y="18.695cm">
            <draw:text-box>
              <text:p><text:span text:style-name="T42">1</text:span></text:p>
            </draw:text-box>
          </draw:frame>
          <draw:frame draw:style-name="gr225" draw:text-style-name="P10" draw:layer="layout" svg:width="1.086cm" svg:height="0.645cm" svg:x="12.683cm" svg:y="17.213cm">
            <draw:text-box>
              <text:p><text:span text:style-name="T11">654</text:span></text:p>
            </draw:text-box>
          </draw:frame>
          <draw:frame draw:style-name="gr225" draw:text-style-name="P10" draw:layer="layout" svg:width="1.086cm" svg:height="0.645cm" svg:x="18.332cm" svg:y="19.214cm">
            <draw:text-box>
              <text:p><text:span text:style-name="T11">656</text:span></text:p>
            </draw:text-box>
          </draw:frame>
          <draw:custom-shape draw:style-name="gr17"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9" draw:text-style-name="P1" draw:layer="layout" svg:width="3.753cm" svg:height="4.582cm" svg:x="14.668cm" svg:y="21.436cm" svg:viewBox="0 0 3754 4583" draw:points="0,863 0,3693 2193,4583 3754,2425 2520,0">
            <text:p/>
          </draw:polygon>
          <draw:frame draw:style-name="gr226" draw:text-style-name="P36" draw:layer="layout" svg:width="0.621cm" svg:height="0.501cm" svg:x="16.471cm" svg:y="25.323cm">
            <draw:text-box>
              <text:p><text:span text:style-name="T39">0</text:span></text:p>
            </draw:text-box>
          </draw:frame>
          <draw:frame draw:style-name="gr226" draw:text-style-name="P36" draw:layer="layout" svg:width="0.621cm" svg:height="0.501cm" svg:x="16.852cm" svg:y="24.666cm">
            <draw:text-box>
              <text:p><text:span text:style-name="T39">1</text:span></text:p>
            </draw:text-box>
          </draw:frame>
          <draw:frame draw:style-name="gr226" draw:text-style-name="P36" draw:layer="layout" svg:width="0.621cm" svg:height="0.501cm" svg:x="16.242cm" svg:y="24.177cm">
            <draw:text-box>
              <text:p><text:span text:style-name="T39">2</text:span></text:p>
            </draw:text-box>
          </draw:frame>
          <draw:line draw:style-name="gr194" draw:text-style-name="P1" draw:layer="layout" svg:x1="17.274cm" svg:y1="25.449cm" svg:x2="16.089cm" svg:y2="24.657cm">
            <text:p/>
          </draw:line>
          <draw:line draw:style-name="gr194" draw:text-style-name="P1" draw:layer="layout" svg:x1="17.01cm" svg:y1="24.347cm" svg:x2="16.306cm" svg:y2="25.78cm">
            <text:p/>
          </draw:line>
          <draw:frame draw:style-name="gr222" draw:text-style-name="P34" draw:layer="layout" svg:width="0.659cm" svg:height="0.581cm" svg:x="17.288cm" svg:y="23.504cm">
            <draw:text-box>
              <text:p><text:span text:style-name="T38">3</text:span></text:p>
            </draw:text-box>
          </draw:frame>
          <draw:polygon draw:style-name="gr36" draw:text-style-name="P1" draw:layer="layout" svg:width="3.702cm" svg:height="3.696cm" svg:x="16.849cm" svg:y="23.857cm" svg:viewBox="0 0 3703 3697" draw:points="0,2150 2139,3697 3703,1560 1572,0">
            <text:p/>
          </draw:polygon>
          <draw:polygon draw:style-name="gr36" draw:text-style-name="P1" draw:layer="layout" svg:width="2.824cm" svg:height="2.852cm" svg:x="11.842cm" svg:y="22.279cm" svg:viewBox="0 0 2825 2853" draw:points="0,2853 2824,2853 2825,16 0,0">
            <text:p/>
          </draw:polygon>
          <draw:custom-shape draw:style-name="gr17"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21.6cm">
            <draw:text-box>
              <text:p><text:span text:style-name="T1">v</text:span><text:span text:style-name="T10">0</text:span></text:p>
            </draw:text-box>
          </draw:frame>
          <draw:frame draw:style-name="gr41" draw:text-style-name="P4" draw:layer="layout" svg:width="0.794cm" svg:height="0.761cm" svg:x="13.965cm" svg:y="25.041cm">
            <draw:text-box>
              <text:p><text:span text:style-name="T1">v</text:span><text:span text:style-name="T10">1</text:span></text:p>
            </draw:text-box>
          </draw:frame>
          <draw:frame draw:style-name="gr42" draw:text-style-name="P4" draw:layer="layout" svg:width="0.79cm" svg:height="0.761cm" svg:x="16.214cm" svg:y="25.907cm">
            <draw:text-box>
              <text:p><text:span text:style-name="T1">v</text:span><text:span text:style-name="T10">2</text:span></text:p>
            </draw:text-box>
          </draw:frame>
          <draw:frame draw:style-name="gr41" draw:text-style-name="P4" draw:layer="layout" svg:width="0.794cm" svg:height="0.761cm" svg:x="18.303cm" svg:y="23.285cm">
            <draw:text-box>
              <text:p><text:span text:style-name="T1">v</text:span><text:span text:style-name="T10">3</text:span></text:p>
            </draw:text-box>
          </draw:frame>
          <draw:custom-shape draw:style-name="gr17"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4" draw:layer="layout" svg:width="3.53cm" svg:height="0.657cm" svg:x="11.859cm" svg:y="25.899cm">
            <draw:text-box>
              <text:p><text:span text:style-name="T1">path = </text:span><text:span text:style-name="T37">655</text:span><text:span text:style-name="T1">, </text:span><text:span text:style-name="T40">2</text:span><text:span text:style-name="T1">, </text:span><text:span text:style-name="T41">3</text:span><text:span text:style-name="T43">,</text:span><text:span text:style-name="T41"> </text:span><text:span text:style-name="T44">0</text:span><text:span text:style-name="T1"> <text:s/></text:span></text:p>
            </draw:text-box>
          </draw:frame>
          <draw:custom-shape draw:style-name="gr17"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20.853cm">
            <draw:text-box>
              <text:p><text:span text:style-name="T1">v</text:span><text:span text:style-name="T10">4</text:span></text:p>
            </draw:text-box>
          </draw:frame>
          <draw:frame draw:style-name="gr221" draw:text-style-name="P34" draw:layer="layout" svg:width="0.663cm" svg:height="0.581cm" svg:x="15.098cm" svg:y="22.679cm">
            <draw:text-box>
              <text:p><text:span text:style-name="T38">0</text:span></text:p>
            </draw:text-box>
          </draw:frame>
          <draw:line draw:style-name="gr194" draw:text-style-name="P1" draw:layer="layout" svg:x1="16.378cm" svg:y1="23.789cm" svg:x2="15.776cm" svg:y2="25.573cm">
            <text:p/>
          </draw:line>
          <draw:line draw:style-name="gr194" draw:text-style-name="P1" draw:layer="layout" svg:x1="17.817cm" svg:y1="22.678cm" svg:x2="16.372cm" svg:y2="23.798cm">
            <text:p/>
          </draw:line>
          <draw:line draw:style-name="gr194" draw:text-style-name="P1" draw:layer="layout" svg:x1="17.657cm" svg:y1="24.909cm" svg:x2="16.372cm" svg:y2="23.789cm">
            <text:p/>
          </draw:line>
          <draw:line draw:style-name="gr194" draw:text-style-name="P1" draw:layer="layout" svg:x1="16.372cm" svg:y1="23.795cm" svg:x2="14.662cm" svg:y2="23.752cm">
            <text:p/>
          </draw:line>
          <draw:line draw:style-name="gr194" draw:text-style-name="P1" draw:layer="layout" svg:x1="15.957cm" svg:y1="21.858cm" svg:x2="16.38cm" svg:y2="23.804cm">
            <text:p/>
          </draw:line>
          <draw:frame draw:style-name="gr222" draw:text-style-name="P34" draw:layer="layout" svg:width="0.659cm" svg:height="0.581cm" svg:x="15.099cm" svg:y="24.236cm">
            <draw:text-box>
              <text:p><text:span text:style-name="T38">1</text:span></text:p>
            </draw:text-box>
          </draw:frame>
          <draw:frame draw:style-name="gr221" draw:text-style-name="P34" draw:layer="layout" svg:width="0.663cm" svg:height="0.581cm" svg:x="16.477cm" svg:y="22.131cm">
            <draw:text-box>
              <text:p><text:span text:style-name="T38">4</text:span></text:p>
            </draw:text-box>
          </draw:frame>
          <draw:custom-shape draw:style-name="gr17"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37" draw:layer="layout" svg:width="0.599cm" svg:height="0.458cm" svg:x="15.84cm" svg:y="24.612cm">
            <draw:text-box>
              <text:p><text:span text:style-name="T42">2</text:span></text:p>
            </draw:text-box>
          </draw:frame>
          <draw:frame draw:style-name="gr236" draw:text-style-name="P37" draw:layer="layout" svg:width="0.604cm" svg:height="0.458cm" svg:x="15.615cm" svg:y="25.257cm">
            <draw:text-box>
              <text:p><text:span text:style-name="T42">3</text:span></text:p>
            </draw:text-box>
          </draw:frame>
          <draw:frame draw:style-name="gr236" draw:text-style-name="P37" draw:layer="layout" svg:width="0.604cm" svg:height="0.458cm" svg:x="16cm" svg:y="25.562cm">
            <draw:text-box>
              <text:p><text:span text:style-name="T42">0</text:span></text:p>
            </draw:text-box>
          </draw:frame>
          <draw:frame draw:style-name="gr236" draw:text-style-name="P37" draw:layer="layout" svg:width="0.604cm" svg:height="0.458cm" svg:x="16.213cm" svg:y="24.846cm">
            <draw:text-box>
              <text:p><text:span text:style-name="T42">1</text:span></text:p>
            </draw:text-box>
          </draw:frame>
          <draw:frame draw:style-name="gr225" draw:text-style-name="P10" draw:layer="layout" svg:width="1.086cm" svg:height="0.645cm" svg:x="12.683cm" svg:y="23.364cm">
            <draw:text-box>
              <text:p><text:span text:style-name="T11">654</text:span></text:p>
            </draw:text-box>
          </draw:frame>
          <draw:frame draw:style-name="gr225" draw:text-style-name="P10" draw:layer="layout" svg:width="1.086cm" svg:height="0.645cm" svg:x="18.332cm" svg:y="25.365cm">
            <draw:text-box>
              <text:p><text:span text:style-name="T11">656</text:span></text:p>
            </draw:text-box>
          </draw:frame>
          <draw:custom-shape draw:style-name="gr17"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3.702cm" svg:height="3.696cm" svg:x="6.213cm" svg:y="4.004cm" svg:viewBox="0 0 3703 3697" draw:points="0,2150 2139,3697 3703,1560 1572,0">
            <text:p/>
          </draw:polygon>
          <draw:polygon draw:style-name="gr230" draw:text-style-name="P1" draw:layer="layout" svg:width="3.753cm" svg:height="4.582cm" svg:x="4.032cm" svg:y="1.583cm" svg:viewBox="0 0 3754 4583" draw:points="0,863 0,3693 2193,4583 3754,2425 2520,0">
            <text:p/>
          </draw:polygon>
          <draw:polygon draw:style-name="gr36" draw:text-style-name="P1" draw:layer="layout" svg:width="2.824cm" svg:height="2.852cm" svg:x="1.206cm" svg:y="2.426cm" svg:viewBox="0 0 2825 2853" draw:points="0,2853 2824,2853 2825,16 0,0">
            <text:p/>
          </draw:polygon>
          <draw:custom-shape draw:style-name="gr17"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7cm">
            <draw:text-box>
              <text:p><text:span text:style-name="T1">v</text:span><text:span text:style-name="T10">0</text:span></text:p>
            </draw:text-box>
          </draw:frame>
          <draw:frame draw:style-name="gr41" draw:text-style-name="P4" draw:layer="layout" svg:width="0.794cm" svg:height="0.761cm" svg:x="3.329cm" svg:y="5.188cm">
            <draw:text-box>
              <text:p><text:span text:style-name="T1">v</text:span><text:span text:style-name="T10">1</text:span></text:p>
            </draw:text-box>
          </draw:frame>
          <draw:frame draw:style-name="gr42" draw:text-style-name="P4" draw:layer="layout" svg:width="0.79cm" svg:height="0.761cm" svg:x="5.578cm" svg:y="6.054cm">
            <draw:text-box>
              <text:p><text:span text:style-name="T1">v</text:span><text:span text:style-name="T10">2</text:span></text:p>
            </draw:text-box>
          </draw:frame>
          <draw:frame draw:style-name="gr41" draw:text-style-name="P4" draw:layer="layout" svg:width="0.794cm" svg:height="0.761cm" svg:x="7.667cm" svg:y="3.432cm">
            <draw:text-box>
              <text:p><text:span text:style-name="T1">v</text:span><text:span text:style-name="T10">3</text:span></text:p>
            </draw:text-box>
          </draw:frame>
          <draw:custom-shape draw:style-name="gr17"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4" draw:layer="layout" svg:width="1.679cm" svg:height="0.645cm" svg:x="1.223cm" svg:y="6.046cm">
            <draw:text-box>
              <text:p><text:span text:style-name="T1">path = <text:s/></text:span></text:p>
            </draw:text-box>
          </draw:frame>
          <draw:custom-shape draw:style-name="gr17"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cm">
            <draw:text-box>
              <text:p><text:span text:style-name="T1">v</text:span><text:span text:style-name="T10">4</text:span></text:p>
            </draw:text-box>
          </draw:frame>
          <draw:custom-shape draw:style-name="gr17"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0" draw:text-style-name="P38" draw:layer="layout" svg:width="1.086cm" svg:height="0.645cm" svg:x="5.159cm" svg:y="3.638cm">
            <draw:text-box>
              <text:p><text:span text:style-name="T45">655</text:span></text:p>
            </draw:text-box>
          </draw:frame>
          <draw:frame draw:style-name="gr225" draw:text-style-name="P10" draw:layer="layout" svg:width="1.086cm" svg:height="0.645cm" svg:x="2.047cm" svg:y="3.511cm">
            <draw:text-box>
              <text:p><text:span text:style-name="T11">654</text:span></text:p>
            </draw:text-box>
          </draw:frame>
          <draw:frame draw:style-name="gr225" draw:text-style-name="P10" draw:layer="layout" svg:width="1.086cm" svg:height="0.645cm" svg:x="7.696cm" svg:y="5.512cm">
            <draw:text-box>
              <text:p><text:span text:style-name="T11">656</text:span></text:p>
            </draw:text-box>
          </draw:frame>
        </draw:g>
      </draw:page>
      <draw:page draw:name="page12" draw:style-name="dp1" draw:master-page-name="Default">
        <draw:g>
          <draw:custom-shape draw:style-name="gr241" draw:text-style-name="P39" draw:layer="layout" svg:width="5.171cm" svg:height="7.564cm" draw:transform="rotate (1.5707963267946) translate (4.251cm 6.764cm)">
            <text:p text:style-name="P1"><text:span text:style-name="T46">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106"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2" draw:text-style-name="P1" draw:layer="layout" draw:type="line" svg:x1="5.683cm" svg:y1="3.682cm" svg:x2="7.371cm" svg:y2="2.59cm" draw:start-shape="id129" draw:start-glue-point="11" draw:end-shape="id130" draw:end-glue-point="6" svg:d="M5683 3682l1688-1092">
              <text:p/>
            </draw:connector>
            <draw:connector draw:style-name="gr242" draw:text-style-name="P1" draw:layer="layout" draw:type="line" svg:x1="5.683cm" svg:y1="4.675cm" svg:x2="7.371cm" svg:y2="5.767cm" draw:start-shape="id129" draw:start-glue-point="9" draw:end-shape="id131" draw:end-glue-point="6" svg:d="M5683 4675l1688 1092">
              <text:p/>
            </draw:connector>
            <draw:connector draw:style-name="gr242" draw:text-style-name="P1" draw:layer="layout" draw:type="line" svg:x1="8.072cm" svg:y1="5.065cm" svg:x2="8.072cm" svg:y2="3.291cm" draw:start-shape="id131" draw:end-shape="id130" svg:d="M8072 5065v-1774">
              <text:p/>
            </draw:connector>
          </draw:g>
          <draw:rect draw:style-name="gr243" draw:text-style-name="P2" xml:id="id132" draw:id="id132" draw:layer="layout" svg:width="1.383cm" svg:height="0.706cm" svg:x="1.608cm" svg:y="3.825cm">
            <text:p text:style-name="P1"><text:span text:style-name="T1">Far</text:span></text:p>
          </draw:rect>
          <draw:connector draw:style-name="gr242" draw:text-style-name="P1" draw:layer="layout" draw:type="line" svg:x1="2.991cm" svg:y1="4.178cm" svg:x2="4.485cm" svg:y2="4.178cm" draw:start-shape="id132" draw:start-glue-point="1" draw:end-shape="id133" svg:d="M2991 4178h1494">
            <text:p/>
          </draw:connector>
        </draw:g>
        <draw:g>
          <draw:rect draw:style-name="gr244" draw:text-style-name="P40" draw:layer="layout" svg:width="4.462cm" svg:height="4.01cm" svg:x="8.85cm" svg:y="7.58cm" draw:corner-radius="0.282cm">
            <text:p text:style-name="P1"><text:span text:style-name="T47">Singleton</text:span></text:p>
          </draw:rect>
          <draw:rect draw:style-name="gr244" draw:text-style-name="P40" draw:layer="layout" svg:width="6.325cm" svg:height="4.01cm" svg:x="1.706cm" svg:y="7.58cm" draw:corner-radius="0.282cm">
            <text:p text:style-name="P1"><text:span text:style-name="T47">Per-Primitive</text:span></text:p>
          </draw:rect>
          <draw:custom-shape draw:style-name="gr106"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 draw:layer="layout" draw:type="curve" svg:x1="3.993cm" svg:y1="10.235cm" svg:x2="5.744cm" svg:y2="10.235cm" draw:start-shape="id134" draw:start-glue-point="10" draw:end-shape="id135" draw:end-glue-point="6" svg:d="M3993 10235h1751">
            <text:p/>
          </draw:connector>
          <draw:custom-shape draw:style-name="gr106"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4" draw:layer="layout" svg:width="1.404cm" svg:height="0.645cm" svg:x="4.166cm" svg:y="10.419cm">
            <draw:text-box>
              <text:p><text:span text:style-name="T1">Owns</text:span></text:p>
            </draw:text-box>
          </draw:frame>
          <draw:connector draw:style-name="gr104" draw:text-style-name="P1" draw:layer="layout" draw:type="curve" svg:x1="10.206cm" svg:y1="10.235cm" svg:x2="7.495cm" svg:y2="10.235cm" draw:start-shape="id136" draw:start-glue-point="6" draw:end-shape="id135" draw:end-glue-point="10" svg:d="M10206 10235h-2711">
            <text:p/>
          </draw:connector>
          <draw:frame draw:style-name="gr164" draw:text-style-name="P4" draw:layer="layout" svg:width="1.383cm" svg:height="0.645cm" svg:x="7.729cm" svg:y="10.419cm">
            <draw:text-box>
              <text:p><text:span text:style-name="T1">Binds</text:span></text:p>
            </draw:text-box>
          </draw:frame>
          <draw:custom-shape draw:style-name="gr168" draw:text-style-name="P17" draw:layer="layout" svg:width="2.428cm" svg:height="0.701cm" draw:transform="rotate (0.785572696322499) translate (6.779cm 9.156cm)">
            <text:p text:style-name="P1"><text:span text:style-name="T14">OpenGL</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1.222cm 9.157cm)">
            <text:p text:style-name="P1"><text:span text:style-name="T14">OpenGL</text:span></text:p>
            <draw:enhanced-geometry svg:viewBox="0 0 21600 21600" draw:type="rectangle" draw:enhanced-path="M 0 0 L 21600 0 21600 21600 0 21600 0 0 Z N"/>
          </draw:custom-shape>
        </draw:g>
        <draw:g>
          <draw:custom-shape draw:style-name="gr106"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svg:x1="6.011cm" svg:y1="16.927cm" svg:x2="6.011cm" svg:y2="15.825cm" draw:start-shape="id137" draw:start-glue-point="4" draw:end-shape="id138" draw:end-glue-point="8" svg:d="M6011 16927v-1102">
            <text:p/>
          </draw:connector>
          <draw:connector draw:style-name="gr163" draw:text-style-name="P1" draw:layer="layout" svg:x1="8.425cm" svg:y1="16.927cm" svg:x2="8.426cm" svg:y2="15.825cm" draw:start-shape="id139" draw:start-glue-point="4" draw:end-shape="id140" draw:end-glue-point="8" svg:d="M8425 16927v-552h1v-550">
            <text:p/>
          </draw:connector>
          <draw:connector draw:style-name="gr163" draw:text-style-name="P1" draw:layer="layout" svg:x1="3.596cm" svg:y1="16.927cm" svg:x2="3.597cm" svg:y2="15.825cm" draw:start-shape="id141" draw:start-glue-point="4" draw:end-shape="id142" draw:end-glue-point="8" svg:d="M3596 16927v-552h1v-550">
            <text:p/>
          </draw:connector>
          <draw:connector draw:style-name="gr163" draw:text-style-name="P1" draw:layer="layout" draw:type="line" svg:x1="4.215cm" svg:y1="18.422cm" svg:x2="5.392cm" svg:y2="20.063cm" draw:start-shape="id141" draw:start-glue-point="9" draw:end-shape="id143" draw:end-glue-point="5" svg:d="M4215 18422l1177 1641">
            <text:p/>
          </draw:connector>
          <draw:connector draw:style-name="gr163" draw:text-style-name="P1" draw:layer="layout" draw:type="line" svg:x1="6.011cm" svg:y1="18.678cm" svg:x2="6.012cm" svg:y2="19.807cm" draw:start-shape="id137" draw:start-glue-point="8" draw:end-shape="id143" draw:end-glue-point="4" svg:d="M6011 18678l1 1129">
            <text:p/>
          </draw:connector>
          <draw:connector draw:style-name="gr163" draw:text-style-name="P1" draw:layer="layout" draw:type="line" svg:x1="7.805cm" svg:y1="18.422cm" svg:x2="6.631cm" svg:y2="20.063cm" draw:start-shape="id139" draw:start-glue-point="7" draw:end-shape="id143" draw:end-glue-point="11" svg:d="M7805 18422l-1174 1641">
            <text:p/>
          </draw:connector>
          <draw:custom-shape draw:style-name="gr106"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draw:type="line" svg:x1="6.013cm" svg:y1="22.772cm" svg:x2="6.012cm" svg:y2="21.558cm" draw:start-shape="id144" draw:start-glue-point="4" draw:end-shape="id143" draw:end-glue-point="8" svg:d="M6013 22772l-1-1214">
            <text:p/>
          </draw:connector>
          <draw:frame draw:style-name="gr164" draw:text-style-name="P4" draw:layer="layout" svg:width="1.383cm" svg:height="0.645cm" svg:x="1.79cm" svg:y="16.022cm">
            <draw:text-box>
              <text:p><text:span text:style-name="T1">Binds</text:span></text:p>
            </draw:text-box>
          </draw:frame>
          <draw:frame draw:style-name="gr165" draw:text-style-name="P4" draw:layer="layout" svg:width="1.404cm" svg:height="0.645cm" svg:x="3.266cm" svg:y="19.101cm">
            <draw:text-box>
              <text:p><text:span text:style-name="T1">Owns</text:span></text:p>
            </draw:text-box>
          </draw:frame>
          <draw:frame draw:style-name="gr166" draw:text-style-name="P4" draw:layer="layout" svg:width="1.81cm" svg:height="0.645cm" svg:x="4.017cm" svg:y="21.925cm">
            <draw:text-box>
              <text:p><text:span text:style-name="T1">Updates</text:span></text:p>
            </draw:text-box>
          </draw:frame>
        </draw:g>
        <draw:g>
          <draw:custom-shape draw:style-name="gr106"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svg:x1="18.169cm" svg:y1="16.899cm" svg:x2="18.169cm" svg:y2="15.797cm" draw:start-shape="id145" draw:start-glue-point="4" draw:end-shape="id146" draw:end-glue-point="8" svg:d="M18169 16899v-1102">
            <text:p/>
          </draw:connector>
          <draw:connector draw:style-name="gr163" draw:text-style-name="P1" draw:layer="layout" svg:x1="13.989cm" svg:y1="16.899cm" svg:x2="13.99cm" svg:y2="15.797cm" draw:start-shape="id147" draw:start-glue-point="4" draw:end-shape="id148" draw:end-glue-point="8" svg:d="M13989 16899v-552h1v-550">
            <text:p/>
          </draw:connector>
          <draw:connector draw:style-name="gr163" draw:text-style-name="P1" draw:layer="layout" draw:type="line" svg:x1="14.608cm" svg:y1="18.394cm" svg:x2="15.459cm" svg:y2="20.035cm" draw:start-shape="id147" draw:start-glue-point="9" draw:end-shape="id149" draw:end-glue-point="5" svg:d="M14608 18394l851 1641">
            <text:p/>
          </draw:connector>
          <draw:connector draw:style-name="gr163" draw:text-style-name="P1" draw:layer="layout" draw:type="line" svg:x1="18.169cm" svg:y1="18.65cm" svg:x2="16.698cm" svg:y2="20.035cm" draw:start-shape="id145" draw:start-glue-point="8" draw:end-shape="id149" draw:end-glue-point="11" svg:d="M18169 18650l-1471 1385">
            <text:p/>
          </draw:connector>
          <draw:custom-shape draw:style-name="gr106"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draw:type="line" svg:x1="16.079cm" svg:y1="22.744cm" svg:x2="16.079cm" svg:y2="21.53cm" draw:start-shape="id150" draw:start-glue-point="4" draw:end-shape="id149" draw:end-glue-point="8" svg:d="M16079 22744v-1214">
            <text:p/>
          </draw:connector>
          <draw:custom-shape draw:style-name="gr246" draw:text-style-name="P17" draw:layer="layout" svg:width="2.428cm" svg:height="0.701cm" draw:transform="rotate (0.0001745329251994) translate (10.601cm 14.571cm)">
            <text:p text:style-name="P1"><text:span text:style-name="T14">CUDA</text:span></text:p>
            <draw:enhanced-geometry svg:viewBox="0 0 21600 21600" draw:type="rectangle" draw:enhanced-path="M 0 0 L 21600 0 21600 21600 0 21600 0 0 Z N"/>
          </draw:custom-shape>
          <draw:custom-shape draw:style-name="gr246" draw:text-style-name="P17" draw:layer="layout" svg:width="2.428cm" svg:height="0.701cm" draw:transform="rotate (0.0001745329251994) translate (10.601cm 17.424cm)">
            <text:p text:style-name="P1"><text:span text:style-name="T14">CUDA</text:span></text:p>
            <draw:enhanced-geometry svg:viewBox="0 0 21600 21600" draw:type="rectangle" draw:enhanced-path="M 0 0 L 21600 0 21600 21600 0 21600 0 0 Z N"/>
          </draw:custom-shape>
          <draw:custom-shape draw:style-name="gr168" draw:text-style-name="P17" draw:layer="layout" svg:width="2.428cm" svg:height="0.701cm" draw:transform="rotate (0.0001745329251994) translate (19.13cm 14.571cm)">
            <text:p text:style-name="P1"><text:span text:style-name="T14">OpenGL</text:span></text:p>
            <draw:enhanced-geometry svg:viewBox="0 0 21600 21600" draw:type="rectangle" draw:enhanced-path="M 0 0 L 21600 0 21600 21600 0 21600 0 0 Z N"/>
          </draw:custom-shape>
          <draw:custom-shape draw:style-name="gr168" draw:text-style-name="P17" draw:layer="layout" svg:width="2.428cm" svg:height="0.701cm" draw:transform="rotate (0.0001745329251994) translate (19.13cm 17.424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7.04cm 23.269cm)">
            <text:p text:style-name="P1"><text:span text:style-name="T14">CPU</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6.832cm 21.383cm)">
            <text:p text:style-name="P1"><text:span text:style-name="T14">CPU</text:span></text:p>
            <draw:enhanced-geometry svg:viewBox="0 0 21600 21600" draw:mirror-horizontal="false" draw:mirror-vertical="false" draw:type="rectangle" draw:enhanced-path="M 0 0 L 21600 0 21600 21600 0 21600 0 0 Z N"/>
          </draw:custom-shape>
          <draw:custom-shape draw:style-name="gr168" draw:text-style-name="P17" draw:layer="layout" svg:width="2.428cm" svg:height="0.701cm" draw:transform="rotate (0.785572696322499) translate (19.119cm 21.383cm)">
            <text:p text:style-name="P1"><text:span text:style-name="T14">OpenGL</text:span></text:p>
            <draw:enhanced-geometry svg:viewBox="0 0 21600 21600" draw:type="rectangle" draw:enhanced-path="M 0 0 L 21600 0 21600 21600 0 21600 0 0 Z N"/>
          </draw:custom-shape>
          <draw:custom-shape draw:style-name="gr246" draw:text-style-name="P17" draw:layer="layout" svg:width="2.428cm" svg:height="0.701cm" draw:transform="rotate (0.785572696322499) translate (17.99cm 21.383cm)">
            <text:p text:style-name="P1"><text:span text:style-name="T14">CUDA</text:span></text:p>
            <draw:enhanced-geometry svg:viewBox="0 0 21600 21600" draw:mirror-horizontal="false" draw:mirror-vertical="false" draw:type="rectangle" draw:enhanced-path="M 0 0 L 21600 0 21600 21600 0 21600 0 0 Z N"/>
          </draw:custom-shape>
        </draw:g>
        <draw:g>
          <draw:custom-shape draw:style-name="gr106"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svg:x1="20.345cm" svg:y1="5.264cm" svg:x2="20.345cm" svg:y2="4.162cm" draw:start-shape="id151" draw:start-glue-point="4" draw:end-shape="id152" draw:end-glue-point="8" svg:d="M20345 5264v-1102">
            <text:p/>
          </draw:connector>
          <draw:connector draw:style-name="gr163" draw:text-style-name="P1" draw:layer="layout" svg:x1="16.165cm" svg:y1="5.264cm" svg:x2="16.166cm" svg:y2="4.162cm" draw:start-shape="id153" draw:start-glue-point="4" draw:end-shape="id154" draw:end-glue-point="8" svg:d="M16165 5264v-552h1v-550">
            <text:p/>
          </draw:connector>
          <draw:connector draw:style-name="gr163" draw:text-style-name="P1" draw:layer="layout" draw:type="line" svg:x1="16.784cm" svg:y1="6.759cm" svg:x2="17.635cm" svg:y2="8.4cm" draw:start-shape="id153" draw:start-glue-point="9" draw:end-shape="id155" draw:end-glue-point="5" svg:d="M16784 6759l851 1641">
            <text:p/>
          </draw:connector>
          <draw:connector draw:style-name="gr163" draw:text-style-name="P1" draw:layer="layout" draw:type="line" svg:x1="20.345cm" svg:y1="7.015cm" svg:x2="18.874cm" svg:y2="8.4cm" draw:start-shape="id151" draw:start-glue-point="8" draw:end-shape="id155" draw:end-glue-point="11" svg:d="M20345 7015l-1471 1385">
            <text:p/>
          </draw:connector>
          <draw:custom-shape draw:style-name="gr106"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1" draw:layer="layout" draw:type="line" svg:x1="18.255cm" svg:y1="11.109cm" svg:x2="18.255cm" svg:y2="9.895cm" draw:start-shape="id156" draw:start-glue-point="4" draw:end-shape="id155" draw:end-glue-point="8" svg:d="M18255 11109v-1214">
            <text:p/>
          </draw:connector>
        </draw:g>
      </draw:page>
      <draw:page draw:name="page13" draw:style-name="dp1" draw:master-page-name="Default">
        <draw:g>
          <draw:custom-shape draw:style-name="gr247" draw:text-style-name="P1" draw:layer="layout" svg:width="5.196cm" svg:height="5.196cm" draw:transform="rotate (2.0943951023928)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draw:transform="rotate (-2.09439510239399)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9"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50" draw:text-style-name="P4" draw:layer="layout" svg:width="1.933cm" svg:height="0.645cm" svg:x="3.327cm" svg:y="11.424cm">
            <draw:text-box>
              <text:p><text:span text:style-name="T1">Compute</text:span></text:p>
            </draw:text-box>
          </draw:frame>
          <draw:frame draw:style-name="gr251" draw:text-style-name="P4" draw:layer="layout" svg:width="1.328cm" svg:height="0.645cm" svg:x="6.122cm" svg:y="10.165cm">
            <draw:text-box>
              <text:p><text:span text:style-name="T1">Draw</text:span></text:p>
            </draw:text-box>
          </draw:frame>
          <draw:frame draw:style-name="gr252" draw:text-style-name="P4" draw:layer="layout" svg:width="1.196cm" svg:height="0.645cm" svg:x="6.188cm" svg:y="12.513cm">
            <draw:text-box>
              <text:p><text:span text:style-name="T1">Eval</text:span></text:p>
            </draw:text-box>
          </draw:frame>
          <draw:custom-shape draw:style-name="gr253"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3"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3" draw:text-style-name="P1" draw:layer="layout" svg:width="2.23cm" svg:height="2.23cm" draw:transform="rotate (-2.25775792038062)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247" draw:text-style-name="P1" draw:layer="layout" svg:width="5.196cm" svg:height="5.196cm" draw:transform="rotate (2.0943951023928)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draw:transform="rotate (-2.09439510239399)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9"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50" draw:text-style-name="P4" draw:layer="layout" svg:width="1.933cm" svg:height="0.645cm" svg:x="13.298cm" svg:y="11.422cm">
              <draw:text-box>
                <text:p><text:span text:style-name="T1">Compute</text:span></text:p>
              </draw:text-box>
            </draw:frame>
            <draw:frame draw:style-name="gr251" draw:text-style-name="P4" draw:layer="layout" svg:width="1.328cm" svg:height="0.645cm" svg:x="16.093cm" svg:y="10.163cm">
              <draw:text-box>
                <text:p><text:span text:style-name="T1">Draw</text:span></text:p>
              </draw:text-box>
            </draw:frame>
            <draw:frame draw:style-name="gr252" draw:text-style-name="P4" draw:layer="layout" svg:width="1.196cm" svg:height="0.645cm" svg:x="16.159cm" svg:y="12.511cm">
              <draw:text-box>
                <text:p><text:span text:style-name="T1">Eval</text:span></text:p>
              </draw:text-box>
            </draw:frame>
            <draw:custom-shape draw:style-name="gr253"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3"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3" draw:text-style-name="P1" draw:layer="layout" svg:width="2.23cm" svg:height="2.23cm" draw:transform="rotate (-2.25775792038062)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67" draw:text-style-name="P17" draw:layer="layout" svg:width="2.428cm" svg:height="0.701cm" draw:transform="rotate (-1.10426981773779) translate (13.516cm 7.211cm)">
              <text:p text:style-name="P1"><text:span text:style-name="T14">CPU</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5817102706738) translate (12.158cm 8.143cm)">
              <text:p text:style-name="P1"><text:span text:style-name="T14">OpenMP</text:span></text:p>
              <draw:enhanced-geometry svg:viewBox="0 0 21600 21600" draw:type="rectangle" draw:enhanced-path="M 0 0 L 21600 0 21600 21600 0 21600 0 0 Z N"/>
            </draw:custom-shape>
            <draw:custom-shape draw:style-name="gr167" draw:text-style-name="P17" draw:layer="layout" svg:width="2.428cm" svg:height="0.701cm" draw:transform="rotate (-0.442266432456466) translate (11.205cm 9.548cm)">
              <text:p text:style-name="P1"><text:span text:style-name="T14">GCD</text:span></text:p>
              <draw:enhanced-geometry svg:viewBox="0 0 21600 21600" draw:type="rectangle" draw:enhanced-path="M 0 0 L 21600 0 21600 21600 0 21600 0 0 Z N"/>
            </draw:custom-shape>
            <draw:custom-shape draw:style-name="gr168" draw:text-style-name="P17" draw:layer="layout" svg:width="2.428cm" svg:height="0.701cm" draw:transform="rotate (-0.0108210413635492) translate (10.667cm 11.334cm)">
              <text:p text:style-name="P1"><text:span text:style-name="T14">OpenCL</text:span></text:p>
              <draw:enhanced-geometry svg:viewBox="0 0 21600 21600" draw:type="rectangle" draw:enhanced-path="M 0 0 L 21600 0 21600 21600 0 21600 0 0 Z N"/>
            </draw:custom-shape>
            <draw:custom-shape draw:style-name="gr168" draw:text-style-name="P17" draw:layer="layout" svg:width="2.428cm" svg:height="0.701cm" draw:transform="rotate (0.285884931476617) translate (10.759cm 12.781cm)">
              <text:p text:style-name="P1"><text:span text:style-name="T14">OpenGL</text:span></text:p>
              <draw:enhanced-geometry svg:viewBox="0 0 21600 21600" draw:type="rectangle" draw:enhanced-path="M 0 0 L 21600 0 21600 21600 0 21600 0 0 Z N"/>
            </draw:custom-shape>
            <draw:custom-shape draw:style-name="gr246" draw:text-style-name="P17" draw:layer="layout" svg:width="2.428cm" svg:height="0.701cm" draw:transform="rotate (0.530405559680977) translate (11.224cm 14.09cm)">
              <text:p text:style-name="P1"><text:span text:style-name="T14">CUDA</text:span></text:p>
              <draw:enhanced-geometry svg:viewBox="0 0 21600 21600" draw:type="rectangle" draw:enhanced-path="M 0 0 L 21600 0 21600 21600 0 21600 0 0 Z N"/>
            </draw:custom-shape>
            <draw:custom-shape draw:style-name="gr246" draw:text-style-name="P17" draw:layer="layout" svg:width="2.428cm" svg:height="0.701cm" draw:transform="rotate (0.901986157430499) translate (12.218cm 15.414cm)">
              <text:p text:style-name="P1"><text:span text:style-name="T14">DX11</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7.239cm 9.228cm)">
              <text:p text:style-name="P1"><text:span text:style-name="T14">OpenGL</text:span></text:p>
              <draw:enhanced-geometry svg:viewBox="0 0 21600 21600" draw:type="rectangle" draw:enhanced-path="M 0 0 L 21600 0 21600 21600 0 21600 0 0 Z N"/>
            </draw:custom-shape>
            <draw:custom-shape draw:style-name="gr168" draw:text-style-name="P17" draw:layer="layout" svg:width="2.428cm" svg:height="0.701cm" draw:transform="rotate (1.1044443506618) translate (16.397cm 8.928cm)">
              <text:p text:style-name="P1"><text:span text:style-name="T14">GL ES</text:span></text:p>
              <draw:enhanced-geometry svg:viewBox="0 0 21600 21600" draw:type="rectangle" draw:enhanced-path="M 0 0 L 21600 0 21600 21600 0 21600 0 0 Z N"/>
            </draw:custom-shape>
            <draw:custom-shape draw:style-name="gr246" draw:text-style-name="P17" draw:layer="layout" svg:width="2.428cm" svg:height="0.701cm" draw:transform="rotate (0.48869219055832) translate (17.945cm 9.763cm)">
              <text:p text:style-name="P1"><text:span text:style-name="T14">DX11</text:span></text:p>
              <draw:enhanced-geometry svg:viewBox="0 0 21600 21600" draw:type="rectangle" draw:enhanced-path="M 0 0 L 21600 0 21600 21600 0 21600 0 0 Z N"/>
            </draw:custom-shape>
            <draw:custom-shape draw:style-name="gr167" draw:text-style-name="P17" draw:layer="layout" svg:width="2.428cm" svg:height="0.701cm" draw:transform="rotate (-0.640012236707387) translate (18.025cm 13.48cm)">
              <text:p text:style-name="P1"><text:span text:style-name="T14">CPU</text:span></text:p>
              <draw:enhanced-geometry svg:viewBox="0 0 21600 21600" draw:type="rectangle" draw:enhanced-path="M 0 0 L 21600 0 21600 21600 0 21600 0 0 Z N"/>
            </draw:custom-shape>
            <draw:custom-shape draw:style-name="gr167" draw:text-style-name="P17" draw:layer="layout" svg:width="2.428cm" svg:height="0.701cm" draw:transform="rotate (-1.01159283445691) translate (17.41cm 14.073cm)">
              <text:p text:style-name="P1"><text:span text:style-name="T14">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9" draw:text-style-name="P1" draw:layer="layout" svg:width="8.924cm" svg:height="3.015cm" svg:x="2.963cm" svg:y="6.026cm" svg:viewBox="0 0 8925 3016" draw:points="3016,0 0,3016 8925,3016 7350,17">
            <text:p/>
          </draw:polygon>
          <draw:line draw:style-name="gr43" draw:text-style-name="P1" draw:layer="layout" svg:x1="4.73cm" svg:y1="7.276cm" svg:x2="10.957cm" svg:y2="7.276cm">
            <text:p/>
          </draw:line>
          <draw:line draw:style-name="gr43" draw:text-style-name="P1" draw:layer="layout" svg:x1="8.035cm" svg:y1="6.026cm" svg:x2="7.216cm" svg:y2="9.037cm">
            <text:p/>
          </draw:line>
          <draw:custom-shape draw:style-name="gr17"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5.538cm" svg:y="3.824cm">
            <draw:text-box>
              <text:p><text:span text:style-name="T1">v</text:span><text:span text:style-name="T10">0</text:span></text:p>
            </draw:text-box>
          </draw:frame>
          <draw:frame draw:style-name="gr254" draw:text-style-name="P5" draw:layer="layout" svg:width="2.843cm" svg:height="0.761cm" svg:x="2.836cm" svg:y="9.178cm">
            <draw:text-box>
              <text:p><text:span text:style-name="T3">face-vertex : v</text:span><text:span text:style-name="T12">4</text:span></text:p>
            </draw:text-box>
          </draw:frame>
          <draw:frame draw:style-name="gr41" draw:text-style-name="P4" draw:layer="layout" svg:width="0.794cm" svg:height="0.761cm" svg:x="2.947cm" svg:y="5.509cm">
            <draw:text-box>
              <text:p><text:span text:style-name="T1">v</text:span><text:span text:style-name="T10">1</text:span></text:p>
            </draw:text-box>
          </draw:frame>
          <draw:frame draw:style-name="gr41" draw:text-style-name="P4" draw:layer="layout" svg:width="0.794cm" svg:height="0.761cm" svg:x="9.641cm" svg:y="3.855cm">
            <draw:text-box>
              <text:p><text:span text:style-name="T1">v</text:span><text:span text:style-name="T10">3</text:span></text:p>
            </draw:text-box>
          </draw:frame>
          <draw:custom-shape draw:style-name="gr17"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5" draw:text-style-name="P1" draw:layer="layout" svg:x1="3.725cm" svg:y1="5.74cm" svg:x2="2.963cm" svg:y2="9.042cm">
            <text:p/>
          </draw:line>
          <draw:line draw:style-name="gr256" draw:text-style-name="P1" draw:layer="layout" svg:x1="5.411cm" svg:y1="4.905cm" svg:x2="4.736cm" svg:y2="7.266cm">
            <text:p/>
          </draw:line>
          <draw:line draw:style-name="gr257" draw:text-style-name="P1" draw:layer="layout" svg:x1="7.683cm" svg:y1="4.966cm" svg:x2="7.683cm" svg:y2="7.284cm">
            <text:p/>
          </draw:line>
          <draw:line draw:style-name="gr255" draw:text-style-name="P1" draw:layer="layout" svg:x1="6.25cm" svg:y1="4.461cm" svg:x2="5.976cm" svg:y2="6.009cm">
            <text:p/>
          </draw:line>
          <draw:line draw:style-name="gr256" draw:text-style-name="P1" draw:layer="layout" svg:x1="7.239cm" svg:y1="5.735cm" svg:x2="7.239cm" svg:y2="9.043cm">
            <text:p/>
          </draw:line>
          <draw:line draw:style-name="gr256" draw:text-style-name="P1" draw:layer="layout" svg:x1="8.037cm" svg:y1="4.461cm" svg:x2="8.037cm" svg:y2="6.026cm">
            <text:p/>
          </draw:line>
          <draw:line draw:style-name="gr255" draw:text-style-name="P1" draw:layer="layout" svg:x1="9.654cm" svg:y1="4.478cm" svg:x2="10.296cm" svg:y2="6.043cm">
            <text:p/>
          </draw:line>
          <draw:line draw:style-name="gr256" draw:text-style-name="P1" draw:layer="layout" svg:x1="9.94cm" svg:y1="4.911cm" svg:x2="10.962cm" svg:y2="7.288cm">
            <text:p/>
          </draw:line>
          <draw:line draw:style-name="gr255" draw:text-style-name="P1" draw:layer="layout" svg:x1="10.527cm" svg:y1="5.752cm" svg:x2="11.887cm" svg:y2="9.037cm">
            <text:p/>
          </draw:line>
          <draw:g>
            <draw:polygon draw:style-name="gr31" draw:text-style-name="P1" draw:layer="layout" svg:width="6.774cm" svg:height="1.269cm" svg:x="3.725cm" svg:y="4.47cm" svg:viewBox="0 0 6775 1270" draw:points="2540,0 0,1270 6775,1270 5931,0">
              <text:p/>
            </draw:polygon>
            <draw:custom-shape draw:style-name="gr17"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10.599cm" svg:y="5.509cm">
            <draw:text-box>
              <text:p><text:span text:style-name="T1">v</text:span><text:span text:style-name="T10">2</text:span></text:p>
            </draw:text-box>
          </draw:frame>
          <draw:frame draw:style-name="gr258" draw:text-style-name="P41" draw:layer="layout" svg:width="0.794cm" svg:height="0.661cm" svg:x="7.625cm" svg:y="7.268cm">
            <draw:text-box>
              <text:p><text:span text:style-name="T48">v</text:span><text:span text:style-name="T49">4</text:span></text:p>
            </draw:text-box>
          </draw:frame>
          <draw:frame draw:style-name="gr258" draw:text-style-name="P42" draw:layer="layout" svg:width="0.794cm" svg:height="0.661cm" svg:x="4.669cm" svg:y="7.268cm">
            <draw:text-box>
              <text:p><text:span text:style-name="T50">v</text:span><text:span text:style-name="T51">5</text:span></text:p>
            </draw:text-box>
          </draw:frame>
          <draw:frame draw:style-name="gr258" draw:text-style-name="P42" draw:layer="layout" svg:width="0.794cm" svg:height="0.661cm" svg:x="7.262cm" svg:y="8.443cm">
            <draw:text-box>
              <text:p><text:span text:style-name="T50">v</text:span><text:span text:style-name="T51">6</text:span></text:p>
            </draw:text-box>
          </draw:frame>
          <draw:frame draw:style-name="gr258" draw:text-style-name="P42" draw:layer="layout" svg:width="0.794cm" svg:height="0.661cm" svg:x="10.503cm" svg:y="7.268cm">
            <draw:text-box>
              <text:p><text:span text:style-name="T50">v</text:span><text:span text:style-name="T51">7</text:span></text:p>
            </draw:text-box>
          </draw:frame>
          <draw:frame draw:style-name="gr258" draw:text-style-name="P42" draw:layer="layout" svg:width="0.794cm" svg:height="0.661cm" svg:x="7.962cm" svg:y="6.057cm">
            <draw:text-box>
              <text:p><text:span text:style-name="T50">v</text:span><text:span text:style-name="T51">8</text:span></text:p>
            </draw:text-box>
          </draw:frame>
          <draw:frame draw:style-name="gr258" draw:text-style-name="P43" draw:layer="layout" svg:width="0.794cm" svg:height="0.661cm" svg:x="5.861cm" svg:y="6.057cm">
            <draw:text-box>
              <text:p><text:span text:style-name="T52">v</text:span><text:span text:style-name="T53">9</text:span></text:p>
            </draw:text-box>
          </draw:frame>
          <draw:frame draw:style-name="gr258" draw:text-style-name="P43" draw:layer="layout" svg:width="0.895cm" svg:height="0.661cm" svg:x="3.231cm" svg:y="8.443cm">
            <draw:text-box>
              <text:p><text:span text:style-name="T52">v</text:span><text:span text:style-name="T53">10</text:span></text:p>
            </draw:text-box>
          </draw:frame>
          <draw:frame draw:style-name="gr258" draw:text-style-name="P43" draw:layer="layout" svg:width="0.895cm" svg:height="0.661cm" svg:x="11.049cm" svg:y="8.443cm">
            <draw:text-box>
              <text:p><text:span text:style-name="T52">v</text:span><text:span text:style-name="T53">11</text:span></text:p>
            </draw:text-box>
          </draw:frame>
          <draw:frame draw:style-name="gr258" draw:text-style-name="P43" draw:layer="layout" svg:width="0.895cm" svg:height="0.661cm" svg:x="9.753cm" svg:y="6.057cm">
            <draw:text-box>
              <text:p><text:span text:style-name="T52">v</text:span><text:span text:style-name="T53">12</text:span></text:p>
            </draw:text-box>
          </draw:frame>
          <draw:frame draw:style-name="gr259" draw:text-style-name="P10" draw:layer="layout" svg:width="4.919cm" svg:height="0.761cm" svg:x="2.836cm" svg:y="9.7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frame draw:style-name="gr260" draw:text-style-name="P6" draw:layer="layout" svg:width="5.237cm" svg:height="0.761cm" svg:x="2.836cm" svg:y="10.299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g>
          <draw:polygon draw:style-name="gr29" draw:text-style-name="P1" draw:layer="layout" svg:width="8.924cm" svg:height="3.015cm" svg:x="24.708cm" svg:y="12.662cm" svg:viewBox="0 0 8925 3016" draw:points="3016,0 0,3016 8925,3016 7350,17">
            <text:p/>
          </draw:polygon>
          <draw:line draw:style-name="gr43" draw:text-style-name="P1" draw:layer="layout" svg:x1="26.475cm" svg:y1="13.912cm" svg:x2="32.702cm" svg:y2="13.912cm">
            <text:p/>
          </draw:line>
          <draw:line draw:style-name="gr43" draw:text-style-name="P1" draw:layer="layout" svg:x1="29.78cm" svg:y1="12.662cm" svg:x2="28.961cm" svg:y2="15.673cm">
            <text:p/>
          </draw:line>
          <draw:custom-shape draw:style-name="gr17"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283cm" svg:y="10.46cm">
            <draw:text-box>
              <text:p><text:span text:style-name="T1">v</text:span><text:span text:style-name="T10">0</text:span></text:p>
            </draw:text-box>
          </draw:frame>
          <draw:frame draw:style-name="gr254" draw:text-style-name="P5" draw:layer="layout" svg:width="2.843cm" svg:height="0.761cm" svg:x="24.581cm" svg:y="15.827cm">
            <draw:text-box>
              <text:p><text:span text:style-name="T3">face-vertex : v</text:span><text:span text:style-name="T12">4</text:span></text:p>
            </draw:text-box>
          </draw:frame>
          <draw:frame draw:style-name="gr41" draw:text-style-name="P4" draw:layer="layout" svg:width="0.794cm" svg:height="0.761cm" svg:x="24.692cm" svg:y="12.145cm">
            <draw:text-box>
              <text:p><text:span text:style-name="T1">v</text:span><text:span text:style-name="T10">1</text:span></text:p>
            </draw:text-box>
          </draw:frame>
          <draw:frame draw:style-name="gr41" draw:text-style-name="P4" draw:layer="layout" svg:width="0.794cm" svg:height="0.761cm" svg:x="31.386cm" svg:y="10.491cm">
            <draw:text-box>
              <text:p><text:span text:style-name="T1">v</text:span><text:span text:style-name="T10">3</text:span></text:p>
            </draw:text-box>
          </draw:frame>
          <draw:custom-shape draw:style-name="gr17"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7" draw:text-style-name="P1" draw:layer="layout" svg:x1="29.428cm" svg:y1="11.602cm" svg:x2="29.428cm" svg:y2="13.92cm">
            <text:p/>
          </draw:line>
          <draw:g>
            <draw:polygon draw:style-name="gr31" draw:text-style-name="P1" draw:layer="layout" svg:width="6.774cm" svg:height="1.269cm" svg:x="25.47cm" svg:y="11.106cm" svg:viewBox="0 0 6775 1270" draw:points="2540,0 0,1270 6775,1270 5931,0">
              <text:p/>
            </draw:polygon>
            <draw:custom-shape draw:style-name="gr17"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344cm" svg:y="12.145cm">
            <draw:text-box>
              <text:p><text:span text:style-name="T1">v</text:span><text:span text:style-name="T10">2</text:span></text:p>
            </draw:text-box>
          </draw:frame>
          <draw:frame draw:style-name="gr258" draw:text-style-name="P41" draw:layer="layout" svg:width="0.794cm" svg:height="0.661cm" svg:x="29.37cm" svg:y="13.904cm">
            <draw:text-box>
              <text:p><text:span text:style-name="T48">v</text:span><text:span text:style-name="T49">4</text:span></text:p>
            </draw:text-box>
          </draw:frame>
          <draw:frame draw:style-name="gr258" draw:text-style-name="P12" draw:layer="layout" svg:width="0.794cm" svg:height="0.661cm" svg:x="26.414cm" svg:y="13.904cm">
            <draw:text-box>
              <text:p><text:span text:style-name="T14">v</text:span><text:span text:style-name="T58">5</text:span></text:p>
            </draw:text-box>
          </draw:frame>
          <draw:frame draw:style-name="gr258" draw:text-style-name="P12" draw:layer="layout" svg:width="0.794cm" svg:height="0.661cm" svg:x="29.007cm" svg:y="15.079cm">
            <draw:text-box>
              <text:p><text:span text:style-name="T14">v</text:span><text:span text:style-name="T58">6</text:span></text:p>
            </draw:text-box>
          </draw:frame>
          <draw:frame draw:style-name="gr258" draw:text-style-name="P12" draw:layer="layout" svg:width="0.794cm" svg:height="0.661cm" svg:x="32.248cm" svg:y="13.904cm">
            <draw:text-box>
              <text:p><text:span text:style-name="T14">v</text:span><text:span text:style-name="T58">7</text:span></text:p>
            </draw:text-box>
          </draw:frame>
          <draw:frame draw:style-name="gr258" draw:text-style-name="P12" draw:layer="layout" svg:width="0.794cm" svg:height="0.661cm" svg:x="29.707cm" svg:y="12.693cm">
            <draw:text-box>
              <text:p><text:span text:style-name="T14">v</text:span><text:span text:style-name="T58">8</text:span></text:p>
            </draw:text-box>
          </draw:frame>
        </draw:g>
        <draw:g>
          <draw:polygon draw:style-name="gr29" draw:text-style-name="P1" draw:layer="layout" svg:width="8.924cm" svg:height="3.015cm" svg:x="24.99cm" svg:y="4.049cm" svg:viewBox="0 0 8925 3016" draw:points="3016,0 0,3016 8925,3016 7350,17">
            <text:p/>
          </draw:polygon>
          <draw:line draw:style-name="gr43" draw:text-style-name="P1" draw:layer="layout" svg:x1="26.757cm" svg:y1="5.299cm" svg:x2="32.984cm" svg:y2="5.299cm">
            <text:p/>
          </draw:line>
          <draw:line draw:style-name="gr43" draw:text-style-name="P1" draw:layer="layout" svg:x1="30.062cm" svg:y1="4.049cm" svg:x2="29.243cm" svg:y2="7.06cm">
            <text:p/>
          </draw:line>
          <draw:custom-shape draw:style-name="gr17"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565cm" svg:y="1.847cm">
            <draw:text-box>
              <text:p><text:span text:style-name="T1">v</text:span><text:span text:style-name="T10">0</text:span></text:p>
            </draw:text-box>
          </draw:frame>
          <draw:frame draw:style-name="gr41" draw:text-style-name="P4" draw:layer="layout" svg:width="0.794cm" svg:height="0.761cm" svg:x="24.974cm" svg:y="3.532cm">
            <draw:text-box>
              <text:p><text:span text:style-name="T1">v</text:span><text:span text:style-name="T10">1</text:span></text:p>
            </draw:text-box>
          </draw:frame>
          <draw:frame draw:style-name="gr41" draw:text-style-name="P4" draw:layer="layout" svg:width="0.794cm" svg:height="0.761cm" svg:x="31.668cm" svg:y="1.878cm">
            <draw:text-box>
              <text:p><text:span text:style-name="T1">v</text:span><text:span text:style-name="T10">3</text:span></text:p>
            </draw:text-box>
          </draw:frame>
          <draw:custom-shape draw:style-name="gr17"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6" draw:text-style-name="P1" draw:layer="layout" svg:x1="27.438cm" svg:y1="2.928cm" svg:x2="26.763cm" svg:y2="5.289cm">
            <text:p/>
          </draw:line>
          <draw:line draw:style-name="gr256" draw:text-style-name="P1" draw:layer="layout" svg:x1="29.266cm" svg:y1="3.758cm" svg:x2="29.266cm" svg:y2="7.066cm">
            <text:p/>
          </draw:line>
          <draw:line draw:style-name="gr256" draw:text-style-name="P1" draw:layer="layout" svg:x1="30.064cm" svg:y1="2.484cm" svg:x2="30.064cm" svg:y2="4.049cm">
            <text:p/>
          </draw:line>
          <draw:line draw:style-name="gr256" draw:text-style-name="P1" draw:layer="layout" svg:x1="31.967cm" svg:y1="2.934cm" svg:x2="32.989cm" svg:y2="5.311cm">
            <text:p/>
          </draw:line>
          <draw:g>
            <draw:polygon draw:style-name="gr31" draw:text-style-name="P1" draw:layer="layout" svg:width="6.774cm" svg:height="1.269cm" svg:x="25.752cm" svg:y="2.493cm" svg:viewBox="0 0 6775 1270" draw:points="2540,0 0,1270 6775,1270 5931,0">
              <text:p/>
            </draw:polygon>
            <draw:custom-shape draw:style-name="gr17"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626cm" svg:y="3.532cm">
            <draw:text-box>
              <text:p><text:span text:style-name="T1">v</text:span><text:span text:style-name="T10">2</text:span></text:p>
            </draw:text-box>
          </draw:frame>
          <draw:frame draw:style-name="gr258" draw:text-style-name="P42" draw:layer="layout" svg:width="0.794cm" svg:height="0.661cm" svg:x="26.696cm" svg:y="5.291cm">
            <draw:text-box>
              <text:p><text:span text:style-name="T50">v</text:span><text:span text:style-name="T51">5</text:span></text:p>
            </draw:text-box>
          </draw:frame>
          <draw:frame draw:style-name="gr258" draw:text-style-name="P42" draw:layer="layout" svg:width="0.794cm" svg:height="0.661cm" svg:x="29.289cm" svg:y="6.466cm">
            <draw:text-box>
              <text:p><text:span text:style-name="T50">v</text:span><text:span text:style-name="T51">6</text:span></text:p>
            </draw:text-box>
          </draw:frame>
          <draw:frame draw:style-name="gr258" draw:text-style-name="P42" draw:layer="layout" svg:width="0.794cm" svg:height="0.661cm" svg:x="32.53cm" svg:y="5.291cm">
            <draw:text-box>
              <text:p><text:span text:style-name="T50">v</text:span><text:span text:style-name="T51">7</text:span></text:p>
            </draw:text-box>
          </draw:frame>
          <draw:frame draw:style-name="gr258" draw:text-style-name="P42" draw:layer="layout" svg:width="0.794cm" svg:height="0.661cm" svg:x="29.989cm" svg:y="4.08cm">
            <draw:text-box>
              <text:p><text:span text:style-name="T50">v</text:span><text:span text:style-name="T51">8</text:span></text:p>
            </draw:text-box>
          </draw:frame>
          <draw:frame draw:style-name="gr259" draw:text-style-name="P10" draw:layer="layout" svg:width="4.919cm" svg:height="0.761cm" svg:x="24.863cm" svg:y="7.2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g>
        <draw:g>
          <draw:polygon draw:style-name="gr29" draw:text-style-name="P1" draw:layer="layout" svg:width="8.924cm" svg:height="3.015cm" svg:x="23.719cm" svg:y="20.71cm" svg:viewBox="0 0 8925 3016" draw:points="3016,0 0,3016 8925,3016 7350,17">
            <text:p/>
          </draw:polygon>
          <draw:line draw:style-name="gr43" draw:text-style-name="P1" draw:layer="layout" svg:x1="25.486cm" svg:y1="21.96cm" svg:x2="31.713cm" svg:y2="21.96cm">
            <text:p/>
          </draw:line>
          <draw:line draw:style-name="gr43" draw:text-style-name="P1" draw:layer="layout" svg:x1="28.791cm" svg:y1="20.71cm" svg:x2="27.972cm" svg:y2="23.721cm">
            <text:p/>
          </draw:line>
          <draw:custom-shape draw:style-name="gr17"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6.294cm" svg:y="18.508cm">
            <draw:text-box>
              <text:p><text:span text:style-name="T1">v</text:span><text:span text:style-name="T10">0</text:span></text:p>
            </draw:text-box>
          </draw:frame>
          <draw:frame draw:style-name="gr41" draw:text-style-name="P4" draw:layer="layout" svg:width="0.794cm" svg:height="0.761cm" svg:x="23.703cm" svg:y="20.193cm">
            <draw:text-box>
              <text:p><text:span text:style-name="T1">v</text:span><text:span text:style-name="T10">1</text:span></text:p>
            </draw:text-box>
          </draw:frame>
          <draw:frame draw:style-name="gr41" draw:text-style-name="P4" draw:layer="layout" svg:width="0.794cm" svg:height="0.761cm" svg:x="30.397cm" svg:y="18.539cm">
            <draw:text-box>
              <text:p><text:span text:style-name="T1">v</text:span><text:span text:style-name="T10">3</text:span></text:p>
            </draw:text-box>
          </draw:frame>
          <draw:custom-shape draw:style-name="gr17"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5" draw:text-style-name="P1" draw:layer="layout" svg:x1="24.481cm" svg:y1="20.424cm" svg:x2="23.719cm" svg:y2="23.726cm">
            <text:p/>
          </draw:line>
          <draw:line draw:style-name="gr255" draw:text-style-name="P1" draw:layer="layout" svg:x1="27.006cm" svg:y1="19.145cm" svg:x2="26.732cm" svg:y2="20.693cm">
            <text:p/>
          </draw:line>
          <draw:line draw:style-name="gr255" draw:text-style-name="P1" draw:layer="layout" svg:x1="30.41cm" svg:y1="19.162cm" svg:x2="31.052cm" svg:y2="20.727cm">
            <text:p/>
          </draw:line>
          <draw:line draw:style-name="gr255" draw:text-style-name="P1" draw:layer="layout" svg:x1="31.283cm" svg:y1="20.436cm" svg:x2="32.643cm" svg:y2="23.721cm">
            <text:p/>
          </draw:line>
          <draw:g>
            <draw:polygon draw:style-name="gr31" draw:text-style-name="P1" draw:layer="layout" svg:width="6.774cm" svg:height="1.269cm" svg:x="24.481cm" svg:y="19.154cm" svg:viewBox="0 0 6775 1270" draw:points="2540,0 0,1270 6775,1270 5931,0">
              <text:p/>
            </draw:polygon>
            <draw:custom-shape draw:style-name="gr17"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1.355cm" svg:y="20.193cm">
            <draw:text-box>
              <text:p><text:span text:style-name="T1">v</text:span><text:span text:style-name="T10">2</text:span></text:p>
            </draw:text-box>
          </draw:frame>
          <draw:frame draw:style-name="gr258" draw:text-style-name="P12" draw:layer="layout" svg:width="0.794cm" svg:height="0.661cm" svg:x="28.381cm" svg:y="21.952cm">
            <draw:text-box>
              <text:p><text:span text:style-name="T14">v</text:span><text:span text:style-name="T58">4</text:span></text:p>
            </draw:text-box>
          </draw:frame>
          <draw:frame draw:style-name="gr258" draw:text-style-name="P12" draw:layer="layout" svg:width="0.794cm" svg:height="0.661cm" svg:x="25.425cm" svg:y="21.952cm">
            <draw:text-box>
              <text:p><text:span text:style-name="T14">v</text:span><text:span text:style-name="T58">5</text:span></text:p>
            </draw:text-box>
          </draw:frame>
          <draw:frame draw:style-name="gr258" draw:text-style-name="P12" draw:layer="layout" svg:width="0.794cm" svg:height="0.661cm" svg:x="28.018cm" svg:y="23.127cm">
            <draw:text-box>
              <text:p><text:span text:style-name="T14">v</text:span><text:span text:style-name="T58">6</text:span></text:p>
            </draw:text-box>
          </draw:frame>
          <draw:frame draw:style-name="gr258" draw:text-style-name="P12" draw:layer="layout" svg:width="0.794cm" svg:height="0.661cm" svg:x="31.259cm" svg:y="21.952cm">
            <draw:text-box>
              <text:p><text:span text:style-name="T14">v</text:span><text:span text:style-name="T58">7</text:span></text:p>
            </draw:text-box>
          </draw:frame>
          <draw:frame draw:style-name="gr258" draw:text-style-name="P12" draw:layer="layout" svg:width="0.794cm" svg:height="0.661cm" svg:x="28.718cm" svg:y="20.741cm">
            <draw:text-box>
              <text:p><text:span text:style-name="T14">v</text:span><text:span text:style-name="T58">8</text:span></text:p>
            </draw:text-box>
          </draw:frame>
          <draw:frame draw:style-name="gr258" draw:text-style-name="P43" draw:layer="layout" svg:width="0.794cm" svg:height="0.661cm" svg:x="26.617cm" svg:y="20.741cm">
            <draw:text-box>
              <text:p><text:span text:style-name="T52">v</text:span><text:span text:style-name="T53">9</text:span></text:p>
            </draw:text-box>
          </draw:frame>
          <draw:frame draw:style-name="gr258" draw:text-style-name="P43" draw:layer="layout" svg:width="0.895cm" svg:height="0.661cm" svg:x="23.987cm" svg:y="23.127cm">
            <draw:text-box>
              <text:p><text:span text:style-name="T52">v</text:span><text:span text:style-name="T53">10</text:span></text:p>
            </draw:text-box>
          </draw:frame>
          <draw:frame draw:style-name="gr258" draw:text-style-name="P43" draw:layer="layout" svg:width="0.895cm" svg:height="0.661cm" svg:x="31.805cm" svg:y="23.127cm">
            <draw:text-box>
              <text:p><text:span text:style-name="T52">v</text:span><text:span text:style-name="T53">11</text:span></text:p>
            </draw:text-box>
          </draw:frame>
          <draw:frame draw:style-name="gr258" draw:text-style-name="P43" draw:layer="layout" svg:width="0.895cm" svg:height="0.661cm" svg:x="30.509cm" svg:y="20.741cm">
            <draw:text-box>
              <text:p><text:span text:style-name="T52">v</text:span><text:span text:style-name="T53">12</text:span></text:p>
            </draw:text-box>
          </draw:frame>
          <draw:frame draw:style-name="gr260" draw:text-style-name="P6" draw:layer="layout" svg:width="5.237cm" svg:height="0.761cm" svg:x="23.592cm" svg:y="23.87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frame draw:style-name="gr261" draw:layer="layout" svg:width="5.726cm" svg:height="0.963cm" svg:x="7.924cm" svg:y="1cm">
          <draw:text-box>
            <text:p>Vertex Subdivision</text:p>
          </draw:text-box>
        </draw:frame>
      </draw:page>
      <draw:page draw:name="page15" draw:style-name="dp1" draw:master-page-name="Default">
        <draw:polygon draw:style-name="gr29" draw:text-style-name="P1" draw:layer="layout" svg:width="14.106cm" svg:height="4.766cm" svg:x="3.038cm" svg:y="7.304cm" svg:viewBox="0 0 14107 4767" draw:points="4767,0 0,4767 14107,4767 11617,27">
          <text:p/>
        </draw:polygon>
        <draw:line draw:style-name="gr43" draw:text-style-name="P1" draw:layer="layout" svg:x1="5.831cm" svg:y1="9.28cm" svg:x2="15.673cm" svg:y2="9.28cm">
          <text:p/>
        </draw:line>
        <draw:line draw:style-name="gr43" draw:text-style-name="P1" draw:layer="layout" svg:x1="11.054cm" svg:y1="7.304cm" svg:x2="9.76cm" svg:y2="12.063cm">
          <text:p/>
        </draw:line>
        <draw:custom-shape draw:style-name="gr262"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9" draw:layer="layout" svg:width="1.255cm" svg:height="1.203cm" svg:x="7.415cm" svg:y="3.542cm">
          <draw:text-box>
            <text:p><text:span text:style-name="T8">V0</text:span></text:p>
          </draw:text-box>
        </draw:frame>
        <draw:frame draw:style-name="gr264" draw:text-style-name="P44" draw:layer="layout" svg:width="4.493cm" svg:height="1.203cm" svg:x="2.412cm" svg:y="13.059cm">
          <draw:text-box>
            <text:p><text:span text:style-name="T59">face-vertex : V4</text:span></text:p>
          </draw:text-box>
        </draw:frame>
        <draw:frame draw:style-name="gr265" draw:text-style-name="P9" draw:layer="layout" svg:width="1.255cm" svg:height="1.203cm" svg:x="3.259cm" svg:y="6.365cm">
          <draw:text-box>
            <text:p><text:span text:style-name="T8">V1</text:span></text:p>
          </draw:text-box>
        </draw:frame>
        <draw:frame draw:style-name="gr266" draw:text-style-name="P9" draw:layer="layout" svg:width="1.254cm" svg:height="1.203cm" svg:x="13.628cm" svg:y="3.683cm">
          <draw:text-box>
            <text:p><text:span text:style-name="T8">V3</text:span></text:p>
          </draw:text-box>
        </draw:frame>
        <draw:custom-shape draw:style-name="gr267"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7"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5" draw:text-style-name="P1" draw:layer="layout" svg:x1="4.247cm" svg:y1="6.648cm" svg:x2="3.118cm" svg:y2="11.872cm">
          <text:p/>
        </draw:line>
        <draw:line draw:style-name="gr256" draw:text-style-name="P1" draw:layer="layout" svg:x1="6.648cm" svg:y1="5.236cm" svg:x2="5.942cm" svg:y2="9.048cm">
          <text:p/>
        </draw:line>
        <draw:line draw:style-name="gr257" draw:text-style-name="P1" draw:layer="layout" svg:x1="10.46cm" svg:y1="5.377cm" svg:x2="10.498cm" svg:y2="9.048cm">
          <text:p/>
        </draw:line>
        <draw:line draw:style-name="gr255" draw:text-style-name="P1" draw:layer="layout" svg:x1="8.295cm" svg:y1="4.408cm" svg:x2="7.777cm" svg:y2="7.071cm">
          <text:p/>
        </draw:line>
        <draw:line draw:style-name="gr256" draw:text-style-name="P1" draw:layer="layout" svg:x1="9.754cm" svg:y1="6.365cm" svg:x2="9.754cm" svg:y2="11.872cm">
          <text:p/>
        </draw:line>
        <draw:line draw:style-name="gr256" draw:text-style-name="P1" draw:layer="layout" svg:x1="11.12cm" svg:y1="4.408cm" svg:x2="11.025cm" svg:y2="7.071cm">
          <text:p/>
        </draw:line>
        <draw:line draw:style-name="gr255" draw:text-style-name="P1" draw:layer="layout" svg:x1="13.707cm" svg:y1="4.671cm" svg:x2="14.555cm" svg:y2="7.212cm">
          <text:p/>
        </draw:line>
        <draw:line draw:style-name="gr256" draw:text-style-name="P1" draw:layer="layout" svg:x1="14.272cm" svg:y1="5.377cm" svg:x2="15.543cm" svg:y2="9.048cm">
          <text:p/>
        </draw:line>
        <draw:line draw:style-name="gr255" draw:text-style-name="P1" draw:layer="layout" svg:x1="15.119cm" svg:y1="6.648cm" svg:x2="17.096cm" svg:y2="11.872cm">
          <text:p/>
        </draw:line>
        <draw:g>
          <draw:polygon draw:style-name="gr31" draw:text-style-name="P1" draw:layer="layout" svg:width="10.707cm" svg:height="2.006cm" svg:x="4.304cm" svg:y="4.422cm" svg:viewBox="0 0 10708 2007" draw:points="4015,0 0,2007 10708,2007 9374,0">
            <text:p/>
          </draw:polygon>
          <draw:custom-shape draw:style-name="gr17"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68" draw:text-style-name="P9" draw:layer="layout" svg:width="1.249cm" svg:height="1.203cm" svg:x="15.107cm" svg:y="6.487cm">
          <draw:text-box>
            <text:p><text:span text:style-name="T8">V2</text:span></text:p>
          </draw:text-box>
        </draw:frame>
        <draw:frame draw:style-name="gr269" draw:text-style-name="P44" draw:layer="layout" svg:width="1.255cm" svg:height="1.044cm" svg:x="10.601cm" svg:y="9.33cm">
          <draw:text-box>
            <text:p><text:span text:style-name="T59">V4</text:span></text:p>
          </draw:text-box>
        </draw:frame>
        <draw:frame draw:style-name="gr269" draw:text-style-name="P45" draw:layer="layout" svg:width="1.254cm" svg:height="1.044cm" svg:x="5.676cm" svg:y="9.416cm">
          <draw:text-box>
            <text:p><text:span text:style-name="T60">V5</text:span></text:p>
          </draw:text-box>
        </draw:frame>
        <draw:frame draw:style-name="gr270" draw:text-style-name="P45" draw:layer="layout" svg:width="1.255cm" svg:height="1.045cm" svg:x="9.833cm" svg:y="11.124cm">
          <draw:text-box>
            <text:p><text:span text:style-name="T60">V6</text:span></text:p>
          </draw:text-box>
        </draw:frame>
        <draw:frame draw:style-name="gr269" draw:text-style-name="P45" draw:layer="layout" svg:width="1.255cm" svg:height="1.044cm" svg:x="14.696cm" svg:y="9.557cm">
          <draw:text-box>
            <text:p><text:span text:style-name="T60">V7</text:span></text:p>
          </draw:text-box>
        </draw:frame>
        <draw:frame draw:style-name="gr269" draw:text-style-name="P45" draw:layer="layout" svg:width="1.255cm" svg:height="1.044cm" svg:x="10.939cm" svg:y="7.354cm">
          <draw:text-box>
            <text:p><text:span text:style-name="T60">V8</text:span></text:p>
          </draw:text-box>
        </draw:frame>
        <draw:frame draw:style-name="gr269" draw:text-style-name="P46" draw:layer="layout" svg:width="1.255cm" svg:height="1.044cm" svg:x="7.652cm" svg:y="7.58cm">
          <draw:text-box>
            <text:p><text:span text:style-name="T61">V9</text:span></text:p>
          </draw:text-box>
        </draw:frame>
        <draw:frame draw:style-name="gr270" draw:text-style-name="P46" draw:layer="layout" svg:width="1.415cm" svg:height="1.045cm" svg:x="3.821cm" svg:y="11.307cm">
          <draw:text-box>
            <text:p><text:span text:style-name="T61">V10</text:span></text:p>
          </draw:text-box>
        </draw:frame>
        <draw:frame draw:style-name="gr270" draw:text-style-name="P46" draw:layer="layout" svg:width="1.413cm" svg:height="1.045cm" svg:x="15.542cm" svg:y="11.251cm">
          <draw:text-box>
            <text:p><text:span text:style-name="T61">V11</text:span></text:p>
          </draw:text-box>
        </draw:frame>
        <draw:frame draw:style-name="gr269" draw:text-style-name="P46" draw:layer="layout" svg:width="1.414cm" svg:height="1.044cm" svg:x="13.564cm" svg:y="7.636cm">
          <draw:text-box>
            <text:p><text:span text:style-name="T61">V12</text:span></text:p>
          </draw:text-box>
        </draw:frame>
        <draw:frame draw:style-name="gr271" draw:text-style-name="P45" draw:layer="layout" svg:width="7.775cm" svg:height="1.202cm" svg:x="2.412cm" svg:y="13.775cm">
          <draw:text-box>
            <text:p><text:span text:style-name="T60">edge-vertices : V5, V6, V7, V8</text:span><text:span text:style-name="T62"> </text:span><text:span text:style-name="T63"><text:s/></text:span></text:p>
          </draw:text-box>
        </draw:frame>
        <draw:frame draw:style-name="gr272" draw:text-style-name="P46" draw:layer="layout" svg:width="8.277cm" svg:height="1.203cm" svg:x="2.412cm" svg:y="14.481cm">
          <draw:text-box>
            <text:p><text:span text:style-name="T61">vertex-vertices : V9, V10, V11, V12</text:span></text:p>
          </draw:text-box>
        </draw:frame>
        <draw:custom-shape draw:style-name="gr273" draw:text-style-name="P47" draw:layer="layout" svg:width="8.472cm" svg:height="0.707cm" svg:x="2.412cm" svg:y="16.531cm">
          <text:p text:style-name="P1"><text:span text:style-name="T8">Level 1</text:span></text:p>
          <draw:enhanced-geometry svg:viewBox="0 0 21600 21600" draw:type="rectangle" draw:enhanced-path="M 0 0 L 21600 0 21600 21600 0 21600 0 0 Z N"/>
        </draw:custom-shape>
        <draw:frame draw:style-name="gr274" draw:text-style-name="P9" draw:layer="layout" svg:width="7.081cm" svg:height="0.725cm" svg:x="2.39cm" svg:y="15.806cm">
          <draw:text-box>
            <text:p><text:span text:style-name="T8">OrderVerticesFromFaceFirst = true</text:span></text:p>
          </draw:text-box>
        </draw:frame>
        <draw:custom-shape draw:style-name="gr273" draw:text-style-name="P47" draw:layer="layout" svg:width="8.472cm" svg:height="0.707cm" svg:x="10.884cm" svg:y="16.531cm">
          <text:p text:style-name="P1"><text:span text:style-name="T8">Level 2</text:span></text:p>
          <draw:enhanced-geometry svg:viewBox="0 0 21600 21600" draw:type="rectangle" draw:enhanced-path="M 0 0 L 21600 0 21600 21600 0 21600 0 0 Z N"/>
        </draw:custom-shape>
        <draw:custom-shape draw:style-name="gr273" draw:text-style-name="P47" draw:layer="layout" svg:width="8.472cm" svg:height="0.707cm" svg:x="2.412cm" svg:y="19.355cm">
          <text:p text:style-name="P1"><text:span text:style-name="T8">Level 1</text:span></text:p>
          <draw:enhanced-geometry svg:viewBox="0 0 21600 21600" draw:type="rectangle" draw:enhanced-path="M 0 0 L 21600 0 21600 21600 0 21600 0 0 Z N"/>
        </draw:custom-shape>
        <draw:frame draw:style-name="gr275" draw:text-style-name="P9" draw:layer="layout" svg:width="7.254cm" svg:height="0.725cm" svg:x="2.412cm" svg:y="18.65cm">
          <draw:text-box>
            <text:p><text:span text:style-name="T8">OrderVerticesFromFaceFirst = false</text:span></text:p>
          </draw:text-box>
        </draw:frame>
        <draw:custom-shape draw:style-name="gr273" draw:text-style-name="P47" draw:layer="layout" svg:width="8.494cm" svg:height="0.707cm" svg:x="10.884cm" svg:y="19.355cm">
          <text:p text:style-name="P1"><text:span text:style-name="T8">Level 2</text:span></text:p>
          <draw:enhanced-geometry svg:viewBox="0 0 21600 21600" draw:type="rectangle" draw:enhanced-path="M 0 0 L 21600 0 21600 21600 0 21600 0 0 Z N"/>
        </draw:custom-shape>
        <draw:custom-shape draw:style-name="gr273" draw:text-style-name="P47" draw:layer="layout" svg:width="2.824cm" svg:height="0.707cm" svg:x="19.356cm" svg:y="16.532cm">
          <text:p text:style-name="P1"><text:span text:style-name="T8">...</text:span></text:p>
          <draw:enhanced-geometry svg:viewBox="0 0 21600 21600" draw:type="rectangle" draw:enhanced-path="M 0 0 L 21600 0 21600 21600 0 21600 0 0 Z N"/>
        </draw:custom-shape>
        <draw:custom-shape draw:style-name="gr273" draw:text-style-name="P47" draw:layer="layout" svg:width="2.824cm" svg:height="0.707cm" svg:x="19.356cm" svg:y="17.237cm">
          <text:p text:style-name="P1"><text:span text:style-name="T8">...</text:span></text:p>
          <draw:enhanced-geometry svg:viewBox="0 0 21600 21600" draw:type="rectangle" draw:enhanced-path="M 0 0 L 21600 0 21600 21600 0 21600 0 0 Z N"/>
        </draw:custom-shape>
        <draw:custom-shape draw:style-name="gr273" draw:text-style-name="P47" draw:layer="layout" svg:width="2.824cm" svg:height="0.707cm" svg:x="19.356cm" svg:y="19.356cm">
          <text:p text:style-name="P1"><text:span text:style-name="T8">...</text:span></text:p>
          <draw:enhanced-geometry svg:viewBox="0 0 21600 21600" draw:type="rectangle" draw:enhanced-path="M 0 0 L 21600 0 21600 21600 0 21600 0 0 Z N"/>
        </draw:custom-shape>
        <draw:custom-shape draw:style-name="gr273" draw:text-style-name="P47" draw:layer="layout" svg:width="2.824cm" svg:height="0.706cm" svg:x="19.356cm" svg:y="20.062cm">
          <text:p text:style-name="P1"><text:span text:style-name="T8">...</text:span></text:p>
          <draw:enhanced-geometry svg:viewBox="0 0 21600 21600" draw:type="rectangle" draw:enhanced-path="M 0 0 L 21600 0 21600 21600 0 21600 0 0 Z N"/>
        </draw:custom-shape>
        <draw:custom-shape draw:style-name="gr273" draw:text-style-name="P48" draw:layer="layout" svg:width="2.824cm" svg:height="0.706cm" svg:x="2.412cm" svg:y="17.239cm">
          <text:p text:style-name="P1"><text:span text:style-name="T59">Face verts</text:span></text:p>
          <draw:enhanced-geometry svg:viewBox="0 0 21600 21600" draw:type="rectangle" draw:enhanced-path="M 0 0 L 21600 0 21600 21600 0 21600 0 0 Z N"/>
        </draw:custom-shape>
        <draw:custom-shape draw:style-name="gr273" draw:text-style-name="P49" draw:layer="layout" svg:width="2.823cm" svg:height="0.707cm" svg:x="5.236cm" svg:y="17.238cm">
          <text:p text:style-name="P1"><text:span text:style-name="T60">Edge verts</text:span></text:p>
          <draw:enhanced-geometry svg:viewBox="0 0 21600 21600" draw:type="rectangle" draw:enhanced-path="M 0 0 L 21600 0 21600 21600 0 21600 0 0 Z N"/>
        </draw:custom-shape>
        <draw:custom-shape draw:style-name="gr273" draw:text-style-name="P50" draw:layer="layout" svg:width="2.824cm" svg:height="0.707cm" svg:x="8.06cm" svg:y="17.238cm">
          <text:p text:style-name="P1"><text:span text:style-name="T61">Vertex verts</text:span></text:p>
          <draw:enhanced-geometry svg:viewBox="0 0 21600 21600" draw:type="rectangle" draw:enhanced-path="M 0 0 L 21600 0 21600 21600 0 21600 0 0 Z N"/>
        </draw:custom-shape>
        <draw:custom-shape draw:style-name="gr273" draw:text-style-name="P48" draw:layer="layout" svg:width="2.824cm" svg:height="0.706cm" svg:x="10.884cm" svg:y="17.239cm">
          <text:p text:style-name="P1"><text:span text:style-name="T59">Face verts</text:span></text:p>
          <draw:enhanced-geometry svg:viewBox="0 0 21600 21600" draw:type="rectangle" draw:enhanced-path="M 0 0 L 21600 0 21600 21600 0 21600 0 0 Z N"/>
        </draw:custom-shape>
        <draw:custom-shape draw:style-name="gr273" draw:text-style-name="P49" draw:layer="layout" svg:width="2.823cm" svg:height="0.707cm" svg:x="13.708cm" svg:y="17.238cm">
          <text:p text:style-name="P1"><text:span text:style-name="T60">Edge verts</text:span></text:p>
          <draw:enhanced-geometry svg:viewBox="0 0 21600 21600" draw:type="rectangle" draw:enhanced-path="M 0 0 L 21600 0 21600 21600 0 21600 0 0 Z N"/>
        </draw:custom-shape>
        <draw:custom-shape draw:style-name="gr273" draw:text-style-name="P50" draw:layer="layout" svg:width="2.824cm" svg:height="0.707cm" svg:x="16.532cm" svg:y="17.238cm">
          <text:p text:style-name="P1"><text:span text:style-name="T61">Vertex verts</text:span></text:p>
          <draw:enhanced-geometry svg:viewBox="0 0 21600 21600" draw:type="rectangle" draw:enhanced-path="M 0 0 L 21600 0 21600 21600 0 21600 0 0 Z N"/>
        </draw:custom-shape>
        <draw:custom-shape draw:style-name="gr273" draw:text-style-name="P50" draw:layer="layout" svg:width="2.824cm" svg:height="0.706cm" svg:x="2.412cm" svg:y="20.062cm">
          <text:p text:style-name="P1"><text:span text:style-name="T61">Vertex verts</text:span></text:p>
          <draw:enhanced-geometry svg:viewBox="0 0 21600 21600" draw:type="rectangle" draw:enhanced-path="M 0 0 L 21600 0 21600 21600 0 21600 0 0 Z N"/>
        </draw:custom-shape>
        <draw:custom-shape draw:style-name="gr273" draw:text-style-name="P49" draw:layer="layout" svg:width="2.823cm" svg:height="0.707cm" svg:x="8.059cm" svg:y="20.062cm">
          <text:p text:style-name="P1"><text:span text:style-name="T60">Edge verts</text:span></text:p>
          <draw:enhanced-geometry svg:viewBox="0 0 21600 21600" draw:type="rectangle" draw:enhanced-path="M 0 0 L 21600 0 21600 21600 0 21600 0 0 Z N"/>
        </draw:custom-shape>
        <draw:custom-shape draw:style-name="gr273" draw:text-style-name="P48" draw:layer="layout" svg:width="2.824cm" svg:height="0.706cm" svg:x="5.236cm" svg:y="20.062cm">
          <text:p text:style-name="P1"><text:span text:style-name="T59">Face verts</text:span></text:p>
          <draw:enhanced-geometry svg:viewBox="0 0 21600 21600" draw:type="rectangle" draw:enhanced-path="M 0 0 L 21600 0 21600 21600 0 21600 0 0 Z N"/>
        </draw:custom-shape>
        <draw:custom-shape draw:style-name="gr273" draw:text-style-name="P50" draw:layer="layout" svg:width="2.824cm" svg:height="0.706cm" svg:x="10.884cm" svg:y="20.062cm">
          <text:p text:style-name="P1"><text:span text:style-name="T61">Vertex verts</text:span></text:p>
          <draw:enhanced-geometry svg:viewBox="0 0 21600 21600" draw:type="rectangle" draw:enhanced-path="M 0 0 L 21600 0 21600 21600 0 21600 0 0 Z N"/>
        </draw:custom-shape>
        <draw:custom-shape draw:style-name="gr273" draw:text-style-name="P49" draw:layer="layout" svg:width="2.823cm" svg:height="0.707cm" svg:x="16.531cm" svg:y="20.062cm">
          <text:p text:style-name="P1"><text:span text:style-name="T60">Edge verts</text:span></text:p>
          <draw:enhanced-geometry svg:viewBox="0 0 21600 21600" draw:type="rectangle" draw:enhanced-path="M 0 0 L 21600 0 21600 21600 0 21600 0 0 Z N"/>
        </draw:custom-shape>
        <draw:custom-shape draw:style-name="gr273" draw:text-style-name="P48" draw:layer="layout" svg:width="2.824cm" svg:height="0.706cm" svg:x="13.708cm" svg:y="20.062cm">
          <text:p text:style-name="P1"><text:span text:style-name="T59">Face verts</text:span></text:p>
          <draw:enhanced-geometry svg:viewBox="0 0 21600 21600" draw:type="rectangle" draw:enhanced-path="M 0 0 L 21600 0 21600 21600 0 21600 0 0 Z N"/>
        </draw:custom-shape>
      </draw:page>
      <draw:page draw:name="page16" draw:style-name="dp1" draw:master-page-name="Default">
        <draw:custom-shape draw:style-name="gr276" draw:text-style-name="P51" draw:layer="layout" svg:width="16.106cm" svg:height="13.362cm" svg:x="6.545cm" svg:y="1.616cm">
          <text:p text:style-name="P1"><text:span text:style-name="T64">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37cm" svg:height="6.334cm" svg:x="7.018cm" svg:y="4.521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15.24cm" svg:height="1.319cm" svg:x="7.015cm" svg:y="3.218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9.398cm" svg:height="2.112cm" svg:x="12.603cm" svg:y="4.838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2" draw:layer="layout" svg:width="15.243cm" svg:height="3.764cm" svg:x="7.012cm" svg:y="10.835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57" draw:id="id157" draw:layer="layout" svg:width="3.266cm" svg:height="1.111cm" svg:x="2.443cm" svg:y="4.283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5.709cm" svg:y1="4.838cm" svg:x2="8.412cm" svg:y2="5.858cm" draw:start-shape="id157" draw:start-glue-point="1" draw:end-shape="id158" draw:end-glue-point="3" svg:d="M5709 4838c2028 0 677 1020 2703 1020">
          <text:p/>
        </draw:connector>
        <draw:custom-shape draw:style-name="gr281" draw:text-style-name="P53" xml:id="id160" draw:id="id160" draw:layer="layout" svg:width="3.457cm" svg:height="1.205cm" svg:x="12.664cm" svg:y="8.598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61" draw:id="id161" draw:layer="layout" svg:width="3.553cm" svg:height="1.206cm" svg:x="16.286cm" svg:y="8.59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30"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65" draw:id="id165" draw:layer="layout" svg:width="3.237cm" svg:height="0.916cm" svg:x="2.456cm" svg:y="12.922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30"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4" draw:text-style-name="P1" draw:layer="layout" draw:type="curve" svg:x1="10.191cm" svg:y1="6.569cm" svg:x2="10.169cm" svg:y2="7.901cm" draw:start-shape="id158" draw:start-glue-point="4" draw:end-shape="id159" draw:end-glue-point="0" svg:d="M10191 6569c0 999-22 333-22 1332">
          <text:p/>
        </draw:connector>
        <draw:connector draw:style-name="gr284" draw:text-style-name="P1" draw:layer="layout" draw:type="curve" svg:x1="14.38cm" svg:y1="6.503cm" svg:x2="14.392cm" svg:y2="8.598cm" draw:start-shape="id158" draw:start-glue-point="7" draw:end-shape="id160" svg:d="M14380 6503c0 1620 12 573 12 2095">
          <text:p/>
        </draw:connector>
        <draw:connector draw:style-name="gr284" draw:text-style-name="P1" draw:layer="layout" draw:type="curve" svg:x1="18.063cm" svg:y1="6.568cm" svg:x2="18.062cm" svg:y2="8.599cm" draw:start-shape="id158" draw:start-glue-point="5" draw:end-shape="id161" svg:d="M18063 6568c0 1524-1 509-1 2031">
          <text:p/>
        </draw:connector>
        <draw:custom-shape draw:style-name="gr281" draw:text-style-name="P53" xml:id="id163" draw:id="id163" draw:layer="layout" svg:width="3.262cm" svg:height="0.922cm" svg:x="2.432cm" svg:y="9.143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4" draw:text-style-name="P1" draw:layer="layout" draw:type="curve" svg:x1="5.708cm" svg:y1="8.361cm" svg:x2="8.043cm" svg:y2="8.35cm" draw:start-shape="id162" draw:start-glue-point="1" draw:end-shape="id159" draw:end-glue-point="8" svg:d="M5708 8361c1747 0 580-11 2335-11">
          <text:p/>
        </draw:connector>
        <draw:connector draw:style-name="gr284" draw:text-style-name="P1" draw:layer="layout" draw:type="curve" svg:x1="8.043cm" svg:y1="9.604cm" svg:x2="5.694cm" svg:y2="9.604cm" draw:start-shape="id159" draw:start-glue-point="9" draw:end-shape="id163" draw:end-glue-point="1" svg:d="M8043 9604h-2349">
          <text:p/>
        </draw:connector>
        <draw:connector draw:style-name="gr284" draw:text-style-name="P1" draw:layer="layout" draw:type="curve" svg:x1="14.392cm" svg:y1="9.803cm" svg:x2="14.402cm" svg:y2="11.683cm" draw:start-shape="id160" draw:start-glue-point="2" draw:end-shape="id164" draw:end-glue-point="6" svg:d="M14392 9803c0 1410 10 470 10 1880">
          <text:p/>
        </draw:connector>
        <draw:connector draw:style-name="gr284" draw:text-style-name="P1" draw:layer="layout" draw:type="curve" svg:x1="18.062cm" svg:y1="9.805cm" svg:x2="18.073cm" svg:y2="11.683cm" draw:start-shape="id161" draw:start-glue-point="2" draw:end-shape="id164" draw:end-glue-point="7" svg:d="M18062 9805c0 1408 11 470 11 1878">
          <text:p/>
        </draw:connector>
        <draw:connector draw:style-name="gr284" draw:text-style-name="P1" draw:layer="layout" draw:type="curve" svg:x1="13.176cm" svg:y1="13.382cm" svg:x2="5.693cm" svg:y2="13.38cm" draw:start-shape="id164" draw:start-glue-point="9" draw:end-shape="id165" draw:end-glue-point="1" svg:d="M13176 13382c-5613 0-1872-2-7483-2">
          <text:p/>
        </draw:connector>
        <draw:connector draw:style-name="gr285" draw:text-style-name="P1" draw:layer="layout" draw:type="curve" svg:x1="5.65cm" svg:y1="12.087cm" svg:x2="13.176cm" svg:y2="12.084cm" draw:start-shape="id166" draw:start-glue-point="1" draw:end-shape="id164" draw:end-glue-point="8" svg:d="M5650 12087c5644 0 1882-3 7526-3">
          <text:p/>
        </draw:connector>
        <draw:custom-shape draw:style-name="gr281" draw:text-style-name="P30"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68" draw:id="id168" draw:layer="layout" svg:width="2.032cm" svg:height="0.73cm" svg:x="10.979cm" svg:y="3.521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9.913cm" svg:y1="4.283cm" svg:x2="9.937cm" svg:y2="5.148cm" draw:start-shape="id167" draw:start-glue-point="2" draw:end-shape="id158" draw:end-glue-point="8" svg:d="M9913 4283c0 649 24 217 24 865">
          <text:p/>
        </draw:connector>
        <draw:custom-shape draw:style-name="gr281" draw:text-style-name="P53" xml:id="id167" draw:id="id167" draw:layer="layout" svg:width="2.078cm" svg:height="0.73cm" svg:x="8.874cm" svg:y="3.553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11.995cm" svg:y1="4.251cm" svg:x2="11.996cm" svg:y2="5.173cm" draw:start-shape="id168" draw:start-glue-point="2" svg:d="M11995 4251c0 1068 1 607 1 922">
          <text:p/>
        </draw:connector>
        <draw:connector draw:style-name="gr284" draw:text-style-name="P1" draw:layer="layout" draw:type="curve" draw:line-skew="-0.277cm" svg:x1="5.709cm" svg:y1="4.838cm" svg:x2="8.874cm" svg:y2="3.918cm" draw:start-shape="id157" draw:start-glue-point="1" draw:end-shape="id167" draw:end-glue-point="3" svg:d="M5709 4838c1959 0 377-920 3165-920">
          <text:p/>
        </draw:connector>
      </draw:page>
      <draw:page draw:name="page17" draw:style-name="dp1" draw:master-page-name="Default">
        <draw:custom-shape draw:style-name="gr281" draw:text-style-name="P47" draw:layer="layout" svg:width="3.389cm" svg:height="3.247cm" svg:x="1.847cm" svg:y="23.733cm">
          <draw:glue-point draw:id="4" svg:x="-2.203cm" svg:y="4.778cm"/>
          <draw:glue-point draw:id="5" svg:x="1.385cm" svg:y="4.959cm"/>
          <draw:glue-point draw:id="6" svg:x="5.006cm" svg:y="-1.914cm"/>
          <draw:glue-point draw:id="7" svg:x="4.993cm" svg:y="1.933cm"/>
          <text:p text:style-name="P1"><text:span text:style-name="T8">Vertex Buffer</text:span></text:p>
          <text:p text:style-name="P1"><text:span text:style-name="T8"/></text:p>
          <text:p text:style-name="P1"><text:span text:style-name="T8"/></text:p>
          <text:p text:style-name="P1"><text:span text:style-name="T8"/></text:p>
          <text:p text:style-name="P1"><text:span text:style-name="T8"/></text:p>
          <text:p text:style-name="P1"><text:span text:style-name="T8"/></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4" draw:layer="layout" svg:width="16.106cm" svg:height="9.743cm" svg:x="6.121cm" svg:y="1.423cm">
          <text:p text:style-name="P1"><text:span text:style-name="T66">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37cm" svg:height="6.334cm" svg:x="6.594cm" svg:y="4.328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15.24cm" svg:height="1.319cm" svg:x="6.591cm" svg:y="3.025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9.398cm" svg:height="2.112cm" svg:x="12.179cm" svg:y="4.645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69" draw:id="id169" draw:layer="layout" svg:width="3.266cm" svg:height="1.111cm" svg:x="2.019cm" svg:y="4.09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5.285cm" svg:y1="4.645cm" svg:x2="7.988cm" svg:y2="5.665cm" draw:start-shape="id169" draw:start-glue-point="1" draw:end-shape="id170" draw:end-glue-point="3" svg:d="M5285 4645c2028 0 677 1020 2703 1020">
          <text:p/>
        </draw:connector>
        <draw:custom-shape draw:style-name="gr281" draw:text-style-name="P30"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4" draw:text-style-name="P1" draw:layer="layout" draw:type="curve" svg:x1="9.767cm" svg:y1="6.376cm" svg:x2="9.745cm" svg:y2="7.708cm" draw:start-shape="id170" draw:start-glue-point="4" draw:end-shape="id171" draw:end-glue-point="0" svg:d="M9767 6376c0 999-22 333-22 1332">
          <text:p/>
        </draw:connector>
        <draw:custom-shape draw:style-name="gr281" draw:text-style-name="P53" xml:id="id173" draw:id="id173" draw:layer="layout" svg:width="3.262cm" svg:height="0.922cm" svg:x="2.008cm" svg:y="8.95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4" draw:text-style-name="P1" draw:layer="layout" draw:type="curve" svg:x1="5.284cm" svg:y1="8.168cm" svg:x2="7.619cm" svg:y2="8.157cm" draw:start-shape="id172" draw:start-glue-point="1" draw:end-shape="id171" draw:end-glue-point="8" svg:d="M5284 8168c1747 0 580-11 2335-11">
          <text:p/>
        </draw:connector>
        <draw:connector draw:style-name="gr284" draw:text-style-name="P1" draw:layer="layout" draw:type="curve" svg:x1="7.619cm" svg:y1="9.411cm" svg:x2="5.27cm" svg:y2="9.411cm" draw:start-shape="id171" draw:start-glue-point="9" draw:end-shape="id173" draw:end-glue-point="1" svg:d="M7619 9411h-2349">
          <text:p/>
        </draw:connector>
        <draw:custom-shape draw:style-name="gr281" draw:text-style-name="P30"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75" draw:id="id175" draw:layer="layout" svg:width="2.032cm" svg:height="0.73cm" svg:x="10.555cm" svg:y="3.328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9.489cm" svg:y1="4.09cm" svg:x2="9.513cm" svg:y2="4.955cm" draw:start-shape="id174" draw:start-glue-point="2" draw:end-shape="id170" draw:end-glue-point="8" svg:d="M9489 4090c0 649 24 217 24 865">
          <text:p/>
        </draw:connector>
        <draw:custom-shape draw:style-name="gr281" draw:text-style-name="P53" xml:id="id174" draw:id="id174" draw:layer="layout" svg:width="2.078cm" svg:height="0.73cm" svg:x="8.45cm" svg:y="3.36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11.571cm" svg:y1="4.058cm" svg:x2="11.572cm" svg:y2="4.98cm" draw:start-shape="id175" draw:start-glue-point="2" svg:d="M11571 4058c0 1068 1 607 1 922">
          <text:p/>
        </draw:connector>
        <draw:connector draw:style-name="gr284" draw:text-style-name="P1" draw:layer="layout" draw:type="curve" draw:line-skew="-0.277cm" svg:x1="5.285cm" svg:y1="4.645cm" svg:x2="8.45cm" svg:y2="3.725cm" draw:start-shape="id169" draw:start-glue-point="1" draw:end-shape="id174" draw:end-glue-point="3" svg:d="M5285 4645c1959 0 377-920 3165-920">
          <text:p/>
        </draw:connector>
        <draw:custom-shape draw:style-name="gr276" draw:text-style-name="P54" draw:layer="layout" svg:width="16.106cm" svg:height="14.068cm" svg:x="6.074cm" svg:y="14.465cm">
          <text:p text:style-name="P1"><text:span text:style-name="T66">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37cm" svg:height="5.516cm" svg:x="6.547cm" svg:y="17.37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15.24cm" svg:height="1.319cm" svg:x="6.544cm" svg:y="16.067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9.398cm" svg:height="2.112cm" svg:x="12.132cm" svg:y="17.687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2" draw:layer="layout" svg:width="15.243cm" svg:height="5.365cm" svg:x="6.541cm" svg:y="22.886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76" draw:id="id176" draw:layer="layout" svg:width="3.266cm" svg:height="1.111cm" svg:x="1.972cm" svg:y="17.132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5.238cm" svg:y1="17.687cm" svg:x2="7.941cm" svg:y2="18.707cm" draw:start-shape="id176" draw:start-glue-point="1" draw:end-shape="id177" draw:end-glue-point="3" svg:d="M5238 17687c2028 0 677 1020 2703 1020">
          <text:p/>
        </draw:connector>
        <draw:custom-shape draw:style-name="gr281" draw:text-style-name="P53" xml:id="id178" draw:id="id178" draw:layer="layout" svg:width="3.457cm" svg:height="1.205cm" svg:x="12.227cm" svg:y="20.41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79" draw:id="id179" draw:layer="layout" svg:width="3.553cm" svg:height="1.206cm" svg:x="15.803cm" svg:y="20.40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30"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4" draw:text-style-name="P1" draw:layer="layout" draw:type="curve" svg:x1="13.909cm" svg:y1="19.352cm" svg:x2="13.955cm" svg:y2="20.41cm" draw:start-shape="id177" draw:start-glue-point="7" draw:end-shape="id178" draw:end-glue-point="0" svg:d="M13909 19352c0 841 46 313 46 1058">
          <text:p/>
        </draw:connector>
        <draw:connector draw:style-name="gr284" draw:text-style-name="P1" draw:layer="layout" draw:type="curve" svg:x1="17.592cm" svg:y1="19.417cm" svg:x2="17.579cm" svg:y2="20.409cm" draw:start-shape="id177" draw:start-glue-point="5" draw:end-shape="id179" draw:end-glue-point="0" svg:d="M17592 19417c0 744-13 248-13 992">
          <text:p/>
        </draw:connector>
        <draw:connector draw:style-name="gr284" draw:text-style-name="P1" draw:layer="layout" draw:type="curve" svg:x1="13.955cm" svg:y1="21.615cm" svg:x2="13.926cm" svg:y2="24.58cm" draw:start-shape="id178" draw:start-glue-point="2" draw:end-shape="id180" svg:d="M13955 21615c0 2224-29 742-29 2965">
          <text:p/>
        </draw:connector>
        <draw:connector draw:style-name="gr284" draw:text-style-name="P1" draw:layer="layout" draw:type="curve" svg:x1="12.154cm" svg:y1="25.971cm" svg:x2="4.671cm" svg:y2="25.991cm" draw:start-shape="id180" draw:start-glue-point="9" draw:end-shape="id181" draw:end-glue-point="1" svg:d="M12154 25971c-5613 0-1872 20-7483 20">
          <text:p/>
        </draw:connector>
        <draw:connector draw:style-name="gr285" draw:text-style-name="P1" draw:layer="layout" draw:type="curve" svg:x1="4.671cm" svg:y1="24.932cm" svg:x2="12.154cm" svg:y2="24.909cm" draw:start-shape="id182" draw:start-glue-point="1" draw:end-shape="id180" draw:end-glue-point="8" svg:d="M4671 24932c5611 0 1870-23 7483-23">
          <text:p/>
        </draw:connector>
        <draw:custom-shape draw:style-name="gr281" draw:text-style-name="P30"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84" draw:id="id184" draw:layer="layout" svg:width="2.032cm" svg:height="0.73cm" svg:x="10.508cm" svg:y="16.37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9.442cm" svg:y1="17.132cm" svg:x2="9.466cm" svg:y2="17.997cm" draw:start-shape="id183" draw:start-glue-point="2" draw:end-shape="id177" draw:end-glue-point="8" svg:d="M9442 17132c0 649 24 217 24 865">
          <text:p/>
        </draw:connector>
        <draw:custom-shape draw:style-name="gr281" draw:text-style-name="P53" xml:id="id183" draw:id="id183" draw:layer="layout" svg:width="2.078cm" svg:height="0.73cm" svg:x="8.403cm" svg:y="16.402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2" draw:text-style-name="P1" draw:layer="layout" draw:type="curve" svg:x1="11.524cm" svg:y1="17.1cm" svg:x2="11.525cm" svg:y2="18.022cm" draw:start-shape="id184" draw:start-glue-point="2" svg:d="M11524 17100c0 1068 1 607 1 922">
          <text:p/>
        </draw:connector>
        <draw:connector draw:style-name="gr284" draw:text-style-name="P1" draw:layer="layout" draw:type="curve" draw:line-skew="-0.277cm" svg:x1="5.238cm" svg:y1="17.687cm" svg:x2="8.403cm" svg:y2="16.767cm" draw:start-shape="id176" draw:start-glue-point="1" draw:end-shape="id183" draw:end-glue-point="3" svg:d="M5238 17687c1959 0 377-920 3165-920">
          <text:p/>
        </draw:connector>
        <draw:custom-shape draw:style-name="gr273" draw:text-style-name="P47" xml:id="id182" draw:id="id182" draw:layer="layout" svg:width="2.401cm" svg:height="0.705cm" svg:x="2.27cm" svg:y="24.58cm">
          <text:p text:style-name="P1"><text:span text:style-name="T8">coarse</text:span></text:p>
          <draw:enhanced-geometry svg:viewBox="0 0 21600 21600" draw:type="rectangle" draw:enhanced-path="M 0 0 L 21600 0 21600 21600 0 21600 0 0 Z N"/>
        </draw:custom-shape>
        <draw:custom-shape draw:style-name="gr273" draw:text-style-name="P47" xml:id="id181" draw:id="id181" draw:layer="layout" svg:width="2.401cm" svg:height="1.411cm" svg:x="2.27cm" svg:y="25.286cm">
          <text:p text:style-name="P1"><text:span text:style-name="T8">refined</text:span></text:p>
          <draw:enhanced-geometry svg:viewBox="0 0 21600 21600" draw:type="rectangle" draw:enhanced-path="M 0 0 L 21600 0 21600 21600 0 21600 0 0 Z N"/>
        </draw:custom-shape>
        <draw:custom-shape draw:style-name="gr281" draw:text-style-name="P47"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1"><text:span text:style-name="T8">Index Buffer</text:span></text:p>
          <text:p text:style-name="P1"><text:span text:style-name="T8">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53"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2">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0" xml:id="id186" draw:id="id186" draw:layer="layout" svg:width="3.593cm" svg:height="1.694cm" svg:x="15.967cm" svg:y="24.58cm">
          <text:p text:style-name="P1"><text:span text:style-name="T28">Tessellation</text:span></text:p>
          <text:p text:style-name="P1"><text:span text:style-name="T28">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7" draw:text-style-name="P1" draw:layer="layout" draw:type="curve" svg:x1="17.579cm" svg:y1="21.615cm" svg:x2="5.233cm" svg:y2="22.181cm" draw:start-shape="id179" draw:start-glue-point="2" draw:end-shape="id185" draw:end-glue-point="7" svg:d="M17579 21615c0 378-4115 566-12346 566">
          <text:p/>
        </draw:connector>
        <draw:connector draw:style-name="gr287" draw:text-style-name="P1" draw:layer="layout" draw:type="curve" svg:x1="17.763cm" svg:y1="26.274cm" svg:x2="5.236cm" svg:y2="27.513cm" draw:start-shape="id186" draw:start-glue-point="2" draw:end-shape="id187" draw:end-glue-point="6" svg:d="M17763 26274c0 826-4175 1239-12527 1239">
          <text:p/>
        </draw:connector>
      </draw:page>
      <draw:page draw:name="page18" draw:style-name="dp1" draw:master-page-name="Default">
        <draw:custom-shape draw:style-name="gr288" draw:text-style-name="P55" draw:layer="layout" svg:width="7.766cm" svg:height="3.529cm" svg:x="10.178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53" draw:layer="layout" svg:width="4.236cm" svg:height="10.62cm" svg:x="5.236cm" svg:y="3.793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188" draw:id="id188" draw:layer="layout" svg:width="2.725cm" svg:height="1.412cm" svg:x="5.942cm" svg:y="5.659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47" xml:id="id190" draw:id="id190" draw:layer="layout" svg:width="2.643cm" svg:height="1.41cm" svg:x="5.942cm" svg:y="10.603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1" draw:text-style-name="P55" draw:layer="layout" svg:width="7.766cm" svg:height="7.06cm" svg:x="10.178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47" xml:id="id189" draw:id="id189" draw:layer="layout" svg:width="2.542cm" svg:height="1.412cm" svg:x="13.001cm" svg:y="5.659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193" draw:id="id193" draw:layer="layout" svg:width="2.542cm" svg:height="1.388cm" svg:x="13.001cm" svg:y="8.292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56" xml:id="id191" draw:id="id191" draw:layer="layout" svg:width="3.671cm" svg:height="2.965cm" svg:x="12.437cm" svg:y="10.601cm">
          <draw:glue-point draw:id="4" svg:x="-4.918cm" svg:y="-2.64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192" draw:id="id192" draw:layer="layout" svg:width="2.643cm" svg:height="1.41cm" svg:x="5.942cm" svg:y="12.156cm">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4" draw:text-style-name="P1" draw:layer="layout" draw:type="curve" svg:x1="8.667cm" svg:y1="6.365cm" svg:x2="13.001cm" svg:y2="6.365cm" draw:start-shape="id188" draw:start-glue-point="10" draw:end-shape="id189" svg:d="M8667 6365h4334">
          <text:p/>
        </draw:connector>
        <draw:connector draw:style-name="gr284" draw:text-style-name="P1" draw:layer="layout" draw:type="curve" svg:x1="8.585cm" svg:y1="11.308cm" svg:x2="12.467cm" svg:y2="11.299cm" draw:start-shape="id190" draw:start-glue-point="10" draw:end-shape="id191" draw:end-glue-point="4" svg:d="M8585 11308c2887 0 947-9 3882-9">
          <text:p/>
        </draw:connector>
        <draw:connector draw:style-name="gr284" draw:text-style-name="P1" draw:layer="layout" draw:type="curve" svg:x1="12.438cm" svg:y1="12.859cm" svg:x2="8.585cm" svg:y2="12.861cm" draw:start-shape="id191" draw:start-glue-point="5" draw:end-shape="id192" draw:end-glue-point="10" svg:d="M12438 12859c-2892 0-966 2-3853 2">
          <text:p/>
        </draw:connector>
        <draw:connector draw:style-name="gr284" draw:text-style-name="P1" draw:layer="layout" draw:type="curve" svg:x1="14.272cm" svg:y1="7.071cm" svg:x2="14.272cm" svg:y2="8.292cm" draw:start-shape="id189" draw:start-glue-point="8" draw:end-shape="id193" draw:end-glue-point="4" svg:d="M14272 7071v1221">
          <text:p/>
        </draw:connector>
        <draw:connector draw:style-name="gr284" draw:text-style-name="P1" draw:layer="layout" draw:type="curve" svg:x1="14.272cm" svg:y1="9.68cm" svg:x2="14.272cm" svg:y2="10.601cm" draw:start-shape="id193" draw:start-glue-point="8" draw:end-shape="id191" draw:end-glue-point="0" svg:d="M14272 9680v921">
          <text:p/>
        </draw:connector>
        <draw:custom-shape draw:style-name="gr291" draw:text-style-name="P55" draw:layer="layout" svg:width="7.767cm" svg:height="7.06cm" svg:x="25.709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5" draw:layer="layout" svg:width="7.767cm" svg:height="3.529cm" svg:x="25.709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53" draw:layer="layout" svg:width="4.235cm" svg:height="10.589cm" svg:x="20.768cm" svg:y="3.824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197" draw:id="id197" draw:layer="layout" svg:width="2.725cm" svg:height="1.27cm" svg:x="21.615cm" svg:y="5.23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47" xml:id="id213" draw:id="id213" draw:layer="layout" svg:width="2.643cm" svg:height="1.41cm" svg:x="21.474cm" svg:y="10.319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194" draw:id="id194" draw:layer="layout" svg:width="2.824cm" svg:height="1.554cm" svg:x="28.957cm" svg:y="5.094cm">
          <text:p text:style-name="P1"><text:span text:style-name="T8">Limit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195" draw:id="id195" draw:layer="layout" svg:width="2.542cm" svg:height="1.388cm" svg:x="29.098cm" svg:y="8.201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56" xml:id="id196" draw:id="id196" draw:layer="layout" svg:width="3.672cm" svg:height="2.683cm" svg:x="28.533cm" svg:y="10.46cm">
          <draw:glue-point draw:id="4" svg:x="-5cm" svg:y="-2.892cm"/>
          <draw:glue-point draw:id="5" svg:x="-5cm" svg:y="2.896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214" draw:id="id214" draw:layer="layout" svg:width="2.643cm" svg:height="1.41cm" svg:x="21.474cm" svg:y="11.872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47" xml:id="id198" draw:id="id198" draw:layer="layout" svg:width="2.725cm" svg:height="1.25cm" svg:x="21.65cm" svg:y="6.64cm">
          <text:p text:style-name="P1"><text:span text:style-name="T8">Limit</text:span></text:p>
          <text:p text:style-name="P1"><text:span text:style-name="T8">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2" draw:text-style-name="P1" draw:layer="layout" svg:x1="30.369cm" svg:y1="6.648cm" svg:x2="30.369cm" svg:y2="8.201cm" draw:start-shape="id194" draw:start-glue-point="8" draw:end-shape="id195" draw:end-glue-point="4" svg:d="M30369 6648v1553">
          <text:p/>
        </draw:connector>
        <draw:connector draw:style-name="gr292" draw:text-style-name="P1" draw:layer="layout" svg:x1="30.369cm" svg:y1="9.589cm" svg:x2="30.369cm" svg:y2="10.46cm" draw:start-shape="id195" draw:start-glue-point="8" draw:end-shape="id196" draw:end-glue-point="0" svg:d="M30369 9589v871">
          <text:p/>
        </draw:connector>
        <draw:connector draw:style-name="gr284" draw:text-style-name="P1" draw:layer="layout" draw:type="curve" svg:x1="24.34cm" svg:y1="5.871cm" svg:x2="28.957cm" svg:y2="5.871cm" draw:start-shape="id197" draw:start-glue-point="10" draw:end-shape="id194" draw:end-glue-point="6" svg:d="M24340 5871h4617">
          <text:p/>
        </draw:connector>
        <draw:connector draw:style-name="gr284" draw:text-style-name="P1" draw:layer="layout" draw:type="curve" svg:x1="24.375cm" svg:y1="7.265cm" svg:x2="28.957cm" svg:y2="5.871cm" draw:start-shape="id198" draw:start-glue-point="10" draw:end-shape="id194" draw:end-glue-point="6" svg:d="M24375 7265c3436 0 1146-1394 4582-1394">
          <text:p/>
        </draw:connector>
        <draw:custom-shape draw:style-name="gr291" draw:text-style-name="P55" draw:layer="layout" svg:width="7.766cm" svg:height="9.883cm" svg:x="10.178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5" draw:layer="layout" svg:width="7.766cm" svg:height="3.53cm" svg:x="10.178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53" draw:layer="layout" svg:width="4.236cm" svg:height="13.38cm" svg:x="5.236cm" svg:y="17.977cm">
          <text:p text:style-name="P1"><text:span text:style-name="T22">Subdivision Mesh</text:span></text:p>
          <text:p text:style-name="P1"><text:span text:style-name="T22"/></text:p>
          <text:p text:style-name="P1"><text:span text:style-name="T22"/></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199" draw:id="id199" draw:layer="layout" svg:width="2.824cm" svg:height="1.207cm" svg:x="5.942cm" svg:y="19.278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47" xml:id="id203" draw:id="id203" draw:layer="layout" svg:width="2.824cm" svg:height="1.41cm" svg:x="5.942cm" svg:y="24.58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00" draw:id="id200" draw:layer="layout" svg:width="2.541cm" svg:height="1.472cm" svg:x="11.872cm" svg:y="19.154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19" draw:id="id219" draw:layer="layout" svg:width="2.683cm" svg:height="1.487cm" svg:x="14.413cm" svg:y="19.139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20" draw:id="id220" draw:layer="layout" svg:width="2.541cm" svg:height="1.36cm" svg:x="11.872cm" svg:y="22.18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01" draw:id="id201" draw:layer="layout" svg:width="2.683cm" svg:height="1.353cm" svg:x="14.413cm" svg:y="22.1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7" draw:text-style-name="P1" draw:layer="layout" svg:x1="13.143cm" svg:y1="20.626cm" svg:x2="13.143cm" svg:y2="22.18cm">
          <text:p/>
        </draw:line>
        <draw:custom-shape draw:style-name="gr286" draw:text-style-name="P56" xml:id="id215" draw:id="id215" draw:layer="layout" svg:width="3.389cm" svg:height="2.824cm" svg:x="11.448cm" svg:y="24.439cm">
          <draw:glue-point draw:id="4" svg:x="-5cm" svg:y="-2cm"/>
          <draw:glue-point draw:id="5" svg:x="-5cm" svg:y="3.397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204" draw:id="id204" draw:layer="layout" svg:width="2.824cm" svg:height="1.412cm" svg:x="5.942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2" draw:text-style-name="P1" draw:layer="layout" svg:x1="8.766cm" svg:y1="19.882cm" svg:x2="11.872cm" svg:y2="19.89cm" draw:start-shape="id199" draw:start-glue-point="10" draw:end-shape="id200" draw:end-glue-point="6" svg:d="M8766 19882h1553v8h1553">
          <text:p/>
        </draw:connector>
        <draw:custom-shape draw:style-name="gr286" draw:text-style-name="P56" xml:id="id202" draw:id="id202" draw:layer="layout" svg:width="3.53cm" svg:height="2.841cm" svg:x="13.99cm" svg:y="28.131cm">
          <draw:glue-point draw:id="4" svg:x="-5.004cm" svg:y="-3.53cm"/>
          <draw:glue-point draw:id="5" svg:x="-5.004cm" svg:y="-1.9cm"/>
          <draw:glue-point draw:id="6" svg:x="-5cm" svg:y="2.879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2" draw:text-style-name="P1" draw:layer="layout" svg:x1="15.755cm" svg:y1="23.533cm" svg:x2="15.755cm" svg:y2="28.131cm" draw:start-shape="id201" draw:start-glue-point="8" draw:end-shape="id202" svg:d="M15755 23533v4598">
          <text:p/>
        </draw:connector>
        <draw:custom-shape draw:style-name="gr290" draw:text-style-name="P47" xml:id="id205" draw:id="id205" draw:layer="layout" svg:width="2.824cm" svg:height="1.41cm" svg:x="5.942cm" svg:y="28.112cm">
          <text:p text:style-name="P1"><text:span text:style-name="T8">Patch</text:span></text:p>
          <text:p text:style-name="P1"><text:span text:style-name="T8">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47" xml:id="id206" draw:id="id206" draw:layer="layout" svg:width="2.824cm" svg:height="1.404cm" svg:x="5.942cm" svg:y="29.663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4" draw:text-style-name="P1" draw:layer="layout" draw:type="curve" draw:line-skew="-0.376cm" svg:x1="8.666cm" svg:y1="25.495cm" svg:x2="13.99cm" svg:y2="28.549cm" draw:start-shape="id203" draw:start-glue-point="12" draw:end-shape="id202" draw:end-glue-point="4" svg:d="M8666 25495c3504 0 842 3054 5324 3054">
          <text:p/>
        </draw:connector>
        <draw:connector draw:style-name="gr284" draw:text-style-name="P1" draw:layer="layout" draw:type="curve" draw:line-skew="-0.665cm" svg:x1="8.554cm" svg:y1="27.203cm" svg:x2="13.99cm" svg:y2="29.012cm" draw:start-shape="id204" draw:start-glue-point="12" draw:end-shape="id202" draw:end-glue-point="5" svg:d="M8554 27203c3238 0 521 1809 5436 1809">
          <text:p/>
        </draw:connector>
        <draw:connector draw:style-name="gr284" draw:text-style-name="P1" draw:layer="layout" draw:type="curve" svg:x1="8.766cm" svg:y1="28.817cm" svg:x2="13.99cm" svg:y2="29.551cm" draw:start-shape="id205" draw:start-glue-point="10" draw:end-shape="id202" svg:d="M8766 28817c3918 0 1306 734 5224 734">
          <text:p/>
        </draw:connector>
        <draw:connector draw:style-name="gr284" draw:text-style-name="P1" draw:layer="layout" draw:type="curve" svg:x1="13.99cm" svg:y1="30.368cm" svg:x2="8.766cm" svg:y2="30.365cm" draw:start-shape="id202" draw:start-glue-point="6" draw:end-shape="id206" draw:end-glue-point="10" svg:d="M13990 30368c-3918 0-1306-3-5224-3">
          <text:p/>
        </draw:connector>
        <draw:custom-shape draw:style-name="gr291" draw:text-style-name="P55" draw:layer="layout" svg:width="7.767cm" svg:height="9.883cm" svg:x="25.709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5" draw:layer="layout" svg:width="7.767cm" svg:height="3.53cm" svg:x="25.709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56" xml:id="id210" draw:id="id210" draw:layer="layout" svg:width="3.671cm" svg:height="1.464cm" svg:x="21.05cm" svg:y="29.187cm">
          <draw:glue-point draw:id="4" svg:x="2.479cm" svg:y="-4.805cm"/>
          <text:p text:style-name="P1"><text:span text:style-name="T68">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53" draw:layer="layout" svg:width="4.235cm" svg:height="10.037cm" svg:x="20.768cm" svg:y="17.944cm">
          <draw:glue-point draw:id="4" svg:x="-2.802cm" svg:y="-0.007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47" xml:id="id207" draw:id="id207" draw:layer="layout" svg:width="2.541cm" svg:height="1.435cm" svg:x="21.474cm" svg:y="19.35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16" draw:id="id216" draw:layer="layout" svg:width="2.823cm" svg:height="1.41cm" svg:x="21.474cm" svg:y="24.582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08" draw:id="id208" draw:layer="layout" svg:width="2.542cm" svg:height="1.412cm" svg:x="27.827cm" svg:y="19.356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21" draw:id="id221" draw:layer="layout" svg:width="2.683cm" svg:height="1.412cm" svg:x="30.369cm" svg:y="19.356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18" draw:id="id218" draw:layer="layout" svg:width="2.542cm" svg:height="1.441cm" svg:x="27.827cm" svg:y="22.433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09" draw:id="id209" draw:layer="layout" svg:width="2.683cm" svg:height="1.436cm" svg:x="30.369cm" svg:y="22.37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47" xml:id="id211" draw:id="id211" draw:layer="layout" svg:width="2.823cm" svg:height="1.41cm" svg:x="21.474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2" draw:text-style-name="P1" draw:layer="layout" svg:x1="24.015cm" svg:y1="20.073cm" svg:x2="27.827cm" svg:y2="20.062cm" draw:start-shape="id207" draw:start-glue-point="10" draw:end-shape="id208" draw:end-glue-point="6" svg:d="M24015 20073h1906v-11h1906">
          <text:p/>
        </draw:connector>
        <draw:connector draw:style-name="gr292" draw:text-style-name="P1" draw:layer="layout" draw:line-skew="1.945cm" svg:x1="31.711cm" svg:y1="23.814cm" svg:x2="23.795cm" svg:y2="29.216cm" draw:start-shape="id209" draw:start-glue-point="8" draw:end-shape="id210" draw:end-glue-point="4" svg:d="M31711 23814v4632h-7916v770">
          <text:p/>
        </draw:connector>
        <draw:custom-shape draw:style-name="gr286" draw:text-style-name="P30" xml:id="id212" draw:id="id212" draw:layer="layout" svg:width="5.005cm" svg:height="1.661cm" svg:x="27.51cm" svg:y="29.073cm">
          <text:p text:style-name="P1"><text:span text:style-name="T28">Shader source</text:span></text:p>
          <text:p text:style-name="P1"><text:span text:style-name="T28">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56" xml:id="id217" draw:id="id217" draw:layer="layout" svg:width="3.389cm" svg:height="2.965cm" svg:x="27.404cm" svg:y="24.58cm">
          <draw:glue-point draw:id="4" svg:x="-4.998cm" svg:y="-2.61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2" draw:text-style-name="P1" draw:layer="layout" svg:x1="22.886cm" svg:y1="27.543cm" svg:x2="22.885cm" svg:y2="29.187cm" draw:start-shape="id211" draw:start-glue-point="8" draw:end-shape="id210" draw:end-glue-point="0" svg:d="M22886 27543v822h-1v822">
          <text:p/>
        </draw:connector>
        <draw:connector draw:style-name="gr284" draw:text-style-name="P1" draw:layer="layout" draw:type="curve" svg:x1="27.51cm" svg:y1="29.903cm" svg:x2="24.721cm" svg:y2="29.919cm" draw:start-shape="id212" draw:start-glue-point="3" draw:end-shape="id210" draw:end-glue-point="1" svg:d="M27510 29903c-2092 0-698 16-2789 16">
          <text:p/>
        </draw:connector>
        <draw:connector draw:style-name="gr287" draw:text-style-name="P1" draw:layer="layout" draw:type="line" svg:x1="24.117cm" svg:y1="11.024cm" svg:x2="28.533cm" svg:y2="11.026cm" draw:start-shape="id213" draw:start-glue-point="10" draw:end-shape="id196" draw:end-glue-point="4" svg:d="M24117 11024l4416 2">
          <text:p/>
        </draw:connector>
        <draw:connector draw:style-name="gr287" draw:text-style-name="P1" draw:layer="layout" draw:type="line" svg:x1="28.533cm" svg:y1="12.577cm" svg:x2="24.117cm" svg:y2="12.577cm" draw:start-shape="id196" draw:start-glue-point="5" draw:end-shape="id214" draw:end-glue-point="10" svg:d="M28533 12577h-4416">
          <text:p/>
        </draw:connector>
        <draw:connector draw:style-name="gr287" draw:text-style-name="P1" draw:layer="layout" draw:type="line" svg:x1="8.766cm" svg:y1="25.285cm" svg:x2="11.448cm" svg:y2="25.287cm" draw:start-shape="id203" draw:start-glue-point="10" draw:end-shape="id215" draw:end-glue-point="4" svg:d="M8766 25285l2682 2">
          <text:p/>
        </draw:connector>
        <draw:connector draw:style-name="gr287" draw:text-style-name="P1" draw:layer="layout" draw:type="line" svg:x1="11.448cm" svg:y1="26.81cm" svg:x2="8.766cm" svg:y2="26.839cm" draw:start-shape="id215" draw:start-glue-point="5" draw:end-shape="id204" draw:end-glue-point="10" svg:d="M11448 26810l-2682 29">
          <text:p/>
        </draw:connector>
        <draw:connector draw:style-name="gr287" draw:text-style-name="P1" draw:layer="layout" draw:type="line" svg:x1="24.297cm" svg:y1="25.287cm" svg:x2="27.405cm" svg:y2="25.287cm" draw:start-shape="id216" draw:start-glue-point="10" draw:end-shape="id217" draw:end-glue-point="4" svg:d="M24297 25287h3108">
          <text:p/>
        </draw:connector>
        <draw:connector draw:style-name="gr287" draw:text-style-name="P1" draw:layer="layout" draw:type="line" svg:x1="27.405cm" svg:y1="26.838cm" svg:x2="24.297cm" svg:y2="26.838cm" draw:start-shape="id217" draw:start-glue-point="5" draw:end-shape="id211" draw:end-glue-point="10" svg:d="M27405 26838h-3108">
          <text:p/>
        </draw:connector>
        <draw:connector draw:style-name="gr287" draw:text-style-name="P1" draw:layer="layout" draw:type="line" svg:x1="29.098cm" svg:y1="23.874cm" svg:x2="29.098cm" svg:y2="24.58cm" draw:start-shape="id218" draw:start-glue-point="8" draw:end-shape="id217" draw:end-glue-point="0" svg:d="M29098 23874v706">
          <text:p/>
        </draw:connector>
        <draw:connector draw:style-name="gr287" draw:text-style-name="P1" draw:layer="layout" draw:type="line" svg:x1="15.755cm" svg:y1="20.626cm" svg:x2="15.755cm" svg:y2="22.18cm" draw:start-shape="id219" draw:start-glue-point="8" draw:end-shape="id201" draw:end-glue-point="4" svg:d="M15755 20626v1554">
          <text:p/>
        </draw:connector>
        <draw:connector draw:style-name="gr287" draw:text-style-name="P1" draw:layer="layout" draw:type="line" svg:x1="13.143cm" svg:y1="23.54cm" svg:x2="13.142cm" svg:y2="24.439cm" draw:start-shape="id220" draw:start-glue-point="8" draw:end-shape="id215" draw:end-glue-point="0" svg:d="M13143 23540l-1 899">
          <text:p/>
        </draw:connector>
        <draw:connector draw:style-name="gr287" draw:text-style-name="P1" draw:layer="layout" draw:type="line" svg:x1="29.098cm" svg:y1="20.768cm" svg:x2="29.098cm" svg:y2="22.433cm" draw:start-shape="id208" draw:start-glue-point="8" draw:end-shape="id218" svg:d="M29098 20768v1665">
          <text:p/>
        </draw:connector>
        <draw:connector draw:style-name="gr287" draw:text-style-name="P1" draw:layer="layout" draw:type="line" svg:x1="31.711cm" svg:y1="20.768cm" svg:x2="31.71cm" svg:y2="22.378cm" draw:start-shape="id221" draw:start-glue-point="8" draw:end-shape="id209" svg:d="M31711 20768l-1 1610">
          <text:p/>
        </draw:connector>
      </draw:page>
      <draw:page draw:name="page19" draw:style-name="dp1" draw:master-page-name="Default">
        <draw:rect draw:style-name="gr295" draw:text-style-name="P1" draw:layer="layout" svg:width="8.79cm" svg:height="8.424cm" svg:x="23.538cm" svg:y="16.362cm">
          <text:p/>
        </draw:rect>
        <draw:rect draw:style-name="gr295" draw:text-style-name="P1" draw:layer="layout" svg:width="12.165cm" svg:height="11.252cm" svg:x="6.478cm" svg:y="4.501cm">
          <text:p/>
        </draw:rect>
        <draw:custom-shape draw:style-name="gr296" draw:text-style-name="P1" draw:layer="layout" svg:width="2.54cm" svg:height="2.54cm" svg:x="11.16cm" svg:y="8.62cm">
          <text:p/>
          <draw:enhanced-geometry svg:viewBox="0 0 21600 21600" draw:type="rectangle" draw:enhanced-path="M 0 0 L 21600 0 21600 21600 0 21600 0 0 Z N"/>
        </draw:custom-shape>
        <draw:custom-shape draw:style-name="gr296" draw:text-style-name="P1" draw:layer="layout" svg:width="2.54cm" svg:height="2.54cm" svg:x="11.16cm" svg:y="6.08cm">
          <text:p/>
          <draw:enhanced-geometry svg:viewBox="0 0 21600 21600" draw:type="rectangle" draw:enhanced-path="M 0 0 L 21600 0 21600 21600 0 21600 0 0 Z N"/>
        </draw:custom-shape>
        <draw:custom-shape draw:style-name="gr296" draw:text-style-name="P1" draw:layer="layout" svg:width="2.54cm" svg:height="2.54cm" svg:x="13.7cm" svg:y="6.08cm">
          <text:p/>
          <draw:enhanced-geometry svg:viewBox="0 0 21600 21600" draw:type="rectangle" draw:enhanced-path="M 0 0 L 21600 0 21600 21600 0 21600 0 0 Z N"/>
        </draw:custom-shape>
        <draw:custom-shape draw:style-name="gr296" draw:text-style-name="P1" draw:layer="layout" svg:width="2.54cm" svg:height="2.54cm" svg:x="8.62cm" svg:y="8.62cm">
          <text:p/>
          <draw:enhanced-geometry svg:viewBox="0 0 21600 21600" draw:type="rectangle" draw:enhanced-path="M 0 0 L 21600 0 21600 21600 0 21600 0 0 Z N"/>
        </draw:custom-shape>
        <draw:custom-shape draw:style-name="gr296" draw:text-style-name="P1" draw:layer="layout" svg:width="2.54cm" svg:height="2.54cm" svg:x="8.62cm" svg:y="6.08cm">
          <text:p/>
          <draw:enhanced-geometry svg:viewBox="0 0 21600 21600" draw:type="rectangle" draw:enhanced-path="M 0 0 L 21600 0 21600 21600 0 21600 0 0 Z N"/>
        </draw:custom-shape>
        <draw:custom-shape draw:style-name="gr296" draw:text-style-name="P1" draw:layer="layout" svg:width="2.54cm" svg:height="2.54cm" svg:x="13.7cm" svg:y="8.62cm">
          <text:p/>
          <draw:enhanced-geometry svg:viewBox="0 0 21600 21600" draw:type="rectangle" draw:enhanced-path="M 0 0 L 21600 0 21600 21600 0 21600 0 0 Z N"/>
        </draw:custom-shape>
        <draw:custom-shape draw:style-name="gr296" draw:text-style-name="P1" draw:layer="layout" svg:width="2.54cm" svg:height="2.54cm" svg:x="8.62cm" svg:y="11.16cm">
          <text:p/>
          <draw:enhanced-geometry svg:viewBox="0 0 21600 21600" draw:type="rectangle" draw:enhanced-path="M 0 0 L 21600 0 21600 21600 0 21600 0 0 Z N"/>
        </draw:custom-shape>
        <draw:custom-shape draw:style-name="gr296" draw:text-style-name="P1" draw:layer="layout" svg:width="2.54cm" svg:height="2.54cm" svg:x="11.16cm" svg:y="11.16cm">
          <text:p/>
          <draw:enhanced-geometry svg:viewBox="0 0 21600 21600" draw:type="rectangle" draw:enhanced-path="M 0 0 L 21600 0 21600 21600 0 21600 0 0 Z N"/>
        </draw:custom-shape>
        <draw:custom-shape draw:style-name="gr296" draw:text-style-name="P1" draw:layer="layout" svg:width="2.54cm" svg:height="2.54cm" svg:x="13.7cm" svg:y="11.16cm">
          <text:p/>
          <draw:enhanced-geometry svg:viewBox="0 0 21600 21600" draw:type="rectangle" draw:enhanced-path="M 0 0 L 21600 0 21600 21600 0 21600 0 0 Z N"/>
        </draw:custom-shape>
        <draw:frame draw:style-name="gr297" draw:text-style-name="P57" draw:layer="layout" svg:width="0.739cm" svg:height="0.725cm" svg:x="8.62cm" svg:y="12.975cm">
          <draw:text-box>
            <text:p><text:span text:style-name="T69">0</text:span></text:p>
          </draw:text-box>
        </draw:frame>
        <draw:frame draw:style-name="gr297" draw:text-style-name="P57" draw:layer="layout" svg:width="0.739cm" svg:height="0.725cm" svg:x="12.961cm" svg:y="12.975cm">
          <draw:text-box>
            <text:p><text:span text:style-name="T69">2</text:span></text:p>
          </draw:text-box>
        </draw:frame>
        <draw:frame draw:style-name="gr297" draw:text-style-name="P57" draw:layer="layout" svg:width="0.739cm" svg:height="0.725cm" svg:x="11.16cm" svg:y="12.975cm">
          <draw:text-box>
            <text:p><text:span text:style-name="T69">1</text:span></text:p>
          </draw:text-box>
        </draw:frame>
        <draw:frame draw:style-name="gr297" draw:text-style-name="P57" draw:layer="layout" svg:width="0.739cm" svg:height="0.725cm" svg:x="15.478cm" svg:y="12.975cm">
          <draw:text-box>
            <text:p><text:span text:style-name="T69">3</text:span></text:p>
          </draw:text-box>
        </draw:frame>
        <draw:frame draw:style-name="gr297" draw:text-style-name="P57" draw:layer="layout" svg:width="0.739cm" svg:height="0.725cm" svg:x="8.62cm" svg:y="10.435cm">
          <draw:text-box>
            <text:p><text:span text:style-name="T69">4</text:span></text:p>
          </draw:text-box>
        </draw:frame>
        <draw:frame draw:style-name="gr297" draw:text-style-name="P57" draw:layer="layout" svg:width="0.739cm" svg:height="0.725cm" svg:x="12.961cm" svg:y="10.435cm">
          <draw:text-box>
            <text:p><text:span text:style-name="T69">6</text:span></text:p>
          </draw:text-box>
        </draw:frame>
        <draw:frame draw:style-name="gr297" draw:text-style-name="P57" draw:layer="layout" svg:width="0.739cm" svg:height="0.725cm" svg:x="11.16cm" svg:y="10.435cm">
          <draw:text-box>
            <text:p><text:span text:style-name="T69">5</text:span></text:p>
          </draw:text-box>
        </draw:frame>
        <draw:frame draw:style-name="gr297" draw:text-style-name="P57" draw:layer="layout" svg:width="0.739cm" svg:height="0.725cm" svg:x="15.478cm" svg:y="10.435cm">
          <draw:text-box>
            <text:p><text:span text:style-name="T69">7</text:span></text:p>
          </draw:text-box>
        </draw:frame>
        <draw:frame draw:style-name="gr297" draw:text-style-name="P57" draw:layer="layout" svg:width="0.739cm" svg:height="0.725cm" svg:x="8.62cm" svg:y="8.62cm">
          <draw:text-box>
            <text:p><text:span text:style-name="T69">8</text:span></text:p>
          </draw:text-box>
        </draw:frame>
        <draw:frame draw:style-name="gr298" draw:text-style-name="P57" draw:layer="layout" svg:width="0.976cm" svg:height="0.725cm" svg:x="12.861cm" svg:y="8.62cm">
          <draw:text-box>
            <text:p><text:span text:style-name="T69">10</text:span></text:p>
          </draw:text-box>
        </draw:frame>
        <draw:frame draw:style-name="gr297" draw:text-style-name="P57" draw:layer="layout" svg:width="0.739cm" svg:height="0.725cm" svg:x="11.16cm" svg:y="8.62cm">
          <draw:text-box>
            <text:p><text:span text:style-name="T69">9</text:span></text:p>
          </draw:text-box>
        </draw:frame>
        <draw:frame draw:style-name="gr299" draw:text-style-name="P57" draw:layer="layout" svg:width="0.947cm" svg:height="0.725cm" svg:x="15.378cm" svg:y="8.62cm">
          <draw:text-box>
            <text:p><text:span text:style-name="T69">11</text:span></text:p>
          </draw:text-box>
        </draw:frame>
        <draw:frame draw:style-name="gr298" draw:text-style-name="P57" draw:layer="layout" svg:width="0.976cm" svg:height="0.725cm" svg:x="8.62cm" svg:y="6.08cm">
          <draw:text-box>
            <text:p><text:span text:style-name="T69">12</text:span></text:p>
          </draw:text-box>
        </draw:frame>
        <draw:frame draw:style-name="gr298" draw:text-style-name="P57" draw:layer="layout" svg:width="0.976cm" svg:height="0.725cm" svg:x="12.861cm" svg:y="6.08cm">
          <draw:text-box>
            <text:p><text:span text:style-name="T69">14</text:span></text:p>
          </draw:text-box>
        </draw:frame>
        <draw:frame draw:style-name="gr298" draw:text-style-name="P57" draw:layer="layout" svg:width="0.976cm" svg:height="0.725cm" svg:x="11.16cm" svg:y="6.08cm">
          <draw:text-box>
            <text:p><text:span text:style-name="T69">13</text:span></text:p>
          </draw:text-box>
        </draw:frame>
        <draw:frame draw:style-name="gr298" draw:text-style-name="P57" draw:layer="layout" svg:width="0.976cm" svg:height="0.725cm" svg:x="15.378cm" svg:y="6.08cm">
          <draw:text-box>
            <text:p><text:span text:style-name="T69">15</text:span></text:p>
          </draw:text-box>
        </draw:frame>
        <draw:frame draw:style-name="gr300" draw:text-style-name="P57" draw:layer="layout" svg:width="1.493cm" svg:height="0.725cm" svg:x="7.132cm" svg:y="13.827cm">
          <draw:text-box>
            <text:p><text:span text:style-name="T69">(0, 0)</text:span></text:p>
          </draw:text-box>
        </draw:frame>
        <draw:frame draw:style-name="gr300" draw:text-style-name="P57" draw:layer="layout" svg:width="1.493cm" svg:height="0.725cm" svg:x="16.24cm" svg:y="13.79cm">
          <draw:text-box>
            <text:p><text:span text:style-name="T69">(1, 0)</text:span></text:p>
          </draw:text-box>
        </draw:frame>
        <draw:frame draw:style-name="gr300" draw:text-style-name="P57" draw:layer="layout" svg:width="1.493cm" svg:height="0.725cm" svg:x="7.132cm" svg:y="5.355cm">
          <draw:text-box>
            <text:p><text:span text:style-name="T69">(0, 1)</text:span></text:p>
          </draw:text-box>
        </draw:frame>
        <draw:frame draw:style-name="gr300" draw:text-style-name="P57" draw:layer="layout" svg:width="1.493cm" svg:height="0.725cm" svg:x="16.24cm" svg:y="5.318cm">
          <draw:text-box>
            <text:p><text:span text:style-name="T69">(1, 1)</text:span></text:p>
          </draw:text-box>
        </draw:frame>
        <draw:line draw:style-name="gr301" draw:text-style-name="P2" draw:layer="layout" svg:x1="8.642cm" svg:y1="14.709cm" svg:x2="16.262cm" svg:y2="14.709cm">
          <text:p text:style-name="P1"><text:span text:style-name="T1"/></text:p>
          <text:p text:style-name="P1"><text:span text:style-name="T1">gl_TessLevelOuter[1]</text:span></text:p>
        </draw:line>
        <draw:line draw:style-name="gr301" draw:text-style-name="P2" draw:layer="layout" svg:x1="8.62cm" svg:y1="5.191cm" svg:x2="16.24cm" svg:y2="5.191cm">
          <text:p text:style-name="P1"><text:span text:style-name="T1">gl_TessLevelOuter[3]</text:span></text:p>
          <text:p text:style-name="P1"><text:span text:style-name="T1"/></text:p>
        </draw:line>
        <draw:line draw:style-name="gr301" draw:text-style-name="P2" draw:layer="layout" svg:x1="7.477cm" svg:y1="6.08cm" svg:x2="7.477cm" svg:y2="13.7cm">
          <text:p text:style-name="P1"><text:span text:style-name="T1"/></text:p>
          <text:p text:style-name="P1"><text:span text:style-name="T1">gl_TessLevelOuter[0]</text:span></text:p>
        </draw:line>
        <draw:line draw:style-name="gr301" draw:text-style-name="P2" draw:layer="layout" svg:x1="17.256cm" svg:y1="13.7cm" svg:x2="17.256cm" svg:y2="6.08cm">
          <text:p text:style-name="P1"><text:span text:style-name="T1"/></text:p>
          <text:p text:style-name="P1"><text:span text:style-name="T1">gl_TessLevelOuter[2]</text:span></text:p>
        </draw:line>
        <draw:line draw:style-name="gr301" draw:text-style-name="P2" draw:layer="layout" svg:x1="8.62cm" svg:y1="14.081cm" svg:x2="12.43cm" svg:y2="14.081cm">
          <text:p text:style-name="P1"><text:span text:style-name="T1"/></text:p>
          <text:p text:style-name="P1"><text:span text:style-name="T1">tessOuterLo[1]</text:span></text:p>
        </draw:line>
        <draw:line draw:style-name="gr301" draw:text-style-name="P2" draw:layer="layout" svg:x1="12.43cm" svg:y1="14.081cm" svg:x2="16.24cm" svg:y2="14.081cm">
          <text:p text:style-name="P1"><text:span text:style-name="T1"/></text:p>
          <text:p text:style-name="P1"><text:span text:style-name="T1">tessOuterHi[1]</text:span></text:p>
        </draw:line>
        <draw:line draw:style-name="gr301" draw:text-style-name="P2" draw:layer="layout" svg:x1="8.239cm" svg:y1="6.08cm" svg:x2="8.239cm" svg:y2="9.89cm">
          <text:p text:style-name="P1"><text:span text:style-name="T1"/></text:p>
          <text:p text:style-name="P1"><text:span text:style-name="T1">tessOuterHi[0]</text:span></text:p>
        </draw:line>
        <draw:line draw:style-name="gr301" draw:text-style-name="P2" draw:layer="layout" svg:x1="8.239cm" svg:y1="9.89cm" svg:x2="8.239cm" svg:y2="13.7cm">
          <text:p text:style-name="P1"><text:span text:style-name="T1"/></text:p>
          <text:p text:style-name="P1"><text:span text:style-name="T1">tessOuterLo[0]</text:span></text:p>
        </draw:line>
        <draw:line draw:style-name="gr301" draw:text-style-name="P2" draw:layer="layout" svg:x1="16.494cm" svg:y1="13.7cm" svg:x2="16.494cm" svg:y2="9.89cm">
          <text:p text:style-name="P1"><text:span text:style-name="T1"/></text:p>
          <text:p text:style-name="P1"><text:span text:style-name="T1">tessOuterLo[2]</text:span></text:p>
        </draw:line>
        <draw:line draw:style-name="gr301" draw:text-style-name="P2" draw:layer="layout" svg:x1="16.494cm" svg:y1="9.89cm" svg:x2="16.494cm" svg:y2="6.08cm">
          <text:p text:style-name="P1"><text:span text:style-name="T1"/></text:p>
          <text:p text:style-name="P1"><text:span text:style-name="T1">tessOuterHi[2]</text:span></text:p>
        </draw:line>
        <draw:line draw:style-name="gr301" draw:text-style-name="P2" draw:layer="layout" svg:x1="8.62cm" svg:y1="5.572cm" svg:x2="12.43cm" svg:y2="5.572cm">
          <text:p text:style-name="P1"><text:span text:style-name="T1"/></text:p>
          <text:p text:style-name="P1"><text:span text:style-name="T1">tessOuterLo[3]</text:span></text:p>
        </draw:line>
        <draw:line draw:style-name="gr301" draw:text-style-name="P2" draw:layer="layout" svg:x1="12.43cm" svg:y1="5.572cm" svg:x2="16.24cm" svg:y2="5.572cm">
          <text:p text:style-name="P1"><text:span text:style-name="T1"/></text:p>
          <text:p text:style-name="P1"><text:span text:style-name="T1">tessOuterHi[3]</text:span></text:p>
        </draw:line>
        <draw:custom-shape draw:style-name="gr302" draw:text-style-name="P1" draw:layer="layout" svg:width="6.215cm" svg:height="5.08cm" svg:x="23.733cm" svg:y="7.495cm">
          <text:p/>
          <draw:enhanced-geometry svg:viewBox="0 0 21600 21600" draw:type="rectangle" draw:enhanced-path="M 0 0 L 21600 0 21600 21600 0 21600 0 0 Z N"/>
        </draw:custom-shape>
        <draw:custom-shape draw:style-name="gr303" draw:text-style-name="P1" draw:layer="layout" svg:width="2.54cm" svg:height="2.54cm" svg:x="29.948cm" svg:y="7.495cm">
          <text:p/>
          <draw:enhanced-geometry svg:viewBox="0 0 21600 21600" draw:type="rectangle" draw:enhanced-path="M 0 0 L 21600 0 21600 21600 0 21600 0 0 Z N"/>
        </draw:custom-shape>
        <draw:custom-shape draw:style-name="gr304" draw:text-style-name="P1" draw:layer="layout" svg:width="1.016cm" svg:height="1.016cm" svg:x="30.71cm" svg:y="8.257cm">
          <text:p/>
          <draw:enhanced-geometry svg:viewBox="0 0 21600 21600" draw:type="rectangle" draw:enhanced-path="M 0 0 L 21600 0 21600 21600 0 21600 0 0 Z N"/>
        </draw:custom-shape>
        <draw:line draw:style-name="gr305" draw:text-style-name="P1" draw:layer="layout" svg:x1="29.948cm" svg:y1="7.495cm" svg:x2="30.71cm" svg:y2="8.257cm">
          <text:p text:style-name="P1"><text:s/></text:p>
        </draw:line>
        <draw:line draw:style-name="gr306" draw:text-style-name="P1" draw:layer="layout" svg:x1="29.948cm" svg:y1="8.384cm" svg:x2="30.71cm" svg:y2="8.257cm">
          <text:p/>
        </draw:line>
        <draw:line draw:style-name="gr306" draw:text-style-name="P1" draw:layer="layout" svg:x1="29.948cm" svg:y1="9.146cm" svg:x2="30.71cm" svg:y2="9.273cm">
          <text:p/>
        </draw:line>
        <draw:line draw:style-name="gr306" draw:text-style-name="P1" draw:layer="layout" svg:x1="30.71cm" svg:y1="9.273cm" svg:x2="29.948cm" svg:y2="10.035cm">
          <text:p/>
        </draw:line>
        <draw:custom-shape draw:style-name="gr307" draw:text-style-name="P1" draw:layer="layout" svg:width="2.54cm" svg:height="2.54cm" svg:x="29.948cm" svg:y="10.035cm">
          <text:p/>
          <draw:enhanced-geometry svg:viewBox="0 0 21600 21600" draw:type="rectangle" draw:enhanced-path="M 0 0 L 21600 0 21600 21600 0 21600 0 0 Z N"/>
        </draw:custom-shape>
        <draw:line draw:style-name="gr306" draw:text-style-name="P1" draw:layer="layout" svg:x1="29.948cm" svg:y1="11.305cm" svg:x2="32.488cm" svg:y2="11.305cm">
          <text:p/>
        </draw:line>
        <draw:line draw:style-name="gr306" draw:text-style-name="P1" draw:layer="layout" svg:x1="31.218cm" svg:y1="10.035cm" svg:x2="31.218cm" svg:y2="12.575cm">
          <text:p/>
        </draw:line>
        <draw:line draw:style-name="gr306" draw:text-style-name="P1" draw:layer="layout" svg:x1="30.71cm" svg:y1="9.273cm" svg:x2="31.218cm" svg:y2="10.035cm">
          <text:p/>
        </draw:line>
        <draw:line draw:style-name="gr306" draw:text-style-name="P1" draw:layer="layout" svg:x1="31.726cm" svg:y1="9.273cm" svg:x2="31.218cm" svg:y2="10.035cm">
          <text:p/>
        </draw:line>
        <draw:line draw:style-name="gr306" draw:text-style-name="P1" draw:layer="layout" svg:x1="31.726cm" svg:y1="9.273cm" svg:x2="32.488cm" svg:y2="10.035cm">
          <text:p/>
        </draw:line>
        <draw:line draw:style-name="gr306" draw:text-style-name="P1" draw:layer="layout" svg:x1="31.726cm" svg:y1="9.273cm" svg:x2="32.488cm" svg:y2="8.765cm">
          <text:p/>
        </draw:line>
        <draw:line draw:style-name="gr306" draw:text-style-name="P1" draw:layer="layout" svg:x1="31.726cm" svg:y1="8.257cm" svg:x2="32.488cm" svg:y2="7.495cm">
          <text:p/>
        </draw:line>
        <draw:line draw:style-name="gr306" draw:text-style-name="P1" draw:layer="layout" svg:x1="31.726cm" svg:y1="8.257cm" svg:x2="32.488cm" svg:y2="8.765cm">
          <text:p/>
        </draw:line>
        <draw:line draw:style-name="gr306" draw:text-style-name="P1" draw:layer="layout" svg:x1="30.71cm" svg:y1="8.257cm" svg:x2="30.837cm" svg:y2="7.495cm">
          <text:p/>
        </draw:line>
        <draw:line draw:style-name="gr306" draw:text-style-name="P1" draw:layer="layout" svg:x1="31.472cm" svg:y1="7.495cm" svg:x2="31.726cm" svg:y2="8.257cm">
          <text:p/>
        </draw:line>
        <draw:line draw:style-name="gr306" draw:text-style-name="P1" draw:layer="layout" svg:x1="29.186cm" svg:y1="8.384cm" svg:x2="29.948cm" svg:y2="7.495cm">
          <text:p/>
        </draw:line>
        <draw:line draw:style-name="gr306" draw:text-style-name="P1" draw:layer="layout" svg:x1="29.186cm" svg:y1="11.813cm" svg:x2="29.948cm" svg:y2="12.575cm">
          <text:p/>
        </draw:line>
        <draw:line draw:style-name="gr306" draw:text-style-name="P1" draw:layer="layout" svg:x1="29.948cm" svg:y1="8.384cm" svg:x2="29.186cm" svg:y2="8.384cm">
          <text:p/>
        </draw:line>
        <draw:line draw:style-name="gr306" draw:text-style-name="P1" draw:layer="layout" svg:x1="29.186cm" svg:y1="9.019cm" svg:x2="29.948cm" svg:y2="9.146cm">
          <text:p/>
        </draw:line>
        <draw:line draw:style-name="gr306" draw:text-style-name="P1" draw:layer="layout" svg:x1="30.075cm" svg:y1="10.035cm" svg:x2="29.186cm" svg:y2="9.781cm">
          <text:p/>
        </draw:line>
        <draw:line draw:style-name="gr306" draw:text-style-name="P1" draw:layer="layout" svg:x1="29.948cm" svg:y1="10.035cm" svg:x2="29.186cm" svg:y2="10.543cm">
          <text:p/>
        </draw:line>
        <draw:line draw:style-name="gr306" draw:text-style-name="P1" draw:layer="layout" svg:x1="29.186cm" svg:y1="11.051cm" svg:x2="29.948cm" svg:y2="11.305cm">
          <text:p/>
        </draw:line>
        <draw:line draw:style-name="gr306" draw:text-style-name="P1" draw:layer="layout" svg:x1="29.948cm" svg:y1="11.305cm" svg:x2="29.186cm" svg:y2="11.813cm">
          <text:p/>
        </draw:line>
        <draw:line draw:style-name="gr306" draw:text-style-name="P1" draw:layer="layout" svg:x1="29.186cm" svg:y1="8.384cm" svg:x2="29.186cm" svg:y2="11.813cm">
          <text:p/>
        </draw:line>
        <draw:line draw:style-name="gr306" draw:text-style-name="P1" draw:layer="layout" svg:x1="29.186cm" svg:y1="11.813cm" svg:x2="28.805cm" svg:y2="12.575cm">
          <text:p/>
        </draw:line>
        <draw:line draw:style-name="gr306" draw:text-style-name="P1" draw:layer="layout" svg:x1="29.186cm" svg:y1="8.384cm" svg:x2="28.805cm" svg:y2="7.495cm">
          <text:p/>
        </draw:line>
        <draw:line draw:style-name="gr306" draw:text-style-name="P1" draw:layer="layout" svg:x1="29.948cm" svg:y1="8.384cm" svg:x2="29.186cm" svg:y2="9.019cm">
          <text:p/>
        </draw:line>
        <draw:line draw:style-name="gr306" draw:text-style-name="P1" draw:layer="layout" svg:x1="29.948cm" svg:y1="9.146cm" svg:x2="29.186cm" svg:y2="9.781cm">
          <text:p/>
        </draw:line>
        <draw:line draw:style-name="gr306" draw:text-style-name="P1" draw:layer="layout" svg:x1="29.186cm" svg:y1="10.543cm" svg:x2="29.948cm" svg:y2="11.305cm">
          <text:p/>
        </draw:line>
        <draw:line draw:style-name="gr306" draw:text-style-name="P1" draw:layer="layout" svg:x1="30.71cm" svg:y1="8.257cm" svg:x2="29.948cm" svg:y2="9.146cm">
          <text:p/>
        </draw:line>
        <draw:line draw:style-name="gr306" draw:text-style-name="P1" draw:layer="layout" svg:x1="29.948cm" svg:y1="10.035cm" svg:x2="31.218cm" svg:y2="11.305cm">
          <text:p/>
        </draw:line>
        <draw:line draw:style-name="gr306" draw:text-style-name="P1" draw:layer="layout" svg:x1="31.218cm" svg:y1="11.305cm" svg:x2="29.948cm" svg:y2="12.575cm">
          <text:p/>
        </draw:line>
        <draw:custom-shape draw:style-name="gr273"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8" draw:text-style-name="P9" draw:layer="layout" svg:width="4.016cm" svg:height="0.725cm" svg:x="24.016cm" svg:y="9.609cm">
          <draw:text-box>
            <text:p><text:span text:style-name="T8">gl_TessLevelOuter</text:span></text:p>
          </draw:text-box>
        </draw:frame>
        <draw:frame draw:style-name="gr309" draw:text-style-name="P9" draw:layer="layout" svg:width="2.818cm" svg:height="0.725cm" svg:x="26.013cm" svg:y="10.865cm">
          <draw:text-box>
            <text:p><text:span text:style-name="T8">tessOuterLo</text:span></text:p>
          </draw:text-box>
        </draw:frame>
        <draw:frame draw:style-name="gr310" draw:text-style-name="P9" draw:layer="layout" svg:width="2.746cm" svg:height="0.725cm" svg:x="26.28cm" svg:y="8.323cm">
          <draw:text-box>
            <text:p><text:span text:style-name="T8">tessOuterHi</text:span></text:p>
          </draw:text-box>
        </draw:frame>
        <draw:custom-shape draw:style-name="gr273"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1" draw:text-style-name="P1" draw:layer="layout" svg:x1="24.337cm" svg:y1="19.072cm" svg:x2="31.396cm" svg:y2="19.072cm">
          <text:p/>
        </draw:line>
        <draw:line draw:style-name="gr312" draw:text-style-name="P1" draw:layer="layout" svg:x1="24.337cm" svg:y1="18.79cm" svg:x2="24.337cm" svg:y2="19.355cm">
          <text:p/>
        </draw:line>
        <draw:line draw:style-name="gr311" draw:text-style-name="P1" draw:layer="layout" svg:x1="25.748cm" svg:y1="18.79cm" svg:x2="25.748cm" svg:y2="19.355cm">
          <text:p/>
        </draw:line>
        <draw:line draw:style-name="gr311" draw:text-style-name="P1" xml:id="id224" draw:id="id224" draw:layer="layout" svg:x1="27.16cm" svg:y1="18.79cm" svg:x2="27.16cm" svg:y2="19.355cm">
          <text:p/>
        </draw:line>
        <draw:line draw:style-name="gr311" draw:text-style-name="P1" xml:id="id226" draw:id="id226" draw:layer="layout" svg:x1="28.572cm" svg:y1="18.79cm" svg:x2="28.572cm" svg:y2="19.355cm">
          <text:p/>
        </draw:line>
        <draw:line draw:style-name="gr311" draw:text-style-name="P1" xml:id="id228" draw:id="id228" draw:layer="layout" svg:x1="29.984cm" svg:y1="18.79cm" svg:x2="29.984cm" svg:y2="19.355cm">
          <text:p/>
        </draw:line>
        <draw:line draw:style-name="gr312" draw:text-style-name="P1" draw:layer="layout" svg:x1="31.396cm" svg:y1="18.79cm" svg:x2="31.396cm" svg:y2="19.355cm">
          <text:p/>
        </draw:line>
        <draw:frame draw:style-name="gr313" draw:text-style-name="P9" draw:layer="layout" svg:width="5.231cm" svg:height="0.725cm" svg:x="25.459cm" svg:y="16.813cm">
          <draw:text-box>
            <text:p><text:span text:style-name="T8">gl_TessCoord remapping</text:span></text:p>
          </draw:text-box>
        </draw:frame>
        <draw:frame draw:style-name="gr314" draw:text-style-name="P9" draw:layer="layout" svg:width="1.095cm" svg:height="0.725cm" svg:x="23.811cm" svg:y="19.214cm">
          <draw:text-box>
            <text:p><text:span text:style-name="T8">0.0</text:span></text:p>
          </draw:text-box>
        </draw:frame>
        <draw:frame draw:style-name="gr314" draw:text-style-name="P9" draw:layer="layout" svg:width="1.095cm" svg:height="0.725cm" svg:x="30.832cm" svg:y="19.214cm">
          <draw:text-box>
            <text:p><text:span text:style-name="T8">1.0</text:span></text:p>
          </draw:text-box>
        </draw:frame>
        <draw:line draw:style-name="gr311" draw:text-style-name="P1" draw:layer="layout" svg:x1="24.337cm" svg:y1="22.603cm" svg:x2="31.396cm" svg:y2="22.603cm">
          <text:p/>
        </draw:line>
        <draw:line draw:style-name="gr312" draw:text-style-name="P1" draw:layer="layout" svg:x1="24.337cm" svg:y1="22.32cm" svg:x2="24.337cm" svg:y2="22.885cm">
          <text:p/>
        </draw:line>
        <draw:line draw:style-name="gr312" draw:text-style-name="P1" xml:id="id225" draw:id="id225" draw:layer="layout" svg:x1="27.866cm" svg:y1="22.32cm" svg:x2="27.866cm" svg:y2="22.885cm">
          <text:p/>
        </draw:line>
        <draw:line draw:style-name="gr312" draw:text-style-name="P1" draw:layer="layout" svg:x1="31.396cm" svg:y1="22.32cm" svg:x2="31.396cm" svg:y2="22.885cm">
          <text:p/>
        </draw:line>
        <draw:line draw:style-name="gr311" draw:text-style-name="P1" xml:id="id223" draw:id="id223" draw:layer="layout" svg:x1="26.072cm" svg:y1="22.32cm" svg:x2="26.072cm" svg:y2="22.885cm">
          <text:p/>
        </draw:line>
        <draw:line draw:style-name="gr311" draw:text-style-name="P1" xml:id="id222" draw:id="id222" draw:layer="layout" svg:x1="25.748cm" svg:y1="18.791cm" svg:x2="25.748cm" svg:y2="19.356cm">
          <text:p/>
        </draw:line>
        <draw:line draw:style-name="gr311" draw:text-style-name="P1" xml:id="id227" draw:id="id227" draw:layer="layout" svg:x1="28.996cm" svg:y1="22.32cm" svg:x2="28.996cm" svg:y2="22.885cm">
          <text:p/>
        </draw:line>
        <draw:line draw:style-name="gr311" draw:text-style-name="P1" xml:id="id229" draw:id="id229" draw:layer="layout" svg:x1="30.126cm" svg:y1="22.32cm" svg:x2="30.126cm" svg:y2="22.885cm">
          <text:p/>
        </draw:line>
        <draw:line draw:style-name="gr301" draw:text-style-name="P2" draw:layer="layout" svg:x1="24.337cm" svg:y1="23.309cm" svg:x2="27.866cm" svg:y2="23.309cm">
          <text:p text:style-name="P1"><text:span text:style-name="T1"/></text:p>
          <text:p text:style-name="P1"><text:span text:style-name="T1">TessOuterLo = 2</text:span></text:p>
        </draw:line>
        <draw:line draw:style-name="gr301" draw:text-style-name="P2" draw:layer="layout" svg:x1="27.866cm" svg:y1="23.309cm" svg:x2="31.396cm" svg:y2="23.309cm">
          <text:p text:style-name="P1"><text:span text:style-name="T1"/></text:p>
          <text:p text:style-name="P1"><text:span text:style-name="T1">TessOuterHi = 3</text:span></text:p>
        </draw:line>
        <draw:line draw:style-name="gr301" draw:text-style-name="P2" draw:layer="layout" svg:x1="24.337cm" svg:y1="18.366cm" svg:x2="31.396cm" svg:y2="18.366cm">
          <text:p text:style-name="P1"><text:span text:style-name="T1">gl_TessOuterLevel = 5</text:span></text:p>
          <text:p text:style-name="P1"><text:span text:style-name="T1"/></text:p>
        </draw:line>
        <draw:connector draw:style-name="gr315" draw:text-style-name="P1" draw:layer="layout" draw:type="line" svg:x1="25.748cm" svg:y1="19.356cm" svg:x2="26.072cm" svg:y2="22.32cm" draw:start-shape="id222" draw:start-glue-point="2" draw:end-shape="id223" draw:end-glue-point="0" svg:d="M25748 19356l324 2964">
          <text:p/>
        </draw:connector>
        <draw:connector draw:style-name="gr315" draw:text-style-name="P1" draw:layer="layout" draw:type="line" svg:x1="27.16cm" svg:y1="19.355cm" svg:x2="27.866cm" svg:y2="22.32cm" draw:start-shape="id224" draw:start-glue-point="2" draw:end-shape="id225" draw:end-glue-point="0" svg:d="M27160 19355l706 2965">
          <text:p/>
        </draw:connector>
        <draw:connector draw:style-name="gr315" draw:text-style-name="P1" draw:layer="layout" draw:type="line" svg:x1="28.572cm" svg:y1="19.355cm" svg:x2="28.996cm" svg:y2="22.32cm" draw:start-shape="id226" draw:start-glue-point="2" draw:end-shape="id227" draw:end-glue-point="0" svg:d="M28572 19355l424 2965">
          <text:p/>
        </draw:connector>
        <draw:connector draw:style-name="gr315" draw:text-style-name="P1" draw:layer="layout" draw:type="line" svg:x1="29.984cm" svg:y1="19.355cm" svg:x2="30.126cm" svg:y2="22.32cm" draw:start-shape="id228" draw:start-glue-point="2" draw:end-shape="id229" draw:end-glue-point="0" svg:d="M29984 19355l142 2965">
          <text:p/>
        </draw:connector>
        <draw:custom-shape draw:style-name="gr316" draw:text-style-name="P1" draw:layer="layout" svg:width="6.637cm" svg:height="0.847cm" svg:x="24.66cm" svg:y="20.344cm">
          <text:p text:style-name="P1"><text:span text:style-name="T8">OsdGetTessParameterization()</text:span></text:p>
          <draw:enhanced-geometry svg:viewBox="0 0 21600 21600" draw:type="rectangle" draw:enhanced-path="M 0 0 L 21600 0 21600 21600 0 21600 0 0 Z N"/>
        </draw:custom-shape>
        <draw:custom-shape draw:style-name="gr273"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7" draw:text-style-name="P1" draw:layer="layout" draw:type="line" svg:x1="28.433cm" svg:y1="9.719cm" svg:x2="28.935cm" svg:y2="8.947cm" draw:start-shape="id230" draw:start-glue-point="11" draw:end-shape="id231" draw:end-glue-point="7" svg:d="M28433 9719l502-772">
          <text:p/>
        </draw:connector>
        <draw:connector draw:style-name="gr287" draw:text-style-name="P1" draw:layer="layout" draw:type="line" svg:x1="28.433cm" svg:y1="10.23cm" svg:x2="28.787cm" svg:y2="10.973cm" draw:start-shape="id230" draw:start-glue-point="9" draw:end-shape="id232" draw:end-glue-point="5" svg:d="M28433 10230l354 743">
          <text:p/>
        </draw:connector>
      </draw:page>
      <draw:page draw:name="page20" draw:style-name="dp1" draw:master-page-name="Default">
        <draw:line draw:style-name="gr317" draw:text-style-name="P1" draw:layer="layout" svg:x1="1.282cm" svg:y1="16.673cm" svg:x2="17.238cm" svg:y2="16.673cm">
          <text:p/>
        </draw:line>
        <draw:connector draw:style-name="gr287" draw:text-style-name="P1" draw:layer="layout" draw:type="line" svg:x1="5.658cm" svg:y1="12.86cm" svg:x2="5.658cm" svg:y2="13.849cm" draw:start-shape="id233" draw:start-glue-point="2" draw:end-shape="id234" svg:d="M5658 12860v989">
          <text:p/>
        </draw:connector>
        <draw:path draw:style-name="gr318" draw:text-style-name="P1" draw:layer="layout" svg:width="4.941cm" svg:height="3.247cm" svg:x="7.353cm" svg:y="6.62cm" svg:viewBox="0 0 4942 3248" svg:d="M0 2400c423-1130 1412-1976 2118-2400 706 0 1836 141 2824 847-1224 471-1412 1271-1977 2401-988-753-2965-848-2965-848z">
          <text:p/>
        </draw:path>
        <draw:polyline draw:style-name="gr43" draw:text-style-name="P1" draw:layer="layout" svg:width="5.082cm" svg:height="5.647cm" svg:x="3.965cm" svg:y="4.644cm" svg:viewBox="0 0 5083 5648" draw:points="0,5648 1270,3106 3388,988 5083,0">
          <text:p/>
        </draw:polyline>
        <draw:polyline draw:style-name="gr43" draw:text-style-name="P1" draw:layer="layout" svg:width="4.941cm" svg:height="5.929cm" svg:x="6.224cm" svg:y="4.785cm" svg:viewBox="0 0 4942 5930" draw:points="0,5930 1062,3628 2965,1153 4942,0">
          <text:p/>
        </draw:polyline>
        <draw:polyline draw:style-name="gr43" draw:text-style-name="P1" draw:layer="layout" svg:width="4.658cm" svg:height="6.155cm" svg:x="9.189cm" svg:y="5.491cm" svg:viewBox="0 0 4659 6156" draw:points="0,6156 952,3683 2665,1209 4659,0">
          <text:p/>
        </draw:polyline>
        <draw:polyline draw:style-name="gr43" draw:text-style-name="P1" draw:layer="layout" svg:width="4.517cm" svg:height="5.646cm" svg:x="11.166cm" svg:y="6.621cm" svg:viewBox="0 0 4518 5647" draw:points="0,5647 847,3388 2682,987 4518,0">
          <text:p/>
        </draw:polyline>
        <draw:polyline draw:style-name="gr43" draw:text-style-name="P1" draw:layer="layout" svg:width="7.2cm" svg:height="1.975cm" svg:x="3.965cm" svg:y="10.292cm" svg:viewBox="0 0 7201 1976" draw:points="0,0 2259,423 5223,1298 7201,1976">
          <text:p/>
        </draw:polyline>
        <draw:polyline draw:style-name="gr43" draw:text-style-name="P1" draw:layer="layout" svg:width="6.777cm" svg:height="2.258cm" svg:x="5.235cm" svg:y="7.75cm" svg:viewBox="0 0 6778 2259" draw:points="0,0 2051,662 4906,1424 6778,2259">
          <text:p/>
        </draw:polyline>
        <draw:polyline draw:style-name="gr43" draw:text-style-name="P1" draw:layer="layout" svg:width="6.494cm" svg:height="1.976cm" svg:x="7.353cm" svg:y="5.632cm" svg:viewBox="0 0 6495 1977" draw:points="0,0 1836,306 4501,1068 6495,1977">
          <text:p/>
        </draw:polyline>
        <draw:polyline draw:style-name="gr43" draw:text-style-name="P1" draw:layer="layout" svg:width="6.635cm" svg:height="1.977cm" svg:x="9.048cm" svg:y="4.644cm" svg:viewBox="0 0 6636 1978" draw:points="0,0 2118,141 4800,847 6636,1978">
          <text:p/>
        </draw:polyline>
        <draw:path draw:style-name="gr318" draw:text-style-name="P1" draw:layer="layout" svg:width="4.941cm" svg:height="3.247cm" svg:x="7.493cm" svg:y="17.52cm" svg:viewBox="0 0 4942 3248" svg:d="M0 2400c423-1130 1412-1976 2118-2400 706 0 1836 141 2824 847-1224 471-1412 1271-1977 2401-988-753-2965-848-2965-848z">
          <text:p/>
        </draw:path>
        <draw:polygon draw:style-name="gr43" draw:text-style-name="P1" draw:layer="layout" svg:width="4.941cm" svg:height="3.387cm" svg:x="7.493cm" svg:y="17.378cm" svg:viewBox="0 0 4942 3388" draw:points="0,2542 565,1130 1413,424 2119,142 3107,0 4095,283 4942,989 4095,1271 3248,2259 2966,3388 2119,2683 848,2401">
          <text:p/>
        </draw:polygon>
        <draw:polyline draw:style-name="gr43" draw:text-style-name="P1" draw:layer="layout" svg:width="2.259cm" svg:height="2.4cm" svg:x="8.341cm" svg:y="17.378cm" svg:viewBox="0 0 2260 2401" draw:points="0,2401 565,1271 1553,424 2260,0">
          <text:p/>
        </draw:polyline>
        <draw:polyline draw:style-name="gr43" draw:text-style-name="P1" draw:layer="layout" svg:width="1.975cm" svg:height="2.399cm" svg:x="9.612cm" svg:y="17.661cm" svg:viewBox="0 0 1976 2400" draw:points="1976,0 1269,422 281,1271 0,2400">
          <text:p/>
        </draw:polyline>
        <draw:polyline draw:style-name="gr43" draw:text-style-name="P1" draw:layer="layout" svg:width="2.682cm" svg:height="1.129cm" svg:x="8.058cm" svg:y="18.508cm" svg:viewBox="0 0 2683 1130" draw:points="0,0 848,141 1836,424 2683,1130">
          <text:p/>
        </draw:polyline>
        <draw:polyline draw:style-name="gr43" draw:text-style-name="P1" draw:layer="layout" svg:width="2.681cm" svg:height="0.846cm" svg:x="8.906cm" svg:y="17.802cm" svg:viewBox="0 0 2682 847" draw:points="0,0 988,0 1976,282 2682,847">
          <text:p/>
        </draw:polyline>
        <draw:custom-shape draw:style-name="gr319"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6" draw:text-style-name="P1" xml:id="id234" draw:id="id234" draw:layer="layout" svg:width="7.625cm" svg:height="0.706cm" svg:x="1.846cm" svg:y="13.849cm">
          <draw:glue-point draw:id="4" svg:x="2.407cm" svg:y="-5cm"/>
          <text:p text:style-name="P1"><text:span text:style-name="T8">OsdComputePerPatchVertexBSpline()</text:span></text:p>
          <draw:enhanced-geometry svg:viewBox="0 0 21600 21600" draw:type="rectangle" draw:enhanced-path="M 0 0 L 21600 0 21600 21600 0 21600 0 0 Z N"/>
        </draw:custom-shape>
        <draw:connector draw:style-name="gr321" draw:text-style-name="P1" draw:layer="layout" draw:type="line" svg:x1="5.658cm" svg:y1="16.955cm" svg:x2="7.958cm" svg:y2="18.408cm" draw:start-shape="id235" draw:start-glue-point="2" draw:end-shape="id236" draw:end-glue-point="5" svg:d="M5658 16955l2300 1453">
          <text:p/>
        </draw:connector>
        <draw:custom-shape draw:style-name="gr316" draw:text-style-name="P47" xml:id="id235" draw:id="id235" draw:layer="layout" svg:width="5.366cm" svg:height="0.706cm" svg:x="2.975cm" svg:y="16.249cm">
          <text:p text:style-name="P1"><text:span text:style-name="T8">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47" xml:id="id233" draw:id="id233" draw:layer="layout" svg:width="3.954cm" svg:height="0.706cm" svg:x="3.681cm" svg:y="12.154cm">
          <text:p text:style-name="P1"><text:span text:style-name="T8">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2" draw:text-style-name="P1" draw:layer="layout" draw:type="line" svg:x1="6.123cm" svg:y1="10.815cm" svg:x2="5.658cm" svg:y2="12.154cm" draw:start-shape="id237" draw:start-glue-point="7" draw:end-shape="id233" svg:d="M6123 10815l-465 1339">
          <text:p/>
        </draw:connector>
        <draw:frame draw:style-name="gr323" draw:layer="layout" svg:width="6.996cm" svg:height="0.963cm" svg:x="6.364cm" svg:y="3.118cm">
          <draw:text-box>
            <text:p>Regular B-spline Patch</text:p>
          </draw:text-box>
        </draw:frame>
        <draw:connector draw:style-name="gr287" draw:text-style-name="P1" draw:layer="layout" draw:type="line" svg:x1="5.658cm" svg:y1="14.555cm" svg:x2="5.658cm" svg:y2="16.249cm" draw:start-shape="id234" draw:start-glue-point="2" draw:end-shape="id235" svg:d="M5658 14555v1694">
          <text:p/>
        </draw:connector>
        <draw:custom-shape draw:style-name="gr273" draw:text-style-name="P47" xml:id="id238" draw:id="id238" draw:layer="layout" svg:width="3.107cm" svg:height="0.706cm" svg:x="11.729cm" svg:y="12.013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7" draw:text-style-name="P1" draw:layer="layout" draw:type="curve" svg:x1="13.282cm" svg:y1="12.719cm" svg:x2="7.493cm" svg:y2="13.849cm" draw:start-shape="id238" draw:start-glue-point="2" draw:end-shape="id234" draw:end-glue-point="4" svg:d="M13282 12719c0 849-5789 284-5789 1130">
          <text:p/>
        </draw:connector>
        <draw:custom-shape draw:style-name="gr316" draw:text-style-name="P1" xml:id="id239" draw:id="id239" draw:layer="layout" svg:width="4.942cm" svg:height="0.706cm" svg:x="3.681cm" svg:y="21.897cm">
          <draw:glue-point draw:id="4" svg:x="2.407cm" svg:y="-5cm"/>
          <text:p text:style-name="P1"><text:span text:style-name="T8">OsdEvalPatchBezier()</text:span></text:p>
          <draw:enhanced-geometry svg:viewBox="0 0 21600 21600" draw:mirror-horizontal="false" draw:mirror-vertical="false" draw:type="rectangle" draw:enhanced-path="M 0 0 L 21600 0 21600 21600 0 21600 0 0 Z N"/>
        </draw:custom-shape>
        <draw:custom-shape draw:style-name="gr324"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5" draw:text-style-name="P1" draw:layer="layout" draw:type="line" svg:x1="7.341cm" svg:y1="21.897cm" svg:x2="9.087cm" svg:y2="19.315cm" draw:start-shape="id239" draw:start-glue-point="4" draw:end-shape="id240" draw:end-glue-point="7" svg:d="M7341 21897l1746-2582">
          <text:p text:style-name="P1"/>
          <text:p text:style-name="P1"><text:span text:style-name="T22">evaluate <text:s text:c="19"/></text:span></text:p>
        </draw:connector>
        <draw:frame draw:style-name="gr326" draw:text-style-name="P24" draw:layer="layout" svg:width="4.744cm" svg:height="0.806cm" svg:x="11.872cm" svg:y="15.402cm">
          <draw:text-box>
            <text:p><text:span text:style-name="T22">Tessellation control</text:span></text:p>
          </draw:text-box>
        </draw:frame>
        <draw:frame draw:style-name="gr327" draw:text-style-name="P24" draw:layer="layout" svg:width="5.523cm" svg:height="0.806cm" svg:x="11.872cm" svg:y="16.996cm">
          <draw:text-box>
            <text:p><text:span text:style-name="T22">Tessellation evaluation</text:span></text:p>
          </draw:text-box>
        </draw:frame>
      </draw:page>
      <draw:page draw:name="page21" draw:style-name="dp1" draw:master-page-name="Default">
        <draw:line draw:style-name="gr317" draw:text-style-name="P1" draw:layer="layout" svg:x1="5.22cm" svg:y1="15.826cm" svg:x2="20.187cm" svg:y2="15.826cm">
          <text:p/>
        </draw:line>
        <draw:path draw:style-name="gr318" draw:text-style-name="P1" draw:layer="layout" svg:width="4.941cm" svg:height="3.247cm" svg:x="10.162cm" svg:y="16.814cm" svg:viewBox="0 0 4942 3248" svg:d="M0 2400c423-1130 1412-1976 2118-2400 706 0 1836 141 2824 847-1224 471-1412 1271-1977 2401-988-753-2965-848-2965-848z">
          <text:p/>
        </draw:path>
        <draw:polygon draw:style-name="gr43" draw:text-style-name="P1" draw:layer="layout" svg:width="4.941cm" svg:height="3.387cm" svg:x="10.161cm" svg:y="16.672cm" svg:viewBox="0 0 4942 3388" draw:points="0,2542 565,1130 1413,424 2119,142 3107,0 4095,283 4942,989 4095,1271 3248,2259 2966,3388 2119,2683 848,2401">
          <text:p/>
        </draw:polygon>
        <draw:connector draw:style-name="gr321" draw:text-style-name="P1" draw:layer="layout" draw:type="line" svg:x1="9.118cm" svg:y1="16.108cm" svg:x2="10.162cm" svg:y2="19.072cm" draw:start-shape="id241" draw:start-glue-point="2" draw:end-shape="id242" draw:end-glue-point="4" svg:d="M9118 16108l1044 2964">
          <text:p/>
        </draw:connector>
        <draw:custom-shape draw:style-name="gr316" draw:text-style-name="P47" xml:id="id241" draw:id="id241" draw:layer="layout" svg:width="6.636cm" svg:height="0.706cm" svg:x="5.8cm" svg:y="15.402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10.727cm" svg:y1="17.803cm" svg:x2="11.715cm" svg:y2="17.944cm">
          <text:p/>
        </draw:line>
        <draw:line draw:style-name="gr43" draw:text-style-name="P1" draw:layer="layout" svg:x1="11.009cm" svg:y1="19.074cm" svg:x2="11.574cm" svg:y2="18.227cm">
          <text:p/>
        </draw:line>
        <draw:line draw:style-name="gr43" draw:text-style-name="P1" draw:layer="layout" svg:x1="12.28cm" svg:y1="19.356cm" svg:x2="12.563cm" svg:y2="18.509cm">
          <text:p/>
        </draw:line>
        <draw:line draw:style-name="gr43" draw:text-style-name="P1" draw:layer="layout" svg:x1="13.41cm" svg:y1="18.933cm" svg:x2="12.704cm" svg:y2="18.227cm">
          <text:p/>
        </draw:line>
        <draw:line draw:style-name="gr43" draw:text-style-name="P1" draw:layer="layout" svg:x1="14.257cm" svg:y1="17.944cm" svg:x2="13.41cm" svg:y2="17.662cm">
          <text:p/>
        </draw:line>
        <draw:line draw:style-name="gr43" draw:text-style-name="P1" draw:layer="layout" svg:x1="14.257cm" svg:y1="16.956cm" svg:x2="13.551cm" svg:y2="17.379cm">
          <text:p/>
        </draw:line>
        <draw:line draw:style-name="gr43" draw:text-style-name="P1" draw:layer="layout" svg:x1="11.574cm" svg:y1="17.097cm" svg:x2="12.421cm" svg:y2="17.238cm">
          <text:p/>
        </draw:line>
        <draw:line draw:style-name="gr43" draw:text-style-name="P1" draw:layer="layout" svg:x1="13.269cm" svg:y1="16.673cm" svg:x2="12.704cm" svg:y2="17.238cm">
          <text:p/>
        </draw:line>
        <draw:g>
          <draw:custom-shape draw:style-name="gr328"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18" draw:text-style-name="P1" draw:layer="layout" svg:width="4.941cm" svg:height="3.247cm" svg:x="10.304cm" svg:y="7.496cm" svg:viewBox="0 0 4942 3248" svg:d="M0 2400c423-1130 1412-1976 2118-2400 706 0 1836 141 2824 847-1224 471-1412 1271-1977 2401-988-753-2965-848-2965-848z">
          <text:p/>
        </draw:path>
        <draw:polygon draw:style-name="gr43" draw:text-style-name="P1" draw:layer="layout" svg:width="4.941cm" svg:height="3.387cm" svg:x="10.303cm" svg:y="7.354cm" svg:viewBox="0 0 4942 3388" draw:points="0,2542 565,1130 1413,424 2119,142 3107,0 4095,283 4942,989 4095,1271 3248,2259 2966,3388 2119,2683 848,2401">
          <text:p/>
        </draw:polygon>
        <draw:line draw:style-name="gr43" draw:text-style-name="P1" draw:layer="layout" svg:x1="10.869cm" svg:y1="8.485cm" svg:x2="11.857cm" svg:y2="8.626cm">
          <text:p/>
        </draw:line>
        <draw:line draw:style-name="gr43" draw:text-style-name="P1" draw:layer="layout" svg:x1="11.151cm" svg:y1="9.756cm" svg:x2="11.716cm" svg:y2="8.909cm">
          <text:p/>
        </draw:line>
        <draw:line draw:style-name="gr43" draw:text-style-name="P1" draw:layer="layout" svg:x1="12.422cm" svg:y1="10.038cm" svg:x2="12.705cm" svg:y2="9.191cm">
          <text:p/>
        </draw:line>
        <draw:line draw:style-name="gr43" draw:text-style-name="P1" draw:layer="layout" svg:x1="13.552cm" svg:y1="9.615cm" svg:x2="12.846cm" svg:y2="8.909cm">
          <text:p/>
        </draw:line>
        <draw:line draw:style-name="gr43" draw:text-style-name="P1" draw:layer="layout" svg:x1="14.399cm" svg:y1="8.626cm" svg:x2="13.552cm" svg:y2="8.344cm">
          <text:p/>
        </draw:line>
        <draw:line draw:style-name="gr43" draw:text-style-name="P1" draw:layer="layout" svg:x1="14.399cm" svg:y1="7.638cm" svg:x2="13.693cm" svg:y2="8.061cm">
          <text:p/>
        </draw:line>
        <draw:line draw:style-name="gr43" draw:text-style-name="P1" draw:layer="layout" svg:x1="11.716cm" svg:y1="7.779cm" svg:x2="12.563cm" svg:y2="7.92cm">
          <text:p/>
        </draw:line>
        <draw:line draw:style-name="gr43" draw:text-style-name="P1" draw:layer="layout" svg:x1="13.411cm" svg:y1="7.355cm" svg:x2="12.846cm" svg:y2="7.92cm">
          <text:p/>
        </draw:line>
        <draw:custom-shape draw:style-name="gr328"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9" draw:layer="layout" svg:width="6.141cm" svg:height="0.963cm" svg:x="8.468cm" svg:y="5.377cm">
          <draw:text-box>
            <text:p>GregoryBasis Patch</text:p>
          </draw:text-box>
        </draw:frame>
        <draw:connector draw:style-name="gr287" draw:text-style-name="P1" draw:layer="layout" draw:type="line" svg:x1="9.119cm" svg:y1="11.872cm" svg:x2="9.118cm" svg:y2="13.143cm" draw:start-shape="id243" draw:start-glue-point="2" draw:end-shape="id244" svg:d="M9119 11872l-1 1271">
          <text:p/>
        </draw:connector>
        <draw:custom-shape draw:style-name="gr316" draw:text-style-name="P1" xml:id="id244" draw:id="id244" draw:layer="layout" svg:width="8.895cm" svg:height="0.706cm" svg:x="4.671cm" svg:y="13.143cm">
          <draw:glue-point draw:id="4" svg:x="2.46cm" svg:y="-5cm"/>
          <text:p text:style-name="P1"><text:span text:style-name="T8">OsdComputePerPatchVertexGregoryBasis()</text:span></text:p>
          <draw:enhanced-geometry svg:viewBox="0 0 21600 21600" draw:type="rectangle" draw:enhanced-path="M 0 0 L 21600 0 21600 21600 0 21600 0 0 Z N"/>
        </draw:custom-shape>
        <draw:connector draw:style-name="gr287" draw:text-style-name="P1" draw:layer="layout" draw:type="line" svg:x1="9.118cm" svg:y1="13.849cm" svg:x2="9.118cm" svg:y2="15.402cm" draw:start-shape="id244" draw:start-glue-point="2" draw:end-shape="id241" svg:d="M9118 13849v1553">
          <text:p/>
        </draw:connector>
        <draw:custom-shape draw:style-name="gr273" draw:text-style-name="P47" xml:id="id243" draw:id="id243" draw:layer="layout" svg:width="2.966cm" svg:height="0.706cm" svg:x="7.636cm" svg:y="11.166cm">
          <text:p text:style-name="P1"><text:span text:style-name="T8">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0.304cm" svg:y1="10.037cm" svg:x2="9.119cm" svg:y2="11.166cm" draw:start-shape="id245" draw:start-glue-point="8" draw:end-shape="id243" draw:end-glue-point="0" svg:d="M10304 10037l-1185 1129">
          <text:p/>
        </draw:connector>
        <draw:custom-shape draw:style-name="gr273" draw:text-style-name="P47" xml:id="id246" draw:id="id246" draw:layer="layout" svg:width="3.107cm" svg:height="0.706cm" svg:x="13.833cm" svg:y="11.167cm">
          <draw:glue-point draw:id="4" svg:x="5.004cm" svg:y="5.028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7" draw:text-style-name="P1" draw:layer="layout" draw:type="curve" svg:x1="15.386cm" svg:y1="11.873cm" svg:x2="11.306cm" svg:y2="13.143cm" draw:start-shape="id246" draw:start-glue-point="2" draw:end-shape="id244" draw:end-glue-point="4" svg:d="M15386 11873c0 954-4080 319-4080 1270">
          <text:p/>
        </draw:connector>
        <draw:custom-shape draw:style-name="gr316" draw:text-style-name="P1" xml:id="id247" draw:id="id247" draw:layer="layout" svg:width="4.942cm" svg:height="0.706cm" svg:x="6.915cm" svg:y="21.615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custom-shape draw:style-name="gr330"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5" draw:text-style-name="P1" draw:layer="layout" draw:type="line" svg:x1="10.575cm" svg:y1="21.615cm" svg:x2="11.756cm" svg:y2="18.751cm" draw:start-shape="id247" draw:start-glue-point="4" draw:end-shape="id248" draw:end-glue-point="7" svg:d="M10575 21615l1181-2864">
          <text:p text:style-name="P1"/>
          <text:p text:style-name="P1"><text:span text:style-name="T22">evaluate <text:s text:c="17"/></text:span></text:p>
        </draw:connector>
        <draw:frame draw:style-name="gr326" draw:text-style-name="P24" draw:layer="layout" svg:width="4.744cm" svg:height="0.806cm" svg:x="14.821cm" svg:y="14.555cm">
          <draw:text-box>
            <text:p><text:span text:style-name="T22">Tessellation control</text:span></text:p>
          </draw:text-box>
        </draw:frame>
        <draw:frame draw:style-name="gr327" draw:text-style-name="P24" draw:layer="layout" svg:width="5.523cm" svg:height="0.806cm" svg:x="14.821cm" svg:y="16.149cm">
          <draw:text-box>
            <text:p><text:span text:style-name="T22">Tessellation evaluation</text:span></text:p>
          </draw:text-box>
        </draw:frame>
      </draw:page>
      <draw:page draw:name="page22" draw:style-name="dp1" draw:master-page-name="Default">
        <draw:line draw:style-name="gr317" draw:text-style-name="P1" draw:layer="layout" svg:x1="1.422cm" svg:y1="23.451cm" svg:x2="19.637cm" svg:y2="23.451cm">
          <text:p/>
        </draw:line>
        <draw:path draw:style-name="gr318" draw:text-style-name="P1" draw:layer="layout" svg:width="4.941cm" svg:height="3.247cm" svg:x="6.93cm" svg:y="25.003cm" svg:viewBox="0 0 4942 3248" svg:d="M0 2400c423-1130 1412-1976 2118-2400 706 0 1836 141 2824 847-1224 471-1412 1271-1977 2401-988-753-2965-848-2965-848z">
          <text:p/>
        </draw:path>
        <draw:polygon draw:style-name="gr43" draw:text-style-name="P1" draw:layer="layout" svg:width="4.941cm" svg:height="3.387cm" svg:x="6.929cm" svg:y="24.861cm" svg:viewBox="0 0 4942 3388" draw:points="0,2542 565,1130 1413,424 2119,142 3107,0 4095,283 4942,989 4095,1271 3248,2259 2966,3388 2119,2683 848,2401">
          <text:p/>
        </draw:polygon>
        <draw:connector draw:style-name="gr321" draw:text-style-name="P1" draw:layer="layout" draw:type="line" svg:x1="5.729cm" svg:y1="23.874cm" svg:x2="6.829cm" svg:y2="27.503cm" draw:start-shape="id249" draw:start-glue-point="2" draw:end-shape="id250" draw:end-glue-point="7" svg:d="M5729 23874l1100 3629">
          <text:p/>
        </draw:connector>
        <draw:custom-shape draw:style-name="gr316" draw:text-style-name="P47" xml:id="id249" draw:id="id249" draw:layer="layout" svg:width="6.636cm" svg:height="0.706cm" svg:x="2.411cm" svg:y="23.168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7.495cm" svg:y1="25.992cm" svg:x2="8.483cm" svg:y2="26.133cm">
          <text:p/>
        </draw:line>
        <draw:line draw:style-name="gr43" draw:text-style-name="P1" draw:layer="layout" svg:x1="7.777cm" svg:y1="27.263cm" svg:x2="8.342cm" svg:y2="26.416cm">
          <text:p/>
        </draw:line>
        <draw:line draw:style-name="gr43" draw:text-style-name="P1" draw:layer="layout" svg:x1="9.048cm" svg:y1="27.545cm" svg:x2="9.331cm" svg:y2="26.698cm">
          <text:p/>
        </draw:line>
        <draw:line draw:style-name="gr43" draw:text-style-name="P1" draw:layer="layout" svg:x1="10.178cm" svg:y1="27.122cm" svg:x2="9.472cm" svg:y2="26.416cm">
          <text:p/>
        </draw:line>
        <draw:line draw:style-name="gr43" draw:text-style-name="P1" draw:layer="layout" svg:x1="11.025cm" svg:y1="26.133cm" svg:x2="10.178cm" svg:y2="25.851cm">
          <text:p/>
        </draw:line>
        <draw:line draw:style-name="gr43" draw:text-style-name="P1" draw:layer="layout" svg:x1="11.025cm" svg:y1="25.145cm" svg:x2="10.319cm" svg:y2="25.568cm">
          <text:p/>
        </draw:line>
        <draw:line draw:style-name="gr43" draw:text-style-name="P1" draw:layer="layout" svg:x1="8.342cm" svg:y1="25.286cm" svg:x2="9.189cm" svg:y2="25.427cm">
          <text:p/>
        </draw:line>
        <draw:line draw:style-name="gr43" draw:text-style-name="P1" draw:layer="layout" svg:x1="10.037cm" svg:y1="24.862cm" svg:x2="9.472cm" svg:y2="25.427cm">
          <text:p/>
        </draw:line>
        <draw:g>
          <draw:custom-shape draw:style-name="gr328"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31" draw:layer="layout" svg:width="12.194cm" svg:height="0.963cm" svg:x="3.824cm" svg:y="4.671cm">
          <draw:text-box>
            <text:p>Legacy Gregory / BoundaryGregoryPatch</text:p>
          </draw:text-box>
        </draw:frame>
        <draw:path draw:style-name="gr318" draw:text-style-name="P1" draw:layer="layout" svg:width="4.941cm" svg:height="3.247cm" svg:x="9.189cm" svg:y="6.902cm" svg:viewBox="0 0 4942 3248" svg:d="M0 2400c423-1130 1412-1976 2118-2400 706 0 1836 141 2824 847-1224 471-1412 1271-1977 2401-988-753-2965-848-2965-848z">
          <text:p/>
        </draw:path>
        <draw:custom-shape draw:style-name="gr273" draw:text-style-name="P47" xml:id="id252" draw:id="id252" draw:layer="layout" svg:width="5.507cm" svg:height="1.129cm" svg:x="2.976cm" svg:y="7.495cm">
          <text:p text:style-name="P1"><text:span text:style-name="T8">Refined positions</text:span></text:p>
          <text:p text:style-name="P1"><text:span text:style-name="T8">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8.948cm" svg:y1="8.738cm" svg:x2="8.483cm" svg:y2="8.059cm" draw:start-shape="id251" draw:start-glue-point="6" draw:end-shape="id252" draw:end-glue-point="1" svg:d="M8948 8738l-465-679">
          <text:p/>
        </draw:connector>
        <draw:polygon draw:style-name="gr43" draw:text-style-name="P1" draw:layer="layout" svg:width="4.659cm" svg:height="3.246cm" svg:x="9.048cm" svg:y="6.197cm" svg:viewBox="0 0 4660 3247" draw:points="1976,0 0,2541 2965,3247 4660,847">
          <text:p/>
        </draw:polygon>
        <draw:g>
          <draw:custom-shape draw:style-name="gr319"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3" draw:text-style-name="P47" xml:id="id253" draw:id="id253" draw:layer="layout" svg:width="5.789cm" svg:height="2.258cm" svg:x="14.413cm" svg:y="10.601cm">
          <text:p text:style-name="P1"><text:span text:style-name="T8">Refined positions fetched by</text:span></text:p>
          <text:p text:style-name="P1"><text:span text:style-name="T8">VertexValenceBuffer</text:span></text:p>
          <text:p text:style-name="P1"><text:span text:style-name="T8">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4.413cm" svg:y1="11.73cm" svg:x2="13.143cm" svg:y2="11.846cm" draw:start-shape="id253" draw:start-glue-point="3" draw:end-shape="id254" draw:end-glue-point="10" svg:d="M14413 11730l-1270 116">
          <text:p/>
        </draw:connector>
        <draw:line draw:style-name="gr190" draw:text-style-name="P1" draw:layer="layout" svg:x1="12.013cm" svg:y1="9.445cm" svg:x2="14.131cm" svg:y2="10.292cm">
          <text:p/>
        </draw:line>
        <draw:line draw:style-name="gr190" draw:text-style-name="P1" draw:layer="layout" svg:x1="12.013cm" svg:y1="9.445cm" svg:x2="13.001cm" svg:y2="11.846cm">
          <text:p/>
        </draw:line>
        <draw:line draw:style-name="gr190" draw:text-style-name="P1" draw:layer="layout" svg:x1="12.013cm" svg:y1="9.445cm" svg:x2="11.307cm" svg:y2="12.128cm">
          <text:p/>
        </draw:line>
        <draw:line draw:style-name="gr190" draw:text-style-name="P1" draw:layer="layout" svg:x1="12.013cm" svg:y1="9.445cm" svg:x2="9.754cm" svg:y2="11.422cm">
          <text:p/>
        </draw:line>
        <draw:line draw:style-name="gr190" draw:text-style-name="P1" draw:layer="layout" svg:x1="12.013cm" svg:y1="9.445cm" svg:x2="15.684cm" svg:y2="7.892cm">
          <text:p/>
        </draw:line>
        <draw:line draw:style-name="gr190" draw:text-style-name="P1" draw:layer="layout" svg:x1="12.013cm" svg:y1="9.445cm" svg:x2="9.33cm" svg:y2="10.575cm">
          <text:p/>
        </draw:line>
        <draw:custom-shape draw:style-name="gr316"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8">OsdComputePerPatchVertexGregory()</text:span></text:p>
          <draw:enhanced-geometry svg:viewBox="0 0 21600 21600" draw:type="rectangle" draw:enhanced-path="M 0 0 L 21600 0 21600 21600 0 21600 0 0 Z N"/>
        </draw:custom-shape>
        <draw:custom-shape draw:style-name="gr332"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47" xml:id="id256" draw:id="id256" draw:layer="layout" svg:width="3.671cm" svg:height="1.13cm" svg:x="1.423cm" svg:y="18.508cm">
          <text:p text:style-name="P1"><text:span text:style-name="T8">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47" xml:id="id258" draw:id="id258" draw:layer="layout" svg:width="2.966cm" svg:height="0.821cm" svg:x="7.071cm" svg:y="18.51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7" draw:text-style-name="P1" draw:layer="layout" draw:type="curve" svg:x1="5.729cm" svg:y1="8.624cm" svg:x2="5.745cm" svg:y2="15.119cm" draw:start-shape="id252" draw:start-glue-point="2" draw:end-shape="id255" svg:d="M5729 8624c0 4872 16 1625 16 6495">
          <text:p/>
        </draw:connector>
        <draw:connector draw:style-name="gr287" draw:text-style-name="P1" draw:layer="layout" draw:type="curve" svg:x1="3.258cm" svg:y1="19.638cm" svg:x2="3.26cm" svg:y2="20.908cm" draw:start-shape="id256" draw:start-glue-point="2" draw:end-shape="id257" draw:end-glue-point="4" svg:d="M3258 19638c0 954 2 319 2 1270">
          <text:p/>
        </draw:connector>
        <draw:connector draw:style-name="gr287" draw:text-style-name="P1" draw:layer="layout" draw:type="curve" svg:x1="8.554cm" svg:y1="19.331cm" svg:x2="7.071cm" svg:y2="20.908cm" draw:start-shape="id258" draw:start-glue-point="2" draw:end-shape="id257" draw:end-glue-point="5" svg:d="M8554 19331c0 1183-1483 395-1483 1577">
          <text:p/>
        </draw:connector>
        <draw:connector draw:style-name="gr287" draw:text-style-name="P1" draw:layer="layout" draw:type="curve" svg:x1="17.307cm" svg:y1="12.859cm" svg:x2="6.746cm" svg:y2="15.119cm" draw:start-shape="id253" draw:start-glue-point="2" draw:end-shape="id255" draw:end-glue-point="5" svg:d="M17307 12859c0 1696-10561 567-10561 2260">
          <text:p/>
        </draw:connector>
        <draw:connector draw:style-name="gr287" draw:text-style-name="P1" draw:layer="layout" draw:type="curve" svg:x1="5.729cm" svg:y1="21.614cm" svg:x2="5.729cm" svg:y2="23.168cm" draw:start-shape="id257" draw:start-glue-point="2" draw:end-shape="id249" svg:d="M5729 21614v1554">
          <text:p/>
        </draw:connector>
        <draw:connector draw:style-name="gr325" draw:text-style-name="P1" draw:layer="layout" draw:type="line" svg:x1="7.201cm" svg:y1="29.522cm" svg:x2="8.624cm" svg:y2="26.94cm" draw:start-shape="id259" draw:start-glue-point="4" svg:d="M7201 29522l1423-2582">
          <text:p text:style-name="P1"/>
          <text:p text:style-name="P1">evaluate <text:s text:c="17"/></text:p>
        </draw:connector>
        <draw:custom-shape draw:style-name="gr330"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6" draw:text-style-name="P1" xml:id="id259" draw:id="id259" draw:layer="layout" svg:width="4.942cm" svg:height="0.706cm" svg:x="3.541cm" svg:y="29.522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frame draw:style-name="gr333" draw:text-style-name="P24" draw:layer="layout" svg:width="6.484cm" svg:height="0.806cm" svg:x="12.024cm" svg:y="18.55cm">
          <draw:text-box>
            <text:p><text:span text:style-name="T22">Tessellation control Shader</text:span></text:p>
          </draw:text-box>
        </draw:frame>
        <draw:frame draw:style-name="gr334" draw:text-style-name="P24" draw:layer="layout" svg:width="7.263cm" svg:height="0.806cm" svg:x="12.093cm" svg:y="23.874cm">
          <draw:text-box>
            <text:p><text:span text:style-name="T22">Tessellation evaluation Shader</text:span></text:p>
          </draw:text-box>
        </draw:frame>
        <draw:custom-shape draw:style-name="gr316"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8">OsdComputePerVertexGregory()</text:span></text:p>
          <draw:enhanced-geometry svg:viewBox="0 0 21600 21600" draw:type="rectangle" draw:enhanced-path="M 0 0 L 21600 0 21600 21600 0 21600 0 0 Z N"/>
        </draw:custom-shape>
        <draw:connector draw:style-name="gr287" draw:text-style-name="P1" draw:layer="layout" draw:type="curve" svg:x1="5.745cm" svg:y1="15.825cm" svg:x2="5.728cm" svg:y2="16.954cm" draw:start-shape="id255" draw:start-glue-point="2" draw:end-shape="id260" draw:end-glue-point="0" svg:d="M5745 15825c0 847-17 283-17 1129">
          <text:p/>
        </draw:connector>
        <draw:line draw:style-name="gr317" draw:text-style-name="P1" draw:layer="layout" svg:x1="1.563cm" svg:y1="17.378cm" svg:x2="19.778cm" svg:y2="17.378cm">
          <text:p/>
        </draw:line>
        <draw:custom-shape draw:style-name="gr316" draw:text-style-name="P47" xml:id="id260" draw:id="id260" draw:layer="layout" svg:width="4.659cm" svg:height="0.706cm" svg:x="3.399cm" svg:y="16.954cm">
          <text:p text:style-name="P1"><text:span text:style-name="T8">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7" draw:text-style-name="P1" draw:layer="layout" draw:type="curve" svg:x1="5.728cm" svg:y1="17.66cm" svg:x2="5.729cm" svg:y2="20.908cm" draw:start-shape="id260" draw:start-glue-point="2" draw:end-shape="id257" draw:end-glue-point="0" svg:d="M5728 17660c0 2437 1 814 1 3248">
          <text:p/>
        </draw:connector>
        <draw:frame draw:style-name="gr335" draw:text-style-name="P24" draw:layer="layout" svg:width="3.652cm" svg:height="0.806cm" svg:x="12.296cm" svg:y="14.837cm">
          <draw:text-box>
            <text:p><text:span text:style-name="T22">Vertex Shader</text:span></text:p>
          </draw:text-box>
        </draw:frame>
      </draw:page>
      <draw:page draw:name="page2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l-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5-06-23T09:26:41.43</dc:date>
    <meta:editing-duration>P2DT21H48S</meta:editing-duration>
    <meta:editing-cycles>222</meta:editing-cycles>
    <meta:generator>OpenOffice/4.1.1$Win32 OpenOffice.org_project/411m6$Build-9775</meta:generator>
    <meta:printed-by>Manuel Kraemer</meta:printed-by>
    <meta:print-date>2014-07-15T16:20:15</meta:print-date>
    <meta:document-statistic meta:object-count="2357"/>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